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-image-width="0cm" draw:fill-image-height="0cm"/>
      <style:paragraph-properties fo:margin-top="0cm" fo:margin-bottom="0cm" loext:contextual-spacing="true" fo:line-height="100%" style:page-number="auto" style:shadow="none" style:writing-mode="page"/>
      <style:text-properties style:text-underline-style="solid" style:text-underline-width="auto" style:text-underline-color="font-color" officeooo:rsid="0011a495" officeooo:paragraph-rsid="0011a495"/>
    </style:style>
    <style:style style:name="P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1a495" officeooo:paragraph-rsid="0011a495"/>
    </style:style>
    <style:style style:name="P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65981" officeooo:paragraph-rsid="00165981"/>
    </style:style>
    <style:style style:name="P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78ad1" officeooo:paragraph-rsid="00178ad1"/>
    </style:style>
    <style:style style:name="P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solid" style:text-underline-width="auto" style:text-underline-color="font-color" officeooo:rsid="0018f992" officeooo:paragraph-rsid="0018f992"/>
    </style:style>
    <style:style style:name="P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1a495" style:font-size-asian="8.75pt" style:font-size-complex="10pt"/>
    </style:style>
    <style:style style:name="P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1f67a" style:font-size-asian="8.75pt" style:font-size-complex="10pt"/>
    </style:style>
    <style:style style:name="P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33ce0" style:font-size-asian="8.75pt" style:font-size-complex="10pt"/>
    </style:style>
    <style:style style:name="P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5152d" style:font-size-asian="8.75pt" style:font-size-complex="10pt"/>
    </style:style>
    <style:style style:name="P1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1a495" officeooo:paragraph-rsid="00152823" style:font-size-asian="8.75pt" style:font-size-complex="10pt"/>
    </style:style>
    <style:style style:name="P1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solid" style:text-underline-width="auto" style:text-underline-color="font-color" officeooo:rsid="00152823" officeooo:paragraph-rsid="00152823" style:font-size-asian="8.75pt" style:font-size-complex="10pt"/>
    </style:style>
    <style:style style:name="P1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a495" officeooo:paragraph-rsid="0011a495" style:font-size-asian="8.75pt" style:font-size-complex="10pt"/>
    </style:style>
    <style:style style:name="P1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a495" officeooo:paragraph-rsid="00132fda" style:font-size-asian="8.75pt" style:font-size-complex="10pt"/>
    </style:style>
    <style:style style:name="P1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1f67a" officeooo:paragraph-rsid="0011f67a" style:font-size-asian="8.75pt" style:font-size-complex="10pt"/>
    </style:style>
    <style:style style:name="P1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32fda" officeooo:paragraph-rsid="00132fda" style:font-size-asian="8.75pt" style:font-size-complex="10pt"/>
    </style:style>
    <style:style style:name="P1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33ce0" officeooo:paragraph-rsid="00133ce0" style:font-size-asian="8.75pt" style:font-size-complex="10pt"/>
    </style:style>
    <style:style style:name="P1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5152d" officeooo:paragraph-rsid="0015152d" style:font-size-asian="8.75pt" style:font-size-complex="10pt"/>
    </style:style>
    <style:style style:name="P1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52823" officeooo:paragraph-rsid="00152823" style:font-size-asian="8.75pt" style:font-size-complex="10pt"/>
    </style:style>
    <style:style style:name="P1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fo:font-size="10pt" style:text-underline-style="none" officeooo:rsid="00165981" officeooo:paragraph-rsid="00165981" style:font-size-asian="8.75pt" style:font-size-complex="10pt"/>
    </style:style>
    <style:style style:name="P2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65981" officeooo:paragraph-rsid="00165981"/>
    </style:style>
    <style:style style:name="P2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78ad1" officeooo:paragraph-rsid="00178ad1"/>
    </style:style>
    <style:style style:name="P2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style:text-underline-style="none" officeooo:rsid="0018f992" officeooo:paragraph-rsid="0018f992"/>
    </style:style>
    <style:style style:name="P2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style:shadow="none" style:writing-mode="page"/>
      <style:text-properties officeooo:rsid="00165981" officeooo:paragraph-rsid="00165981"/>
    </style:style>
    <style:style style:name="P24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1f67a" style:font-size-asian="8.75pt" style:font-size-complex="10pt"/>
    </style:style>
    <style:style style:name="P25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32fda" style:font-size-asian="8.75pt" style:font-size-complex="10pt"/>
    </style:style>
    <style:style style:name="P26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33ce0" style:font-size-asian="8.75pt" style:font-size-complex="10pt"/>
    </style:style>
    <style:style style:name="P27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5152d" style:font-size-asian="8.75pt" style:font-size-complex="10pt"/>
    </style:style>
    <style:style style:name="P28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1a495" officeooo:paragraph-rsid="00152823" style:font-size-asian="8.75pt" style:font-size-complex="10pt"/>
    </style:style>
    <style:style style:name="P29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fo:font-size="10pt" style:text-underline-style="solid" style:text-underline-width="auto" style:text-underline-color="font-color" officeooo:rsid="00152823" officeooo:paragraph-rsid="00152823" style:font-size-asian="8.75pt" style:font-size-complex="10pt"/>
    </style:style>
    <style:style style:name="P30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officeooo:rsid="00165981" officeooo:paragraph-rsid="00165981"/>
    </style:style>
    <style:style style:name="P31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65981" officeooo:paragraph-rsid="00165981"/>
    </style:style>
    <style:style style:name="P32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78ad1" officeooo:paragraph-rsid="00178ad1"/>
    </style:style>
    <style:style style:name="P33" style:family="paragraph" style:parent-style-name="Text_20_body">
      <loext:graphic-properties draw:fill-image-width="0cm" draw:fill-image-height="0cm"/>
      <style:paragraph-properties fo:margin-top="0cm" fo:margin-bottom="0cm" loext:contextual-spacing="true" fo:line-height="100%" fo:break-before="page" style:shadow="none" style:writing-mode="page"/>
      <style:text-properties style:text-underline-style="solid" style:text-underline-width="auto" style:text-underline-color="font-color" officeooo:rsid="0018f992" officeooo:paragraph-rsid="0018f992"/>
    </style:style>
    <style:style style:name="T1" style:family="text">
      <style:text-properties officeooo:rsid="00132fda"/>
    </style:style>
    <style:style style:name="T2" style:family="text">
      <style:text-properties fo:font-size="10pt" style:text-underline-style="solid" style:text-underline-width="auto" style:text-underline-color="font-color" style:font-size-asian="8.75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133ce0"/>
    </style:style>
    <style:style style:name="T5" style:family="text">
      <style:text-properties officeooo:rsid="0015152d"/>
    </style:style>
    <style:style style:name="T6" style:family="text">
      <style:text-properties officeooo:rsid="00152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</text:p>
      <text:p text:style-name="P2"/>
      <text:p text:style-name="P6">Programme principal</text:p>
      <text:p text:style-name="P6"/>
      <text:p text:style-name="P12"># -*- coding: utf-8 -*-</text:p>
      <text:p text:style-name="P12">#! /usr/bin/python</text:p>
      <text:p text:style-name="P12"/>
      <text:p text:style-name="P12">import pygame</text:p>
      <text:p text:style-name="P12">from pygame.locals import *</text:p>
      <text:p text:style-name="P12">pygame.init()</text:p>
      <text:p text:style-name="P12">fenetre=pygame.display.set_mode((640,640))</text:p>
      <text:p text:style-name="P12">pygame.display.set_caption('Programme Pygame de base')</text:p>
      <text:p text:style-name="P12"/>
      <text:p text:style-name="P12">import Carte.carte as carte</text:p>
      <text:p text:style-name="P12">import Carte.script as script</text:p>
      <text:p text:style-name="P12">import Carte.inventaire as inventaire</text:p>
      <text:p text:style-name="P12">import combat.perso as perso</text:p>
      <text:p text:style-name="P12">import Carte.menu as menu</text:p>
      <text:p text:style-name="P12"/>
      <text:p text:style-name="P12">import sys</text:p>
      <text:p text:style-name="P12">import Carte.objet as objet</text:p>
      <text:p text:style-name="P12">import Carte.scriptpa as script_pa</text:p>
      <text:p text:style-name="P12">import combat.combat as combat</text:p>
      <text:p text:style-name="P12">import pickle</text:p>
      <text:p text:style-name="P12">import random</text:p>
      <text:p text:style-name="P12">#sys.path.append()</text:p>
      <text:p text:style-name="P12"/>
      <text:p text:style-name="P12">#definition des couleurs</text:p>
      <text:p text:style-name="P12">black=(0,0,0)</text:p>
      <text:p text:style-name="P12">white=(0xFF,0xFF,0xFF)</text:p>
      <text:p text:style-name="P12">red=(255,0,0)</text:p>
      <text:p text:style-name="P12"/>
      <text:p text:style-name="P12">#initialisation de la fenetre</text:p>
      <text:p text:style-name="P12">taille_fenetre=20</text:p>
      <text:p text:style-name="P12"/>
      <text:p text:style-name="P12"/>
      <text:p text:style-name="P12">#creation d'une liste contenant tous les personnages jouable</text:p>
      <text:p text:style-name="P12">joueur = [perso.AssassinsMagique,perso.AssassinsPhysique,perso.Combattant,perso.Mage,perso.Soigneur,perso.Archer]</text:p>
      <text:p text:style-name="P12"/>
      <text:p text:style-name="P12">#creation des variables pour ecrire un texte</text:p>
      <text:p text:style-name="P12">font = pygame.font.SysFont('Calibri', 25, True, False)</text:p>
      <text:p text:style-name="P12">ecrire = font.render</text:p>
      <text:p text:style-name="P12"/>
      <text:p text:style-name="P12">#creation de la vatiable permettant de dessiner des rectangles</text:p>
      <text:p text:style-name="P12">dessiner=pygame.draw.rect</text:p>
      <text:p text:style-name="P12"/>
      <text:p text:style-name="P12">#initialisations de quelques variables utiles</text:p>
      <text:p text:style-name="P12">x=0</text:p>
      <text:p text:style-name="P12">y=0</text:p>
      <text:p text:style-name="P12"/>
      <text:p text:style-name="P12"/>
      <text:p text:style-name="P12">dict_fleche = {K_DOWN: "bas", K_UP:"haut", K_RIGHT:"droite", K_LEFT:"gauche"}</text:p>
      <text:p text:style-name="P12"/>
      <text:p text:style-name="P12">#declanchement de la repetition des touches</text:p>
      <text:p text:style-name="P12">pygame.key.set_repeat(300,70)</text:p>
      <text:p text:style-name="P12"/>
      <text:p text:style-name="P12">#declanchement de la musique</text:p>
      <text:p text:style-name="P12">pygame.mixer.music.load('data/Linconnue V4 Pont.wav')</text:p>
      <text:p text:style-name="P12">pygame.mixer.music.play(-1)</text:p>
      <text:p text:style-name="P12"/>
      <text:p text:style-name="P12"><text:soft-page-break/>continuer = True</text:p>
      <text:p text:style-name="P12"/>
      <text:p text:style-name="P12">joueur=menu.start_menu(fenetre,joueur)</text:p>
      <text:p text:style-name="P12"/>
      <text:p text:style-name="P12">def affichercarte(x0,y0, xmvt, ymvt):</text:p>
      <text:p text:style-name="P12"/>
      <text:p text:style-name="P12"><text:s text:c="4"/>for x in range(-1, taille_fenetre+1):</text:p>
      <text:p text:style-name="P12"><text:s text:c="8"/>for y in range(-1, taille_fenetre+1):</text:p>
      <text:p text:style-name="P12"><text:s text:c="12"/>if xmvt:</text:p>
      <text:p text:style-name="P12"><text:s text:c="16"/>posx = (x+mvt_perso.dict_dir[mvt_perso.direction][0])*32 -mvt_perso.dict_dir[mvt_perso.direction][0]*4*mvt_perso.stade_animation</text:p>
      <text:p text:style-name="P12"><text:s text:c="12"/>else:</text:p>
      <text:p text:style-name="P12"><text:s text:c="16"/>posx = x*32</text:p>
      <text:p text:style-name="P12"><text:s text:c="12"/>if ymvt:</text:p>
      <text:p text:style-name="P12"><text:s text:c="16"/>posy = (y+mvt_perso.dict_dir[mvt_perso.direction][1])*32 -mvt_perso.dict_dir[mvt_perso.direction][1]*4*mvt_perso.stade_animation</text:p>
      <text:p text:style-name="P12"><text:s text:c="12"/>else:</text:p>
      <text:p text:style-name="P12"><text:s text:c="16"/>posy = y*32</text:p>
      <text:p text:style-name="P12"><text:s text:c="12"/>fenetre.blit(mape.get_image_case(x+x0, y+y0),(posx, posy))</text:p>
      <text:p text:style-name="P12"><text:s text:c="12"/></text:p>
      <text:p text:style-name="P12"><text:s text:c="12"/>if x+x0&gt;= len(mape.matrice_objet):</text:p>
      <text:p text:style-name="P12"><text:s text:c="16"/>x=x-1</text:p>
      <text:p text:style-name="P12"><text:s text:c="12"/>if y+y0&gt;= len(mape.matrice_objet[0]):</text:p>
      <text:p text:style-name="P12"><text:s text:c="16"/>y=y-1</text:p>
      <text:p text:style-name="P12"/>
      <text:p text:style-name="P12"><text:s text:c="12"/>if mape.matrice_objet[x+x0][y+y0]!= None and mape.matrice_objet[x+x0][y+y0] != mvt_perso:</text:p>
      <text:p text:style-name="P12"><text:s text:c="16"/>fenetre.blit(mape.get_image_obj(x+x0, y+y0),(posx, posy))</text:p>
      <text:p text:style-name="P12"/>
      <text:p text:style-name="P12">def afficher_joueur(x0, y0, xmvt, ymvt):</text:p>
      <text:p text:style-name="P12"><text:s text:c="4"/>if mvt_perso.stade_animation!= 0:</text:p>
      <text:p text:style-name="P12"><text:s text:c="8"/>if not xmvt: </text:p>
      <text:p text:style-name="P12"><text:s text:c="12"/>imgx = (32*(mvt_perso.posx-mvt_perso.dict_dir[mvt_perso.direction][0]-x0))+(4*mvt_perso.dict_dir[mvt_perso.direction][0]*mvt_perso.stade_animation)-16</text:p>
      <text:p text:style-name="P12"><text:s text:c="8"/>else:</text:p>
      <text:p text:style-name="P12"><text:s text:c="12"/>imgx = (32*(mvt_perso.posx-x0))-16</text:p>
      <text:p text:style-name="P12"><text:s text:c="8"/>if not ymvt: </text:p>
      <text:p text:style-name="P12"><text:s text:c="12"/>imgy = (32*(mvt_perso.posy-mvt_perso.dict_dir[mvt_perso.direction][1]-y0))+(4*mvt_perso.dict_dir[mvt_perso.direction][1]*mvt_perso.stade_animation)-32</text:p>
      <text:p text:style-name="P12"><text:s text:c="8"/>else:</text:p>
      <text:p text:style-name="P12"><text:s text:c="12"/>imgy = (32*(mvt_perso.posy-y0))-32</text:p>
      <text:p text:style-name="P12"><text:s text:c="4"/>else:</text:p>
      <text:p text:style-name="P12"><text:s text:c="8"/>imgx = (32*(mvt_perso.posx-x0))-16</text:p>
      <text:p text:style-name="P12"><text:s text:c="8"/>imgy = (32*(mvt_perso.posy-y0))-32</text:p>
      <text:p text:style-name="P12"/>
      <text:p text:style-name="P12"><text:s text:c="4"/>fenetre.blit(mvt_perso.dict_images[mvt_perso.direction][mvt_perso.stade_animation],(imgx, imgy))</text:p>
      <text:p text:style-name="P12"><text:s text:c="4"/></text:p>
      <text:p text:style-name="P12">def affiche_pv(joueur,fenetre):</text:p>
      <text:p text:style-name="P12"><text:s text:c="4"/>prct_pv=(joueur.pv/joueur.pv_max)*100</text:p>
      <text:p text:style-name="P12"><text:s text:c="4"/>dessiner(fenetre,black,(9,9,102,12),1)</text:p>
      <text:p text:style-name="P12"><text:s text:c="4"/>dessiner(fenetre,red,(10,10,prct_pv,10))</text:p>
      <text:p text:style-name="P12"><text:s text:c="4"/>fenetre.blit(ecrire(str(joueur.pv)+"/"+str(joueur.pv_max),True,black),(120,10))</text:p>
      <text:p text:style-name="P12"><text:s text:c="3"/></text:p>
      <text:p text:style-name="P12">def afficher_ecran():</text:p>
      <text:p text:style-name="P12"># affichage</text:p>
      <text:p text:style-name="P12"><text:s text:c="4"/>x_mvt_carte = True <text:s text:c="3"/></text:p>
      <text:p text:style-name="P12"><text:s text:c="4"/>y_mvt_carte = True</text:p>
      <text:p text:style-name="P12"><text:s text:c="4"/></text:p>
      <text:p text:style-name="P12"><text:s text:c="4"/>if mvt_perso.posx&lt;10:</text:p>
      <text:p text:style-name="P12"><text:s text:c="8"/>x0 = 0</text:p>
      <text:p text:style-name="P12"><text:s text:c="4"/>elif mvt_perso.posx&gt;=taille_carte-11:</text:p>
      <text:p text:style-name="P12"><text:s text:c="8"/>x0 = taille_carte-20</text:p>
      <text:p text:style-name="P12"><text:s text:c="8"/>x_mvt_carte = False</text:p>
      <text:p text:style-name="P12"><text:s text:c="4"/>else:</text:p>
      <text:p text:style-name="P12"><text:soft-page-break/><text:s text:c="8"/>x0 = mvt_perso.posx-10</text:p>
      <text:p text:style-name="P12"/>
      <text:p text:style-name="P12"><text:s text:c="4"/>if mvt_perso.posy&lt;10:</text:p>
      <text:p text:style-name="P12"><text:s text:c="8"/>y0 = 0</text:p>
      <text:p text:style-name="P12"><text:s text:c="8"/>y_mvt_carte = False</text:p>
      <text:p text:style-name="P12"><text:s text:c="4"/>elif mvt_perso.posy&gt;=taille_carte-11:</text:p>
      <text:p text:style-name="P12"><text:s text:c="8"/>y0 = taille_carte-20</text:p>
      <text:p text:style-name="P12"><text:s text:c="8"/>y_mvt_carte = False</text:p>
      <text:p text:style-name="P12"><text:s text:c="4"/>else:</text:p>
      <text:p text:style-name="P12"><text:s text:c="8"/>y0 = mvt_perso.posy-10</text:p>
      <text:p text:style-name="P12"><text:s text:c="4"/></text:p>
      <text:p text:style-name="P12"><text:s text:c="4"/>if mvt_perso.stade_animation == 0:</text:p>
      <text:p text:style-name="P12"><text:s text:c="8"/>x_mvt_carte = False <text:s text:c="3"/></text:p>
      <text:p text:style-name="P12"><text:s text:c="8"/>y_mvt_carte = False</text:p>
      <text:p text:style-name="P12"><text:s text:c="4"/></text:p>
      <text:p text:style-name="P12"><text:s text:c="4"/>if mvt_perso.posx&lt;11:</text:p>
      <text:p text:style-name="P12"><text:s text:c="8"/>x_mvt_carte = False <text:s text:c="3"/></text:p>
      <text:p text:style-name="P12"><text:s text:c="4"/>if mvt_perso.posx&gt;=taille_carte-9:</text:p>
      <text:p text:style-name="P12"><text:s text:c="8"/>x_mvt_carte = False <text:s text:c="3"/></text:p>
      <text:p text:style-name="P12"><text:s text:c="4"/>if mvt_perso.posy&lt;11:</text:p>
      <text:p text:style-name="P12"><text:s text:c="8"/>y_mvt_carte = False <text:s text:c="3"/></text:p>
      <text:p text:style-name="P12"><text:s text:c="4"/>if mvt_perso.posy&gt;=taille_carte-9:</text:p>
      <text:p text:style-name="P12"><text:s text:c="8"/>y_mvt_carte = False <text:s text:c="3"/></text:p>
      <text:p text:style-name="P12"><text:s text:c="4"/></text:p>
      <text:p text:style-name="P12"><text:s text:c="4"/>affichercarte(x0,y0, x_mvt_carte, y_mvt_carte)</text:p>
      <text:p text:style-name="P12"><text:s text:c="4"/>afficher_joueur(x0, y0, x_mvt_carte, y_mvt_carte) <text:s text:c="14"/></text:p>
      <text:p text:style-name="P12"><text:s text:c="4"/>affiche_pv(joueur,fenetre)</text:p>
      <text:p text:style-name="P12"/>
      <text:p text:style-name="P12">#fonction affichant l'ecran de fin de jeu lors d'une defaite</text:p>
      <text:p text:style-name="P12">def gameover(fenetre,joueur):</text:p>
      <text:p text:style-name="P12"><text:s text:c="4"/>continuer=True</text:p>
      <text:p text:style-name="P12"><text:s text:c="4"/>perdu = pygame.font.SysFont('Calibri',40,True,False)</text:p>
      <text:p text:style-name="P12"><text:s text:c="4"/>game_over = perdu.render("GameOver",True,red)</text:p>
      <text:p text:style-name="P12"><text:s text:c="4"/>fenetre.fill(black)</text:p>
      <text:p text:style-name="P12"><text:s text:c="4"/>fenetre.blit(game_over,game_over.get_rect(center=(320, 150)))</text:p>
      <text:p text:style-name="P12"><text:s text:c="4"/>dead= joueur.image_complet</text:p>
      <text:p text:style-name="P12"><text:s text:c="4"/>appuie = font.render("Appuiez sur Entrer pour quitter",True,white)</text:p>
      <text:p text:style-name="P12"><text:s text:c="4"/>fenetre.blit(appuie,appuie.get_rect(center=(320,450)))</text:p>
      <text:p text:style-name="P12"><text:s text:c="4"/>for i in range (0,5):</text:p>
      <text:p text:style-name="P12"><text:s text:c="8"/>dead_img = dead.subsurface(i*64,1280,64,64)</text:p>
      <text:p text:style-name="P12"><text:s text:c="8"/>fenetre.fill(black,(288,288,64,64))</text:p>
      <text:p text:style-name="P12"><text:s text:c="8"/>fenetre.blit(dead_img,dead_img.get_rect(center=(320,320)))</text:p>
      <text:p text:style-name="P12"><text:s text:c="8"/>pygame.time.wait(200)</text:p>
      <text:p text:style-name="P12"><text:s text:c="8"/>pygame.display.flip()</text:p>
      <text:p text:style-name="P12"><text:s text:c="4"/>while continuer: <text:s text:c="3"/></text:p>
      <text:p text:style-name="P12"><text:s text:c="8"/>for event in pygame.event.get():</text:p>
      <text:p text:style-name="P12"><text:s text:c="12"/>if event.type == QUIT:</text:p>
      <text:p text:style-name="P12"><text:s text:c="16"/>continuer = False</text:p>
      <text:p text:style-name="P12"><text:s text:c="12"/>if event.type == KEYDOWN:</text:p>
      <text:p text:style-name="P12"><text:s text:c="16"/>if event.key == K_RETURN:</text:p>
      <text:p text:style-name="P12"><text:s text:c="20"/>continuer = False</text:p>
      <text:p text:style-name="P12"><text:s text:c="12"/></text:p>
      <text:p text:style-name="P12"><text:s text:c="4"/>#creation de la carte et initialisation du deplacement</text:p>
      <text:p text:style-name="P12">mape = carte.carte(joueur)</text:p>
      <text:p text:style-name="P12">taille_carte = mape.taille_mat[0]</text:p>
      <text:p text:style-name="P12"/>
      <text:p text:style-name="P12"/>
      <text:p text:style-name="P12">if joueur == "End":</text:p>
      <text:p text:style-name="P12"><text:s text:c="4"/>continuer = False</text:p>
      <text:p text:style-name="P12">else:</text:p>
      <text:p text:style-name="P12"><text:s text:c="4"/>mvt_perso = objet.perso(mape, 47, 45, joueur.ls_images)</text:p>
      <text:p text:style-name="P12"><text:s text:c="4"/>script_pa.script_pa(fenetre)</text:p>
      <text:p text:style-name="P12"><text:s text:c="4"/>pygame.mixer.music.load('data/compo 1.wav')</text:p>
      <text:p text:style-name="P12"><text:soft-page-break/><text:s text:c="4"/>pygame.mixer.music.play(-1)</text:p>
      <text:p text:style-name="P12"/>
      <text:p text:style-name="P12">direction_sauvegardee= ""</text:p>
      <text:p text:style-name="P12"/>
      <text:p text:style-name="P12">while continuer:</text:p>
      <text:p text:style-name="P12"><text:s text:c="4"/># prise en compte des evenements</text:p>
      <text:p text:style-name="P12"><text:s text:c="4"/>for event in pygame.event.get():</text:p>
      <text:p text:style-name="P12"><text:s text:c="8"/>if event.type == QUIT:</text:p>
      <text:p text:style-name="P12"><text:s text:c="12"/>continuer = False</text:p>
      <text:p text:style-name="P12"><text:s text:c="12"/></text:p>
      <text:p text:style-name="P12"><text:s text:c="8"/>if event.type == KEYDOWN:</text:p>
      <text:p text:style-name="P12"><text:s text:c="12"/>if mvt_perso.stade_animation == 0:</text:p>
      <text:p text:style-name="P12"><text:s text:c="16"/>if event.key in [K_DOWN, K_UP, K_LEFT, K_RIGHT]:</text:p>
      <text:p text:style-name="P12"><text:s text:c="40"/></text:p>
      <text:p text:style-name="P12"><text:s text:c="20"/>if mvt_perso.direction != dict_fleche[event.key]:</text:p>
      <text:p text:style-name="P12"><text:s text:c="24"/>mvt_perso.ch_direction(dict_fleche[event.key])</text:p>
      <text:p text:style-name="P12"><text:s text:c="24"/>mvt_perso.avancer()</text:p>
      <text:p text:style-name="P12"><text:s text:c="20"/>else:</text:p>
      <text:p text:style-name="P12"><text:s text:c="24"/>mvt_perso.avancer()</text:p>
      <text:p text:style-name="P12"><text:s text:c="42"/></text:p>
      <text:p text:style-name="P12"><text:s text:c="12"/>if event.key == K_ESCAPE:</text:p>
      <text:p text:style-name="P12"><text:s text:c="16"/>info = menu.menupause(fenetre,joueur)</text:p>
      <text:p text:style-name="P12"><text:s text:c="16"/>if info == "End":</text:p>
      <text:p text:style-name="P12"><text:s text:c="20"/>continuer = False</text:p>
      <text:p text:style-name="P12"><text:s text:c="16"/>if info != None:</text:p>
      <text:p text:style-name="P12"><text:s text:c="20"/>j=info</text:p>
      <text:p text:style-name="P12"/>
      <text:p text:style-name="P12"><text:s text:c="12"/>if event.key == K_s:</text:p>
      <text:p text:style-name="P12"><text:s text:c="16"/>script_pa.script_pa(fenetre)</text:p>
      <text:p text:style-name="P12"><text:s text:c="12"/></text:p>
      <text:p text:style-name="P12"><text:s text:c="12"/>if event.key == K_i:</text:p>
      <text:p text:style-name="P12"><text:s text:c="17"/>inventaire.inventaire(fenetre,joueur)</text:p>
      <text:p text:style-name="P12"><text:s text:c="17"/></text:p>
      <text:p text:style-name="P12"><text:s text:c="4"/>#Decleclenchement du combat</text:p>
      <text:p text:style-name="P12"><text:s text:c="4"/>if mape.combat[0] == True:</text:p>
      <text:p text:style-name="P12"><text:s text:c="8"/>a = combat.affiche_combat(fenetre,joueur, mape.combat[1].ls_ennemi)</text:p>
      <text:p text:style-name="P12"><text:s text:c="8"/>if a == "fin":</text:p>
      <text:p text:style-name="P12"><text:s text:c="12"/>print mape.combat[1]</text:p>
      <text:p text:style-name="P12"><text:s text:c="12"/></text:p>
      <text:p text:style-name="P12"><text:s text:c="12"/>mape.combat[1].effacer()</text:p>
      <text:p text:style-name="P12"><text:s text:c="8"/>elif a == "Fuite":</text:p>
      <text:p text:style-name="P12"><text:s text:c="12"/>pass</text:p>
      <text:p text:style-name="P12"><text:s text:c="8"/>elif a == "Mort joueur":</text:p>
      <text:p text:style-name="P12"><text:s text:c="12"/>continuer = False</text:p>
      <text:p text:style-name="P12"><text:s text:c="12"/>gameover(fenetre, joueur)</text:p>
      <text:p text:style-name="P12"><text:s text:c="8"/>mape.combat = [False]</text:p>
      <text:p text:style-name="P12"><text:s text:c="8"/></text:p>
      <text:p text:style-name="P12"><text:s text:c="4"/>if mape.carte_changee:</text:p>
      <text:p text:style-name="P12"><text:s text:c="8"/>mvt_perso = objet.perso(mape, 47, 47, joueur.ls_images)</text:p>
      <text:p text:style-name="P12"><text:s text:c="8"/>mape.carte_changee = False <text:s text:c="6"/></text:p>
      <text:p text:style-name="P12"><text:s text:c="4"/></text:p>
      <text:p text:style-name="P12"><text:s text:c="4"/>afficher_ecran()</text:p>
      <text:p text:style-name="P12"><text:s text:c="4"/>pygame.display.flip()</text:p>
      <text:p text:style-name="P12"><text:s text:c="4"/>mvt_perso.step()</text:p>
      <text:p text:style-name="P12">pygame.quit()</text:p>
      <text:p text:style-name="P24">Catre/ca<text:span text:style-name="T1">rte</text:span>.py</text:p>
      <text:p text:style-name="P7"/>
      <text:p text:style-name="P14"># -*- coding: utf-8 -*-</text:p>
      <text:p text:style-name="P14">#! /usr/bin/python</text:p>
      <text:p text:style-name="P14">import pygame</text:p>
      <text:p text:style-name="P14">from pygame.locals import*</text:p>
      <text:p text:style-name="P14"/>
      <text:p text:style-name="P14">from cases import*</text:p>
      <text:p text:style-name="P14">from objet import*</text:p>
      <text:p text:style-name="P14"/>
      <text:p text:style-name="P14">import random</text:p>
      <text:p text:style-name="P14">import pickle</text:p>
      <text:p text:style-name="P14">import sys</text:p>
      <text:p text:style-name="P14">sys.path.append("..")</text:p>
      <text:p text:style-name="P14">import combat.perso as perso</text:p>
      <text:p text:style-name="P14"/>
      <text:p text:style-name="P14"/>
      <text:p text:style-name="P14">class carte:</text:p>
      <text:p text:style-name="P14"><text:s text:c="4"/></text:p>
      <text:p text:style-name="P14"><text:s text:c="4"/>def __init__(self, <text:s/>joueur):</text:p>
      <text:p text:style-name="P14"><text:s text:c="8"/>self.joueur = joueur</text:p>
      <text:p text:style-name="P14"><text:s text:c="8"/>self.mob_niv1 = [[perso.Rats, perso.Rats, perso.Rats, perso.Rats ],[ perso.Gobelins, perso.Gobelins, perso.Gobelins, perso.Gobelins],[perso.Aigles, perso.Aigles ],[ perso.Slime ], [perso.Carapateur]]</text:p>
      <text:p text:style-name="P14"><text:s text:c="8"/>self.mob_niv2 = [[perso.Centaures, perso.Centaures, perso.Centaures],[perso.Loup_garou],[perso.Araingnees,perso.Araingnees,perso.Araingnees], [perso.Carapateur],[perso.Golems,perso.Golems]]</text:p>
      <text:p text:style-name="P14"><text:s text:c="8"/>self.mob_niv3 = [[perso.Carapateur],[perso.Golems,perso.Golems],[perso.Treant],[perso.Geant],[perso.Nains,perso.Nains,perso.Nains],[perso.Elfs,perso.Elfs]]</text:p>
      <text:p text:style-name="P14"><text:s text:c="8"/>self.ls_ennemi = [self.mob_niv1, self.mob_niv2, self.mob_niv3]</text:p>
      <text:p text:style-name="P14"><text:s text:c="8"/></text:p>
      <text:p text:style-name="P14"><text:s text:c="8"/>self.niv_carte = 0</text:p>
      <text:p text:style-name="P14"><text:s text:c="8"/>self.cartes = ["carte.mp", "carten2.mp", "carten3.mp"] <text:s text:c="6"/></text:p>
      <text:p text:style-name="P14"><text:s text:c="8"/>self.combat = [False]</text:p>
      <text:p text:style-name="P14"><text:s text:c="8"/>self.carte_changee = False</text:p>
      <text:p text:style-name="P14"><text:s text:c="8"/>self.fichier = self.cartes[self.niv_carte]</text:p>
      <text:p text:style-name="P14"><text:s text:c="8"/>self.recup_map()</text:p>
      <text:p text:style-name="P14"><text:s text:c="8"/>self.taille_mat = [len(self.matrice_case), len(self.matrice_case[0])]</text:p>
      <text:p text:style-name="P14"><text:s text:c="9"/></text:p>
      <text:p text:style-name="P14"><text:s text:c="8"/># création de la matrice qu sert au cases dde la carte</text:p>
      <text:p text:style-name="P14"><text:s text:c="8"/>self.dict_cases = {</text:p>
      <text:p text:style-name="P14"><text:s text:c="28"/>"herbe1": herbe1(),</text:p>
      <text:p text:style-name="P14"><text:s text:c="28"/>"herbe2": herbe2(),</text:p>
      <text:p text:style-name="P14"><text:s text:c="28"/>"herbe3": herbe3(),</text:p>
      <text:p text:style-name="P14"><text:s text:c="28"/>"herbe4": herbe4(),</text:p>
      <text:p text:style-name="P14"><text:s text:c="28"/>"mur": mur(),</text:p>
      <text:p text:style-name="P14"><text:s text:c="28"/>"murs": murs(),</text:p>
      <text:p text:style-name="P14"><text:s text:c="28"/>"sols": sols(),</text:p>
      <text:p text:style-name="P14"><text:s text:c="28"/>"trous":trous()</text:p>
      <text:p text:style-name="P14"><text:s text:c="26"/>}</text:p>
      <text:p text:style-name="P14"><text:s text:c="8"/>#self.matrice_case = [[[] for a in range(self.taille_mat[1])] for a in range(self.taille_mat[0])]</text:p>
      <text:p text:style-name="P14"><text:s text:c="8"/></text:p>
      <text:p text:style-name="P14"><text:s text:c="8"/># création de la matrice qui sert gérer les objet de la scène</text:p>
      <text:p text:style-name="P14"><text:s text:c="8"/>#self.matrice_objet = [[None for a in range(self.taille_mat[1])] for a in range(self.taille_mat[0])]</text:p>
      <text:p text:style-name="P14"><text:s text:c="8"/></text:p>
      <text:p text:style-name="P14"><text:s text:c="8"/></text:p>
      <text:p text:style-name="P14"><text:s text:c="4"/>def recup_map(self):</text:p>
      <text:p text:style-name="P14"><text:s text:c="8"/>double_mat = []</text:p>
      <text:p text:style-name="P14"><text:s text:c="8"/>self.fichier = self.cartes[self.niv_carte]</text:p>
      <text:p text:style-name="P14"><text:s text:c="8"/>with open(self.fichier, "r") as fichier:</text:p>
      <text:p text:style-name="P14"><text:s text:c="12"/>pick = pickle.Unpickler(fichier)</text:p>
      <text:p text:style-name="P14"><text:s text:c="12"/>double_mat = pick.load()</text:p>
      <text:p text:style-name="P14"><text:s text:c="8"/>mat_case = double_mat[0]</text:p>
      <text:p text:style-name="P14"><text:s text:c="8"/>self.matrice_case = mat_case</text:p>
      <text:p text:style-name="P14"><text:s text:c="8"/>mat_objet = double_mat[1]</text:p>
      <text:p text:style-name="P14"><text:soft-page-break/><text:s text:c="8"/></text:p>
      <text:p text:style-name="P14"><text:s text:c="8"/>for x in range(len(mat_case)):</text:p>
      <text:p text:style-name="P14"><text:s text:c="12"/>for y in range(len(mat_case[0])):</text:p>
      <text:p text:style-name="P14"><text:s text:c="16"/>if mat_case[x][y] == "herbe":</text:p>
      <text:p text:style-name="P14"><text:s text:c="20"/>self.matrice_case[x][y] = "herbe"+str(random.randrange(1, 5))</text:p>
      <text:p text:style-name="P14"><text:s text:c="8"/></text:p>
      <text:p text:style-name="P14"><text:s text:c="8"/>self.matrice_objet = [[None for a in range(len(mat_objet))] for a in range(len(mat_objet[0]))]</text:p>
      <text:p text:style-name="P14"><text:s text:c="8"/></text:p>
      <text:p text:style-name="P14"><text:s text:c="8"/>for x in range(len(mat_objet)):</text:p>
      <text:p text:style-name="P14"><text:s text:c="12"/>for y in range(len(mat_objet[0])):</text:p>
      <text:p text:style-name="P14"><text:s text:c="16"/>if mat_objet[x][y] != "":</text:p>
      <text:p text:style-name="P14"><text:s text:c="20"/>if mat_objet[x][y] == "ennemi":</text:p>
      <text:p text:style-name="P14"><text:s text:c="24"/>e = random.randrange(len(self.ls_ennemi[self.niv_carte]))</text:p>
      <text:p text:style-name="P14"><text:s text:c="24"/>ls_en = []</text:p>
      <text:p text:style-name="P14"><text:s text:c="24"/>for a in self.ls_ennemi[self.niv_carte][e]:</text:p>
      <text:p text:style-name="P14"><text:s text:c="28"/>ls_en.append(a())</text:p>
      <text:p text:style-name="P14"><text:s text:c="24"/>self.matrice_objet[x][y] = ennemi(self, x, y, ls_en)</text:p>
      <text:p text:style-name="P14"><text:s text:c="20"/></text:p>
      <text:p text:style-name="P14"><text:s text:c="20"/>elif mat_objet[x][y] == "coffre":</text:p>
      <text:p text:style-name="P14"><text:s text:c="24"/>contenu = self.potions_aleatoires()</text:p>
      <text:p text:style-name="P14"><text:s text:c="24"/>self.matrice_objet[x][y] = coffre(self, x, y, contenu)</text:p>
      <text:p text:style-name="P14"><text:s text:c="20"/></text:p>
      <text:p text:style-name="P14"><text:s text:c="20"/></text:p>
      <text:p text:style-name="P14"><text:s text:c="20"/>elif mat_objet[x][y] == "boss":</text:p>
      <text:p text:style-name="P14"><text:s text:c="24"/>e = 0</text:p>
      <text:p text:style-name="P14"><text:s text:c="24"/>ls_en = []</text:p>
      <text:p text:style-name="P14"><text:s text:c="24"/>for a in self.ls_ennemi[0][e]:</text:p>
      <text:p text:style-name="P14"><text:s text:c="28"/>ls_en.append(a())</text:p>
      <text:p text:style-name="P14"><text:s text:c="24"/>self.matrice_objet[x][y] = ennemi(self, x, y, ls_en)</text:p>
      <text:p text:style-name="P14"><text:s text:c="20"/>else: <text:s text:c="23"/></text:p>
      <text:p text:style-name="P14"><text:s text:c="24"/>exec("self.matrice_objet[x][y] = "+mat_objet[x][y]+"(self, x, y)")</text:p>
      <text:p text:style-name="P14"><text:s text:c="16"/></text:p>
      <text:p text:style-name="P14"><text:s text:c="4"/>def changer_carte(self):</text:p>
      <text:p text:style-name="P14"><text:s text:c="8"/>self.niv_carte += 1 </text:p>
      <text:p text:style-name="P14"><text:s text:c="8"/>self.recup_map()</text:p>
      <text:p text:style-name="P14"><text:s text:c="8"/>self.carte_changee = True <text:s text:c="7"/></text:p>
      <text:p text:style-name="P14"><text:s text:c="8"/></text:p>
      <text:p text:style-name="P14"><text:s text:c="4"/>def potions_aleatoires(self):</text:p>
      <text:p text:style-name="P14"><text:s text:c="8"/>ls_potions = [</text:p>
      <text:p text:style-name="P14"><text:s text:c="12"/>"potionvie1",</text:p>
      <text:p text:style-name="P14"><text:s text:c="12"/>"potionvie2",</text:p>
      <text:p text:style-name="P14"><text:s text:c="12"/>"potionvie3",</text:p>
      <text:p text:style-name="P14"><text:s text:c="12"/>"potionarmure1",</text:p>
      <text:p text:style-name="P14"><text:s text:c="12"/>"potionarmure2",</text:p>
      <text:p text:style-name="P14"><text:s text:c="12"/>"potionarmure3",</text:p>
      <text:p text:style-name="P14"><text:s text:c="12"/>"potionforce1",</text:p>
      <text:p text:style-name="P14"><text:s text:c="12"/>"potionforce2",</text:p>
      <text:p text:style-name="P14"><text:s text:c="12"/>"potionforce3",</text:p>
      <text:p text:style-name="P14"><text:s text:c="12"/>"potioncritique1",</text:p>
      <text:p text:style-name="P14"><text:s text:c="12"/>"potioncritique2",</text:p>
      <text:p text:style-name="P14"><text:s text:c="12"/>"potioncritique3",</text:p>
      <text:p text:style-name="P14"><text:s text:c="12"/>"potionvitesse",</text:p>
      <text:p text:style-name="P14"><text:s text:c="12"/>"potionprecision"]</text:p>
      <text:p text:style-name="P14"><text:s text:c="12"/></text:p>
      <text:p text:style-name="P14"><text:s text:c="8"/>potions_renvoi = []</text:p>
      <text:p text:style-name="P14"><text:s text:c="8"/></text:p>
      <text:p text:style-name="P14"><text:s text:c="8"/>for i in range(2):</text:p>
      <text:p text:style-name="P14"><text:s text:c="12"/>potions_renvoi.append(ls_potions[random.randrange(len(ls_potions))])</text:p>
      <text:p text:style-name="P14"><text:s text:c="8"/></text:p>
      <text:p text:style-name="P14"><text:s text:c="8"/>return potions_renvoi</text:p>
      <text:p text:style-name="P14"><text:s text:c="4"/>def get_image_case(self, x, y):</text:p>
      <text:p text:style-name="P14"><text:s text:c="8"/>if x&gt;=len(self.matrice_case):</text:p>
      <text:p text:style-name="P14"><text:s text:c="12"/>x = len(self.matrice_case)-1</text:p>
      <text:p text:style-name="P14"><text:soft-page-break/><text:s text:c="8"/>if y&gt;=len(self.matrice_case[0]):</text:p>
      <text:p text:style-name="P14"><text:s text:c="12"/>y = len(self.matrice_case[0])-1</text:p>
      <text:p text:style-name="P14"><text:s text:c="8"/>return self.dict_cases[self.matrice_case[x][y]].image</text:p>
      <text:p text:style-name="P14"><text:s text:c="8"/></text:p>
      <text:p text:style-name="P14"><text:s text:c="4"/>def get_image_obj(self, x, y):</text:p>
      <text:p text:style-name="P14"><text:s text:c="8"/>return self.matrice_objet[x][y].image</text:p>
      <text:p text:style-name="P14"><text:s text:c="8"/></text:p>
      <text:p text:style-name="P14"><text:s text:c="7"/></text:p>
      <text:p text:style-name="P14"><text:s text:c="4"/>def __repr__(self):</text:p>
      <text:p text:style-name="P14"><text:s text:c="8"/>ch = ""</text:p>
      <text:p text:style-name="P14"><text:s text:c="8"/>for x in range(self.taille_mat[0]):</text:p>
      <text:p text:style-name="P14"><text:s text:c="12"/>for y in range(self.taille_mat[1]):</text:p>
      <text:p text:style-name="P14"><text:s text:c="16"/>if self.matrice_objet[x][y] != None:</text:p>
      <text:p text:style-name="P14"><text:s text:c="20"/>ch += self.matrice_objet[x][y].rep</text:p>
      <text:p text:style-name="P14"><text:s text:c="16"/>else:</text:p>
      <text:p text:style-name="P14"><text:s text:c="20"/>ch += self.dict_cases[self.matrice_case[x][y]].rep</text:p>
      <text:p text:style-name="P14"><text:s text:c="12"/>ch += "\n"</text:p>
      <text:p text:style-name="P14"><text:s text:c="8"/>return ch </text:p>
      <text:p text:style-name="P14"><text:s text:c="8"/></text:p>
      <text:p text:style-name="P14"><text:s text:c="4"/>def placer_obj(self,objet, x, y):</text:p>
      <text:p text:style-name="P14"><text:s text:c="8"/>self.matrice_objet[x][y] = objet</text:p>
      <text:p text:style-name="P14"><text:s text:c="8"/></text:p>
      <text:p text:style-name="P14"><text:s text:c="4"/>def effacer_obj(self, x, y):</text:p>
      <text:p text:style-name="P14"><text:s text:c="8"/>self.matrice_objet[x][y] = None</text:p>
      <text:p text:style-name="P14"><text:s text:c="4"/>def est_marchable(self, x, y):</text:p>
      <text:p text:style-name="P14"><text:s text:c="8"/>return self.dict_cases[self.matrice_case[x][y]].marchable</text:p>
      <text:p text:style-name="P14"><text:s text:c="7"/></text:p>
      <text:p text:style-name="P14"><text:s text:c="4"/>def deplacer(self, (x1, y1), (x2, y2)):</text:p>
      <text:p text:style-name="P14"><text:s text:c="8"/>self.matrice_objet[x2][y2] = self.matrice_objet[x1][y1]</text:p>
      <text:p text:style-name="P14"><text:s text:c="8"/>self.matrice_objet[x1][y1] = None</text:p>
      <text:p text:style-name="P14"><text:s text:c="8"/></text:p>
      <text:p text:style-name="P14"><text:s text:c="4"/>def obj_vide(self, x1, y1):</text:p>
      <text:p text:style-name="P14"><text:s text:c="8"/>if self.matrice_objet[x1][y1] == None:</text:p>
      <text:p text:style-name="P14"><text:s text:c="12"/>return True</text:p>
      <text:p text:style-name="P14"><text:s text:c="8"/>else:</text:p>
      <text:p text:style-name="P14"><text:s text:c="12"/>return False</text:p>
      <text:p text:style-name="P14"><text:s text:c="8"/></text:p>
      <text:p text:style-name="P14"><text:s text:c="8"/></text:p>
      <text:p text:style-name="P14">if __name__ == "__main__":</text:p>
      <text:p text:style-name="P14"><text:s text:c="4"/># exemple de fonctionnement de la carte et de objets</text:p>
      <text:p text:style-name="P14"><text:s text:c="4"/>print("")</text:p>
      <text:p text:style-name="P14"><text:s text:c="4"/>print("")</text:p>
      <text:p text:style-name="P14"><text:s text:c="4"/>print("")</text:p>
      <text:p text:style-name="P14"><text:s text:c="4"/>#sys.path.append("..")</text:p>
      <text:p text:style-name="P14"><text:s text:c="4"/>print sys.path</text:p>
      <text:p text:style-name="P14"><text:s text:c="4"/>dir(sys)</text:p>
      <text:p text:style-name="P14"><text:s text:c="4"/>a = carte("carte.mp")</text:p>
      <text:p text:style-name="P14"><text:s text:c="4"/></text:p>
      <text:p text:style-name="P14"><text:s text:c="4"/></text:p>
      <text:p text:style-name="P14"><text:s text:c="4"/>print a</text:p>
      <text:p text:style-name="P14"><text:s text:c="4"/>b = obj_boug(a, 5, 5)</text:p>
      <text:p text:style-name="P14"><text:s text:c="4"/>c = objet(a, 6, 5)</text:p>
      <text:p text:style-name="P14"><text:s text:c="4"/>b.ch_direction("bas")</text:p>
      <text:p text:style-name="P14"><text:s text:c="4"/>print a</text:p>
      <text:p text:style-name="P24">Catre/ca<text:span text:style-name="T1">ses</text:span>.py</text:p>
      <text:p text:style-name="P7"/>
      <text:p text:style-name="P15"># -*- coding: utf-8 -*-</text:p>
      <text:p text:style-name="P15">import pygame</text:p>
      <text:p text:style-name="P15">from pygame.locals import*</text:p>
      <text:p text:style-name="P15"/>
      <text:p text:style-name="P15">from carte import*</text:p>
      <text:p text:style-name="P15">from objet import*</text:p>
      <text:p text:style-name="P15"/>
      <text:p text:style-name="P15">class case:</text:p>
      <text:p text:style-name="P15"><text:s text:c="4"/>def __init__(self):</text:p>
      <text:p text:style-name="P15"><text:s text:c="8"/>self.type = "case"</text:p>
      <text:p text:style-name="P15"><text:s text:c="8"/>self.marchable = True</text:p>
      <text:p text:style-name="P15"><text:s text:c="8"/>self.ouvrable = False</text:p>
      <text:p text:style-name="P15"><text:s text:c="8"/>self.chemin_image = ""</text:p>
      <text:p text:style-name="P15"><text:s text:c="8"/>self.rep = " "</text:p>
      <text:p text:style-name="P15"><text:s text:c="8"/>self.image = None</text:p>
      <text:p text:style-name="P15"><text:s text:c="4"/></text:p>
      <text:p text:style-name="P15"><text:s text:c="4"/>def load_image(self):</text:p>
      <text:p text:style-name="P15"><text:s text:c="8"/>self.image = pygame.image.load(self.chemin_image)</text:p>
      <text:p text:style-name="P15"><text:s text:c="8"/></text:p>
      <text:p text:style-name="P15"><text:s text:c="4"/>def __repr__(self):</text:p>
      <text:p text:style-name="P15"><text:s text:c="8"/>if self.dessus == None:</text:p>
      <text:p text:style-name="P15"><text:s text:c="12"/>return self.rep</text:p>
      <text:p text:style-name="P15"><text:s text:c="8"/>else: <text:s text:c="3"/></text:p>
      <text:p text:style-name="P15"><text:s text:c="12"/>return self.dessus.rep</text:p>
      <text:p text:style-name="P15"><text:s text:c="8"/></text:p>
      <text:p text:style-name="P15"><text:s text:c="4"/>def __str__(self):</text:p>
      <text:p text:style-name="P15"><text:s text:c="8"/>return "case de type {} a la position {} \n marchable = {} ouvrable = {} l'image ce trouve en {}".format(</text:p>
      <text:p text:style-name="P15"><text:s text:c="8"/>self.type, self.pos, self.marchable, self.ouvrable, self.image)</text:p>
      <text:p text:style-name="P15"/>
      <text:p text:style-name="P15"><text:s text:c="6"/></text:p>
      <text:p text:style-name="P15">class mur(case):</text:p>
      <text:p text:style-name="P15"><text:s text:c="4"/>def __init__(self):</text:p>
      <text:p text:style-name="P15"><text:s text:c="6"/>case.__init__(self)</text:p>
      <text:p text:style-name="P15"><text:s text:c="6"/>self.type = "mur"</text:p>
      <text:p text:style-name="P15"><text:s text:c="6"/>self.marchable = False</text:p>
      <text:p text:style-name="P15"><text:s text:c="6"/>self.rep = "M"</text:p>
      <text:p text:style-name="P15"><text:s text:c="6"/>self.chemin_image = "data/Mur.png"</text:p>
      <text:p text:style-name="P15"><text:s text:c="6"/>self.load_image()</text:p>
      <text:p text:style-name="P15"><text:s text:c="6"/></text:p>
      <text:p text:style-name="P15">class herbe1(case):</text:p>
      <text:p text:style-name="P15"><text:s text:c="4"/>def __init__(self):</text:p>
      <text:p text:style-name="P15"><text:s text:c="6"/>case.__init__(self)</text:p>
      <text:p text:style-name="P15"><text:s text:c="6"/>self.type = "herbe1"</text:p>
      <text:p text:style-name="P15"><text:s text:c="6"/>self.rep = "H"</text:p>
      <text:p text:style-name="P15"><text:s text:c="6"/>self.chemin_image = "data/Grass17.png"</text:p>
      <text:p text:style-name="P15"><text:s text:c="6"/>self.load_image()</text:p>
      <text:p text:style-name="P15"/>
      <text:p text:style-name="P15">class herbe2(case):</text:p>
      <text:p text:style-name="P15"><text:s text:c="4"/>def __init__(self):</text:p>
      <text:p text:style-name="P15"><text:s text:c="6"/>case.__init__(self)</text:p>
      <text:p text:style-name="P15"><text:s text:c="6"/>self.type = "herbe2"</text:p>
      <text:p text:style-name="P15"><text:s text:c="6"/>self.rep = "H"</text:p>
      <text:p text:style-name="P15"><text:s text:c="6"/>self.chemin_image = "data/Grass04.png"</text:p>
      <text:p text:style-name="P15"><text:s text:c="6"/>self.load_image()</text:p>
      <text:p text:style-name="P15"/>
      <text:p text:style-name="P15">class herbe3(case):</text:p>
      <text:p text:style-name="P15"><text:s text:c="4"/>def __init__(self):</text:p>
      <text:p text:style-name="P15"><text:s text:c="6"/>case.__init__(self)</text:p>
      <text:p text:style-name="P15"><text:s text:c="6"/>self.type = "herbe3"</text:p>
      <text:p text:style-name="P15"><text:s text:c="6"/>self.rep = "H"</text:p>
      <text:p text:style-name="P15"><text:s text:c="6"/>self.chemin_image = "data/Grass03.png"</text:p>
      <text:p text:style-name="P15"><text:soft-page-break/><text:s text:c="6"/>self.load_image()</text:p>
      <text:p text:style-name="P15"/>
      <text:p text:style-name="P15">class herbe4(case):</text:p>
      <text:p text:style-name="P15"><text:s text:c="4"/>def __init__(self):</text:p>
      <text:p text:style-name="P15"><text:s text:c="6"/>case.__init__(self)</text:p>
      <text:p text:style-name="P15"><text:s text:c="6"/>self.type = "herbe4"</text:p>
      <text:p text:style-name="P15"><text:s text:c="6"/>self.rep = "H"</text:p>
      <text:p text:style-name="P15"><text:s text:c="6"/>self.chemin_image = "data/Grass02.png"</text:p>
      <text:p text:style-name="P15"><text:s text:c="6"/>self.load_image()</text:p>
      <text:p text:style-name="P15"/>
      <text:p text:style-name="P15">class murs(case):</text:p>
      <text:p text:style-name="P15"><text:s text:c="4"/>def __init__(self):</text:p>
      <text:p text:style-name="P15"><text:s text:c="6"/>case.__init__(self)</text:p>
      <text:p text:style-name="P15"><text:s text:c="6"/>self.type = "murs"</text:p>
      <text:p text:style-name="P15"><text:s text:c="6"/>self.rep = "M"</text:p>
      <text:p text:style-name="P15"><text:s text:c="6"/>self.chemin_image = "data/Mur.png"</text:p>
      <text:p text:style-name="P15"><text:s text:c="6"/>self.marchable = False</text:p>
      <text:p text:style-name="P15"><text:s text:c="6"/>self.load_image()</text:p>
      <text:p text:style-name="P15"/>
      <text:p text:style-name="P15">class sols(case):</text:p>
      <text:p text:style-name="P15"><text:s text:c="4"/>def __init__(self):</text:p>
      <text:p text:style-name="P15"><text:s text:c="6"/>case.__init__(self)</text:p>
      <text:p text:style-name="P15"><text:s text:c="6"/>self.type = "sols"</text:p>
      <text:p text:style-name="P15"><text:s text:c="6"/>self.rep = "S"</text:p>
      <text:p text:style-name="P15"><text:s text:c="6"/>self.chemin_image = "data/Grass01.png"</text:p>
      <text:p text:style-name="P15"><text:s text:c="6"/></text:p>
      <text:p text:style-name="P15"><text:s text:c="6"/>self.load_image()</text:p>
      <text:p text:style-name="P15"><text:s text:c="4"/></text:p>
      <text:p text:style-name="P15"/>
      <text:p text:style-name="P15">class trous(case):</text:p>
      <text:p text:style-name="P15"><text:s text:c="4"/>def __init__(self):</text:p>
      <text:p text:style-name="P15"><text:s text:c="6"/>case.__init__(self)</text:p>
      <text:p text:style-name="P15"><text:s text:c="6"/>self.type = "trous"</text:p>
      <text:p text:style-name="P15"><text:s text:c="6"/>self.rep = "T"</text:p>
      <text:p text:style-name="P15"><text:s text:c="6"/>self.chemin_image = "data/trous.png"</text:p>
      <text:p text:style-name="P15"><text:s text:c="6"/>self.marchable = False</text:p>
      <text:p text:style-name="P15"><text:s text:c="6"/>self.load_image()</text:p>
      <text:p text:style-name="P15"/>
      <text:p text:style-name="P25">Catre/<text:span text:style-name="T1">inventaire</text:span>.py</text:p>
      <text:p text:style-name="P15"/>
      <text:p text:style-name="P15"># -*- coding: utf-8 -*-</text:p>
      <text:p text:style-name="P15">"""</text:p>
      <text:p text:style-name="P15">Created on Fri Apr 14 11:24:09 2017</text:p>
      <text:p text:style-name="P15"/>
      <text:p text:style-name="P15">@author: nassim.zaki et martin.abelard</text:p>
      <text:p text:style-name="P15">"""</text:p>
      <text:p text:style-name="P15">import pygame</text:p>
      <text:p text:style-name="P15">from pygame.locals import *</text:p>
      <text:p text:style-name="P15"/>
      <text:p text:style-name="P15">#pygame.init()</text:p>
      <text:p text:style-name="P15">#fenetre=pygame.display.set_mode((640,640))</text:p>
      <text:p text:style-name="P15">#pygame.display.set_caption('Programme Pygame de base')</text:p>
      <text:p text:style-name="P15">#Joueur = perso.AssassinsMagique()</text:p>
      <text:p text:style-name="P15">#Joueur.potionvie1 += 10</text:p>
      <text:p text:style-name="P15">#Joueur.pv -= 10</text:p>
      <text:p text:style-name="P15"/>
      <text:p text:style-name="P15">charger = pygame.image.load</text:p>
      <text:p text:style-name="P15">black=(0,0,0)</text:p>
      <text:p text:style-name="P15">blanc=(0xFF, 0xFF, 0xFF)</text:p>
      <text:p text:style-name="P15">jaune=(255, 255, 153)</text:p>
      <text:p text:style-name="P15"/>
      <text:p text:style-name="P15">def inventaire(fenetre,Joueur):</text:p>
      <text:p text:style-name="P15"><text:s text:c="4"/>continuer = 1</text:p>
      <text:p text:style-name="P15"><text:s text:c="4"/>font = pygame.font.SysFont('Calibri', 25, False, False)</text:p>
      <text:p text:style-name="P15"><text:s text:c="4"/>position_bouton = 0</text:p>
      <text:p text:style-name="P15"><text:s text:c="4"/>dessiner=pygame.draw.rect</text:p>
      <text:p text:style-name="P15"><text:s text:c="4"/>ecrire=font.render</text:p>
      <text:p text:style-name="P15"><text:s text:c="4"/>while continuer == 1:</text:p>
      <text:p text:style-name="P15"><text:s text:c="8"/>fenetre.fill(jaune)</text:p>
      <text:p text:style-name="P15"><text:s text:c="8"/></text:p>
      <text:p text:style-name="P15"># <text:s text:c="7"/>pygame.draw.rect(fenetre, blanc, [20, 2+45*(position_bouton-1), 450, 40], 3)</text:p>
      <text:p text:style-name="P15"># <text:s text:c="7"/>pygame.draw.rect(fenetre, blanc, [20, 2+45*(position_bouton+1), 450, 40], 3)</text:p>
      <text:p text:style-name="P15"><text:s text:c="8"/>pygame.draw.rect(fenetre, black, [20, 2+45*position_bouton, 450, 40], 3)</text:p>
      <text:p text:style-name="P15"><text:s text:c="8"/></text:p>
      <text:p text:style-name="P15"><text:s text:c="8"/>dessiner(fenetre, black,[20, 2, 450, 40],1)</text:p>
      <text:p text:style-name="P15"><text:s text:c="8"/>potionvie1=ecrire("Petite potion de vie",True, black)</text:p>
      <text:p text:style-name="P15"><text:s text:c="8"/>fenetre.blit(potionvie1,(80,10))</text:p>
      <text:p text:style-name="P15"><text:s text:c="8"/>fenetre.blit(charger("data/potionv2_40.png"),(40,2))</text:p>
      <text:p text:style-name="P15"><text:s text:c="8"/>fenetre.blit(ecrire(str(Joueur.potionvie1),True,black),(410,10))</text:p>
      <text:p text:style-name="P15"><text:s text:c="8"/></text:p>
      <text:p text:style-name="P15"><text:s text:c="8"/>dessiner(fenetre, black,[20, 47, 450, 40],1)</text:p>
      <text:p text:style-name="P15"><text:s text:c="8"/>potionvie2=ecrire("Grande potion de vie",True, black)</text:p>
      <text:p text:style-name="P15"><text:s text:c="8"/>fenetre.blit(potionvie2,(80,55))</text:p>
      <text:p text:style-name="P15"><text:s text:c="8"/>fenetre.blit(charger("data/perso.png"),(40,47))</text:p>
      <text:p text:style-name="P15"><text:s text:c="8"/>fenetre.blit(ecrire(str(Joueur.potionvie2),True,black),(410,55))</text:p>
      <text:p text:style-name="P15"><text:s text:c="8"/></text:p>
      <text:p text:style-name="P15"><text:s text:c="8"/>dessiner(fenetre, black,[20, 92, 450, 40],1)</text:p>
      <text:p text:style-name="P15"><text:s text:c="8"/>potionvie3=ecrire("Enorme potion de vie",True, black)</text:p>
      <text:p text:style-name="P15"><text:s text:c="8"/>fenetre.blit(potionvie3,(80,100))</text:p>
      <text:p text:style-name="P15"><text:s text:c="8"/>fenetre.blit(charger("data/potionv3_40.png"),(40,92))</text:p>
      <text:p text:style-name="P15"><text:s text:c="8"/>fenetre.blit(ecrire(str(Joueur.potionvie3),True,black),(410,100))</text:p>
      <text:p text:style-name="P15"><text:s text:c="8"/></text:p>
      <text:p text:style-name="P15"><text:s text:c="8"/>dessiner(fenetre, black,[20, 137, 450, 40],1)</text:p>
      <text:p text:style-name="P15"><text:s text:c="8"/>potionarmure1=ecrire("Petite potion d'armure",True, black)</text:p>
      <text:p text:style-name="P15"><text:s text:c="8"/>fenetre.blit(potionarmure1,(80,145))</text:p>
      <text:p text:style-name="P15"><text:s text:c="8"/>fenetre.blit(charger("data/potiona2_40.png"),(40,137))</text:p>
      <text:p text:style-name="P15"><text:s text:c="8"/>fenetre.blit(ecrire(str(Joueur.potionarmure1),True,black),(410,145))</text:p>
      <text:p text:style-name="P15"><text:s text:c="8"/></text:p>
      <text:p text:style-name="P15"><text:s text:c="8"/>dessiner(fenetre, black,[20, 182, 450, 40],1)</text:p>
      <text:p text:style-name="P15"><text:s text:c="8"/>potionarmure2=ecrire("Grande potion d'armure",True, black)</text:p>
      <text:p text:style-name="P15"><text:s text:c="8"/>fenetre.blit(potionarmure2,(80,190))</text:p>
      <text:p text:style-name="P15"><text:soft-page-break/><text:s text:c="8"/>fenetre.blit(charger("data/potiona1_40.png"),(40,182))</text:p>
      <text:p text:style-name="P15"><text:s text:c="8"/>fenetre.blit(ecrire(str(Joueur.potionarmure2),True,black),(410,190))</text:p>
      <text:p text:style-name="P15"><text:s text:c="8"/></text:p>
      <text:p text:style-name="P15"><text:s text:c="8"/>dessiner(fenetre, black,[20, 227, 450, 40],1)</text:p>
      <text:p text:style-name="P15"><text:s text:c="8"/>potionarmure3=ecrire("Enorme potion d'armure",True, black)</text:p>
      <text:p text:style-name="P15"><text:s text:c="8"/>fenetre.blit(potionarmure3,(80,235))</text:p>
      <text:p text:style-name="P15"><text:s text:c="8"/>fenetre.blit(charger("data/potiona3_40.png"),(40,227))</text:p>
      <text:p text:style-name="P15"><text:s text:c="8"/>fenetre.blit(ecrire(str(Joueur.potionarmure3),True,black),(410,235))</text:p>
      <text:p text:style-name="P15"><text:s text:c="8"/></text:p>
      <text:p text:style-name="P15"><text:s text:c="8"/>dessiner(fenetre, black,[20, 272, 450, 40],1)</text:p>
      <text:p text:style-name="P15"><text:s text:c="8"/>potionforce1=ecrire("Petite potion de force",True, black)</text:p>
      <text:p text:style-name="P15"><text:s text:c="8"/>fenetre.blit(potionforce1,(80,280))</text:p>
      <text:p text:style-name="P15"><text:s text:c="8"/>fenetre.blit(charger("data/potionf2_40.png"),(40,272))</text:p>
      <text:p text:style-name="P15"><text:s text:c="8"/>fenetre.blit(ecrire(str(Joueur.potionforce1),True,black),(410,280))</text:p>
      <text:p text:style-name="P15"><text:s text:c="8"/></text:p>
      <text:p text:style-name="P15"><text:s text:c="8"/>dessiner(fenetre, black,[20, 317, 450, 40],1)</text:p>
      <text:p text:style-name="P15"><text:s text:c="8"/>potionforce2=ecrire("Grande potion de force",True, black)</text:p>
      <text:p text:style-name="P15"><text:s text:c="8"/>fenetre.blit(potionforce2,(80,325))</text:p>
      <text:p text:style-name="P15"><text:s text:c="8"/>fenetre.blit(charger("data/potionf1_40.png"),(40,317))</text:p>
      <text:p text:style-name="P15"><text:s text:c="8"/>fenetre.blit(ecrire(str(Joueur.potionforce2),True,black),(410,325))</text:p>
      <text:p text:style-name="P15"><text:s text:c="8"/></text:p>
      <text:p text:style-name="P15"><text:s text:c="8"/>dessiner(fenetre, black,[20, 362, 450, 40],1)</text:p>
      <text:p text:style-name="P15"><text:s text:c="8"/>potionforce3=ecrire("Enorme potion de force",True, black)</text:p>
      <text:p text:style-name="P15"><text:s text:c="8"/>fenetre.blit(potionforce3,(80,370))</text:p>
      <text:p text:style-name="P15"><text:s text:c="8"/>fenetre.blit(charger("data/potionf3_40.png"),(40,362))</text:p>
      <text:p text:style-name="P15"><text:s text:c="8"/>fenetre.blit(ecrire(str(Joueur.potionforce3),True,black),(410,370))</text:p>
      <text:p text:style-name="P15"><text:s text:c="8"/></text:p>
      <text:p text:style-name="P15"><text:s text:c="8"/>dessiner(fenetre, black,[20, 407, 450, 40],1)</text:p>
      <text:p text:style-name="P15"><text:s text:c="8"/>potioncritique1=ecrire("Petite potion de critique",True, black)</text:p>
      <text:p text:style-name="P15"><text:s text:c="8"/>fenetre.blit(potioncritique1,(80,415))</text:p>
      <text:p text:style-name="P15"><text:s text:c="8"/>fenetre.blit(charger("data/potioncrit2_40.png"),(40,407))</text:p>
      <text:p text:style-name="P15"><text:s text:c="8"/>fenetre.blit(ecrire(str(Joueur.potioncritique1),True,black),(410,415))</text:p>
      <text:p text:style-name="P15"><text:s text:c="8"/></text:p>
      <text:p text:style-name="P15"><text:s text:c="8"/>dessiner(fenetre, black,[20, 452, 450, 40],1)</text:p>
      <text:p text:style-name="P15"><text:s text:c="8"/>potioncritique2=ecrire("Grande potion de critique",True, black)</text:p>
      <text:p text:style-name="P15"><text:s text:c="8"/>fenetre.blit(potioncritique2,(80,460))</text:p>
      <text:p text:style-name="P15"><text:s text:c="8"/>fenetre.blit(charger("data/perso.png"),(40,452))</text:p>
      <text:p text:style-name="P15"><text:s text:c="8"/>fenetre.blit(ecrire(str(Joueur.potioncritique2),True,black),(410,460))</text:p>
      <text:p text:style-name="P15"><text:s text:c="8"/></text:p>
      <text:p text:style-name="P15"><text:s text:c="8"/>dessiner(fenetre, black,[20, 497, 450, 40],1)</text:p>
      <text:p text:style-name="P15"><text:s text:c="8"/>potioncritique3=ecrire("Enorme potion de critique",True, black)</text:p>
      <text:p text:style-name="P15"><text:s text:c="8"/>fenetre.blit(potioncritique3,(80,505))</text:p>
      <text:p text:style-name="P15"><text:s text:c="8"/>fenetre.blit(charger("data/perso.png"),(40,497))</text:p>
      <text:p text:style-name="P15"><text:s text:c="8"/>fenetre.blit(ecrire(str(Joueur.potioncritique3),True,black),(410,505))</text:p>
      <text:p text:style-name="P15"><text:s text:c="8"/></text:p>
      <text:p text:style-name="P15"><text:s text:c="8"/>dessiner(fenetre, black,[20, 542, 450, 40],1)</text:p>
      <text:p text:style-name="P15"><text:s text:c="8"/>potionvitesse=ecrire("Potion de vitesse",True, black)</text:p>
      <text:p text:style-name="P15"><text:s text:c="8"/>fenetre.blit(potionvitesse,(80,550))</text:p>
      <text:p text:style-name="P15"><text:s text:c="8"/>fenetre.blit(charger("data/potionvit1_40.png"),(40,542))</text:p>
      <text:p text:style-name="P15"><text:s text:c="8"/>fenetre.blit(ecrire(str(Joueur.potionvitesse),True,black),(410,550))</text:p>
      <text:p text:style-name="P15"><text:s text:c="8"/></text:p>
      <text:p text:style-name="P15"><text:s text:c="8"/>dessiner(fenetre, black,[20, 587, 450, 40],1)</text:p>
      <text:p text:style-name="P15"><text:s text:c="8"/>potionprecision=ecrire("Potion de precision",True, black)</text:p>
      <text:p text:style-name="P15"><text:s text:c="8"/>fenetre.blit(potionprecision,(80,595))</text:p>
      <text:p text:style-name="P15"><text:s text:c="8"/>fenetre.blit(charger("data/perso.png"),(40,587))</text:p>
      <text:p text:style-name="P15"><text:s text:c="8"/>fenetre.blit(ecrire(str(Joueur.potionprecision),True,black),(410,595))</text:p>
      <text:p text:style-name="P15"/>
      <text:p text:style-name="P15"><text:tab/><text:tab/>#affichage des stats du personnage</text:p>
      <text:p text:style-name="P15"><text:tab/><text:tab/>#affichage de la vie</text:p>
      <text:p text:style-name="P15"><text:s text:c="8"/>pvperso=ecrire("Pv: "+str(Joueur.pv),True,black)</text:p>
      <text:p text:style-name="P15"><text:s text:c="8"/>pvperso_rect=pvperso.get_rect()</text:p>
      <text:p text:style-name="P15"><text:s text:c="8"/>pvperso_rect.right = 630</text:p>
      <text:p text:style-name="P15"><text:s text:c="8"/>pvperso_rect.top = 10</text:p>
      <text:p text:style-name="P15"><text:soft-page-break/><text:s text:c="8"/>fenetre.blit(pvperso,pvperso_rect)</text:p>
      <text:p text:style-name="P15"><text:tab/><text:tab/>#affichage de l'armure</text:p>
      <text:p text:style-name="P15"><text:s text:c="8"/>if Joueur.defen &gt; 90:</text:p>
      <text:p text:style-name="P15"><text:s text:c="12"/>armureperso=ecrire("Defense: "+str(90),True,black)</text:p>
      <text:p text:style-name="P15"><text:s text:c="8"/>else:</text:p>
      <text:p text:style-name="P15"><text:s text:c="12"/>armureperso=ecrire("Defense: "+str(Joueur.defen),True,black)</text:p>
      <text:p text:style-name="P15"><text:s text:c="8"/>armureperso_rect=armureperso.get_rect()</text:p>
      <text:p text:style-name="P15"><text:s text:c="8"/>armureperso_rect.right = 630</text:p>
      <text:p text:style-name="P15"><text:s text:c="8"/>armureperso_rect.top = 35</text:p>
      <text:p text:style-name="P15"><text:s text:c="8"/>fenetre.blit(armureperso,armureperso_rect)</text:p>
      <text:p text:style-name="P15"><text:s text:c="8"/>#affichage de l'attaque</text:p>
      <text:p text:style-name="P15"><text:s text:c="8"/>atkperso=ecrire("Attaque: "+str(Joueur.atk),True,black)</text:p>
      <text:p text:style-name="P15"><text:s text:c="8"/>atkperso_rect=atkperso.get_rect()</text:p>
      <text:p text:style-name="P15"><text:s text:c="8"/>atkperso_rect.right = 630</text:p>
      <text:p text:style-name="P15"><text:s text:c="8"/>atkperso_rect.top = 60</text:p>
      <text:p text:style-name="P15"><text:s text:c="8"/>fenetre.blit(atkperso,atkperso_rect)</text:p>
      <text:p text:style-name="P15"><text:s text:c="8"/>#affichage de la magie</text:p>
      <text:p text:style-name="P15"><text:s text:c="8"/>magperso=ecrire("Magie: "+str(Joueur.mag),True,black)</text:p>
      <text:p text:style-name="P15"><text:s text:c="8"/>magperso_rect=magperso.get_rect()</text:p>
      <text:p text:style-name="P15"><text:s text:c="8"/>magperso_rect.right = 630</text:p>
      <text:p text:style-name="P15"><text:s text:c="8"/>magperso_rect.top = 85</text:p>
      <text:p text:style-name="P15"><text:s text:c="8"/>fenetre.blit(magperso,magperso_rect)</text:p>
      <text:p text:style-name="P15"><text:s text:c="8"/>#affichage de la resistance</text:p>
      <text:p text:style-name="P15"><text:s text:c="8"/>resperso=ecrire("Resistance: "+str(Joueur.res),True,black)</text:p>
      <text:p text:style-name="P15"><text:s text:c="8"/>resperso_rect=resperso.get_rect()</text:p>
      <text:p text:style-name="P15"><text:s text:c="8"/>resperso_rect.right = 630</text:p>
      <text:p text:style-name="P15"><text:s text:c="8"/>resperso_rect.top = 110</text:p>
      <text:p text:style-name="P15"><text:s text:c="8"/>fenetre.blit(resperso,resperso_rect) <text:s text:c="7"/></text:p>
      <text:p text:style-name="P15"><text:s text:c="8"/>#affichage de la vitesse</text:p>
      <text:p text:style-name="P15"><text:s text:c="8"/>vitperso=ecrire("Vitesse: "+str(Joueur.vit),True,black)</text:p>
      <text:p text:style-name="P15"><text:s text:c="8"/>vitperso_rect=vitperso.get_rect()</text:p>
      <text:p text:style-name="P15"><text:s text:c="8"/>vitperso_rect.right = 630</text:p>
      <text:p text:style-name="P15"><text:s text:c="8"/>vitperso_rect.top = 135</text:p>
      <text:p text:style-name="P15"><text:s text:c="8"/>fenetre.blit(vitperso,vitperso_rect) <text:s text:c="7"/></text:p>
      <text:p text:style-name="P15"><text:s text:c="8"/>#affichage de la precision</text:p>
      <text:p text:style-name="P15"><text:s text:c="8"/>precperso=ecrire("Precision: "+str(Joueur.prec),True,black)</text:p>
      <text:p text:style-name="P15"><text:s text:c="8"/>precperso_rect=precperso.get_rect()</text:p>
      <text:p text:style-name="P15"><text:s text:c="8"/>precperso_rect.right = 630</text:p>
      <text:p text:style-name="P15"><text:s text:c="8"/>precperso_rect.top = 160</text:p>
      <text:p text:style-name="P15"><text:s text:c="8"/>fenetre.blit(precperso,precperso_rect) <text:s text:c="7"/></text:p>
      <text:p text:style-name="P15"><text:s text:c="8"/>#affichage des critique</text:p>
      <text:p text:style-name="P15"><text:s text:c="8"/>critperso=ecrire("Critique: "+str(Joueur.crit),True,black)</text:p>
      <text:p text:style-name="P15"><text:s text:c="8"/>critperso_rect=critperso.get_rect()</text:p>
      <text:p text:style-name="P15"><text:s text:c="8"/>critperso_rect.right = 630</text:p>
      <text:p text:style-name="P15"><text:s text:c="8"/>critperso_rect.top = 185</text:p>
      <text:p text:style-name="P15"><text:s text:c="8"/>fenetre.blit(critperso,critperso_rect)</text:p>
      <text:p text:style-name="P15"><text:s text:c="8"/></text:p>
      <text:p text:style-name="P15"><text:s text:c="8"/>for event in pygame.event.get():</text:p>
      <text:p text:style-name="P15"><text:s text:c="12"/>if event.type == KEYDOWN:</text:p>
      <text:p text:style-name="P15"><text:s text:c="16"/>if event.key == K_i:</text:p>
      <text:p text:style-name="P15"><text:s text:c="20"/>continuer = 0</text:p>
      <text:p text:style-name="P15"><text:s text:c="16"/>if event.key == K_DOWN or event.key == K_RIGHT:</text:p>
      <text:p text:style-name="P15"><text:s text:c="20"/>if position_bouton &lt;13:</text:p>
      <text:p text:style-name="P15"><text:s text:c="24"/>position_bouton += 1</text:p>
      <text:p text:style-name="P15"><text:s text:c="16"/>if event.key == K_UP or event.key == K_LEFT:</text:p>
      <text:p text:style-name="P15"><text:s text:c="20"/>if position_bouton &gt;0:</text:p>
      <text:p text:style-name="P15"><text:s text:c="24"/>position_bouton -= 1</text:p>
      <text:p text:style-name="P15"><text:s text:c="16"/>if event.key == K_RETURN:</text:p>
      <text:p text:style-name="P15"><text:s text:c="20"/>if position_bouton==0:</text:p>
      <text:p text:style-name="P15"><text:s text:c="24"/>Joueur.action="vie1"</text:p>
      <text:p text:style-name="P15"><text:s text:c="20"/>if position_bouton==1:</text:p>
      <text:p text:style-name="P15"><text:s text:c="24"/>Joueur.action="vie2"</text:p>
      <text:p text:style-name="P15"><text:s text:c="20"/>if position_bouton==2:</text:p>
      <text:p text:style-name="P15"><text:soft-page-break/><text:s text:c="24"/>Joueur.action="vie3"</text:p>
      <text:p text:style-name="P15"><text:s text:c="20"/>if position_bouton==3:</text:p>
      <text:p text:style-name="P15"><text:s text:c="24"/>Joueur.action="armure1"</text:p>
      <text:p text:style-name="P15"><text:s text:c="20"/>if position_bouton==4:</text:p>
      <text:p text:style-name="P15"><text:s text:c="24"/>Joueur.action="armure2"</text:p>
      <text:p text:style-name="P15"><text:s text:c="20"/>if position_bouton==5:</text:p>
      <text:p text:style-name="P15"><text:s text:c="24"/>Joueur.action="armure3"</text:p>
      <text:p text:style-name="P15"><text:s text:c="20"/>if position_bouton==6:</text:p>
      <text:p text:style-name="P15"><text:s text:c="24"/>Joueur.action="force1"</text:p>
      <text:p text:style-name="P15"><text:s text:c="20"/>if position_bouton==7:</text:p>
      <text:p text:style-name="P15"><text:s text:c="24"/>Joueur.action="force2"</text:p>
      <text:p text:style-name="P15"><text:s text:c="20"/>if position_bouton==8:</text:p>
      <text:p text:style-name="P15"><text:s text:c="24"/>Joueur.action="force3"</text:p>
      <text:p text:style-name="P15"><text:s text:c="20"/>if position_bouton==9:</text:p>
      <text:p text:style-name="P15"><text:s text:c="24"/>Joueur.action="critique1"</text:p>
      <text:p text:style-name="P15"><text:s text:c="20"/>if position_bouton==10:</text:p>
      <text:p text:style-name="P15"><text:s text:c="24"/>Joueur.action="critique2"</text:p>
      <text:p text:style-name="P15"><text:s text:c="20"/>if position_bouton==11:</text:p>
      <text:p text:style-name="P15"><text:s text:c="24"/>Joueur.action="critique3"</text:p>
      <text:p text:style-name="P15"><text:s text:c="20"/>if position_bouton==12:</text:p>
      <text:p text:style-name="P15"><text:s text:c="24"/>Joueur.action="vitesse"</text:p>
      <text:p text:style-name="P15"><text:s text:c="20"/>if position_bouton==13:</text:p>
      <text:p text:style-name="P15"><text:s text:c="24"/>Joueur.action="precision"</text:p>
      <text:p text:style-name="P15"><text:s text:c="20"/>Joueur.popo_actif()</text:p>
      <text:p text:style-name="P15"><text:s text:c="20"/></text:p>
      <text:p text:style-name="P15"><text:s text:c="8"/>pygame.display.flip()</text:p>
      <text:p text:style-name="P25">Catre/<text:span text:style-name="T1">menu</text:span>.py</text:p>
      <text:p text:style-name="P15"/>
      <text:p text:style-name="P15">import pygame</text:p>
      <text:p text:style-name="P15">from pygame.locals import *</text:p>
      <text:p text:style-name="P15">pygame.init()</text:p>
      <text:p text:style-name="P15"/>
      <text:p text:style-name="P15">#definition des couleurs</text:p>
      <text:p text:style-name="P15">black=(0,0,0)</text:p>
      <text:p text:style-name="P15">white=(0xFF,0xFF,0xFF)</text:p>
      <text:p text:style-name="P15">jaune=(255, 255, 153)</text:p>
      <text:p text:style-name="P15"/>
      <text:p text:style-name="P15">#creation des variables pour ecrire un texte</text:p>
      <text:p text:style-name="P15">font = pygame.font.SysFont('Calibri', 25, True, False)</text:p>
      <text:p text:style-name="P15">ecrire = font.render</text:p>
      <text:p text:style-name="P15"/>
      <text:p text:style-name="P15">#creation de la vatiable permettant de dessiner des rectangles</text:p>
      <text:p text:style-name="P15">dessiner=pygame.draw.rect</text:p>
      <text:p text:style-name="P15"/>
      <text:p text:style-name="P15">def start_menu(fenetre,joueur):</text:p>
      <text:p text:style-name="P15"><text:s text:c="4"/></text:p>
      <text:p text:style-name="P15"><text:s text:c="4"/>fenetre.fill(white)</text:p>
      <text:p text:style-name="P15"><text:s text:c="4"/>position_bouton=0</text:p>
      <text:p text:style-name="P15"><text:s text:c="4"/>img_menu = pygame.image.load("data/imagemenu.jpg")</text:p>
      <text:p text:style-name="P15"><text:s text:c="4"/>text1 = ecrire("Sebastien"+" "+"Assassin Magique",True,black)</text:p>
      <text:p text:style-name="P15"><text:s text:c="4"/>text2 = ecrire("Nassim"+" "+"Assassin Physique",True,black)</text:p>
      <text:p text:style-name="P15"><text:s text:c="4"/>text3 = ecrire("Pierre Antoine"+" "+"Combattant",True,black)</text:p>
      <text:p text:style-name="P15"><text:s text:c="4"/>text4 = ecrire("Emeric"+" "+"Mage",True,black)</text:p>
      <text:p text:style-name="P15"><text:s text:c="4"/>text5 = ecrire("Clarisse"+" "+"Soigneur",True,black)</text:p>
      <text:p text:style-name="P15"><text:s text:c="4"/>text6 = ecrire("Martin"+" "+"Archer",True,black)</text:p>
      <text:p text:style-name="P15"><text:s text:c="4"/></text:p>
      <text:p text:style-name="P15"><text:s text:c="4"/>while True:</text:p>
      <text:p text:style-name="P15"><text:s text:c="8"/>fenetre.blit(img_menu,[0,0])</text:p>
      <text:p text:style-name="P15"><text:s text:c="8"/>pygame.draw.rect(fenetre, black, [170, 227+64*position_bouton, 300, 64], 3)</text:p>
      <text:p text:style-name="P15"><text:s text:c="8"/>dessiner(fenetre, black, [170, 547, 300, 64], 1)</text:p>
      <text:p text:style-name="P15"><text:s text:c="8"/>dessiner(fenetre, black, [170, 483, 300, 64], 1)</text:p>
      <text:p text:style-name="P15"><text:s text:c="8"/>dessiner(fenetre, black, [170, 419, 300, 64], 1)</text:p>
      <text:p text:style-name="P15"><text:s text:c="8"/>dessiner(fenetre, black, [170, 355, 300, 64], 1)</text:p>
      <text:p text:style-name="P15"><text:s text:c="8"/>dessiner(fenetre, black, [170, 291, 300, 64], 1)</text:p>
      <text:p text:style-name="P15"><text:s text:c="8"/>dessiner(fenetre, black, [170, 227, 300, 64], 1)</text:p>
      <text:p text:style-name="P15"><text:s text:c="8"/></text:p>
      <text:p text:style-name="P15"><text:s text:c="8"/>fenetre.blit(text6, text6.get_rect(center=(fenetre.get_width()/2, 579)))</text:p>
      <text:p text:style-name="P15"><text:s text:c="8"/>fenetre.blit(text5, text5.get_rect(center=(fenetre.get_width()/2, 515)))</text:p>
      <text:p text:style-name="P15"><text:s text:c="8"/>fenetre.blit(text4, text4.get_rect(center=(fenetre.get_width()/2, 451)))</text:p>
      <text:p text:style-name="P15"><text:s text:c="8"/>fenetre.blit(text3, text3.get_rect(center=(fenetre.get_width()/2, 387)))</text:p>
      <text:p text:style-name="P15"><text:s text:c="8"/>fenetre.blit(text2, text2.get_rect(center=(fenetre.get_width()/2, 323)))</text:p>
      <text:p text:style-name="P15"><text:s text:c="8"/>fenetre.blit(text1, text1.get_rect(center=(fenetre.get_width()/2, 259)))</text:p>
      <text:p text:style-name="P15"><text:s text:c="8"/></text:p>
      <text:p text:style-name="P15"><text:s text:c="8"/>for event in pygame.event.get():</text:p>
      <text:p text:style-name="P15"><text:s text:c="12"/>if event.type == QUIT:</text:p>
      <text:p text:style-name="P15"><text:s text:c="16"/>return "End"</text:p>
      <text:p text:style-name="P15"><text:s text:c="12"/>if event.type == KEYDOWN:</text:p>
      <text:p text:style-name="P15"><text:s text:c="16"/>if event.key == K_DOWN or event.key == K_RIGHT:</text:p>
      <text:p text:style-name="P15"><text:s text:c="20"/>if position_bouton &lt;5:</text:p>
      <text:p text:style-name="P15"><text:s text:c="24"/>position_bouton += 1</text:p>
      <text:p text:style-name="P15"><text:s text:c="16"/>if event.key == K_UP or event.key == K_LEFT:</text:p>
      <text:p text:style-name="P15"><text:s text:c="20"/>if position_bouton &gt;0:</text:p>
      <text:p text:style-name="P15"><text:s text:c="24"/>position_bouton -= 1</text:p>
      <text:p text:style-name="P15"><text:s text:c="16"/>if event.key == K_RETURN:</text:p>
      <text:p text:style-name="P15"><text:s text:c="20"/>if position_bouton == 0:</text:p>
      <text:p text:style-name="P15"><text:s text:c="24"/>pygame.mixer.music.load('data/01 - Chanson Pour l Auvergnat.mp3')</text:p>
      <text:p text:style-name="P15"><text:s text:c="24"/>#pygame.mixer.music.play(-1)</text:p>
      <text:p text:style-name="P15"><text:s text:c="24"/>return joueur[0]()</text:p>
      <text:p text:style-name="P15"><text:s text:c="20"/>if position_bouton == 1:</text:p>
      <text:p text:style-name="P15"><text:soft-page-break/><text:s text:c="24"/>pygame.mixer.music.load('data/01 - Chanson Pour l Auvergnat.mp3')</text:p>
      <text:p text:style-name="P15"><text:s text:c="24"/>#pygame.mixer.music.play(-1)</text:p>
      <text:p text:style-name="P15"><text:s text:c="24"/>return joueur[1]()</text:p>
      <text:p text:style-name="P15"><text:s text:c="20"/>if position_bouton == 2:</text:p>
      <text:p text:style-name="P15"><text:s text:c="24"/>pygame.mixer.music.load('data/01 - Chanson Pour l Auvergnat.mp3')</text:p>
      <text:p text:style-name="P15"><text:s text:c="24"/>#pygame.mixer.music.play(-1)</text:p>
      <text:p text:style-name="P15"><text:s text:c="24"/>return joueur[2]()</text:p>
      <text:p text:style-name="P15"><text:s text:c="20"/>if position_bouton == 3:</text:p>
      <text:p text:style-name="P15"><text:s text:c="24"/>pygame.mixer.music.load('data/01 - Chanson Pour l Auvergnat.mp3')</text:p>
      <text:p text:style-name="P15"><text:s text:c="24"/>#pygame.mixer.music.play(-1)</text:p>
      <text:p text:style-name="P15"><text:s text:c="24"/>return joueur[3]()</text:p>
      <text:p text:style-name="P15"><text:s text:c="20"/>if position_bouton == 4:</text:p>
      <text:p text:style-name="P15"><text:s text:c="24"/>pygame.mixer.music.load('data/01 - Chanson Pour l Auvergnat.mp3')</text:p>
      <text:p text:style-name="P15"><text:s text:c="24"/>#pygame.mixer.music.play(-1)</text:p>
      <text:p text:style-name="P15"><text:s text:c="24"/>return joueur[4]()</text:p>
      <text:p text:style-name="P15"><text:s text:c="20"/>if position_bouton == 5:</text:p>
      <text:p text:style-name="P15"><text:s text:c="24"/>pygame.mixer.music.load('data/01 - Chanson Pour l Auvergnat.mp3')</text:p>
      <text:p text:style-name="P15"><text:s text:c="24"/>#pygame.mixer.music.play(-1)</text:p>
      <text:p text:style-name="P15"><text:s text:c="24"/>return joueur[5]()</text:p>
      <text:p text:style-name="P15"><text:s text:c="8"/>pygame.display.flip()</text:p>
      <text:p text:style-name="P15"><text:s text:c="4"/></text:p>
      <text:p text:style-name="P15">def menupause(fenetre,joueur):</text:p>
      <text:p text:style-name="P15"><text:s text:c="4"/>pygame.mixer.music.stop()</text:p>
      <text:p text:style-name="P15"><text:s text:c="4"/>position_bouton = 0</text:p>
      <text:p text:style-name="P15"><text:s text:c="4"/>grandtitre=pygame.font.Font('data/fonts/old_london/OldLondon.ttf',55)</text:p>
      <text:p text:style-name="P15"><text:s text:c="4"/>text1 = ecrire("Reprendre",True,black)</text:p>
      <text:p text:style-name="P15"><text:s text:c="4"/>text2 = ecrire("Menu Principal",True,black)</text:p>
      <text:p text:style-name="P15"><text:s text:c="4"/>text3 = ecrire("Retour au Bureau",True,black)</text:p>
      <text:p text:style-name="P15"><text:s text:c="4"/>titre1=grandtitre.render("MENU PAUSE", True, black)</text:p>
      <text:p text:style-name="P15"><text:s text:c="4"/>while True:</text:p>
      <text:p text:style-name="P15"><text:s text:c="8"/>fenetre.fill(jaune)</text:p>
      <text:p text:style-name="P15"><text:s text:c="8"/>dessiner(fenetre, black, [170, 379+84*position_bouton, 300, 64], 3)</text:p>
      <text:p text:style-name="P15"><text:s text:c="8"/>dessiner(fenetre, black, [170, 379, 300, 64], 1)</text:p>
      <text:p text:style-name="P15"><text:s text:c="8"/>dessiner(fenetre, black, [170, 463, 300, 64], 1)</text:p>
      <text:p text:style-name="P15"><text:s text:c="8"/>dessiner(fenetre, black, [170, 547, 300, 64], 1)</text:p>
      <text:p text:style-name="P15"><text:s text:c="8"/>fenetre.blit(titre1, titre1.get_rect(center=(fenetre.get_width()/2, 60)))</text:p>
      <text:p text:style-name="P15"><text:s text:c="8"/>fenetre.blit(text1, text1.get_rect(center=(fenetre.get_width()/2, 411)))</text:p>
      <text:p text:style-name="P15"><text:s text:c="8"/>fenetre.blit(text2, text2.get_rect(center=(fenetre.get_width()/2, 495)))</text:p>
      <text:p text:style-name="P15"><text:s text:c="8"/>fenetre.blit(text3, text3.get_rect(center=(fenetre.get_width()/2, 579)))</text:p>
      <text:p text:style-name="P15"><text:s text:c="8"/></text:p>
      <text:p text:style-name="P15"><text:s text:c="8"/>for event in pygame.event.get():</text:p>
      <text:p text:style-name="P15"><text:s text:c="12"/>if event.type == QUIT:</text:p>
      <text:p text:style-name="P15"><text:s text:c="16"/>return "End"</text:p>
      <text:p text:style-name="P15"><text:s text:c="12"/>if event.type == KEYDOWN:</text:p>
      <text:p text:style-name="P15"><text:s text:c="16"/>if event.key == K_RETURN:</text:p>
      <text:p text:style-name="P15"><text:s text:c="20"/>if position_bouton == 0:</text:p>
      <text:p text:style-name="P15"><text:s text:c="24"/>return None</text:p>
      <text:p text:style-name="P15"><text:s text:c="20"/>if position_bouton == 1:</text:p>
      <text:p text:style-name="P15"><text:s text:c="24"/>return start_menu(fenetre,joueur)</text:p>
      <text:p text:style-name="P15"><text:s text:c="20"/>if position_bouton == 2:</text:p>
      <text:p text:style-name="P15"><text:s text:c="24"/>return "End"</text:p>
      <text:p text:style-name="P15"><text:s text:c="16"/>if event.key == K_ESCAPE:</text:p>
      <text:p text:style-name="P15"><text:s text:c="20"/>pygame.mixer.music.load('data/compo 1.wav')</text:p>
      <text:p text:style-name="P15"><text:s text:c="20"/>pygame.mixer.music.play(-1)</text:p>
      <text:p text:style-name="P15"><text:s text:c="20"/>return None</text:p>
      <text:p text:style-name="P15"><text:s text:c="16"/>if event.key == K_DOWN or event.key == K_RIGHT:</text:p>
      <text:p text:style-name="P15"><text:s text:c="20"/>if position_bouton &lt;2:</text:p>
      <text:p text:style-name="P15"><text:s text:c="24"/>position_bouton += 1</text:p>
      <text:p text:style-name="P15"><text:s text:c="16"/>if event.key == K_UP or event.key == K_LEFT:</text:p>
      <text:p text:style-name="P15"><text:s text:c="20"/>if position_bouton &gt;0:</text:p>
      <text:p text:style-name="P15"><text:s text:c="24"/>position_bouton -= 1</text:p>
      <text:p text:style-name="P15"><text:s text:c="8"/>pygame.display.flip()</text:p>
      <text:p text:style-name="P25">Catre/<text:span text:style-name="T4">objet</text:span>.py</text:p>
      <text:p text:style-name="P13"/>
      <text:p text:style-name="P16"># -*- coding: utf-8 -*-</text:p>
      <text:p text:style-name="P16">import pygame</text:p>
      <text:p text:style-name="P16">from pygame.locals import*</text:p>
      <text:p text:style-name="P16"/>
      <text:p text:style-name="P16">from cases import*</text:p>
      <text:p text:style-name="P16">from carte import*</text:p>
      <text:p text:style-name="P16">import sys</text:p>
      <text:p text:style-name="P16">sys.path.append("..")</text:p>
      <text:p text:style-name="P16">import combat.combat as combat</text:p>
      <text:p text:style-name="P16">import subprocess</text:p>
      <text:p text:style-name="P16"/>
      <text:p text:style-name="P16">class objet:</text:p>
      <text:p text:style-name="P16"><text:s text:c="4"/>def __init__(self, carte, x, y):</text:p>
      <text:p text:style-name="P16"><text:s text:c="8"/>if carte.matrice_objet[x][y] == None and carte.matrice_case[x][y]:</text:p>
      <text:p text:style-name="P16"><text:s text:c="12"/>self.carte = carte</text:p>
      <text:p text:style-name="P16"><text:s text:c="12"/>carte.placer_obj(self, x, y)</text:p>
      <text:p text:style-name="P16"><text:s text:c="12"/>self.posx = x</text:p>
      <text:p text:style-name="P16"><text:s text:c="12"/>self.posy = y</text:p>
      <text:p text:style-name="P16"><text:s text:c="12"/>self.rep = "X"</text:p>
      <text:p text:style-name="P16"><text:s text:c="8"/>else:</text:p>
      <text:p text:style-name="P16"><text:s text:c="12"/>self.carte = None</text:p>
      <text:p text:style-name="P16"><text:s text:c="12"/>self.posx = 0</text:p>
      <text:p text:style-name="P16"><text:s text:c="12"/>self.posy = 0</text:p>
      <text:p text:style-name="P16"><text:s text:c="12"/>self.rep = "X"</text:p>
      <text:p text:style-name="P16"><text:s text:c="4"/></text:p>
      <text:p text:style-name="P16"><text:s text:c="4"/>def interagir(self):</text:p>
      <text:p text:style-name="P16"><text:s text:c="8"/>pass</text:p>
      <text:p text:style-name="P16"><text:s text:c="4"/>def effacer(self):</text:p>
      <text:p text:style-name="P16"><text:s text:c="8"/>self.carte.effacer_obj(self.posx, self.posy)</text:p>
      <text:p text:style-name="P16"><text:s text:c="16"/></text:p>
      <text:p text:style-name="P16">class obj_boug(objet):</text:p>
      <text:p text:style-name="P16"><text:s text:c="4"/>def __init__(self, carte, x, y):</text:p>
      <text:p text:style-name="P16"><text:s text:c="8"/>objet.__init__(self, carte, x, y)</text:p>
      <text:p text:style-name="P16"><text:s text:c="8"/>self.direction = "gauche"</text:p>
      <text:p text:style-name="P16"><text:s text:c="8"/>self.dict_dir = {"gauche":(-1, 0), "droite":(1, 0), "haut":(0, -1), "bas":(0, 1)}</text:p>
      <text:p text:style-name="P16"><text:s text:c="8"/>self.image = pygame.image.load("data/perso.png").convert_alpha()</text:p>
      <text:p text:style-name="P16"><text:s text:c="4"/>def ch_direction(self, direction):</text:p>
      <text:p text:style-name="P16"><text:s text:c="8"/>if direction in ["haut", "bas", "gauche", "droite"]:</text:p>
      <text:p text:style-name="P16"><text:s text:c="12"/>self.direction = direction</text:p>
      <text:p text:style-name="P16"><text:s text:c="12"/>return True</text:p>
      <text:p text:style-name="P16"><text:s text:c="8"/>else:</text:p>
      <text:p text:style-name="P16"><text:s text:c="12"/>return False</text:p>
      <text:p text:style-name="P16"><text:s text:c="8"/></text:p>
      <text:p text:style-name="P16"><text:s text:c="4"/>def avancer(self):</text:p>
      <text:p text:style-name="P16"><text:s text:c="8"/>if self.carte.est_marchable(self.posx+self.dict_dir[self.direction][0], self.posy+self.dict_dir[self.direction][1]) == True:</text:p>
      <text:p text:style-name="P16"><text:s text:c="12"/>if self.carte.obj_vide(self.posx+self.dict_dir[self.direction][0], self.posy+self.dict_dir[self.direction][1]) == True: <text:s/></text:p>
      <text:p text:style-name="P16"><text:s text:c="12"/></text:p>
      <text:p text:style-name="P16"><text:s text:c="16"/>self.carte.deplacer((self.posx, self.posy), (self.posx+self.dict_dir[self.direction][0], self.posy+self.dict_dir[self.direction][1]))</text:p>
      <text:p text:style-name="P16"><text:s text:c="16"/>self.posx = self.posx+self.dict_dir[self.direction][0]</text:p>
      <text:p text:style-name="P16"><text:s text:c="16"/>self.posy = self.posy+self.dict_dir[self.direction][1]</text:p>
      <text:p text:style-name="P16"><text:s text:c="16"/></text:p>
      <text:p text:style-name="P16"/>
      <text:p text:style-name="P16"/>
      <text:p text:style-name="P16">class perso(obj_boug):</text:p>
      <text:p text:style-name="P16"><text:s text:c="4"/>def __init__(self, carte, x, y, images):</text:p>
      <text:p text:style-name="P16"><text:s text:c="8"/>obj_boug.__init__(self, carte , x, y)</text:p>
      <text:p text:style-name="P16"><text:s text:c="8"/>self.dict_images = {"gauche": images[0],"droite": images[1],"haut":images[2],"bas":images[3]}</text:p>
      <text:p text:style-name="P16"><text:s text:c="8"/>self.stade_animation = 0</text:p>
      <text:p text:style-name="P16"><text:soft-page-break/><text:s text:c="8"/>self.inc = 0</text:p>
      <text:p text:style-name="P16"><text:s text:c="4"/>def avancer(self):</text:p>
      <text:p text:style-name="P16"><text:s text:c="8"/>if self.carte.est_marchable(self.posx+self.dict_dir[self.direction][0], self.posy+self.dict_dir[self.direction][1]) == True:</text:p>
      <text:p text:style-name="P16"><text:s text:c="12"/>if self.carte.obj_vide(self.posx+self.dict_dir[self.direction][0], self.posy+self.dict_dir[self.direction][1]) == True: <text:s/></text:p>
      <text:p text:style-name="P16"><text:s text:c="12"/></text:p>
      <text:p text:style-name="P16"><text:s text:c="16"/>self.carte.deplacer((self.posx, self.posy), (self.posx+self.dict_dir[self.direction][0], self.posy+self.dict_dir[self.direction][1]))</text:p>
      <text:p text:style-name="P16"><text:s text:c="16"/>self.posx = self.posx+self.dict_dir[self.direction][0]</text:p>
      <text:p text:style-name="P16"><text:s text:c="16"/>self.posy = self.posy+self.dict_dir[self.direction][1]</text:p>
      <text:p text:style-name="P16"><text:s text:c="16"/>self.stade_animation = 1</text:p>
      <text:p text:style-name="P16"><text:s text:c="12"/>else:</text:p>
      <text:p text:style-name="P16"><text:s text:c="16"/>self.carte.matrice_objet[self.posx+self.dict_dir[self.direction][0]][self.posy+self.dict_dir[self.direction][1]].interagir()</text:p>
      <text:p text:style-name="P16"><text:s text:c="4"/></text:p>
      <text:p text:style-name="P16"><text:s text:c="4"/>def ch_direction(self, direction):</text:p>
      <text:p text:style-name="P16"><text:s text:c="8"/>if direction in ["haut", "bas", "gauche", "droite"]:</text:p>
      <text:p text:style-name="P16"><text:s text:c="12"/>self.direction = direction</text:p>
      <text:p text:style-name="P16"><text:s text:c="12"/>#self.image = self.dict_images[self.direction]</text:p>
      <text:p text:style-name="P16"><text:s text:c="12"/>return True</text:p>
      <text:p text:style-name="P16"><text:s text:c="8"/>else:</text:p>
      <text:p text:style-name="P16"><text:s text:c="12"/>return False</text:p>
      <text:p text:style-name="P16"><text:s text:c="12"/></text:p>
      <text:p text:style-name="P16"><text:s text:c="4"/>def step(self):</text:p>
      <text:p text:style-name="P16"><text:s text:c="8"/>if self.inc == 2: <text:s text:c="8"/></text:p>
      <text:p text:style-name="P16"><text:s text:c="12"/>if self.stade_animation !=0:</text:p>
      <text:p text:style-name="P16"><text:s text:c="16"/>if self.stade_animation == 8:</text:p>
      <text:p text:style-name="P16"><text:s text:c="20"/>self.stade_animation = 0</text:p>
      <text:p text:style-name="P16"><text:s text:c="16"/>else:</text:p>
      <text:p text:style-name="P16"><text:s text:c="20"/>self.stade_animation +=1</text:p>
      <text:p text:style-name="P16"><text:s text:c="12"/>self.inc = 0</text:p>
      <text:p text:style-name="P16"><text:s text:c="8"/>self.inc+=1</text:p>
      <text:p text:style-name="P16">class arbre(objet):</text:p>
      <text:p text:style-name="P16"><text:s text:c="5"/>def __init__(self, carte, x, y):</text:p>
      <text:p text:style-name="P16"><text:s text:c="9"/>objet.__init__(self, carte, x, y)</text:p>
      <text:p text:style-name="P16"><text:s text:c="9"/>self.image = pygame.image.load("data/sprite_01.png")</text:p>
      <text:p text:style-name="P16"/>
      <text:p text:style-name="P16"/>
      <text:p text:style-name="P16">class ennemi(obj_boug):</text:p>
      <text:p text:style-name="P16"><text:s text:c="5"/>def __init__(self, carte, x, y, ls_ennemi):</text:p>
      <text:p text:style-name="P16"><text:s text:c="9"/>objet.__init__(self, carte, x, y)</text:p>
      <text:p text:style-name="P16"><text:s text:c="9"/>self.ls_ennemi = ls_ennemi</text:p>
      <text:p text:style-name="P16"><text:s text:c="9"/>self.image = ls_ennemi[0].img</text:p>
      <text:p text:style-name="P16"/>
      <text:p text:style-name="P16"><text:s text:c="5"/>def interagir(self):</text:p>
      <text:p text:style-name="P16"><text:s text:c="9"/>print("combat")</text:p>
      <text:p text:style-name="P16"><text:s text:c="9"/>self.carte.combat = [True, self]</text:p>
      <text:p text:style-name="P16"/>
      <text:p text:style-name="P16"/>
      <text:p text:style-name="P16">class coffre(objet):</text:p>
      <text:p text:style-name="P16"><text:s text:c="4"/>def __init__(self, carte, x, y, contenu):</text:p>
      <text:p text:style-name="P16"><text:s text:c="8"/>objet.__init__(self, carte, x, y)</text:p>
      <text:p text:style-name="P16"><text:s text:c="8"/>self.contenu = contenu</text:p>
      <text:p text:style-name="P16"><text:s text:c="8"/>self.image_complet = pygame.image.load("data/chest2.png")</text:p>
      <text:p text:style-name="P16"><text:s text:c="8"/>self.image_fermee = self.image_complet.subsurface((0, 0, 32, 32))</text:p>
      <text:p text:style-name="P16"><text:s text:c="8"/>self.image_ouverte = self.image_complet.subsurface((32, 0, 32, 32))</text:p>
      <text:p text:style-name="P16"><text:s text:c="8"/>self.image = self.image_fermee</text:p>
      <text:p text:style-name="P16"><text:s text:c="8"/></text:p>
      <text:p text:style-name="P16"><text:s text:c="4"/>def interagir(self):</text:p>
      <text:p text:style-name="P16"><text:s text:c="8"/>for potion in self.contenu:</text:p>
      <text:p text:style-name="P16"><text:s text:c="12"/>exec("self.carte.joueur."+potion+" += 1")</text:p>
      <text:p text:style-name="P16"><text:s text:c="8"/>self.contenu = []</text:p>
      <text:p text:style-name="P16"><text:soft-page-break/><text:s text:c="8"/>self.image = self.image_ouverte</text:p>
      <text:p text:style-name="P16"/>
      <text:p text:style-name="P16">class porte(objet):</text:p>
      <text:p text:style-name="P16"><text:s text:c="4"/>def __init__(self, carte, x, y):</text:p>
      <text:p text:style-name="P16"><text:s text:c="8"/>objet.__init__(self, carte, x, y)</text:p>
      <text:p text:style-name="P16"><text:s text:c="8"/>self.image = pygame.image.load("data/sprite_07.png")</text:p>
      <text:p text:style-name="P16"><text:s text:c="4"/></text:p>
      <text:p text:style-name="P16"><text:s text:c="4"/>def interagir(self):</text:p>
      <text:p text:style-name="P16"><text:s text:c="8"/>self.effacer()</text:p>
      <text:p text:style-name="P16"><text:s text:c="8"/></text:p>
      <text:p text:style-name="P16">class porte_boss(objet):</text:p>
      <text:p text:style-name="P16"><text:s text:c="4"/>def __init__(self, carte, x, y):</text:p>
      <text:p text:style-name="P16"><text:s text:c="8"/>objet.__init__(self, carte, x, y)</text:p>
      <text:p text:style-name="P16"><text:s text:c="8"/>self.image = pygame.image.load("data/castledoors32.png")</text:p>
      <text:p text:style-name="P16"><text:s text:c="4"/></text:p>
      <text:p text:style-name="P16"><text:s text:c="4"/>def interagir(self):</text:p>
      <text:p text:style-name="P16"><text:s text:c="8"/>self.carte.changer_carte()</text:p>
      <text:p text:style-name="P16"/>
      <text:p text:style-name="P16">class boss(obj_boug):</text:p>
      <text:p text:style-name="P16"><text:s text:c="4"/>def __init__(self, carte, x, y, ls_ennemi):</text:p>
      <text:p text:style-name="P16"><text:s text:c="9"/>objet.__init__(self, carte, x, y)</text:p>
      <text:p text:style-name="P16"><text:s text:c="9"/>self.ls_ennemi = ls_ennemi</text:p>
      <text:p text:style-name="P16"><text:s text:c="9"/>self.image = ls_ennemi[0].img</text:p>
      <text:p text:style-name="P16"/>
      <text:p text:style-name="P16"><text:s text:c="4"/>def interagir(self):</text:p>
      <text:p text:style-name="P16"><text:s text:c="9"/>self.carte.combat = [True, self]</text:p>
      <text:p text:style-name="P16"/>
      <text:p text:style-name="P16"/>
      <text:p text:style-name="P16">class coffre_boss(objet):</text:p>
      <text:p text:style-name="P16"><text:s text:c="4"/>def __init__(self, carte, x, y):</text:p>
      <text:p text:style-name="P16"><text:s text:c="8"/>objet.__init__(self, carte, x, y)</text:p>
      <text:p text:style-name="P16"><text:s text:c="8"/>self.image_complet = pygame.image.load("data/chest2.png")</text:p>
      <text:p text:style-name="P16"><text:s text:c="8"/>self.image_fermee = self.image_complet.subsurface((0, 0, 32, 32))</text:p>
      <text:p text:style-name="P16"><text:s text:c="8"/>self.image_ouverte = self.image_complet.subsurface((32, 0, 32, 32))</text:p>
      <text:p text:style-name="P16"><text:s text:c="8"/>self.image = self.image_fermee</text:p>
      <text:p text:style-name="P16"><text:s text:c="4"/>def interagir(self): <text:s text:c="7"/></text:p>
      <text:p text:style-name="P16"><text:s text:c="8"/>self.carte.joueur.upgrade(self.carte.niv_carte+1)</text:p>
      <text:p text:style-name="P16"><text:s text:c="8"/>self.image = self.image_ouverte</text:p>
      <text:p text:style-name="P16"/>
      <text:p text:style-name="P16"/>
      <text:p text:style-name="P16">class Stalagmites(objet):</text:p>
      <text:p text:style-name="P16"><text:s text:c="5"/>def __init__(self, carte, x, y):</text:p>
      <text:p text:style-name="P16"><text:s text:c="9"/>objet.__init__(self, carte, x, y)</text:p>
      <text:p text:style-name="P16"><text:s text:c="9"/>self.image = pygame.image.load("data/sprite_00.png")</text:p>
      <text:p text:style-name="P16"/>
      <text:p text:style-name="P16">class pnj(objet):</text:p>
      <text:p text:style-name="P16"><text:s text:c="5"/>def __init__(self, carte, x, y):</text:p>
      <text:p text:style-name="P16"><text:s text:c="9"/>objet.__init__(self, carte, x, y)</text:p>
      <text:p text:style-name="P16"><text:s text:c="9"/>self.image = pygame.image.load("data/Sprite_RC.png")</text:p>
      <text:p text:style-name="P16"><text:s text:c="5"/></text:p>
      <text:p text:style-name="P16"><text:s text:c="5"/>def interagir(self):</text:p>
      <text:p text:style-name="P16"><text:s text:c="9"/>subprocess.call("start python RC/ElProyectoRubiksCube.py")</text:p>
      <text:p text:style-name="P26">Catre/<text:span text:style-name="T5">script</text:span>.py</text:p>
      <text:p text:style-name="P8"/>
      <text:p text:style-name="P16"># -*- coding: utf-8 -*-</text:p>
      <text:p text:style-name="P16">"""</text:p>
      <text:p text:style-name="P16">Created on Tue Apr 11 22:38:18 2017</text:p>
      <text:p text:style-name="P16"/>
      <text:p text:style-name="P16">@author: nassim</text:p>
      <text:p text:style-name="P16">"""</text:p>
      <text:p text:style-name="P16">#import sys</text:p>
      <text:p text:style-name="P16">#print u"dépasse".encode( sys.stdout.encoding )</text:p>
      <text:p text:style-name="P16"/>
      <text:p text:style-name="P16">with open("data/script.txt","r") as fichier_script:</text:p>
      <text:p text:style-name="P16"><text:s text:c="4"/>texte = []</text:p>
      <text:p text:style-name="P16"><text:s text:c="4"/>for i in range(5):</text:p>
      <text:p text:style-name="P16"><text:s text:c="8"/>texte.append(fichier_script.readline())</text:p>
      <text:p text:style-name="P16"/>
      <text:p text:style-name="P16">print texte</text:p>
      <text:p text:style-name="P16"/>
      <text:p text:style-name="P16"/>
      <text:p text:style-name="P16">class script1:</text:p>
      <text:p text:style-name="P16"><text:s text:c="4"/>'''une ligne fait exactement 39 caractères avec les paramètres de bases des caracteres'''</text:p>
      <text:p text:style-name="P16"><text:s text:c="4"/>def __init__(self, texte):</text:p>
      <text:p text:style-name="P16"><text:s text:c="8"/>self.ls_page = texte</text:p>
      <text:p text:style-name="P16"/>
      <text:p text:style-name="P16">if __name__ == "__main__":</text:p>
      <text:p text:style-name="P16"><text:s text:c="4"/>sc = script1(texte)</text:p>
      <text:p text:style-name="P16"><text:s text:c="4"/>for a in range (len(sc.ls_page)):</text:p>
      <text:p text:style-name="P16"><text:s text:c="8"/>print sc.ls_page[a]</text:p>
      <text:p text:style-name="P16"/>
      <text:p text:style-name="P16">#==============================================================================</text:p>
      <text:p text:style-name="P16"># <text:s text:c="8"/>self.page2 = u"Vous êtes un ancien membre d’une guilde".encode('utf-8')</text:p>
      <text:p text:style-name="P16"># <text:s text:c="8"/>self.page3 = "bla bla bla bla bla"</text:p>
      <text:p text:style-name="P16"># <text:s text:c="8"/>self.page4 = "bla bla bla bla bla"</text:p>
      <text:p text:style-name="P16"># <text:s text:c="8"/>self.page4 = "bla bla bla bla bla"</text:p>
      <text:p text:style-name="P16">#==============================================================================</text:p>
      <text:p text:style-name="P16"/>
      <text:p text:style-name="P16">'''</text:p>
      <text:p text:style-name="P16">Vous êtes un ancien membre d’une guilde</text:p>
      <text:p text:style-name="P16">nommé les Pac’s Men dont les membres ont</text:p>
      <text:p text:style-name="P16">été séparés après la défaite de l’armée</text:p>
      <text:p text:style-name="P16">de Dénoma face à celle de Brigos. Pour</text:p>
      <text:p text:style-name="P16">échapper à l’esclavage ou à l’exécution</text:p>
      <text:p text:style-name="P16">des vaincus vous avez du vous enfuir,</text:p>
      <text:p text:style-name="P16">blessé durant le combat. Vous avez du</text:p>
      <text:p text:style-name="P16">donner l’équipement qu’il vous restait</text:p>
      <text:p text:style-name="P16">pour vous faire soigner et survivre.</text:p>
      <text:p text:style-name="P16">Depuis vous travaillez en tant que</text:p>
      <text:p text:style-name="P16">mercenaire tout en essayant de</text:p>
      <text:p text:style-name="P16">retrouver les autres membres de la</text:p>
      <text:p text:style-name="P16">guilde.</text:p>
      <text:p text:style-name="P16">Vous êtes actuellement dans une taverne</text:p>
      <text:p text:style-name="P16">miteuse dans la ville d’Esthar. Ville</text:p>
      <text:p text:style-name="P16">corrompue par la cruauté d’Empyrion</text:p>
      <text:p text:style-name="P16">célèbre gouverneur de Brigos mis en</text:p>
      <text:p text:style-name="P16">place après la prise de la ville qui</text:p>
      <text:p text:style-name="P16">torture lui-même les personnes</text:p>
      <text:p text:style-name="P16">suspectées d’aider Dénoma.</text:p>
      <text:p text:style-name="P16">'''</text:p>
      <text:p text:style-name="P26">Catre/<text:span text:style-name="T5">scriptpa</text:span>.py</text:p>
      <text:p text:style-name="P8"/>
      <text:p text:style-name="P16">import pygame</text:p>
      <text:p text:style-name="P16">from pygame import *</text:p>
      <text:p text:style-name="P16"/>
      <text:p text:style-name="P16">pygame.init()</text:p>
      <text:p text:style-name="P16">fenetre=pygame.display.set_mode((640,640))</text:p>
      <text:p text:style-name="P16"/>
      <text:p text:style-name="P16">pygame.font.init()</text:p>
      <text:p text:style-name="P16">noir=(0,0,0)</text:p>
      <text:p text:style-name="P16">bleu=(0,0,160)</text:p>
      <text:p text:style-name="P16">blanc=(0xFF, 0xFF, 0xFF)</text:p>
      <text:p text:style-name="P16">font = pygame.font.Font("data/Olondon_.otf",25)</text:p>
      <text:p text:style-name="P16">font2=pygame.font.SysFont('Calibri',20,True)</text:p>
      <text:p text:style-name="P16">font3=pygame.font.SysFont('Calibri',20,True,True)</text:p>
      <text:p text:style-name="P16"/>
      <text:p text:style-name="P16"/>
      <text:p text:style-name="P16">image=pygame.image.load("data/livreintroisn.png")</text:p>
      <text:p text:style-name="P16">image1=pygame.image.load("data/imagepage1isn.jpg")</text:p>
      <text:p text:style-name="P16">image3=pygame.image.load("data/taverne.jpg")</text:p>
      <text:p text:style-name="P16">image2=pygame.image.load("data/page2isn.jpg")</text:p>
      <text:p text:style-name="P16">noire=pygame.image.load("data/noir.png")</text:p>
      <text:p text:style-name="P16">image4=pygame.image.load("data/devanttaverne.jpg")</text:p>
      <text:p text:style-name="P16">image5=pygame.image.load("data/femmeauberge.jpg")</text:p>
      <text:p text:style-name="P16">image6=pygame.image.load("data/hood.jpg")</text:p>
      <text:p text:style-name="P16">image7=pygame.image.load("data/blancdialogue.jpg")</text:p>
      <text:p text:style-name="P16">image8=pygame.image.load("data/plaine.png")</text:p>
      <text:p text:style-name="P16">image9=pygame.image.load("data/clavier.jpg")</text:p>
      <text:p text:style-name="P16"/>
      <text:p text:style-name="P16">def script_pa(fenetre):</text:p>
      <text:p text:style-name="P16"><text:s text:c="4"/>fenetre.fill(noir)</text:p>
      <text:p text:style-name="P16"><text:s text:c="4"/>continuer= True</text:p>
      <text:p text:style-name="P16"><text:s text:c="4"/>page= 1</text:p>
      <text:p text:style-name="P16"><text:s text:c="4"/>while continuer:</text:p>
      <text:p text:style-name="P16"><text:s text:c="8"/>for event in pygame.event.get():</text:p>
      <text:p text:style-name="P16"><text:s text:c="12"/>if event.type == QUIT:</text:p>
      <text:p text:style-name="P16"><text:s text:c="20"/>continuer = False</text:p>
      <text:p text:style-name="P16"><text:s text:c="12"/>if event.type == KEYDOWN:</text:p>
      <text:p text:style-name="P16"><text:s text:c="16"/>if event.key == K_RIGHT:</text:p>
      <text:p text:style-name="P16"><text:s text:c="20"/>page +=1</text:p>
      <text:p text:style-name="P16"><text:s text:c="16"/>if event.key == K_LEFT:</text:p>
      <text:p text:style-name="P16"><text:s text:c="20"/>page -=1</text:p>
      <text:p text:style-name="P16"><text:s text:c="16"/>if event.key == K_ESCAPE:</text:p>
      <text:p text:style-name="P16"><text:s text:c="20"/>continuer = False</text:p>
      <text:p text:style-name="P16"><text:s text:c="8"/>if page&gt;10:</text:p>
      <text:p text:style-name="P16"><text:s text:c="12"/>page=10</text:p>
      <text:p text:style-name="P16"><text:s text:c="8"/>if page&lt;1:</text:p>
      <text:p text:style-name="P16"><text:s text:c="12"/>page=1</text:p>
      <text:p text:style-name="P16"/>
      <text:p text:style-name="P16"><text:s text:c="8"/>if page== 1:</text:p>
      <text:p text:style-name="P16"><text:s text:c="16"/>fenetre.blit(noire,[0,0])</text:p>
      <text:p text:style-name="P16"><text:s text:c="16"/>fenetre.blit(image,[0,110])</text:p>
      <text:p text:style-name="P16"><text:s text:c="16"/>text1g1 = font.render("Vous etes un ancien membre ",True,noir)</text:p>
      <text:p text:style-name="P16"><text:s text:c="16"/>fenetre.blit(text1g1,[45,145])</text:p>
      <text:p text:style-name="P16"><text:s text:c="16"/>text1g2 = font.render("d'une guilde nomme les Pac's ",True,noir)</text:p>
      <text:p text:style-name="P16"><text:s text:c="16"/>fenetre.blit(text1g2,[45,165])</text:p>
      <text:p text:style-name="P16"><text:s text:c="16"/>text1g3 = font.render("Men dont les membres ont ",True,noir)</text:p>
      <text:p text:style-name="P16"><text:s text:c="16"/>fenetre.blit(text1g3,[45,185])</text:p>
      <text:p text:style-name="P16"><text:s text:c="16"/>text1g4 = font.render("ete separes apres la defaite ",True,noir)</text:p>
      <text:p text:style-name="P16"><text:s text:c="16"/>fenetre.blit(text1g4,[45,205]) <text:s text:c="15"/></text:p>
      <text:p text:style-name="P16"><text:s text:c="16"/>text1g5 = font.render("de l'armee de Denoma face ",True,noir)</text:p>
      <text:p text:style-name="P16"><text:s text:c="16"/>fenetre.blit(text1g5,[45,225]) <text:s text:c="15"/></text:p>
      <text:p text:style-name="P16"><text:s text:c="16"/>text1g6 = font.render("a celle de Brigos. Pour ",True,noir)</text:p>
      <text:p text:style-name="P16"><text:soft-page-break/><text:s text:c="16"/>fenetre.blit(text1g6,[45,245]) <text:s text:c="13"/></text:p>
      <text:p text:style-name="P16"><text:s text:c="16"/>text1g7 = font.render("echapper a l'esclavage ou a ",True,noir)</text:p>
      <text:p text:style-name="P16"><text:s text:c="16"/>fenetre.blit(text1g7,[45,265]) </text:p>
      <text:p text:style-name="P16"><text:s text:c="16"/>text1g8 = font.render("l'execution des vaincus vous <text:s/>",True,noir)</text:p>
      <text:p text:style-name="P16"><text:s text:c="16"/>fenetre.blit(text1g8,[45,285]) </text:p>
      <text:p text:style-name="P16"><text:s text:c="16"/>text1g9 = font.render("avez du vous enfuir, blesse ",True,noir)</text:p>
      <text:p text:style-name="P16"><text:s text:c="16"/>fenetre.blit(text1g9,[45,305]) </text:p>
      <text:p text:style-name="P16"><text:s text:c="16"/>text1g10 = font.render("durant le combat. Vous avez",True,noir)</text:p>
      <text:p text:style-name="P16"><text:s text:c="16"/>fenetre.blit(text1g10,[45,325]) <text:s text:c="16"/></text:p>
      <text:p text:style-name="P16"><text:s text:c="16"/>text1g11 = font.render("du donner l'equipement qu'il ",True,noir)</text:p>
      <text:p text:style-name="P16"><text:s text:c="16"/>fenetre.blit(text1g11,[45,345]) </text:p>
      <text:p text:style-name="P16"><text:s text:c="16"/>text1g12 = font.render("vous restait pour vous faire",True,noir)</text:p>
      <text:p text:style-name="P16"><text:s text:c="16"/>fenetre.blit(text1g12,[45,365])</text:p>
      <text:p text:style-name="P16"><text:s text:c="16"/>text1g13 = font.render("soigner et survivre. Depuis",True,noir)</text:p>
      <text:p text:style-name="P16"><text:s text:c="16"/>fenetre.blit(text1g13,[45,385]) </text:p>
      <text:p text:style-name="P16"><text:s text:c="16"/>text1g14 = font.render("vous travaillez en tant que ",True,noir)</text:p>
      <text:p text:style-name="P16"><text:s text:c="16"/>fenetre.blit(text1g14,[45,405])</text:p>
      <text:p text:style-name="P16"><text:s text:c="16"/>text1g15 = font.render("Page 1 ",True,noir)</text:p>
      <text:p text:style-name="P16"><text:s text:c="16"/>fenetre.blit(text1g15,[150,445]) </text:p>
      <text:p text:style-name="P16"><text:s text:c="16"/></text:p>
      <text:p text:style-name="P16"><text:s text:c="16"/>text1d1 = font.render("Bataille de Fraktia",True,noir)</text:p>
      <text:p text:style-name="P16"><text:s text:c="16"/>fenetre.blit(text1d1,[375,175])</text:p>
      <text:p text:style-name="P16"><text:s text:c="16"/>text1d2 = font.render("Page 2 ",True,noir)</text:p>
      <text:p text:style-name="P16"><text:s text:c="16"/>fenetre.blit(text1d2,[450,445]) <text:s text:c="12"/></text:p>
      <text:p text:style-name="P16"><text:s text:c="16"/>fenetre.blit(image1,[365,205])</text:p>
      <text:p text:style-name="P16"><text:s text:c="16"/></text:p>
      <text:p text:style-name="P16"><text:s text:c="16"/></text:p>
      <text:p text:style-name="P16"><text:s text:c="16"/></text:p>
      <text:p text:style-name="P16"><text:s text:c="16"/></text:p>
      <text:p text:style-name="P16"><text:s text:c="8"/>if page== 2:</text:p>
      <text:p text:style-name="P16"><text:s text:c="16"/>fenetre.blit(noire,[0,0]) <text:s text:c="15"/></text:p>
      <text:p text:style-name="P16"><text:s text:c="16"/>fenetre.blit(image,[0,110])</text:p>
      <text:p text:style-name="P16"><text:s text:c="16"/></text:p>
      <text:p text:style-name="P16"><text:s text:c="16"/>text2g1 = font.render("Ville d'Esthar",True,noir)</text:p>
      <text:p text:style-name="P16"><text:s text:c="16"/>fenetre.blit(text2g1,[100,175]) <text:s text:c="15"/></text:p>
      <text:p text:style-name="P16"><text:s text:c="16"/>fenetre.blit(image2,[35,205])</text:p>
      <text:p text:style-name="P16"><text:s text:c="16"/>text2g2 = font.render("Page 3 ",True,noir)</text:p>
      <text:p text:style-name="P16"><text:s text:c="16"/>fenetre.blit(text2g2,[150,445])</text:p>
      <text:p text:style-name="P16"><text:s text:c="16"/></text:p>
      <text:p text:style-name="P16"><text:s text:c="16"/>text2d1 = font.render("mercenaire tout en essayant ",True,noir)</text:p>
      <text:p text:style-name="P16"><text:s text:c="16"/>fenetre.blit(text2d1,[350,145])</text:p>
      <text:p text:style-name="P16"><text:s text:c="16"/>text2d2 = font.render("de retrouver les autres ",True,noir)</text:p>
      <text:p text:style-name="P16"><text:s text:c="16"/>fenetre.blit(text2d2,[350,165])</text:p>
      <text:p text:style-name="P16"><text:s text:c="16"/>text2d3 = font.render("membres de la guilde. Vous",True,noir)</text:p>
      <text:p text:style-name="P16"><text:s text:c="16"/>fenetre.blit(text2d3,[350,185])</text:p>
      <text:p text:style-name="P16"><text:s text:c="16"/>text2d4 = font.render("etes actuellement dans une ",True,noir)</text:p>
      <text:p text:style-name="P16"><text:s text:c="16"/>fenetre.blit(text2d4,[350,205]) <text:s text:c="15"/></text:p>
      <text:p text:style-name="P16"><text:s text:c="16"/>text2d5 = font.render("taverne miteuse dans la ville",True,noir)</text:p>
      <text:p text:style-name="P16"><text:s text:c="16"/>fenetre.blit(text2d5,[350,225]) <text:s text:c="15"/></text:p>
      <text:p text:style-name="P16"><text:s text:c="16"/>text2d6 = font.render("d'Esthar. Ville corrompue",True,noir)</text:p>
      <text:p text:style-name="P16"><text:s text:c="16"/>fenetre.blit(text2d6,[350,245]) <text:s text:c="13"/></text:p>
      <text:p text:style-name="P16"><text:s text:c="16"/>text2d7 = font.render("par la cruaute d'Empyrion ",True,noir)</text:p>
      <text:p text:style-name="P16"><text:s text:c="16"/>fenetre.blit(text2d7,[350,265]) </text:p>
      <text:p text:style-name="P16"><text:s text:c="16"/>text2d8 = font.render("celebre gouverneur de Brigos",True,noir)</text:p>
      <text:p text:style-name="P16"><text:s text:c="16"/>fenetre.blit(text2d8,[350,285]) </text:p>
      <text:p text:style-name="P16"><text:s text:c="16"/>text2d9 = font.render("mis en place apres la prise",True,noir)</text:p>
      <text:p text:style-name="P16"><text:s text:c="16"/>fenetre.blit(text2d9,[350,305]) </text:p>
      <text:p text:style-name="P16"><text:s text:c="16"/>text2d10 = font.render("de la ville qui torture lui-",True,noir)</text:p>
      <text:p text:style-name="P16"><text:s text:c="16"/>fenetre.blit(text2d10,[350,325]) <text:s text:c="16"/></text:p>
      <text:p text:style-name="P16"><text:s text:c="16"/>text2d11 = font.render("meme les personnes",True,noir)</text:p>
      <text:p text:style-name="P16"><text:s text:c="16"/>fenetre.blit(text2d11,[350,345]) </text:p>
      <text:p text:style-name="P16"><text:s text:c="16"/>text2d12 = font.render("suspectees d'aider Denoma.",True,noir)</text:p>
      <text:p text:style-name="P16"><text:s text:c="16"/>fenetre.blit(text2d12,[350,365])</text:p>
      <text:p text:style-name="P16"><text:soft-page-break/></text:p>
      <text:p text:style-name="P16"><text:s text:c="16"/></text:p>
      <text:p text:style-name="P16"><text:s text:c="16"/>text2d13 = font.render("Page 4 ",True,noir)</text:p>
      <text:p text:style-name="P16"><text:s text:c="16"/>fenetre.blit(text2d13,[450,445]) <text:s/></text:p>
      <text:p text:style-name="P16"><text:s text:c="16"/></text:p>
      <text:p text:style-name="P16"><text:s text:c="16"/></text:p>
      <text:p text:style-name="P16"><text:s text:c="8"/>if page== 3:</text:p>
      <text:p text:style-name="P16"><text:s text:c="16"/>fenetre.blit(noire,[0,0])</text:p>
      <text:p text:style-name="P16"><text:s text:c="16"/>fenetre.blit(image,[0,110])</text:p>
      <text:p text:style-name="P16"><text:s text:c="16"/>text3g1 = font.render("Une jeune femme les larmes ",True,noir)</text:p>
      <text:p text:style-name="P16"><text:s text:c="16"/>fenetre.blit(text3g1,[45,145])</text:p>
      <text:p text:style-name="P16"><text:s text:c="16"/>text3g2 = font.render("aux yeux vient demander de",True,noir)</text:p>
      <text:p text:style-name="P16"><text:s text:c="16"/>fenetre.blit(text3g2,[45,165])</text:p>
      <text:p text:style-name="P16"><text:s text:c="16"/>text3g3 = font.render("l'aide dans la taverne, son",True,noir)</text:p>
      <text:p text:style-name="P16"><text:s text:c="16"/>fenetre.blit(text3g3,[45,185])</text:p>
      <text:p text:style-name="P16"><text:s text:c="16"/>text3g4 = font.render("ami Scrap, un petit golem ",True,noir)</text:p>
      <text:p text:style-name="P16"><text:s text:c="16"/>fenetre.blit(text3g4,[45,205]) <text:s text:c="15"/></text:p>
      <text:p text:style-name="P16"><text:s text:c="16"/>text3g5 = font.render("de fer ne grace a la magie et ",True,noir)</text:p>
      <text:p text:style-name="P16"><text:s text:c="16"/>fenetre.blit(text3g5,[45,225]) <text:s text:c="15"/></text:p>
      <text:p text:style-name="P16"><text:s text:c="16"/>text3g6 = font.render("possedant des capacites a ete ",True,noir)</text:p>
      <text:p text:style-name="P16"><text:s text:c="16"/>fenetre.blit(text3g6,[45,245]) <text:s text:c="13"/></text:p>
      <text:p text:style-name="P16"><text:s text:c="16"/>text3g7 = font.render("capture par les sbires de ",True,noir)</text:p>
      <text:p text:style-name="P16"><text:s text:c="16"/>fenetre.blit(text3g7,[45,265]) </text:p>
      <text:p text:style-name="P16"><text:s text:c="16"/>text3g8 = font.render("Thunderlord, un savant fou",True,noir)</text:p>
      <text:p text:style-name="P16"><text:s text:c="16"/>fenetre.blit(text3g8,[45,285]) </text:p>
      <text:p text:style-name="P16"><text:s text:c="16"/>text3g9 = font.render("connu pour creer des mon-",True,noir)</text:p>
      <text:p text:style-name="P16"><text:s text:c="16"/>fenetre.blit(text3g9,[45,305]) </text:p>
      <text:p text:style-name="P16"><text:s text:c="16"/>text3g10 = font.render("truosites. Les autres ",True,noir)</text:p>
      <text:p text:style-name="P16"><text:s text:c="16"/>fenetre.blit(text3g10,[45,325]) <text:s text:c="16"/></text:p>
      <text:p text:style-name="P16"><text:s text:c="16"/>text3g11 = font.render("mercenaires l'ecoute a peine ",True,noir)</text:p>
      <text:p text:style-name="P16"><text:s text:c="16"/>fenetre.blit(text3g11,[45,345]) </text:p>
      <text:p text:style-name="P16"><text:s text:c="16"/>text3g12 = font.render("mais a un moment elle parle",True,noir)</text:p>
      <text:p text:style-name="P16"><text:s text:c="16"/>fenetre.blit(text3g12,[45,365])</text:p>
      <text:p text:style-name="P16"><text:s text:c="16"/>text3g13 = font.render("d'un chateau, celui de Gorfath",True,noir)</text:p>
      <text:p text:style-name="P16"><text:s text:c="16"/>fenetre.blit(text3g13,[45,385]) </text:p>
      <text:p text:style-name="P16"><text:s text:c="16"/>text3g14 = font.render("dont elle a entendu les sbires ",True,noir)</text:p>
      <text:p text:style-name="P16"><text:s text:c="16"/>fenetre.blit(text3g14,[45,405])</text:p>
      <text:p text:style-name="P16"><text:s text:c="16"/>text3g15 = font.render("Page 5 ",True,noir)</text:p>
      <text:p text:style-name="P16"><text:s text:c="16"/>fenetre.blit(text3g15,[150,445])</text:p>
      <text:p text:style-name="P16"><text:s text:c="16"/></text:p>
      <text:p text:style-name="P16"><text:s text:c="16"/>text3d1 = font.render("parler. Entendant cela vous ",True,noir)</text:p>
      <text:p text:style-name="P16"><text:s text:c="16"/>fenetre.blit(text3d1,[350,145])</text:p>
      <text:p text:style-name="P16"><text:s text:c="16"/>text3d2 = font.render("vous levez et allez la voir.",True,noir)</text:p>
      <text:p text:style-name="P16"><text:s text:c="16"/>fenetre.blit(text3d2,[350,165])</text:p>
      <text:p text:style-name="P16"/>
      <text:p text:style-name="P16"><text:s text:c="16"/>text3d4 = font.render("Taverne des Cavaliers",True,noir)</text:p>
      <text:p text:style-name="P16"><text:s text:c="16"/>fenetre.blit(text3d4,[355,195])</text:p>
      <text:p text:style-name="P16"><text:s text:c="16"/>text3d5 = font.render("Page 6 ",True,noir)</text:p>
      <text:p text:style-name="P16"><text:s text:c="16"/>fenetre.blit(text3d5,[450,445]) <text:s text:c="12"/></text:p>
      <text:p text:style-name="P16"><text:s text:c="16"/>fenetre.blit(image4,[365,225])</text:p>
      <text:p text:style-name="P16"><text:s text:c="16"/></text:p>
      <text:p text:style-name="P16"><text:s text:c="16"/></text:p>
      <text:p text:style-name="P16"><text:s text:c="8"/>if page== 4:</text:p>
      <text:p text:style-name="P16"><text:s text:c="12"/>fenetre.blit(image3,[0,0])</text:p>
      <text:p text:style-name="P16"><text:s text:c="12"/>fenetre.blit(image7,[0,490])</text:p>
      <text:p text:style-name="P16"><text:s text:c="12"/>fenetre.blit(image5,[520,490])</text:p>
      <text:p text:style-name="P16"><text:s text:c="12"/>fenetre.blit(image6,[0,490])</text:p>
      <text:p text:style-name="P16"><text:s text:c="12"/>text4d1 = font2.render("-Savez vous pourquoi il a capture ",True,noir)</text:p>
      <text:p text:style-name="P16"><text:s text:c="12"/>fenetre.blit(text4d1,[150,495])</text:p>
      <text:p text:style-name="P16"><text:s text:c="12"/>text4d2 = font2.render("votre ami ?",True,noir)</text:p>
      <text:p text:style-name="P16"><text:s text:c="12"/>fenetre.blit(text4d2,[150,515])</text:p>
      <text:p text:style-name="P16"><text:s text:c="12"/>text4d3 = font2.render("-Les hommes m'ont dit que",True,bleu)</text:p>
      <text:p text:style-name="P16"><text:s text:c="12"/>fenetre.blit(text4d3,[235,545])</text:p>
      <text:p text:style-name="P16"><text:soft-page-break/><text:s text:c="12"/>text4d4 = font2.render("Thunderlord voulait recuperer les",True,bleu)</text:p>
      <text:p text:style-name="P16"><text:s text:c="12"/>fenetre.blit(text4d4,[235,565]) <text:s text:c="11"/></text:p>
      <text:p text:style-name="P16"><text:s text:c="12"/>text4d5 = font2.render("pouvoirs de Scrap pour pouvoir",True,bleu)</text:p>
      <text:p text:style-name="P16"><text:s text:c="12"/>fenetre.blit(text4d5,[235,585]) </text:p>
      <text:p text:style-name="P16"><text:s text:c="12"/>text4d6 = font2.render("donner vie a ses creatures.",True,bleu)</text:p>
      <text:p text:style-name="P16"><text:s text:c="12"/>fenetre.blit(text4d6,[235,605]) <text:s text:c="11"/></text:p>
      <text:p text:style-name="P16"><text:s text:c="12"/></text:p>
      <text:p text:style-name="P16"><text:s text:c="8"/>if page== 5:</text:p>
      <text:p text:style-name="P16"><text:s text:c="12"/>fenetre.blit(image3,[0,0])</text:p>
      <text:p text:style-name="P16"><text:s text:c="12"/>fenetre.blit(image7,[0,490])</text:p>
      <text:p text:style-name="P16"><text:s text:c="12"/>fenetre.blit(image5,[520,490])</text:p>
      <text:p text:style-name="P16"><text:s text:c="12"/>fenetre.blit(image6,[0,490])</text:p>
      <text:p text:style-name="P16"><text:s text:c="12"/>text5d1 = font2.render("Vous avez parle du chateau de Gorfath ",True,noir)</text:p>
      <text:p text:style-name="P16"><text:s text:c="12"/>fenetre.blit(text5d1,[150,495])</text:p>
      <text:p text:style-name="P16"><text:s text:c="12"/>text4d2 = font2.render("que savez-vous de ce chateau ? ",True,noir)</text:p>
      <text:p text:style-name="P16"><text:s text:c="12"/>fenetre.blit(text4d2,[150,515])</text:p>
      <text:p text:style-name="P16"><text:s text:c="12"/>text4d3 = font2.render("-J'ai entendu les sbires parler",True,bleu)</text:p>
      <text:p text:style-name="P16"><text:s text:c="12"/>fenetre.blit(text4d3,[235,545])</text:p>
      <text:p text:style-name="P16"><text:s text:c="12"/>text4d4 = font2.render("d'une caverne sur le chemin.",True,bleu)</text:p>
      <text:p text:style-name="P16"><text:s text:c="12"/>fenetre.blit(text4d4,[235,565]) <text:s text:c="11"/></text:p>
      <text:p text:style-name="P16"><text:s text:c="12"/>text4d5 = font2.render("Pouvez-vous m'aider ? ",True,bleu)</text:p>
      <text:p text:style-name="P16"><text:s text:c="12"/>fenetre.blit(text4d5,[235,585]) </text:p>
      <text:p text:style-name="P16"><text:s text:c="11"/></text:p>
      <text:p text:style-name="P16"><text:s text:c="8"/>if page== 6:</text:p>
      <text:p text:style-name="P16"><text:s text:c="12"/>fenetre.blit(image3,[0,0])</text:p>
      <text:p text:style-name="P16"><text:s text:c="12"/>fenetre.blit(image7,[0,490])</text:p>
      <text:p text:style-name="P16"><text:s text:c="12"/>fenetre.blit(image5,[520,490])</text:p>
      <text:p text:style-name="P16"><text:s text:c="12"/>fenetre.blit(image6,[0,490])</text:p>
      <text:p text:style-name="P16"><text:s text:c="12"/>text6d1 = font3.render("Vous connaissez ce chateau souterrain",True,noir)</text:p>
      <text:p text:style-name="P16"><text:s text:c="12"/>fenetre.blit(text6d1,[150,495])</text:p>
      <text:p text:style-name="P16"><text:s text:c="12"/>text6d2 = font3.render("vous y etes deja aller avec votre guilde.",True,noir)</text:p>
      <text:p text:style-name="P16"><text:s text:c="12"/>fenetre.blit(text6d2,[150,515])</text:p>
      <text:p text:style-name="P16"><text:s text:c="12"/>text6d3 = font3.render("Peut-etre certains y sont retournes.",True,noir)</text:p>
      <text:p text:style-name="P16"><text:s text:c="12"/>fenetre.blit(text6d3,[150,535]) <text:s text:c="11"/></text:p>
      <text:p text:style-name="P16"><text:s text:c="12"/>text6d4 = font3.render("Vous decidez de tenter l'aventure. ",True,noir)</text:p>
      <text:p text:style-name="P16"><text:s text:c="12"/>fenetre.blit(text6d4,[150,555])</text:p>
      <text:p text:style-name="P16"><text:s text:c="12"/></text:p>
      <text:p text:style-name="P16"><text:s text:c="8"/>if page== 7:</text:p>
      <text:p text:style-name="P16"><text:s text:c="12"/>fenetre.blit(image3,[0,0])</text:p>
      <text:p text:style-name="P16"><text:s text:c="12"/>fenetre.blit(image7,[0,490])</text:p>
      <text:p text:style-name="P16"><text:s text:c="12"/>fenetre.blit(image5,[520,490])</text:p>
      <text:p text:style-name="P16"><text:s text:c="12"/>fenetre.blit(image6,[0,490])</text:p>
      <text:p text:style-name="P16"><text:s text:c="12"/>text7d1 = font2.render("-Je vais y aller. ",True,noir)</text:p>
      <text:p text:style-name="P16"><text:s text:c="12"/>fenetre.blit(text7d1,[150,495])</text:p>
      <text:p text:style-name="P16"><text:s text:c="12"/>text7d2 = font2.render("-Merci beaucoup ! Je vais vous",True,bleu)</text:p>
      <text:p text:style-name="P16"><text:s text:c="12"/>fenetre.blit(text7d2,[235,525])</text:p>
      <text:p text:style-name="P16"><text:s text:c="12"/>text7d3 = font2.render("vous donner votre argent.",True,bleu)</text:p>
      <text:p text:style-name="P16"><text:s text:c="12"/>fenetre.blit(text7d3,[235,545])</text:p>
      <text:p text:style-name="P16"><text:s text:c="12"/>text7d4 = font2.render("-Vous me paierez si je reviens ",True,noir)</text:p>
      <text:p text:style-name="P16"><text:s text:c="12"/>fenetre.blit(text7d4,[150,575])</text:p>
      <text:p text:style-name="P16"><text:s text:c="12"/>text7d5 = font2.render("avec Scrap.",True,noir)</text:p>
      <text:p text:style-name="P16"><text:s text:c="12"/>fenetre.blit(text7d5,[150,595])</text:p>
      <text:p text:style-name="P16"><text:s text:c="12"/></text:p>
      <text:p text:style-name="P16"><text:s text:c="8"/>if page== 8:</text:p>
      <text:p text:style-name="P16"><text:s text:c="12"/>fenetre.blit(image3,[0,0])</text:p>
      <text:p text:style-name="P16"><text:s text:c="12"/>fenetre.blit(image7,[0,490])</text:p>
      <text:p text:style-name="P16"><text:s text:c="12"/>fenetre.blit(image5,[520,490])</text:p>
      <text:p text:style-name="P16"><text:s text:c="12"/>fenetre.blit(image6,[0,490])</text:p>
      <text:p text:style-name="P16"><text:s text:c="12"/>text8d1 = font2.render("-D'accord si vous le voulez.",True,bleu)</text:p>
      <text:p text:style-name="P16"><text:s text:c="12"/>fenetre.blit(text8d1,[235,495])</text:p>
      <text:p text:style-name="P16"><text:s text:c="12"/>text8d2 = font2.render("-Je partirai demain a l'aube. ",True,noir)</text:p>
      <text:p text:style-name="P16"><text:s text:c="12"/>fenetre.blit(text8d2,[150,525])</text:p>
      <text:p text:style-name="P16"/>
      <text:p text:style-name="P16"><text:soft-page-break/></text:p>
      <text:p text:style-name="P16"><text:s text:c="8"/>if page== 9:</text:p>
      <text:p text:style-name="P16"><text:s text:c="16"/>fenetre.blit(noire,[0,0])</text:p>
      <text:p text:style-name="P16"><text:s text:c="16"/>fenetre.blit(image,[0,110])</text:p>
      <text:p text:style-name="P16"><text:s text:c="16"/>text9g1 = font.render("Vous vous reveillez le",True,noir)</text:p>
      <text:p text:style-name="P16"><text:s text:c="16"/>fenetre.blit(text9g1,[45,145])</text:p>
      <text:p text:style-name="P16"><text:s text:c="16"/>text9g2 = font.render("lendemain et vous allez aux",True,noir)</text:p>
      <text:p text:style-name="P16"><text:s text:c="16"/>fenetre.blit(text9g2,[45,165])</text:p>
      <text:p text:style-name="P16"><text:s text:c="16"/>text9g3 = font.render("portes de la ville. Vous",True,noir)</text:p>
      <text:p text:style-name="P16"><text:s text:c="16"/>fenetre.blit(text9g3,[45,185])</text:p>
      <text:p text:style-name="P16"><text:s text:c="16"/>text9g4 = font.render("partez vers le Nord en",True,noir)</text:p>
      <text:p text:style-name="P16"><text:s text:c="16"/>fenetre.blit(text9g4,[45,205]) <text:s text:c="15"/></text:p>
      <text:p text:style-name="P16"><text:s text:c="16"/>text9g5 = font.render("direction de la caverne par la ",True,noir)</text:p>
      <text:p text:style-name="P16"><text:s text:c="16"/>fenetre.blit(text9g5,[45,225]) <text:s text:c="15"/></text:p>
      <text:p text:style-name="P16"><text:s text:c="16"/>text9g6 = font.render("plaine de Briliance, le chemin",True,noir)</text:p>
      <text:p text:style-name="P16"><text:s text:c="16"/>fenetre.blit(text9g6,[45,245]) <text:s text:c="13"/></text:p>
      <text:p text:style-name="P16"><text:s text:c="16"/>text9g7 = font.render("sera long et probablement",True,noir)</text:p>
      <text:p text:style-name="P16"><text:s text:c="16"/>fenetre.blit(text9g7,[45,265]) </text:p>
      <text:p text:style-name="P16"><text:s text:c="16"/>text9g8 = font.render("seme d'ennemis ...",True,noir)</text:p>
      <text:p text:style-name="P16"><text:s text:c="16"/>fenetre.blit(text9g8,[45,285])</text:p>
      <text:p text:style-name="P16"><text:s text:c="21"/></text:p>
      <text:p text:style-name="P16"><text:s text:c="16"/>fenetre.blit(image8,[365,245])</text:p>
      <text:p text:style-name="P16"><text:s text:c="16"/>text9d9 = font.render("Plaine de Briliance",True,noir)</text:p>
      <text:p text:style-name="P16"><text:s text:c="16"/>fenetre.blit(text9d9,[375,215])</text:p>
      <text:p text:style-name="P16"><text:s text:c="16"/></text:p>
      <text:p text:style-name="P16"><text:s text:c="16"/>text3g15 = font.render("Page 7 ",True,noir)</text:p>
      <text:p text:style-name="P16"><text:s text:c="16"/>fenetre.blit(text3g15,[150,445])</text:p>
      <text:p text:style-name="P16"><text:s text:c="16"/></text:p>
      <text:p text:style-name="P16"><text:s text:c="16"/>text3d5 = font.render("Page 8 ",True,noir)</text:p>
      <text:p text:style-name="P16"><text:s text:c="16"/>fenetre.blit(text3d5,[450,445]) <text:s text:c="15"/></text:p>
      <text:p text:style-name="P16"><text:s text:c="16"/></text:p>
      <text:p text:style-name="P16"><text:s text:c="8"/>if page== 10:</text:p>
      <text:p text:style-name="P16"><text:s text:c="17"/>fenetre.blit(noire,[0,0]) <text:s text:c="15"/></text:p>
      <text:p text:style-name="P16"><text:s text:c="17"/>fenetre.blit(image,[0,110])</text:p>
      <text:p text:style-name="P16"><text:s text:c="17"/></text:p>
      <text:p text:style-name="P16"><text:s text:c="17"/>text10g1 = font.render("Controles",True,noir)</text:p>
      <text:p text:style-name="P16"><text:s text:c="17"/>fenetre.blit(text10g1,[125,145])</text:p>
      <text:p text:style-name="P16"><text:s text:c="17"/>text10g2 = font.render("Deplacement",True,noir)</text:p>
      <text:p text:style-name="P16"><text:s text:c="17"/>fenetre.blit(text10g2,[45,175])</text:p>
      <text:p text:style-name="P16"><text:s text:c="17"/>fenetre.blit(image9,[35,205])</text:p>
      <text:p text:style-name="P16"><text:s text:c="17"/></text:p>
      <text:p text:style-name="P16"><text:s text:c="19"/></text:p>
      <text:p text:style-name="P16"><text:s text:c="17"/>text10d1 = font.render("Inventaire: I ",True,noir)</text:p>
      <text:p text:style-name="P16"><text:s text:c="17"/>fenetre.blit(text10d1,[350,165])</text:p>
      <text:p text:style-name="P16"><text:s text:c="17"/>text10d2 = font.render("Retour: Tab",True,noir)</text:p>
      <text:p text:style-name="P16"><text:s text:c="17"/>fenetre.blit(text10d2,[350,195])</text:p>
      <text:p text:style-name="P16"><text:s text:c="17"/>text10d3 = font.render("Pause: Echap",True,noir)</text:p>
      <text:p text:style-name="P16"><text:s text:c="17"/>fenetre.blit(text10d3,[350,225])</text:p>
      <text:p text:style-name="P16"><text:s text:c="17"/>text10d4 = font.render("Selectionner: Entree ",True,noir)</text:p>
      <text:p text:style-name="P16"><text:s text:c="17"/>fenetre.blit(text10d4,[350,255]) <text:s text:c="15"/></text:p>
      <text:p text:style-name="P16"><text:s text:c="16"/></text:p>
      <text:p text:style-name="P16"><text:s text:c="16"/></text:p>
      <text:p text:style-name="P16"><text:s text:c="8"/>pygame.display.flip()</text:p>
      <text:p text:style-name="P16">if __name__ == "__main__":</text:p>
      <text:p text:style-name="P16"><text:s text:c="4"/>script_pa(fenetre)</text:p>
      <text:p text:style-name="P27">C<text:span text:style-name="T5">ombat</text:span>/<text:span text:style-name="T5">armes</text:span>.py</text:p>
      <text:p text:style-name="P9"/>
      <text:p text:style-name="P17"># -*- coding: utf-8 -*-</text:p>
      <text:p text:style-name="P17"/>
      <text:p text:style-name="P17">class arme:</text:p>
      <text:p text:style-name="P17"><text:s text:c="4"/>def __init__(self):</text:p>
      <text:p text:style-name="P17"><text:s text:c="8"/>self.atk=0</text:p>
      <text:p text:style-name="P17"><text:s text:c="8"/>self.mag=0</text:p>
      <text:p text:style-name="P17"><text:s text:c="8"/></text:p>
      <text:p text:style-name="P17">class Livre(arme):</text:p>
      <text:p text:style-name="P17"><text:s text:c="4"/>def __init__(self):</text:p>
      <text:p text:style-name="P17"><text:s text:c="8"/>arme.__init__(self)</text:p>
      <text:p text:style-name="P17"><text:s text:c="8"/>self.nom="Livre Poussiéreux"</text:p>
      <text:p text:style-name="P17"><text:s text:c="8"/>self.atk=0</text:p>
      <text:p text:style-name="P17"><text:s text:c="8"/>self.mag=125</text:p>
      <text:p text:style-name="P17"><text:s text:c="8"/></text:p>
      <text:p text:style-name="P17">class Parchemin(arme):</text:p>
      <text:p text:style-name="P17"><text:s text:c="4"/>def __init__(self):</text:p>
      <text:p text:style-name="P17"><text:s text:c="8"/>arme.__init__(self)</text:p>
      <text:p text:style-name="P17"><text:s text:c="8"/>self.nom="Parchemin des Arcanes"</text:p>
      <text:p text:style-name="P17"><text:s text:c="8"/>self.atk=0</text:p>
      <text:p text:style-name="P17"><text:s text:c="8"/>self.mag=150 <text:s text:c="7"/></text:p>
      <text:p text:style-name="P17"><text:s text:c="8"/></text:p>
      <text:p text:style-name="P17">class Grimoire(arme):</text:p>
      <text:p text:style-name="P17"><text:s text:c="4"/>def __init__(self):</text:p>
      <text:p text:style-name="P17"><text:s text:c="8"/>arme.__init__(self)</text:p>
      <text:p text:style-name="P17"><text:s text:c="8"/>self.nom="Grimoire de l'Archimage"</text:p>
      <text:p text:style-name="P17"><text:s text:c="8"/>self.atk=0</text:p>
      <text:p text:style-name="P17"><text:s text:c="8"/>self.mag=200 <text:s text:c="5"/></text:p>
      <text:p text:style-name="P17"><text:s text:c="8"/></text:p>
      <text:p text:style-name="P17">class Dagues(arme):</text:p>
      <text:p text:style-name="P17"><text:s text:c="4"/>def __init__(self):</text:p>
      <text:p text:style-name="P17"><text:s text:c="8"/>arme.__init__(self)</text:p>
      <text:p text:style-name="P17"><text:s text:c="8"/>self.nom="Dagues fendues"</text:p>
      <text:p text:style-name="P17"><text:s text:c="8"/>self.atk=100</text:p>
      <text:p text:style-name="P17"><text:s text:c="8"/>self.mag=0 <text:s text:c="7"/></text:p>
      <text:p text:style-name="P17"><text:s text:c="8"/></text:p>
      <text:p text:style-name="P17">class LamesD(arme):</text:p>
      <text:p text:style-name="P17"><text:s text:c="4"/>def __init__(self):</text:p>
      <text:p text:style-name="P17"><text:s text:c="8"/>arme.__init__(self)</text:p>
      <text:p text:style-name="P17"><text:s text:c="8"/>self.nom="Lames Dansantes"</text:p>
      <text:p text:style-name="P17"><text:s text:c="8"/>self.atk=150</text:p>
      <text:p text:style-name="P17"><text:s text:c="8"/>self.mag=0 <text:s text:c="7"/></text:p>
      <text:p text:style-name="P17"><text:s text:c="8"/></text:p>
      <text:p text:style-name="P17">class Hachettes(arme):</text:p>
      <text:p text:style-name="P17"><text:s text:c="4"/>def __init__(self):</text:p>
      <text:p text:style-name="P17"><text:s text:c="8"/>arme.__init__(self)</text:p>
      <text:p text:style-name="P17"><text:s text:c="8"/>self.nom="Hachettes Sanguinaires"</text:p>
      <text:p text:style-name="P17"><text:s text:c="8"/>self.atk=175</text:p>
      <text:p text:style-name="P17"><text:s text:c="8"/>self.mag=0 <text:s text:c="6"/></text:p>
      <text:p text:style-name="P17"><text:s text:c="8"/></text:p>
      <text:p text:style-name="P17">class Epee(arme):</text:p>
      <text:p text:style-name="P17"><text:s text:c="4"/>def __init__(self):</text:p>
      <text:p text:style-name="P17"><text:s text:c="8"/>arme.__init__(self)</text:p>
      <text:p text:style-name="P17"><text:s text:c="8"/>self.nom="Épée Rouillée"</text:p>
      <text:p text:style-name="P17"><text:s text:c="8"/>self.atk=75</text:p>
      <text:p text:style-name="P17"><text:s text:c="8"/>self.mag=0</text:p>
      <text:p text:style-name="P17"><text:s text:c="8"/></text:p>
      <text:p text:style-name="P17">class Hache(arme):</text:p>
      <text:p text:style-name="P17"><text:s text:c="4"/>def __init__(self):</text:p>
      <text:p text:style-name="P17"><text:s text:c="8"/>arme.__init__(self)</text:p>
      <text:p text:style-name="P17"><text:s text:c="8"/>self.nom="Hache de Guerre"</text:p>
      <text:p text:style-name="P17"><text:s text:c="8"/>self.atk=150</text:p>
      <text:p text:style-name="P17"><text:soft-page-break/><text:s text:c="8"/>self.mag=0</text:p>
      <text:p text:style-name="P17"/>
      <text:p text:style-name="P17">class EpeeRL(arme):</text:p>
      <text:p text:style-name="P17"><text:s text:c="4"/>def __init__(self):</text:p>
      <text:p text:style-name="P17"><text:s text:c="8"/>arme.__init__(self)</text:p>
      <text:p text:style-name="P17"><text:s text:c="8"/>self.nom="Épée Runique Légendaire"</text:p>
      <text:p text:style-name="P17"><text:s text:c="8"/>self.atk=150</text:p>
      <text:p text:style-name="P17"><text:s text:c="8"/>self.mag=50 <text:s text:c="7"/></text:p>
      <text:p text:style-name="P17"><text:s text:c="8"/></text:p>
      <text:p text:style-name="P17">class LamesE(arme):</text:p>
      <text:p text:style-name="P17"><text:s text:c="4"/>def __init__(self):</text:p>
      <text:p text:style-name="P17"><text:s text:c="8"/>arme.__init__(self)</text:p>
      <text:p text:style-name="P17"><text:s text:c="8"/>self.nom="Lames Empoisonnées"</text:p>
      <text:p text:style-name="P17"><text:s text:c="8"/>self.atk=0</text:p>
      <text:p text:style-name="P17"><text:s text:c="8"/>self.mag=100 <text:s/></text:p>
      <text:p text:style-name="P17"><text:s text:c="8"/></text:p>
      <text:p text:style-name="P17">class Fouet(arme):</text:p>
      <text:p text:style-name="P17"><text:s text:c="4"/>def __init__(self):</text:p>
      <text:p text:style-name="P17"><text:s text:c="8"/>arme.__init__(self)</text:p>
      <text:p text:style-name="P17"><text:s text:c="8"/>self.nom="Fouet de Soumission"</text:p>
      <text:p text:style-name="P17"><text:s text:c="8"/>self.atk=0</text:p>
      <text:p text:style-name="P17"><text:s text:c="8"/>self.mag=150 <text:s text:c="9"/></text:p>
      <text:p text:style-name="P17"><text:s text:c="7"/></text:p>
      <text:p text:style-name="P17">class Crescent(arme):</text:p>
      <text:p text:style-name="P17"><text:s text:c="4"/>def __init__(self):</text:p>
      <text:p text:style-name="P17"><text:s text:c="8"/>arme.__init__(self)</text:p>
      <text:p text:style-name="P17"><text:s text:c="8"/>self.nom="Crescent blade"</text:p>
      <text:p text:style-name="P17"><text:s text:c="8"/>self.atk=0</text:p>
      <text:p text:style-name="P17"><text:s text:c="8"/>self.mag=150 </text:p>
      <text:p text:style-name="P17"/>
      <text:p text:style-name="P17">class ArcL(arme):</text:p>
      <text:p text:style-name="P17"><text:s text:c="4"/>def __init__(self):</text:p>
      <text:p text:style-name="P17"><text:s text:c="8"/>arme.__init__(self)</text:p>
      <text:p text:style-name="P17"><text:s text:c="8"/>self.nom="Arc long"</text:p>
      <text:p text:style-name="P17"><text:s text:c="8"/>self.atk=125</text:p>
      <text:p text:style-name="P17"><text:s text:c="8"/>self.mag=0</text:p>
      <text:p text:style-name="P17"/>
      <text:p text:style-name="P17">class Arbalete(arme):</text:p>
      <text:p text:style-name="P17"><text:s text:c="4"/>def __init__(self):</text:p>
      <text:p text:style-name="P17"><text:s text:c="8"/>arme.__init__(self)</text:p>
      <text:p text:style-name="P17"><text:s text:c="8"/>self.nom="Arbalète de tueur d'ours"</text:p>
      <text:p text:style-name="P17"><text:s text:c="8"/>self.atk=150</text:p>
      <text:p text:style-name="P17"><text:s text:c="8"/>self.mag=0</text:p>
      <text:p text:style-name="P17"/>
      <text:p text:style-name="P17">class ArcA(arme):</text:p>
      <text:p text:style-name="P17"><text:s text:c="4"/>def __init__(self):</text:p>
      <text:p text:style-name="P17"><text:s text:c="8"/>arme.__init__(self)</text:p>
      <text:p text:style-name="P17"><text:s text:c="8"/>self.nom="Arc d'Artémis"</text:p>
      <text:p text:style-name="P17"><text:s text:c="8"/>self.atk=200</text:p>
      <text:p text:style-name="P17"><text:s text:c="8"/>self.mag=0</text:p>
      <text:p text:style-name="P17"><text:s text:c="8"/></text:p>
      <text:p text:style-name="P17">class Baton(arme):</text:p>
      <text:p text:style-name="P17"><text:s text:c="4"/>def __init__(self):</text:p>
      <text:p text:style-name="P17"><text:s text:c="8"/>arme.__init__(self)</text:p>
      <text:p text:style-name="P17"><text:s text:c="8"/>self.nom="Bâton tordu"</text:p>
      <text:p text:style-name="P17"><text:s text:c="8"/>self.atk=0</text:p>
      <text:p text:style-name="P17"><text:s text:c="8"/>self.mag=75</text:p>
      <text:p text:style-name="P17"/>
      <text:p text:style-name="P17">class Orbe(arme):</text:p>
      <text:p text:style-name="P17"><text:s text:c="4"/>def __init__(self):</text:p>
      <text:p text:style-name="P17"><text:s text:c="8"/>arme.__init__(self)</text:p>
      <text:p text:style-name="P17"><text:s text:c="8"/>self.nom="Orbe de régénération"</text:p>
      <text:p text:style-name="P17"><text:s text:c="8"/>self.atk=0</text:p>
      <text:p text:style-name="P17"><text:soft-page-break/><text:s text:c="8"/>self.mag=125</text:p>
      <text:p text:style-name="P17"/>
      <text:p text:style-name="P17">class Sceptre(arme):</text:p>
      <text:p text:style-name="P17"><text:s text:c="4"/>def __init__(self):</text:p>
      <text:p text:style-name="P17"><text:s text:c="8"/>arme.__init__(self)</text:p>
      <text:p text:style-name="P17"><text:s text:c="8"/>self.nom="Sceptre de l'Archange"</text:p>
      <text:p text:style-name="P17"><text:s text:c="8"/>self.atk=25</text:p>
      <text:p text:style-name="P17"><text:s text:c="8"/>self.mag=150 </text:p>
      <text:p text:style-name="P17"/>
      <text:p text:style-name="P17">class RubiksCube(arme):</text:p>
      <text:p text:style-name="P17"><text:s text:c="4"/>def __init__(self):</text:p>
      <text:p text:style-name="P17"><text:s text:c="8"/>arme.__init__(self)</text:p>
      <text:p text:style-name="P17"><text:s text:c="8"/>self.nom="Rubik's Cube"</text:p>
      <text:p text:style-name="P17"><text:s text:c="8"/>self.atk=20</text:p>
      <text:p text:style-name="P17"><text:s text:c="8"/>self.mag=0</text:p>
      <text:p text:style-name="P17"/>
      <text:p text:style-name="P27">C<text:span text:style-name="T5">ombat</text:span>/<text:span text:style-name="T5">armure</text:span>.py</text:p>
      <text:p text:style-name="P9"/>
      <text:p text:style-name="P17"># -*- coding: utf-8 -*-</text:p>
      <text:p text:style-name="P17"/>
      <text:p text:style-name="P17">class armure:</text:p>
      <text:p text:style-name="P17"><text:s text:c="4"/>def __init__(self):</text:p>
      <text:p text:style-name="P17"><text:s text:c="8"/>self.defen=0</text:p>
      <text:p text:style-name="P17"><text:s text:c="8"/>self.res=0</text:p>
      <text:p text:style-name="P17"><text:s text:c="8"/></text:p>
      <text:p text:style-name="P17"><text:s text:c="8"/></text:p>
      <text:p text:style-name="P17"><text:s text:c="8"/></text:p>
      <text:p text:style-name="P17">class Robe(armure):</text:p>
      <text:p text:style-name="P17"><text:s text:c="4"/>def __init__(self):</text:p>
      <text:p text:style-name="P17"><text:s text:c="8"/>armure.__init__(self)</text:p>
      <text:p text:style-name="P17"><text:s text:c="8"/>self.nom="Robe en coton"</text:p>
      <text:p text:style-name="P17"><text:s text:c="8"/>self.defen=0</text:p>
      <text:p text:style-name="P17"><text:s text:c="8"/>self.res=20 <text:s text:c="8"/></text:p>
      <text:p text:style-name="P17"><text:s text:c="8"/></text:p>
      <text:p text:style-name="P17">class TuniqueI(armure):</text:p>
      <text:p text:style-name="P17"><text:s text:c="4"/>def __init__(self):</text:p>
      <text:p text:style-name="P17"><text:s text:c="8"/>armure.__init__(self)</text:p>
      <text:p text:style-name="P17"><text:s text:c="8"/>self.nom="Tunique d'incantateur"</text:p>
      <text:p text:style-name="P17"><text:s text:c="8"/>self.defen=5</text:p>
      <text:p text:style-name="P17"><text:s text:c="8"/>self.res=25 <text:s text:c="4"/></text:p>
      <text:p text:style-name="P17"><text:s text:c="8"/></text:p>
      <text:p text:style-name="P17">class TogeI(armure):</text:p>
      <text:p text:style-name="P17"><text:s text:c="4"/>def __init__(self):</text:p>
      <text:p text:style-name="P17"><text:s text:c="8"/>armure.__init__(self)</text:p>
      <text:p text:style-name="P17"><text:s text:c="8"/>self.nom="Toge de l'Immortel"</text:p>
      <text:p text:style-name="P17"><text:s text:c="8"/>self.defen=10</text:p>
      <text:p text:style-name="P17"><text:s text:c="8"/>self.res=30 <text:s text:c="5"/></text:p>
      <text:p text:style-name="P17"/>
      <text:p text:style-name="P17">class Tenue(armure):</text:p>
      <text:p text:style-name="P17"><text:s text:c="4"/>def __init__(self):</text:p>
      <text:p text:style-name="P17"><text:s text:c="8"/>armure.__init__(self)</text:p>
      <text:p text:style-name="P17"><text:s text:c="8"/>self.nom="Tenue d'éclaireur"</text:p>
      <text:p text:style-name="P17"><text:s text:c="8"/>self.defen=10</text:p>
      <text:p text:style-name="P17"><text:s text:c="8"/>self.res=0</text:p>
      <text:p text:style-name="P17"><text:s text:c="8"/></text:p>
      <text:p text:style-name="P17">class Manteau(armure):</text:p>
      <text:p text:style-name="P17"><text:s text:c="4"/>def __init__(self):</text:p>
      <text:p text:style-name="P17"><text:s text:c="8"/>armure.__init__(self)</text:p>
      <text:p text:style-name="P17"><text:s text:c="8"/>self.nom="Manteau de loup solitaire"</text:p>
      <text:p text:style-name="P17"><text:s text:c="8"/>self.defen=20</text:p>
      <text:p text:style-name="P17"><text:s text:c="8"/>self.res=5 <text:s text:c="5"/></text:p>
      <text:p text:style-name="P17"><text:s text:c="8"/></text:p>
      <text:p text:style-name="P17">class Armureco(armure):</text:p>
      <text:p text:style-name="P17"><text:s text:c="4"/>def __init__(self):</text:p>
      <text:p text:style-name="P17"><text:s text:c="8"/>armure.__init__(self)</text:p>
      <text:p text:style-name="P17"><text:s text:c="8"/>self.nom="Armure en cobalt éthérée"</text:p>
      <text:p text:style-name="P17"><text:s text:c="8"/>self.defen=30</text:p>
      <text:p text:style-name="P17"><text:s text:c="8"/>self.res=10 <text:s text:c="7"/></text:p>
      <text:p text:style-name="P17"><text:s text:c="8"/></text:p>
      <text:p text:style-name="P17">class Armurecu(armure):</text:p>
      <text:p text:style-name="P17"><text:s text:c="4"/>def __init__(self):</text:p>
      <text:p text:style-name="P17"><text:s text:c="8"/>armure.__init__(self)</text:p>
      <text:p text:style-name="P17"><text:s text:c="8"/>self.nom="Armure en cuir"</text:p>
      <text:p text:style-name="P17"><text:s text:c="8"/>self.defen=20</text:p>
      <text:p text:style-name="P17"><text:s text:c="8"/>self.res=5 <text:s text:c="6"/></text:p>
      <text:p text:style-name="P17"><text:s text:c="8"/></text:p>
      <text:p text:style-name="P17">class Plastron(armure):</text:p>
      <text:p text:style-name="P17"><text:s text:c="4"/>def __init__(self):</text:p>
      <text:p text:style-name="P17"><text:s text:c="8"/>armure.__init__(self)</text:p>
      <text:p text:style-name="P17"><text:soft-page-break/><text:s text:c="8"/>self.nom="Plastron de chevalier"</text:p>
      <text:p text:style-name="P17"><text:s text:c="8"/>self.defen=30</text:p>
      <text:p text:style-name="P17"><text:s text:c="8"/>self.res=10 <text:s text:c="7"/></text:p>
      <text:p text:style-name="P17"><text:s text:c="8"/></text:p>
      <text:p text:style-name="P17">class Cuirasse(armure):</text:p>
      <text:p text:style-name="P17"><text:s text:c="4"/>def __init__(self):</text:p>
      <text:p text:style-name="P17"><text:s text:c="8"/>armure.__init__(self)</text:p>
      <text:p text:style-name="P17"><text:s text:c="8"/>self.nom="Cuirasse en peau de dragon"</text:p>
      <text:p text:style-name="P17"><text:s text:c="8"/>self.defen=40</text:p>
      <text:p text:style-name="P17"><text:s text:c="8"/>self.res=15 <text:s text:c="7"/></text:p>
      <text:p text:style-name="P17"><text:s text:c="8"/></text:p>
      <text:p text:style-name="P17">class Gilet(armure):</text:p>
      <text:p text:style-name="P17"><text:s text:c="4"/>def __init__(self):</text:p>
      <text:p text:style-name="P17"><text:s text:c="8"/>armure.__init__(self)</text:p>
      <text:p text:style-name="P17"><text:s text:c="8"/>self.nom="Gilet d'amateur"</text:p>
      <text:p text:style-name="P17"><text:s text:c="8"/>self.defen=0</text:p>
      <text:p text:style-name="P17"><text:s text:c="8"/>self.res=10 <text:s text:c="5"/></text:p>
      <text:p text:style-name="P17"><text:s text:c="8"/></text:p>
      <text:p text:style-name="P17">class Veste(armure):</text:p>
      <text:p text:style-name="P17"><text:s text:c="4"/>def __init__(self):</text:p>
      <text:p text:style-name="P17"><text:s text:c="8"/>armure.__init__(self)</text:p>
      <text:p text:style-name="P17"><text:s text:c="8"/>self.nom="Veste de tueur nocturne"</text:p>
      <text:p text:style-name="P17"><text:s text:c="8"/>self.defen=5</text:p>
      <text:p text:style-name="P17"><text:s text:c="8"/>self.res=20</text:p>
      <text:p text:style-name="P17"><text:s text:c="8"/></text:p>
      <text:p text:style-name="P17">class Armurean(armure):</text:p>
      <text:p text:style-name="P17"><text:s text:c="4"/>def __init__(self):</text:p>
      <text:p text:style-name="P17"><text:s text:c="8"/>armure.__init__(self)</text:p>
      <text:p text:style-name="P17"><text:s text:c="8"/>self.nom="Armure antique de démon"</text:p>
      <text:p text:style-name="P17"><text:s text:c="8"/>self.defen=10</text:p>
      <text:p text:style-name="P17"><text:s text:c="8"/>self.res=30 <text:s text:c="3"/></text:p>
      <text:p text:style-name="P17"><text:s text:c="8"/></text:p>
      <text:p text:style-name="P17">class Cape(armure):</text:p>
      <text:p text:style-name="P17"><text:s text:c="4"/>def __init__(self):</text:p>
      <text:p text:style-name="P17"><text:s text:c="8"/>armure.__init__(self)</text:p>
      <text:p text:style-name="P17"><text:s text:c="8"/>self.nom="Cape en tissu"</text:p>
      <text:p text:style-name="P17"><text:s text:c="8"/>self.defen=10</text:p>
      <text:p text:style-name="P17"><text:s text:c="8"/>self.res=0 <text:s text:c="6"/></text:p>
      <text:p text:style-name="P17"><text:s text:c="8"/></text:p>
      <text:p text:style-name="P17">class Justaucorps(armure):</text:p>
      <text:p text:style-name="P17"><text:s text:c="4"/>def __init__(self):</text:p>
      <text:p text:style-name="P17"><text:s text:c="8"/>armure.__init__(self)</text:p>
      <text:p text:style-name="P17"><text:s text:c="8"/>self.nom="Justaucorps en écailles"</text:p>
      <text:p text:style-name="P17"><text:s text:c="8"/>self.defen=15</text:p>
      <text:p text:style-name="P17"><text:s text:c="8"/>self.res=5</text:p>
      <text:p text:style-name="P17"><text:s text:c="8"/></text:p>
      <text:p text:style-name="P17">class Cote(armure):</text:p>
      <text:p text:style-name="P17"><text:s text:c="4"/>def __init__(self):</text:p>
      <text:p text:style-name="P17"><text:s text:c="8"/>armure.__init__(self)</text:p>
      <text:p text:style-name="P17"><text:s text:c="8"/>self.nom="Côte de maille en mithril"</text:p>
      <text:p text:style-name="P17"><text:s text:c="8"/>self.defen=20</text:p>
      <text:p text:style-name="P17"><text:s text:c="8"/>self.res=10 <text:s text:c="6"/></text:p>
      <text:p text:style-name="P17"><text:s text:c="8"/></text:p>
      <text:p text:style-name="P17">class TuniqueH(armure):</text:p>
      <text:p text:style-name="P17"><text:s text:c="4"/>def __init__(self):</text:p>
      <text:p text:style-name="P17"><text:s text:c="8"/>armure.__init__(self)</text:p>
      <text:p text:style-name="P17"><text:s text:c="8"/>self.nom="tunique d'Herbaliste"</text:p>
      <text:p text:style-name="P17"><text:s text:c="8"/>self.defen=5</text:p>
      <text:p text:style-name="P17"><text:s text:c="8"/>self.res=10 <text:s text:c="8"/></text:p>
      <text:p text:style-name="P17"><text:s text:c="8"/></text:p>
      <text:p text:style-name="P17">class TogeA(armure):</text:p>
      <text:p text:style-name="P17"><text:s text:c="4"/>def __init__(self):</text:p>
      <text:p text:style-name="P17"><text:s text:c="8"/>armure.__init__(self)</text:p>
      <text:p text:style-name="P17"><text:soft-page-break/><text:s text:c="8"/>self.nom="Toge d'amis de la nature"</text:p>
      <text:p text:style-name="P17"><text:s text:c="8"/>self.defen=10</text:p>
      <text:p text:style-name="P17"><text:s text:c="8"/>self.res=15</text:p>
      <text:p text:style-name="P17"><text:s text:c="10"/></text:p>
      <text:p text:style-name="P17">class Corset(armure):</text:p>
      <text:p text:style-name="P17"><text:s text:c="4"/>def __init__(self):</text:p>
      <text:p text:style-name="P17"><text:s text:c="8"/>armure.__init__(self)</text:p>
      <text:p text:style-name="P17"><text:s text:c="8"/>self.nom="Corset de déesse"</text:p>
      <text:p text:style-name="P17"><text:s text:c="8"/>self.defen=15</text:p>
      <text:p text:style-name="P17"><text:s text:c="8"/>self.res=20</text:p>
      <text:p text:style-name="P27">C<text:span text:style-name="T5">ombat</text:span>/<text:span text:style-name="T5">combat</text:span>.py</text:p>
      <text:p text:style-name="P9"/>
      <text:p text:style-name="P17"># -*- coding: utf-8 -*-</text:p>
      <text:p text:style-name="P17">import pygame,random</text:p>
      <text:p text:style-name="P17">from pygame.locals import *</text:p>
      <text:p text:style-name="P17">pygame.init()</text:p>
      <text:p text:style-name="P17">noir=(0,0,0)</text:p>
      <text:p text:style-name="P17">blanc=(0xFF, 0xFF, 0xFF)</text:p>
      <text:p text:style-name="P17">font = pygame.font.SysFont('Calibri', 25, True, False)</text:p>
      <text:p text:style-name="P17">text_attaque = font.render("attaque",True,noir)</text:p>
      <text:p text:style-name="P17">text_potion = font.render("potion",True,noir)</text:p>
      <text:p text:style-name="P17">text_fuite = font.render("fuite",True,noir)</text:p>
      <text:p text:style-name="P17"/>
      <text:p text:style-name="P17"/>
      <text:p text:style-name="P17"/>
      <text:p text:style-name="P17"/>
      <text:p text:style-name="P17">def combat_start(joueur,participant):</text:p>
      <text:p text:style-name="P17"><text:s text:c="4"/>''' </text:p>
      <text:p text:style-name="P17"><text:s text:c="8"/>fonction principale du combat</text:p>
      <text:p text:style-name="P17"><text:s text:c="8"/>parametre: class joueur , liste des participants</text:p>
      <text:p text:style-name="P17"><text:s text:c="8"/></text:p>
      <text:p text:style-name="P17"><text:s text:c="8"/>appelle la fonction secondaire en ajoutant joueur a la liste des participant</text:p>
      <text:p text:style-name="P17"><text:s text:c="8"/>trie les participants au combat selon leur vitesse</text:p>
      <text:p text:style-name="P17"><text:s text:c="4"/>'''</text:p>
      <text:p text:style-name="P17"><text:s text:c="4"/>participant.append(joueur)</text:p>
      <text:p text:style-name="P17"><text:s text:c="4"/>participant.sort(key=lambda v: v.vit)</text:p>
      <text:p text:style-name="P17"><text:s text:c="4"/>participant.reverse()</text:p>
      <text:p text:style-name="P17"><text:s text:c="4"/>statut = combat_attaque(participant)</text:p>
      <text:p text:style-name="P17"><text:s text:c="4"/>participant.reverse()</text:p>
      <text:p text:style-name="P17"><text:s text:c="4"/>participant.remove(joueur)</text:p>
      <text:p text:style-name="P17"><text:s text:c="4"/>return statut</text:p>
      <text:p text:style-name="P17"><text:s text:c="4"/></text:p>
      <text:p text:style-name="P17"><text:s text:c="4"/></text:p>
      <text:p text:style-name="P17">def combat_attaque(participant_vit):</text:p>
      <text:p text:style-name="P17"><text:s text:c="4"/>'''</text:p>
      <text:p text:style-name="P17"><text:s text:c="8"/>attaque de tous les participants dans l'ordre de vitesse + test de mort</text:p>
      <text:p text:style-name="P17"><text:s text:c="4"/>'''</text:p>
      <text:p text:style-name="P17"><text:s text:c="4"/>for i in range (len(participant_vit)):</text:p>
      <text:p text:style-name="P17"><text:s text:c="8"/>participant_vit[i].passif_def(participant_vit)</text:p>
      <text:p text:style-name="P17"><text:s text:c="8"/>if participant_vit[i].pv == 0:</text:p>
      <text:p text:style-name="P17"><text:s text:c="12"/>if participant_vit[i].jouable==True:</text:p>
      <text:p text:style-name="P17"><text:s text:c="16"/>return "Mort joueur"</text:p>
      <text:p text:style-name="P17"><text:s text:c="12"/>else:</text:p>
      <text:p text:style-name="P17"><text:s text:c="16"/>pass</text:p>
      <text:p text:style-name="P17"><text:s text:c="12"/></text:p>
      <text:p text:style-name="P17"><text:s text:c="8"/>else:</text:p>
      <text:p text:style-name="P17"><text:s text:c="12"/>if participant_vit[i].jouable==True:</text:p>
      <text:p text:style-name="P17"><text:s text:c="16"/>if participant_vit[i].type_action == "potion":</text:p>
      <text:p text:style-name="P17"><text:s text:c="21"/>participant_vit[i].popo_actif()</text:p>
      <text:p text:style-name="P17"><text:s text:c="16"/>elif participant_vit[i].type_action == "attaque":</text:p>
      <text:p text:style-name="P17"><text:s text:c="21"/>participant_vit[i].attaque()</text:p>
      <text:p text:style-name="P17"><text:s text:c="12"/>else:</text:p>
      <text:p text:style-name="P17"><text:s text:c="16"/>participant_vit[i].cible_def(participant_vit)</text:p>
      <text:p text:style-name="P17"><text:s text:c="16"/>participant_vit[i].attaque()</text:p>
      <text:p text:style-name="P17"><text:s text:c="12"/>participant_vit[i].popo_def()</text:p>
      <text:p text:style-name="P17"><text:s text:c="12"/>participant_vit[i].effet_def()</text:p>
      <text:p text:style-name="P17"><text:s text:c="12"/></text:p>
      <text:p text:style-name="P17"><text:s text:c="12"/></text:p>
      <text:p text:style-name="P17"><text:s text:c="4"/></text:p>
      <text:p text:style-name="P17"><text:s text:c="4"/></text:p>
      <text:p text:style-name="P17"/>
      <text:p text:style-name="P17"><text:s text:c="8"/></text:p>
      <text:p text:style-name="P17">def affiche_combat(fenetre,joueur,ennemi):</text:p>
      <text:p text:style-name="P17"><text:soft-page-break/><text:s text:c="4"/>pygame.mixer.music.load('data/05 - Le Voyage de Basile.mp3')</text:p>
      <text:p text:style-name="P17"><text:s text:c="4"/>pygame.mixer.music.play(-1)</text:p>
      <text:p text:style-name="P17"><text:s text:c="4"/>nb_ennemis = ennemi[0].nombre</text:p>
      <text:p text:style-name="P17"><text:s text:c="4"/>continuer = 1</text:p>
      <text:p text:style-name="P17"><text:s text:c="4"/>position_bouton=1</text:p>
      <text:p text:style-name="P17"><text:s text:c="4"/>tour=1</text:p>
      <text:p text:style-name="P17"><text:s text:c="4"/>text_ennemi = font.render(ennemi[0].nom,True,noir)</text:p>
      <text:p text:style-name="P17"><text:s text:c="4"/>background_image = pygame.image.load("data/fondcombatmap1.jpg").convert()</text:p>
      <text:p text:style-name="P17"/>
      <text:p text:style-name="P17"><text:s text:c="4"/>while continuer == 1:</text:p>
      <text:p text:style-name="P17"><text:s text:c="8"/>if joueur.pv == 0:</text:p>
      <text:p text:style-name="P17"><text:s text:c="12"/>return "Mort joueur"</text:p>
      <text:p text:style-name="P17"><text:s text:c="8"/></text:p>
      <text:p text:style-name="P17"><text:s text:c="8"/>text_tour = font.render("tour "+str(tour),True,noir)</text:p>
      <text:p text:style-name="P17"><text:s text:c="8"/>text_pv_joueur = font.render("Pv : "+str(joueur.pv)+"/"+str(joueur.pv_max),True,noir)</text:p>
      <text:p text:style-name="P17"><text:s text:c="8"/></text:p>
      <text:p text:style-name="P17"><text:s text:c="8"/>fenetre.blit(background_image, [0, 0])</text:p>
      <text:p text:style-name="P17"><text:s text:c="8"/>pygame.draw.rect(fenetre, blanc, [0, 590, 640, 50])</text:p>
      <text:p text:style-name="P17"><text:s text:c="8"/>fenetre.blit(joueur.img, joueur.img.get_rect(center=(100, 300)))</text:p>
      <text:p text:style-name="P17"><text:s text:c="8"/></text:p>
      <text:p text:style-name="P17"><text:s text:c="8"/>if nb_ennemis == 1: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350])</text:p>
      <text:p text:style-name="P17"><text:s text:c="12"/>fenetre.blit(ennemi[0].img_combat, ennemi[0].img_combat.get_rect(center=(500, 300)))</text:p>
      <text:p text:style-name="P17"><text:s text:c="12"/></text:p>
      <text:p text:style-name="P17"><text:s text:c="8"/>if nb_ennemis == 2: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250])</text:p>
      <text:p text:style-name="P17"><text:s text:c="12"/>fenetre.blit(ennemi[1].img_combat, ennemi[1].img_combat.get_rect(center=(500, 20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450])</text:p>
      <text:p text:style-name="P17"><text:s text:c="12"/>fenetre.blit(ennemi[1].img_combat, ennemi[1].img_combat.get_rect(center=(500, 400)))</text:p>
      <text:p text:style-name="P17"><text:s text:c="12"/></text:p>
      <text:p text:style-name="P17"><text:s text:c="8"/>if nb_ennemis == 3 :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200])</text:p>
      <text:p text:style-name="P17"><text:s text:c="12"/>fenetre.blit(ennemi[0].img_combat, ennemi[0].img_combat.get_rect(center=(500, 15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350])</text:p>
      <text:p text:style-name="P17"><text:s text:c="12"/>fenetre.blit(ennemi[1].img_combat, ennemi[1].img_combat.get_rect(center=(500, 300)))</text:p>
      <text:p text:style-name="P17"><text:s text:c="12"/></text:p>
      <text:p text:style-name="P17"><text:s text:c="12"/>text_pv_ennemi_2 = font.render("Pv : "+str(ennemi[2].pv)+"/"+str(ennemi[2].pv_max),True,noir)</text:p>
      <text:p text:style-name="P17"><text:s text:c="12"/>fenetre.blit(text_pv_ennemi_2, [500, 500])</text:p>
      <text:p text:style-name="P17"><text:s text:c="12"/>fenetre.blit(ennemi[2].img_combat, ennemi[2].img_combat.get_rect(center=(500, 450)))</text:p>
      <text:p text:style-name="P17"><text:s text:c="12"/></text:p>
      <text:p text:style-name="P17"><text:s text:c="8"/>if nb_ennemis == 4 :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170])</text:p>
      <text:p text:style-name="P17"><text:s text:c="12"/>fenetre.blit(ennemi[0].img_combat, ennemi[0].img_combat.get_rect(center=(500, 12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290])</text:p>
      <text:p text:style-name="P17"><text:s text:c="12"/>fenetre.blit(ennemi[1].img_combat, ennemi[1].img_combat.get_rect(center=(500, 240)))</text:p>
      <text:p text:style-name="P17"><text:s text:c="12"/></text:p>
      <text:p text:style-name="P17"><text:s text:c="12"/>text_pv_ennemi_2 = font.render("Pv : "+str(ennemi[2].pv)+"/"+str(ennemi[2].pv_max),True,noir)</text:p>
      <text:p text:style-name="P17"><text:s text:c="12"/>fenetre.blit(text_pv_ennemi_2, [500, 410])</text:p>
      <text:p text:style-name="P17"><text:s text:c="12"/>fenetre.blit(ennemi[2].img_combat, ennemi[2].img_combat.get_rect(center=(500, 360)))</text:p>
      <text:p text:style-name="P17"><text:soft-page-break/><text:s text:c="12"/></text:p>
      <text:p text:style-name="P17"><text:s text:c="12"/>text_pv_ennemi_3 = font.render("Pv : "+str(ennemi[3].pv)+"/"+str(ennemi[3].pv_max),True,noir)</text:p>
      <text:p text:style-name="P17"><text:s text:c="12"/>fenetre.blit(text_pv_ennemi_3, [500, 530])</text:p>
      <text:p text:style-name="P17"><text:s text:c="12"/>fenetre.blit(ennemi[3].img_combat, ennemi[3].img_combat.get_rect(center=(500, 480)))</text:p>
      <text:p text:style-name="P17"/>
      <text:p text:style-name="P17"><text:s text:c="8"/>if position_bouton == 1:</text:p>
      <text:p text:style-name="P17"><text:s text:c="12"/>pygame.draw.rect(fenetre, noir, [0, 590, 100, 50], 3)</text:p>
      <text:p text:style-name="P17"/>
      <text:p text:style-name="P17"><text:s text:c="8"/>if position_bouton == 2:</text:p>
      <text:p text:style-name="P17"><text:s text:c="12"/>pygame.draw.rect(fenetre, noir, [100, 590, 110, 50], 3)</text:p>
      <text:p text:style-name="P17"/>
      <text:p text:style-name="P17"><text:s text:c="8"/>if position_bouton == 3:</text:p>
      <text:p text:style-name="P17"><text:s text:c="12"/>pygame.draw.rect(fenetre, noir, [210, 590, 190, 50], 3)</text:p>
      <text:p text:style-name="P17"/>
      <text:p text:style-name="P17"><text:s text:c="8"/>fenetre.blit(text_attaque, [10, 600])</text:p>
      <text:p text:style-name="P17"><text:s text:c="8"/>fenetre.blit(text_potion, [120, 600])</text:p>
      <text:p text:style-name="P17"><text:s text:c="8"/>fenetre.blit(text_fuite, [230, 600])</text:p>
      <text:p text:style-name="P17"><text:s text:c="8"/>fenetre.blit(text_ennemi, [430, 600])</text:p>
      <text:p text:style-name="P17"><text:s text:c="8"/>fenetre.blit(text_tour, [10, 10])</text:p>
      <text:p text:style-name="P17"><text:s text:c="8"/>fenetre.blit(text_pv_joueur, [10, 500])</text:p>
      <text:p text:style-name="P17"/>
      <text:p text:style-name="P17"/>
      <text:p text:style-name="P17"><text:s text:c="8"/>pygame.draw.rect(fenetre, noir, [0, 590, 640, 50], 1)</text:p>
      <text:p text:style-name="P17"><text:s text:c="8"/>pygame.draw.line(fenetre, noir, [100, 590], [100, 640], 1)</text:p>
      <text:p text:style-name="P17"><text:s text:c="8"/>pygame.draw.line(fenetre, noir, [210, 590], [210, 640], 1)</text:p>
      <text:p text:style-name="P17"><text:s text:c="8"/>pygame.draw.line(fenetre, noir, [400, 590], [400, 640], 1)</text:p>
      <text:p text:style-name="P17"><text:s text:c="8"/>pygame.display.flip()</text:p>
      <text:p text:style-name="P17"/>
      <text:p text:style-name="P17"><text:s text:c="8"/>pv_toto = 0</text:p>
      <text:p text:style-name="P17"><text:s text:c="8"/>for i in range (nb_ennemis):</text:p>
      <text:p text:style-name="P17"><text:s text:c="12"/>pv_toto += ennemi[i].pv</text:p>
      <text:p text:style-name="P17"><text:s text:c="8"/>if pv_toto == 0:</text:p>
      <text:p text:style-name="P17"><text:s text:c="12"/>if random.randrange(0,1) == 1:</text:p>
      <text:p text:style-name="P17"><text:s text:c="16"/>joueur.potionvie1+=random.randrange(0,3)</text:p>
      <text:p text:style-name="P17"><text:s text:c="12"/>if random.randrange(0,5) == 1:</text:p>
      <text:p text:style-name="P17"><text:s text:c="16"/>joueur.potionvie2 += 1</text:p>
      <text:p text:style-name="P17"><text:s text:c="12"/>if random.randrange(0,10) == 1:</text:p>
      <text:p text:style-name="P17"><text:s text:c="16"/>joueur.potionvie3 += 1</text:p>
      <text:p text:style-name="P17"><text:s text:c="12"/>if random.randrange(0,5) == 1:</text:p>
      <text:p text:style-name="P17"><text:s text:c="16"/>joueur.potionarmure1 += 1</text:p>
      <text:p text:style-name="P17"><text:s text:c="12"/>if random.randrange(0,10) == 1:</text:p>
      <text:p text:style-name="P17"><text:s text:c="16"/>joueur.potionarmure2 += 1</text:p>
      <text:p text:style-name="P17"><text:s text:c="12"/>if random.randrange(0,20) == 1:</text:p>
      <text:p text:style-name="P17"><text:s text:c="16"/>joueur.potionarmure3 += 1</text:p>
      <text:p text:style-name="P17"><text:s text:c="12"/>if random.randrange(0,5) == 1:</text:p>
      <text:p text:style-name="P17"><text:s text:c="16"/>joueur.potionforce1 += 1</text:p>
      <text:p text:style-name="P17"><text:s text:c="12"/>if random.randrange(0,10) == 1:</text:p>
      <text:p text:style-name="P17"><text:s text:c="16"/>joueur.potionforce2 += 1</text:p>
      <text:p text:style-name="P17"><text:s text:c="12"/>if random.randrange(0,20) == 1:</text:p>
      <text:p text:style-name="P17"><text:s text:c="16"/>joueur.potionforce3 += 1</text:p>
      <text:p text:style-name="P17"><text:s text:c="12"/>if random.randrange(0,5) == 1:</text:p>
      <text:p text:style-name="P17"><text:s text:c="16"/>joueur.potioncritique1 += 1</text:p>
      <text:p text:style-name="P17"><text:s text:c="12"/>if random.randrange(0,10) == 1:</text:p>
      <text:p text:style-name="P17"><text:s text:c="16"/>joueur.potioncritique2 += 1</text:p>
      <text:p text:style-name="P17"><text:s text:c="12"/>if random.randrange(0,20) == 1:</text:p>
      <text:p text:style-name="P17"><text:s text:c="16"/>joueur.potioncritique3 += 1</text:p>
      <text:p text:style-name="P17"><text:s text:c="12"/>if random.randrange(0,10) == 1:</text:p>
      <text:p text:style-name="P17"><text:s text:c="16"/>joueur.potionvitesse += 1</text:p>
      <text:p text:style-name="P17"><text:s text:c="12"/>if random.randrange(0,10) == 1:</text:p>
      <text:p text:style-name="P17"><text:s text:c="16"/>joueur.potionprecision += 1</text:p>
      <text:p text:style-name="P17"><text:s text:c="12"/>pygame.mixer.music.load('data/compo 1.wav')</text:p>
      <text:p text:style-name="P17"><text:s text:c="12"/>pygame.mixer.music.play(-1)</text:p>
      <text:p text:style-name="P17"><text:s text:c="12"/>return "fin"</text:p>
      <text:p text:style-name="P17"><text:soft-page-break/></text:p>
      <text:p text:style-name="P17"><text:s text:c="8"/></text:p>
      <text:p text:style-name="P17"><text:s text:c="8"/>for event in pygame.event.get():</text:p>
      <text:p text:style-name="P17"/>
      <text:p text:style-name="P17"><text:s text:c="12"/>if event.type == QUIT:</text:p>
      <text:p text:style-name="P17"><text:s text:c="16"/>continuer = 0</text:p>
      <text:p text:style-name="P17"/>
      <text:p text:style-name="P17"><text:s text:c="12"/>if event.type == KEYDOWN:</text:p>
      <text:p text:style-name="P17"/>
      <text:p text:style-name="P17"><text:s text:c="16"/>if event.key == K_RIGHT:</text:p>
      <text:p text:style-name="P17"><text:s text:c="20"/>if position_bouton &lt;3:</text:p>
      <text:p text:style-name="P17"><text:s text:c="24"/>position_bouton += 1</text:p>
      <text:p text:style-name="P17"/>
      <text:p text:style-name="P17"><text:s text:c="16"/>if event.key == K_LEFT:</text:p>
      <text:p text:style-name="P17"><text:s text:c="20"/>if position_bouton &gt;1:</text:p>
      <text:p text:style-name="P17"><text:s text:c="24"/>position_bouton -= 1</text:p>
      <text:p text:style-name="P17"/>
      <text:p text:style-name="P17"><text:s text:c="16"/>if event.key == K_RETURN:</text:p>
      <text:p text:style-name="P17"/>
      <text:p text:style-name="P17"><text:s text:c="20"/>if position_bouton == 1:</text:p>
      <text:p text:style-name="P17"><text:s text:c="24"/>joueur.type_action = "attaque"</text:p>
      <text:p text:style-name="P17"><text:s text:c="24"/>info = attaque_type(fenetre,joueur,ennemi,tour)</text:p>
      <text:p text:style-name="P17"><text:s text:c="24"/>if info == "End":</text:p>
      <text:p text:style-name="P17"><text:s text:c="28"/>continuer = 0</text:p>
      <text:p text:style-name="P17"><text:s text:c="24"/>if info == "Mort joueur":</text:p>
      <text:p text:style-name="P17"><text:s text:c="28"/>return "Mort joueur"</text:p>
      <text:p text:style-name="P17"><text:s text:c="24"/>if info == "Next":</text:p>
      <text:p text:style-name="P17"><text:s text:c="28"/>tour+=1</text:p>
      <text:p text:style-name="P17"/>
      <text:p text:style-name="P17"><text:s text:c="20"/>if position_bouton == 2:</text:p>
      <text:p text:style-name="P17"><text:s text:c="24"/>joueur.type_action = "potion"</text:p>
      <text:p text:style-name="P17"><text:s text:c="24"/>info = potion_type(fenetre,joueur,ennemi)</text:p>
      <text:p text:style-name="P17"><text:s text:c="24"/>if info == "End":</text:p>
      <text:p text:style-name="P17"><text:s text:c="28"/>continuer = 0</text:p>
      <text:p text:style-name="P17"><text:s text:c="24"/>if info == "Next":</text:p>
      <text:p text:style-name="P17"><text:s text:c="28"/>tour+=1</text:p>
      <text:p text:style-name="P17"/>
      <text:p text:style-name="P17"><text:s text:c="20"/>if position_bouton == 3:</text:p>
      <text:p text:style-name="P17"><text:s text:c="24"/>pygame.mixer.music.load('data/compo 1.wav')</text:p>
      <text:p text:style-name="P17"><text:s text:c="24"/>pygame.mixer.music.play(-1)</text:p>
      <text:p text:style-name="P17"><text:s text:c="24"/>return "Fuite"</text:p>
      <text:p text:style-name="P17"/>
      <text:p text:style-name="P17"><text:s text:c="4"/></text:p>
      <text:p text:style-name="P17"/>
      <text:p text:style-name="P17"/>
      <text:p text:style-name="P17">def select_ennemi(fenetre,joueur,ennemi,tour):</text:p>
      <text:p text:style-name="P17"><text:s text:c="4"/>nb_ennemis = ennemi[0].nombre</text:p>
      <text:p text:style-name="P17"><text:s text:c="4"/>continuer = True</text:p>
      <text:p text:style-name="P17"><text:s text:c="4"/>position_bouton= 0</text:p>
      <text:p text:style-name="P17"><text:s text:c="4"/></text:p>
      <text:p text:style-name="P17"><text:s text:c="4"/>text_ennemi = font.render(ennemi[0].nom,True,noir)</text:p>
      <text:p text:style-name="P17"><text:s text:c="4"/>background_image = pygame.image.load("data/fondcombatmap1.jpg").convert()</text:p>
      <text:p text:style-name="P17"><text:s text:c="4"/>fleche = pygame.image.load("data/fleche.png").convert_alpha()</text:p>
      <text:p text:style-name="P17"><text:s text:c="4"/></text:p>
      <text:p text:style-name="P17"><text:s text:c="4"/>pygame.draw.rect(fenetre, blanc, [0, 585, 640, 55])</text:p>
      <text:p text:style-name="P17"><text:s text:c="4"/>fenetre.blit(text_ennemi, [430, 600])</text:p>
      <text:p text:style-name="P17"><text:s text:c="4"/></text:p>
      <text:p text:style-name="P17"><text:s text:c="4"/></text:p>
      <text:p text:style-name="P17"><text:s text:c="4"/>if nb_ennemis == 1:</text:p>
      <text:p text:style-name="P17"><text:s text:c="9"/>while continuer:</text:p>
      <text:p text:style-name="P17"><text:s text:c="13"/></text:p>
      <text:p text:style-name="P17"><text:s text:c="12"/>text_tour = font.render("tour "+str(tour),True,noir)</text:p>
      <text:p text:style-name="P17"><text:s text:c="12"/>text_pv_joueur = font.render("Pv : "+str(joueur.pv)+"/"+str(joueur.pv_max),True,noir)</text:p>
      <text:p text:style-name="P17"><text:soft-page-break/><text:s text:c="8"/></text:p>
      <text:p text:style-name="P17"><text:s text:c="12"/>fenetre.blit(background_image, [0, 0])</text:p>
      <text:p text:style-name="P17"><text:s text:c="12"/>fenetre.blit(text_tour, [10, 10])</text:p>
      <text:p text:style-name="P17"><text:s text:c="12"/>fenetre.blit(text_pv_joueur, [10, 500])</text:p>
      <text:p text:style-name="P17"><text:s text:c="12"/>fenetre.blit(joueur.img, joueur.img.get_rect(center=(100, 300)))</text:p>
      <text:p text:style-name="P17"/>
      <text:p text:style-name="P17"><text:s text:c="12"/>text_pv_ennemi_0 = font.render("Pv : "+str(ennemi[0].pv)+"/"+str(ennemi[0].pv_max),True,noir)</text:p>
      <text:p text:style-name="P17"><text:s text:c="12"/>fenetre.blit(text_pv_ennemi_0, [500, 350])</text:p>
      <text:p text:style-name="P17"><text:s text:c="12"/>fenetre.blit(ennemi[0].img_combat, ennemi[0].img_combat.get_rect(center=(500, 300)))</text:p>
      <text:p text:style-name="P17"/>
      <text:p text:style-name="P17"><text:s text:c="12"/>if position_bouton == 0:</text:p>
      <text:p text:style-name="P17"><text:s text:c="16"/>fenetre.blit(fleche, fleche.get_rect(center=(350, 300)))</text:p>
      <text:p text:style-name="P17"><text:s text:c="12"/>pygame.display.flip()</text:p>
      <text:p text:style-name="P17"><text:s text:c="12"/>for event in pygame.event.get():</text:p>
      <text:p text:style-name="P17"/>
      <text:p text:style-name="P17"><text:s text:c="16"/>if event.type == QUIT:</text:p>
      <text:p text:style-name="P17"><text:s text:c="20"/>return "End"</text:p>
      <text:p text:style-name="P17"/>
      <text:p text:style-name="P17"><text:s text:c="16"/>if event.type == KEYDOWN:</text:p>
      <text:p text:style-name="P17"><text:s text:c="28"/></text:p>
      <text:p text:style-name="P17"><text:s text:c="20"/>if event.key == K_TAB:</text:p>
      <text:p text:style-name="P17"><text:s text:c="24"/>continuer = False</text:p>
      <text:p text:style-name="P17"/>
      <text:p text:style-name="P17"><text:s text:c="20"/>if event.key == K_RETURN:</text:p>
      <text:p text:style-name="P17"><text:s text:c="24"/>joueur.cible = ennemi[position_bouton]</text:p>
      <text:p text:style-name="P17"><text:s text:c="24"/>anim_joueur(fenetre,joueur)</text:p>
      <text:p text:style-name="P17"><text:s text:c="24"/>if combat_start(joueur,ennemi) == "Mort joueur":</text:p>
      <text:p text:style-name="P17"><text:s text:c="28"/>return "Mort joueur"</text:p>
      <text:p text:style-name="P17"><text:s text:c="24"/>return "next"</text:p>
      <text:p text:style-name="P17"><text:s text:c="33"/></text:p>
      <text:p text:style-name="P17"><text:s text:c="4"/>if nb_ennemis == 2:</text:p>
      <text:p text:style-name="P17"><text:s text:c="9"/>while continuer:</text:p>
      <text:p text:style-name="P17"><text:s text:c="13"/></text:p>
      <text:p text:style-name="P17"><text:s text:c="12"/>text_tour = font.render("tour "+str(tour),True,noir)</text:p>
      <text:p text:style-name="P17"><text:s text:c="12"/>text_pv_joueur = font.render("Pv : "+str(joueur.pv)+"/"+str(joueur.pv_max),True,noir)</text:p>
      <text:p text:style-name="P17"><text:s text:c="8"/></text:p>
      <text:p text:style-name="P17"><text:s text:c="12"/>fenetre.blit(background_image, [0, 0])</text:p>
      <text:p text:style-name="P17"><text:s text:c="12"/>fenetre.blit(text_tour, [10, 10])</text:p>
      <text:p text:style-name="P17"><text:s text:c="12"/>fenetre.blit(text_pv_joueur, [10, 500])</text:p>
      <text:p text:style-name="P17"><text:s text:c="12"/>fenetre.blit(joueur.img, joueur.img.get_rect(center=(100, 300)))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250])</text:p>
      <text:p text:style-name="P17"><text:s text:c="12"/>fenetre.blit(ennemi[1].img_combat, ennemi[1].img_combat.get_rect(center=(500, 20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450])</text:p>
      <text:p text:style-name="P17"><text:s text:c="12"/>fenetre.blit(ennemi[1].img_combat, ennemi[1].img_combat.get_rect(center=(500, 400)))</text:p>
      <text:p text:style-name="P17"><text:s text:c="12"/></text:p>
      <text:p text:style-name="P17"><text:s text:c="12"/>if position_bouton == 0:</text:p>
      <text:p text:style-name="P17"><text:s text:c="16"/>fenetre.blit(fleche, fleche.get_rect(center=(350, 200)))</text:p>
      <text:p text:style-name="P17"><text:s text:c="12"/>if position_bouton == 1:</text:p>
      <text:p text:style-name="P17"><text:s text:c="16"/>fenetre.blit(fleche, fleche.get_rect(center=(350, 400)))</text:p>
      <text:p text:style-name="P17"/>
      <text:p text:style-name="P17"><text:s text:c="12"/>for event in pygame.event.get():</text:p>
      <text:p text:style-name="P17"/>
      <text:p text:style-name="P17"><text:s text:c="16"/>if event.type == QUIT:</text:p>
      <text:p text:style-name="P17"><text:s text:c="20"/>return "End"</text:p>
      <text:p text:style-name="P17"/>
      <text:p text:style-name="P17"><text:s text:c="16"/>if event.type == KEYDOWN:</text:p>
      <text:p text:style-name="P17"><text:s text:c="20"/></text:p>
      <text:p text:style-name="P17"><text:s text:c="20"/>if event.key == K_DOWN:</text:p>
      <text:p text:style-name="P17"><text:s text:c="24"/>if position_bouton &lt;1:</text:p>
      <text:p text:style-name="P17"><text:soft-page-break/><text:s text:c="28"/>position_bouton += 1</text:p>
      <text:p text:style-name="P17"><text:s text:c="28"/></text:p>
      <text:p text:style-name="P17"><text:s text:c="20"/>if event.key == K_UP:</text:p>
      <text:p text:style-name="P17"><text:s text:c="24"/>if position_bouton &gt;0:</text:p>
      <text:p text:style-name="P17"><text:s text:c="28"/>position_bouton -= 1</text:p>
      <text:p text:style-name="P17"><text:s text:c="28"/></text:p>
      <text:p text:style-name="P17"><text:s text:c="20"/>if event.key == K_TAB:</text:p>
      <text:p text:style-name="P17"><text:s text:c="24"/>continuer = False</text:p>
      <text:p text:style-name="P17"/>
      <text:p text:style-name="P17"><text:s text:c="20"/>if event.key == K_RETURN:</text:p>
      <text:p text:style-name="P17"><text:s text:c="24"/>joueur.cible = ennemi[position_bouton]</text:p>
      <text:p text:style-name="P17"><text:s text:c="24"/>anim_joueur(fenetre,joueur)</text:p>
      <text:p text:style-name="P17"><text:s text:c="24"/>if combat_start(joueur,ennemi) == "Mort joueur":</text:p>
      <text:p text:style-name="P17"><text:s text:c="28"/>return "Mort joueur"</text:p>
      <text:p text:style-name="P17"><text:s text:c="24"/>return "next"</text:p>
      <text:p text:style-name="P17"><text:s text:c="24"/></text:p>
      <text:p text:style-name="P17"><text:s text:c="12"/>pygame.display.flip()</text:p>
      <text:p text:style-name="P17"><text:s text:c="4"/>if nb_ennemis == 3:</text:p>
      <text:p text:style-name="P17"><text:s text:c="9"/>while continuer:</text:p>
      <text:p text:style-name="P17"><text:s text:c="13"/></text:p>
      <text:p text:style-name="P17"><text:s text:c="12"/>text_tour = font.render("tour "+str(tour),True,noir)</text:p>
      <text:p text:style-name="P17"><text:s text:c="12"/>text_pv_joueur = font.render("Pv : "+str(joueur.pv)+"/"+str(joueur.pv_max),True,noir)</text:p>
      <text:p text:style-name="P17"><text:s text:c="8"/></text:p>
      <text:p text:style-name="P17"><text:s text:c="12"/>fenetre.blit(background_image, [0, 0])</text:p>
      <text:p text:style-name="P17"><text:s text:c="12"/>fenetre.blit(text_tour, [10, 10])</text:p>
      <text:p text:style-name="P17"><text:s text:c="12"/>fenetre.blit(text_pv_joueur, [10, 500])</text:p>
      <text:p text:style-name="P17"><text:s text:c="12"/>fenetre.blit(joueur.img, joueur.img.get_rect(center=(100, 300)))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200])</text:p>
      <text:p text:style-name="P17"><text:s text:c="12"/>fenetre.blit(ennemi[0].img_combat, ennemi[0].img_combat.get_rect(center=(500, 15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350])</text:p>
      <text:p text:style-name="P17"><text:s text:c="12"/>fenetre.blit(ennemi[1].img_combat, ennemi[1].img_combat.get_rect(center=(500, 300)))</text:p>
      <text:p text:style-name="P17"><text:s text:c="12"/></text:p>
      <text:p text:style-name="P17"><text:s text:c="12"/>text_pv_ennemi_2 = font.render("Pv : "+str(ennemi[2].pv)+"/"+str(ennemi[2].pv_max),True,noir)</text:p>
      <text:p text:style-name="P17"><text:s text:c="12"/>fenetre.blit(text_pv_ennemi_2, [500, 500])</text:p>
      <text:p text:style-name="P17"><text:s text:c="12"/>fenetre.blit(ennemi[2].img_combat, ennemi[2].img_combat.get_rect(center=(500, 450)))</text:p>
      <text:p text:style-name="P17"><text:s text:c="12"/></text:p>
      <text:p text:style-name="P17"><text:s text:c="12"/>if position_bouton == 0:</text:p>
      <text:p text:style-name="P17"><text:s text:c="16"/>fenetre.blit(fleche, fleche.get_rect(center=(350, 150)))</text:p>
      <text:p text:style-name="P17"><text:s text:c="12"/>if position_bouton == 1:</text:p>
      <text:p text:style-name="P17"><text:s text:c="16"/>fenetre.blit(fleche, fleche.get_rect(center=(350, 300)))</text:p>
      <text:p text:style-name="P17"><text:s text:c="12"/>if position_bouton == 2:</text:p>
      <text:p text:style-name="P17"><text:s text:c="16"/>fenetre.blit(fleche, fleche.get_rect(center=(350, 450)))</text:p>
      <text:p text:style-name="P17"/>
      <text:p text:style-name="P17"><text:s text:c="12"/>for event in pygame.event.get():</text:p>
      <text:p text:style-name="P17"/>
      <text:p text:style-name="P17"><text:s text:c="16"/>if event.type == QUIT:</text:p>
      <text:p text:style-name="P17"><text:s text:c="20"/>return "End"</text:p>
      <text:p text:style-name="P17"/>
      <text:p text:style-name="P17"><text:s text:c="16"/>if event.type == KEYDOWN:</text:p>
      <text:p text:style-name="P17"><text:s text:c="20"/></text:p>
      <text:p text:style-name="P17"><text:s text:c="20"/>if event.key == K_DOWN:</text:p>
      <text:p text:style-name="P17"><text:s text:c="24"/>if position_bouton &lt;2:</text:p>
      <text:p text:style-name="P17"><text:s text:c="28"/>position_bouton += 1</text:p>
      <text:p text:style-name="P17"><text:s text:c="28"/></text:p>
      <text:p text:style-name="P17"><text:s text:c="20"/>if event.key == K_UP:</text:p>
      <text:p text:style-name="P17"><text:s text:c="24"/>if position_bouton &gt;0:</text:p>
      <text:p text:style-name="P17"><text:s text:c="28"/>position_bouton -= 1</text:p>
      <text:p text:style-name="P17"><text:s text:c="28"/></text:p>
      <text:p text:style-name="P17"><text:s text:c="20"/>if event.key == K_TAB:</text:p>
      <text:p text:style-name="P17"><text:soft-page-break/><text:s text:c="24"/>continuer = False</text:p>
      <text:p text:style-name="P17"/>
      <text:p text:style-name="P17"><text:s text:c="20"/>if event.key == K_RETURN:</text:p>
      <text:p text:style-name="P17"><text:s text:c="24"/>joueur.cible = ennemi[position_bouton]</text:p>
      <text:p text:style-name="P17"><text:s text:c="24"/>anim_joueur(fenetre,joueur)</text:p>
      <text:p text:style-name="P17"><text:s text:c="24"/>if combat_start(joueur,ennemi) == "Mort joueur":</text:p>
      <text:p text:style-name="P17"><text:s text:c="28"/>return "Mort joueur"</text:p>
      <text:p text:style-name="P17"><text:s text:c="24"/>return "next"</text:p>
      <text:p text:style-name="P17"><text:s text:c="24"/></text:p>
      <text:p text:style-name="P17"><text:s text:c="12"/>pygame.display.flip()</text:p>
      <text:p text:style-name="P17"><text:s text:c="4"/>if nb_ennemis == 4:</text:p>
      <text:p text:style-name="P17"><text:s text:c="9"/>while continuer:</text:p>
      <text:p text:style-name="P17"><text:s text:c="13"/></text:p>
      <text:p text:style-name="P17"><text:s text:c="12"/>text_tour = font.render("tour "+str(tour),True,noir)</text:p>
      <text:p text:style-name="P17"><text:s text:c="12"/>text_pv_joueur = font.render("Pv : "+str(joueur.pv)+"/"+str(joueur.pv_max),True,noir)</text:p>
      <text:p text:style-name="P17"><text:s text:c="8"/></text:p>
      <text:p text:style-name="P17"><text:s text:c="12"/>fenetre.blit(background_image, [0, 0])</text:p>
      <text:p text:style-name="P17"><text:s text:c="12"/>fenetre.blit(text_tour, [10, 10])</text:p>
      <text:p text:style-name="P17"><text:s text:c="12"/>fenetre.blit(text_pv_joueur, [10, 500])</text:p>
      <text:p text:style-name="P17"><text:s text:c="12"/>fenetre.blit(joueur.img, joueur.img.get_rect(center=(100, 300)))</text:p>
      <text:p text:style-name="P17"><text:s text:c="12"/></text:p>
      <text:p text:style-name="P17"><text:s text:c="12"/>text_pv_ennemi_0 = font.render("Pv : "+str(ennemi[0].pv)+"/"+str(ennemi[0].pv_max),True,noir)</text:p>
      <text:p text:style-name="P17"><text:s text:c="12"/>fenetre.blit(text_pv_ennemi_0, [500, 170])</text:p>
      <text:p text:style-name="P17"><text:s text:c="12"/>fenetre.blit(ennemi[0].img_combat, ennemi[0].img_combat.get_rect(center=(500, 120)))</text:p>
      <text:p text:style-name="P17"><text:s text:c="12"/></text:p>
      <text:p text:style-name="P17"><text:s text:c="12"/>text_pv_ennemi_1 = font.render("Pv : "+str(ennemi[1].pv)+"/"+str(ennemi[1].pv_max),True,noir)</text:p>
      <text:p text:style-name="P17"><text:s text:c="12"/>fenetre.blit(text_pv_ennemi_1, [500, 290])</text:p>
      <text:p text:style-name="P17"><text:s text:c="12"/>fenetre.blit(ennemi[1].img_combat, ennemi[1].img_combat.get_rect(center=(500, 240)))</text:p>
      <text:p text:style-name="P17"><text:s text:c="12"/></text:p>
      <text:p text:style-name="P17"><text:s text:c="12"/>text_pv_ennemi_2 = font.render("Pv : "+str(ennemi[2].pv)+"/"+str(ennemi[2].pv_max),True,noir)</text:p>
      <text:p text:style-name="P17"><text:s text:c="12"/>fenetre.blit(text_pv_ennemi_2, [500, 410])</text:p>
      <text:p text:style-name="P17"><text:s text:c="12"/>fenetre.blit(ennemi[2].img_combat, ennemi[2].img_combat.get_rect(center=(500, 360)))</text:p>
      <text:p text:style-name="P17"><text:s text:c="12"/></text:p>
      <text:p text:style-name="P17"><text:s text:c="12"/>text_pv_ennemi_3 = font.render("Pv : "+str(ennemi[3].pv)+"/"+str(ennemi[3].pv_max),True,noir)</text:p>
      <text:p text:style-name="P17"><text:s text:c="12"/>fenetre.blit(text_pv_ennemi_3, [500, 530])</text:p>
      <text:p text:style-name="P17"><text:s text:c="12"/>fenetre.blit(ennemi[3].img_combat, ennemi[3].img_combat.get_rect(center=(500, 480)))</text:p>
      <text:p text:style-name="P17"><text:s text:c="12"/></text:p>
      <text:p text:style-name="P17"><text:s text:c="12"/>if position_bouton == 0:</text:p>
      <text:p text:style-name="P17"><text:s text:c="16"/>fenetre.blit(fleche, fleche.get_rect(center=(350, 120)))</text:p>
      <text:p text:style-name="P17"><text:s text:c="12"/>if position_bouton == 1:</text:p>
      <text:p text:style-name="P17"><text:s text:c="16"/>fenetre.blit(fleche, fleche.get_rect(center=(350, 240)))</text:p>
      <text:p text:style-name="P17"><text:s text:c="12"/>if position_bouton == 2:</text:p>
      <text:p text:style-name="P17"><text:s text:c="16"/>fenetre.blit(fleche, fleche.get_rect(center=(350, 360)))</text:p>
      <text:p text:style-name="P17"><text:s text:c="12"/>if position_bouton == 3:</text:p>
      <text:p text:style-name="P17"><text:s text:c="16"/>fenetre.blit(fleche, fleche.get_rect(center=(350, 480)))</text:p>
      <text:p text:style-name="P17"/>
      <text:p text:style-name="P17"><text:s text:c="12"/>for event in pygame.event.get():</text:p>
      <text:p text:style-name="P17"/>
      <text:p text:style-name="P17"><text:s text:c="16"/>if event.type == QUIT:</text:p>
      <text:p text:style-name="P17"><text:s text:c="20"/>return "End"</text:p>
      <text:p text:style-name="P17"/>
      <text:p text:style-name="P17"><text:s text:c="16"/>if event.type == KEYDOWN:</text:p>
      <text:p text:style-name="P17"><text:s text:c="20"/></text:p>
      <text:p text:style-name="P17"><text:s text:c="20"/>if event.key == K_DOWN:</text:p>
      <text:p text:style-name="P17"><text:s text:c="24"/>if position_bouton &lt;3:</text:p>
      <text:p text:style-name="P17"><text:s text:c="28"/>position_bouton += 1</text:p>
      <text:p text:style-name="P17"><text:s text:c="28"/></text:p>
      <text:p text:style-name="P17"><text:s text:c="20"/>if event.key == K_UP:</text:p>
      <text:p text:style-name="P17"><text:s text:c="24"/>if position_bouton &gt;0:</text:p>
      <text:p text:style-name="P17"><text:s text:c="28"/>position_bouton -= 1</text:p>
      <text:p text:style-name="P17"><text:s text:c="28"/></text:p>
      <text:p text:style-name="P17"><text:s text:c="20"/>if event.key == K_TAB:</text:p>
      <text:p text:style-name="P17"><text:s text:c="24"/>continuer = False</text:p>
      <text:p text:style-name="P17"><text:soft-page-break/></text:p>
      <text:p text:style-name="P17"><text:s text:c="20"/>if event.key == K_RETURN:</text:p>
      <text:p text:style-name="P17"><text:s text:c="24"/>joueur.cible = ennemi[position_bouton]</text:p>
      <text:p text:style-name="P17"><text:s text:c="24"/>anim_joueur(fenetre,joueur)</text:p>
      <text:p text:style-name="P17"><text:s text:c="24"/>if combat_start(joueur,ennemi) == "Mort joueur":</text:p>
      <text:p text:style-name="P17"><text:s text:c="28"/>return "Mort joueur"</text:p>
      <text:p text:style-name="P17"><text:s text:c="24"/>return "next"</text:p>
      <text:p text:style-name="P17"><text:s text:c="24"/></text:p>
      <text:p text:style-name="P17"><text:s text:c="12"/>pygame.display.flip()</text:p>
      <text:p text:style-name="P17"/>
      <text:p text:style-name="P17"><text:s text:c="4"/>return "Retour"</text:p>
      <text:p text:style-name="P17"/>
      <text:p text:style-name="P17">def attaque_type(fenetre,joueur,ennemi,tour):</text:p>
      <text:p text:style-name="P17"><text:s text:c="4"/>text1 = font.render(ennemi[0].nom,True,noir)</text:p>
      <text:p text:style-name="P17"><text:s text:c="4"/>text2 = font.render("attaque physique",True,noir)</text:p>
      <text:p text:style-name="P17"><text:s text:c="4"/>text3 = font.render("attaque magique",True,noir)</text:p>
      <text:p text:style-name="P17"><text:s text:c="4"/>continuer = 1</text:p>
      <text:p text:style-name="P17"><text:s text:c="4"/>position_bouton = 1</text:p>
      <text:p text:style-name="P17"><text:s text:c="4"/>joueur.action_type = "attaque"</text:p>
      <text:p text:style-name="P17"><text:s text:c="4"/>pygame.draw.rect(fenetre, blanc, [0, 590, 640, 50])</text:p>
      <text:p text:style-name="P17"><text:s text:c="4"/></text:p>
      <text:p text:style-name="P17"/>
      <text:p text:style-name="P17"/>
      <text:p text:style-name="P17"><text:s text:c="4"/>while continuer == 1:</text:p>
      <text:p text:style-name="P17"/>
      <text:p text:style-name="P17"><text:s text:c="8"/>if position_bouton == 1:</text:p>
      <text:p text:style-name="P17"><text:s text:c="12"/>pygame.draw.rect(fenetre, blanc, [200, 590, 200, 50], 3)</text:p>
      <text:p text:style-name="P17"><text:s text:c="12"/>pygame.draw.rect(fenetre, noir, [0, 590, 200, 50], 3)</text:p>
      <text:p text:style-name="P17"/>
      <text:p text:style-name="P17"><text:s text:c="8"/>if position_bouton == 2:</text:p>
      <text:p text:style-name="P17"><text:s text:c="12"/>pygame.draw.rect(fenetre, blanc, [0, 590, 200, 50], 3)</text:p>
      <text:p text:style-name="P17"><text:s text:c="12"/>pygame.draw.rect(fenetre, noir, [200, 590, 200, 50], 3)</text:p>
      <text:p text:style-name="P17"/>
      <text:p text:style-name="P17"><text:s text:c="8"/>pygame.draw.rect(fenetre, noir, [0, 590, 640, 50], 1)</text:p>
      <text:p text:style-name="P17"><text:s text:c="8"/>pygame.draw.line(fenetre, noir, [400, 590], [400, 640], 1)</text:p>
      <text:p text:style-name="P17"><text:s text:c="8"/>pygame.draw.line(fenetre, noir, [200, 590], [200, 640], 1)</text:p>
      <text:p text:style-name="P17"/>
      <text:p text:style-name="P17"><text:s text:c="8"/>fenetre.blit(text1, [430, 600])</text:p>
      <text:p text:style-name="P17"><text:s text:c="8"/>fenetre.blit(text2, [5, 600])</text:p>
      <text:p text:style-name="P17"><text:s text:c="8"/>fenetre.blit(text3, [210, 600])</text:p>
      <text:p text:style-name="P17"><text:s text:c="8"/>pygame.display.flip()</text:p>
      <text:p text:style-name="P17"/>
      <text:p text:style-name="P17"><text:s text:c="8"/>for event in pygame.event.get():</text:p>
      <text:p text:style-name="P17"/>
      <text:p text:style-name="P17"><text:s text:c="12"/>if event.type == QUIT:</text:p>
      <text:p text:style-name="P17"><text:s text:c="16"/>return "End"</text:p>
      <text:p text:style-name="P17"/>
      <text:p text:style-name="P17"><text:s text:c="12"/>if event.type == KEYDOWN:</text:p>
      <text:p text:style-name="P17"/>
      <text:p text:style-name="P17"><text:s text:c="16"/>if event.key == K_TAB:</text:p>
      <text:p text:style-name="P17"><text:s text:c="20"/>continuer = 0</text:p>
      <text:p text:style-name="P17"/>
      <text:p text:style-name="P17"><text:s text:c="16"/>if event.key == K_RIGHT:</text:p>
      <text:p text:style-name="P17"><text:s text:c="20"/>if position_bouton &lt;2:</text:p>
      <text:p text:style-name="P17"><text:s text:c="24"/>position_bouton += 1</text:p>
      <text:p text:style-name="P17"/>
      <text:p text:style-name="P17"><text:s text:c="16"/>if event.key == K_LEFT:</text:p>
      <text:p text:style-name="P17"><text:s text:c="20"/>if position_bouton &gt;1:</text:p>
      <text:p text:style-name="P17"><text:s text:c="24"/>position_bouton -= 1</text:p>
      <text:p text:style-name="P17"/>
      <text:p text:style-name="P17"><text:s text:c="16"/>if event.key == K_RETURN:</text:p>
      <text:p text:style-name="P17"/>
      <text:p text:style-name="P17"><text:s text:c="20"/>if position_bouton == 1:</text:p>
      <text:p text:style-name="P17"><text:soft-page-break/><text:s text:c="24"/>joueur.action = "Physique"</text:p>
      <text:p text:style-name="P17"/>
      <text:p text:style-name="P17"><text:s text:c="20"/>if position_bouton == 2:</text:p>
      <text:p text:style-name="P17"><text:s text:c="24"/>joueur.action = "Magique"</text:p>
      <text:p text:style-name="P17"/>
      <text:p text:style-name="P17"><text:s text:c="20"/>return select_ennemi(fenetre,joueur,ennemi,tour)</text:p>
      <text:p text:style-name="P17"><text:s text:c="4"/>return "Retour"</text:p>
      <text:p text:style-name="P17"/>
      <text:p text:style-name="P17">def potion_type(fenetre,joueur,ennemi):</text:p>
      <text:p text:style-name="P17"><text:s text:c="4"/>joueur.action_type = "potion"</text:p>
      <text:p text:style-name="P17"><text:s text:c="4"/>position_bouton = 0</text:p>
      <text:p text:style-name="P17"><text:s text:c="4"/>dessiner=pygame.draw.rect</text:p>
      <text:p text:style-name="P17"><text:s text:c="4"/>ecrire=font.render</text:p>
      <text:p text:style-name="P17"><text:s text:c="4"/>continuer = 1</text:p>
      <text:p text:style-name="P17"><text:s text:c="4"/>while continuer == 1:</text:p>
      <text:p text:style-name="P17"/>
      <text:p text:style-name="P17"><text:s text:c="8"/>fenetre.fill(blanc)</text:p>
      <text:p text:style-name="P17"><text:s text:c="8"/></text:p>
      <text:p text:style-name="P17"><text:s text:c="8"/>pygame.draw.rect(fenetre, blanc, [20, 2+45*(position_bouton-1), 450, 40], 3)</text:p>
      <text:p text:style-name="P17"><text:s text:c="8"/>pygame.draw.rect(fenetre, blanc, [20, 2+45*(position_bouton+1), 450, 40], 3)</text:p>
      <text:p text:style-name="P17"><text:s text:c="8"/>pygame.draw.rect(fenetre, noir, [20, 2+45*position_bouton, 450, 40], 3)</text:p>
      <text:p text:style-name="P17"><text:s text:c="8"/></text:p>
      <text:p text:style-name="P17"><text:s text:c="8"/>dessiner(fenetre, noir,[20, 2, 450, 40],1)</text:p>
      <text:p text:style-name="P17"><text:s text:c="8"/>fenetre.blit(ecrire("Petite potion de vie",True, noir),(30,10))</text:p>
      <text:p text:style-name="P17"><text:s text:c="8"/>fenetre.blit(ecrire(str(joueur.potionvie1),True,noir),(410,10))</text:p>
      <text:p text:style-name="P17"><text:s text:c="8"/></text:p>
      <text:p text:style-name="P17"><text:s text:c="8"/>dessiner(fenetre, noir,[20, 47, 450, 40],1)</text:p>
      <text:p text:style-name="P17"><text:s text:c="8"/>fenetre.blit(ecrire("Grande potion de vie",True, noir),(30,55))</text:p>
      <text:p text:style-name="P17"><text:s text:c="8"/>fenetre.blit(ecrire(str(joueur.potionvie2),True,noir),(410,55))</text:p>
      <text:p text:style-name="P17"><text:s text:c="8"/></text:p>
      <text:p text:style-name="P17"><text:s text:c="8"/>dessiner(fenetre, noir,[20, 92, 450, 40],1)</text:p>
      <text:p text:style-name="P17"><text:s text:c="8"/>fenetre.blit(ecrire("Enorme potion de vie",True, noir),(30,100))</text:p>
      <text:p text:style-name="P17"><text:s text:c="8"/>fenetre.blit(ecrire(str(joueur.potionvie3),True,noir),(410,100))</text:p>
      <text:p text:style-name="P17"><text:s text:c="8"/></text:p>
      <text:p text:style-name="P17"><text:s text:c="8"/>dessiner(fenetre, noir,[20, 137, 450, 40],1)</text:p>
      <text:p text:style-name="P17"><text:s text:c="8"/>fenetre.blit(ecrire("Petite potion d'armure",True, noir),(30,145))</text:p>
      <text:p text:style-name="P17"><text:s text:c="8"/>fenetre.blit(ecrire(str(joueur.potionarmure1),True,noir),(410,145))</text:p>
      <text:p text:style-name="P17"><text:s text:c="8"/></text:p>
      <text:p text:style-name="P17"><text:s text:c="8"/>dessiner(fenetre, noir,[20, 182, 450, 40],1)</text:p>
      <text:p text:style-name="P17"><text:s text:c="8"/>fenetre.blit(ecrire("Grande potion d'armure",True, noir),(30,190))</text:p>
      <text:p text:style-name="P17"><text:s text:c="8"/>fenetre.blit(ecrire(str(joueur.potionarmure2),True,noir),(410,190))</text:p>
      <text:p text:style-name="P17"><text:s text:c="8"/></text:p>
      <text:p text:style-name="P17"><text:s text:c="8"/>dessiner(fenetre, noir,[20, 227, 450, 40],1)</text:p>
      <text:p text:style-name="P17"><text:s text:c="8"/>fenetre.blit(ecrire("Enorme potion d'armure",True, noir),(30,235))</text:p>
      <text:p text:style-name="P17"><text:s text:c="8"/>fenetre.blit(ecrire(str(joueur.potionarmure3),True,noir),(410,235))</text:p>
      <text:p text:style-name="P17"><text:s text:c="8"/></text:p>
      <text:p text:style-name="P17"><text:s text:c="8"/>dessiner(fenetre, noir,[20, 272, 450, 40],1)</text:p>
      <text:p text:style-name="P17"><text:s text:c="8"/>fenetre.blit(ecrire("Petite potion de force",True, noir),(30,280))</text:p>
      <text:p text:style-name="P17"><text:s text:c="8"/>fenetre.blit(ecrire(str(joueur.potionforce1),True,noir),(410,280))</text:p>
      <text:p text:style-name="P17"><text:s text:c="8"/></text:p>
      <text:p text:style-name="P17"><text:s text:c="8"/>dessiner(fenetre, noir,[20, 317, 450, 40],1)</text:p>
      <text:p text:style-name="P17"><text:s text:c="8"/>fenetre.blit(ecrire("Grande potion de force",True, noir),(30,325))</text:p>
      <text:p text:style-name="P17"><text:s text:c="8"/>fenetre.blit(ecrire(str(joueur.potionforce2),True,noir),(410,325))</text:p>
      <text:p text:style-name="P17"><text:s text:c="8"/></text:p>
      <text:p text:style-name="P17"><text:s text:c="8"/>dessiner(fenetre, noir,[20, 362, 450, 40],1)</text:p>
      <text:p text:style-name="P17"><text:s text:c="8"/>fenetre.blit(ecrire("Enorme potion de force",True, noir),(30,370))</text:p>
      <text:p text:style-name="P17"><text:s text:c="8"/>fenetre.blit(ecrire(str(joueur.potionforce3),True,noir),(410,370))</text:p>
      <text:p text:style-name="P17"><text:s text:c="8"/></text:p>
      <text:p text:style-name="P17"><text:s text:c="8"/>dessiner(fenetre, noir,[20, 407, 450, 40],1)</text:p>
      <text:p text:style-name="P17"><text:s text:c="8"/>fenetre.blit(ecrire("Petite potion de critique",True, noir),(30,415))</text:p>
      <text:p text:style-name="P17"><text:s text:c="8"/>fenetre.blit(ecrire(str(joueur.potioncritique1),True,noir),(410,415))</text:p>
      <text:p text:style-name="P17"><text:s text:c="8"/></text:p>
      <text:p text:style-name="P17"><text:s text:c="8"/>dessiner(fenetre, noir,[20, 452, 450, 40],1)</text:p>
      <text:p text:style-name="P17"><text:soft-page-break/><text:s text:c="8"/>fenetre.blit(ecrire("Grande potion de critique",True, noir),(30,460))</text:p>
      <text:p text:style-name="P17"><text:s text:c="8"/>fenetre.blit(ecrire(str(joueur.potioncritique2),True,noir),(410,460))</text:p>
      <text:p text:style-name="P17"><text:s text:c="8"/></text:p>
      <text:p text:style-name="P17"><text:s text:c="8"/>dessiner(fenetre, noir,[20, 497, 450, 40],1)</text:p>
      <text:p text:style-name="P17"><text:s text:c="8"/>fenetre.blit(ecrire("Enorme potion de critique",True, noir),(30,505))</text:p>
      <text:p text:style-name="P17"><text:s text:c="8"/>fenetre.blit(ecrire(str(joueur.potioncritique3),True,noir),(410,505))</text:p>
      <text:p text:style-name="P17"><text:s text:c="8"/></text:p>
      <text:p text:style-name="P17"><text:s text:c="8"/>dessiner(fenetre, noir,[20, 542, 450, 40],1)</text:p>
      <text:p text:style-name="P17"><text:s text:c="8"/>fenetre.blit(ecrire("Potion de vitesse",True, noir),(30,550))</text:p>
      <text:p text:style-name="P17"><text:s text:c="8"/>fenetre.blit(ecrire(str(joueur.potionvitesse),True,noir),(410,550))</text:p>
      <text:p text:style-name="P17"><text:s text:c="8"/></text:p>
      <text:p text:style-name="P17"><text:s text:c="8"/>dessiner(fenetre, noir,[20, 587, 450, 40],1)</text:p>
      <text:p text:style-name="P17"><text:s text:c="8"/>fenetre.blit(ecrire("Potion de precision",True, noir),(30,595))</text:p>
      <text:p text:style-name="P17"><text:s text:c="8"/>fenetre.blit(ecrire(str(joueur.potionprecision),True,noir),(410,595))</text:p>
      <text:p text:style-name="P17"><text:s text:c="8"/></text:p>
      <text:p text:style-name="P17"><text:s text:c="8"/>for event in pygame.event.get():</text:p>
      <text:p text:style-name="P17"/>
      <text:p text:style-name="P17"><text:s text:c="12"/>if event.type == QUIT:</text:p>
      <text:p text:style-name="P17"><text:s text:c="16"/>return "End"</text:p>
      <text:p text:style-name="P17"/>
      <text:p text:style-name="P17"><text:s text:c="12"/>if event.type == KEYDOWN:</text:p>
      <text:p text:style-name="P17"/>
      <text:p text:style-name="P17"><text:s text:c="16"/>if event.key == K_TAB:</text:p>
      <text:p text:style-name="P17"><text:s text:c="20"/>continuer = 0</text:p>
      <text:p text:style-name="P17"/>
      <text:p text:style-name="P17"><text:s text:c="16"/>if event.key == K_DOWN:</text:p>
      <text:p text:style-name="P17"><text:s text:c="20"/>if position_bouton &lt;13:</text:p>
      <text:p text:style-name="P17"><text:s text:c="24"/>position_bouton += 1</text:p>
      <text:p text:style-name="P17"><text:s text:c="16"/>if event.key == K_UP:</text:p>
      <text:p text:style-name="P17"><text:s text:c="20"/>if position_bouton &gt;0:</text:p>
      <text:p text:style-name="P17"><text:s text:c="24"/>position_bouton -= 1</text:p>
      <text:p text:style-name="P17"/>
      <text:p text:style-name="P17"><text:s text:c="16"/>if event.key == K_RETURN:</text:p>
      <text:p text:style-name="P17"><text:s text:c="20"/>if position_bouton==0:</text:p>
      <text:p text:style-name="P17"><text:s text:c="24"/>joueur.action="vie1"</text:p>
      <text:p text:style-name="P17"><text:s text:c="20"/>if position_bouton==1:</text:p>
      <text:p text:style-name="P17"><text:s text:c="24"/>joueur.action="vie2"</text:p>
      <text:p text:style-name="P17"><text:s text:c="20"/>if position_bouton==2:</text:p>
      <text:p text:style-name="P17"><text:s text:c="24"/>joueur.action="vie3"</text:p>
      <text:p text:style-name="P17"><text:s text:c="20"/>if position_bouton==6:</text:p>
      <text:p text:style-name="P17"><text:s text:c="24"/>joueur.action="force1"</text:p>
      <text:p text:style-name="P17"><text:s text:c="20"/>if position_bouton==7:</text:p>
      <text:p text:style-name="P17"><text:s text:c="24"/>joueur.action="force2"</text:p>
      <text:p text:style-name="P17"><text:s text:c="20"/>if position_bouton==8:</text:p>
      <text:p text:style-name="P17"><text:s text:c="24"/>joueur.action="force3"</text:p>
      <text:p text:style-name="P17"><text:s text:c="20"/>if position_bouton==3:</text:p>
      <text:p text:style-name="P17"><text:s text:c="24"/>joueur.action="armure1"</text:p>
      <text:p text:style-name="P17"><text:s text:c="20"/>if position_bouton==4:</text:p>
      <text:p text:style-name="P17"><text:s text:c="24"/>joueur.action="armure2"</text:p>
      <text:p text:style-name="P17"><text:s text:c="20"/>if position_bouton==5:</text:p>
      <text:p text:style-name="P17"><text:s text:c="24"/>joueur.action="armure3"</text:p>
      <text:p text:style-name="P17"><text:s text:c="20"/>if position_bouton==9:</text:p>
      <text:p text:style-name="P17"><text:s text:c="24"/>joueur.action="critique1"</text:p>
      <text:p text:style-name="P17"><text:s text:c="20"/>if position_bouton==10:</text:p>
      <text:p text:style-name="P17"><text:s text:c="24"/>joueur.action="critique2"</text:p>
      <text:p text:style-name="P17"><text:s text:c="20"/>if position_bouton==11:</text:p>
      <text:p text:style-name="P17"><text:s text:c="24"/>joueur.action="critique3"</text:p>
      <text:p text:style-name="P17"><text:s text:c="20"/>if position_bouton==12:</text:p>
      <text:p text:style-name="P17"><text:s text:c="24"/>joueur.action="vitesse"</text:p>
      <text:p text:style-name="P17"><text:s text:c="20"/>if position_bouton==12:</text:p>
      <text:p text:style-name="P17"><text:s text:c="24"/>joueur.action="precision"</text:p>
      <text:p text:style-name="P17"><text:s text:c="20"/>combat_start(joueur,ennemi)</text:p>
      <text:p text:style-name="P17"><text:s text:c="20"/>return "Next"</text:p>
      <text:p text:style-name="P17"><text:soft-page-break/><text:s text:c="20"/></text:p>
      <text:p text:style-name="P17"><text:s text:c="8"/>pygame.display.flip()</text:p>
      <text:p text:style-name="P17"><text:s text:c="4"/>return "Retour"</text:p>
      <text:p text:style-name="P17"/>
      <text:p text:style-name="P17">def anim_joueur(fenetre,joueur):</text:p>
      <text:p text:style-name="P17"><text:s text:c="4"/>imganim = joueur.img_combat</text:p>
      <text:p text:style-name="P17"><text:s text:c="4"/>for p in range(0,12):</text:p>
      <text:p text:style-name="P17"><text:s text:c="8"/>fenetre.blit(imganim,(150,250),(64*20,64*p,64,64))</text:p>
      <text:p text:style-name="P17"><text:s text:c="8"/>pygame.display.flip()</text:p>
      <text:p text:style-name="P17"># x=20 y il y en a 13</text:p>
      <text:p text:style-name="P27">C<text:span text:style-name="T5">ombat</text:span>/<text:span text:style-name="T6">interface</text:span>.py</text:p>
      <text:p text:style-name="P9"/>
      <text:p text:style-name="P18"># -*- coding: utf-8 -*-</text:p>
      <text:p text:style-name="P18">"""</text:p>
      <text:p text:style-name="P18">Created on Fri Mar 17 11:55:22 2017</text:p>
      <text:p text:style-name="P18"/>
      <text:p text:style-name="P18">@author: pierre.aubinaud</text:p>
      <text:p text:style-name="P18">"""</text:p>
      <text:p text:style-name="P18"/>
      <text:p text:style-name="P18">import combat</text:p>
      <text:p text:style-name="P18">from random import randint</text:p>
      <text:p text:style-name="P18"/>
      <text:p text:style-name="P18"/>
      <text:p text:style-name="P18"/>
      <text:p text:style-name="P18">class action():</text:p>
      <text:p text:style-name="P18"><text:s text:c="4"/>def __init__(self):</text:p>
      <text:p text:style-name="P18"><text:s text:c="8"/>self.enemi=[]</text:p>
      <text:p text:style-name="P18"><text:s text:c="4"/></text:p>
      <text:p text:style-name="P18"><text:s text:c="4"/></text:p>
      <text:p text:style-name="P18"><text:s text:c="4"/>def quit_d(self):</text:p>
      <text:p text:style-name="P18"><text:s text:c="8"/>print "%s can't find the way back home, and dies of starvation.\nR.I.P." % self.joueur.nom</text:p>
      <text:p text:style-name="P18"><text:s text:c="8"/>self.joueur.pv = 0</text:p>
      <text:p text:style-name="P18"><text:s text:c="8"/></text:p>
      <text:p text:style-name="P18"><text:s text:c="8"/></text:p>
      <text:p text:style-name="P18"><text:s text:c="4"/>def help_d(self): print Commands.keys()</text:p>
      <text:p text:style-name="P18"><text:s text:c="6"/></text:p>
      <text:p text:style-name="P18"><text:s text:c="6"/></text:p>
      <text:p text:style-name="P18"><text:s text:c="4"/>def status(self):</text:p>
      <text:p text:style-name="P18"><text:s text:c="8"/>print "%s's health: %d/%d" % (self.joueur.nom, self.joueur.pv, self.joueur.pv_max)</text:p>
      <text:p text:style-name="P18"><text:s text:c="8"/>if self.joueur.state != 'normal':</text:p>
      <text:p text:style-name="P18"><text:s text:c="12"/>print "%s's health: %d/%d" % (self.enemi[0].nom, self.enemi[0].pv, self.enemi[0].pv_max)</text:p>
      <text:p text:style-name="P18"><text:s text:c="12"/>print "%s's health: %d/%d" % (self.enemi[1].nom, self.enemi[1].pv, self.enemi[1].pv_max)</text:p>
      <text:p text:style-name="P18"><text:s text:c="12"/>print "%s's health: %d/%d" % (self.enemi[2].nom, self.enemi[2].pv, self.enemi[2].pv_max)</text:p>
      <text:p text:style-name="P18"><text:s text:c="12"/>print "%s's health: %d/%d" % (self.enemi[3].nom, self.enemi[3].pv, self.enemi[3].pv_max)</text:p>
      <text:p text:style-name="P18"/>
      <text:p text:style-name="P18"><text:s text:c="6"/></text:p>
      <text:p text:style-name="P18"><text:s text:c="6"/></text:p>
      <text:p text:style-name="P18"><text:s text:c="4"/>def tired(self):</text:p>
      <text:p text:style-name="P18"><text:s text:c="8"/>print "%s feels tired." % self.joueur.nom</text:p>
      <text:p text:style-name="P18"><text:s text:c="8"/>self.joueur.pv = max(1, self.joueur.pv - 1)</text:p>
      <text:p text:style-name="P18"><text:s text:c="8"/></text:p>
      <text:p text:style-name="P18"><text:s text:c="8"/></text:p>
      <text:p text:style-name="P18"><text:s text:c="4"/>def rest(self):</text:p>
      <text:p text:style-name="P18"><text:s text:c="8"/>if self.joueur.state != 'normal': </text:p>
      <text:p text:style-name="P18"><text:s text:c="12"/>print "%s can't rest now!" % self.joueur.nom</text:p>
      <text:p text:style-name="P18"><text:s text:c="12"/>self.joueur.type_action = None</text:p>
      <text:p text:style-name="P18"><text:s text:c="12"/>combat.combat_start(self.joueur,self.enemi)</text:p>
      <text:p text:style-name="P18"><text:s text:c="8"/>else:</text:p>
      <text:p text:style-name="P18"><text:s text:c="10"/>print "%s rests." % self.joueur.nom</text:p>
      <text:p text:style-name="P18"><text:s text:c="10"/>if randint(0, 1):</text:p>
      <text:p text:style-name="P18"><text:s text:c="12"/>self.enemi = [combat.ennemi_test(),combat.ennemi_test(),combat.ennemi_test(),combat.ennemi_test()]</text:p>
      <text:p text:style-name="P18"><text:s text:c="12"/>print "%s is rudely awakened by %s!" % (self.joueur.nom, self.enemi[0].nom)</text:p>
      <text:p text:style-name="P18"><text:s text:c="12"/>self.joueur.state = 'fight'</text:p>
      <text:p text:style-name="P18"><text:s text:c="12"/>self.joueur.type_action = None</text:p>
      <text:p text:style-name="P18"><text:s text:c="12"/>combat.combat_start(self.joueur,self.enemi)</text:p>
      <text:p text:style-name="P18"><text:s text:c="10"/>else:</text:p>
      <text:p text:style-name="P18"><text:s text:c="12"/>if self.joueur.pv &lt; self.joueur.pv_max:</text:p>
      <text:p text:style-name="P18"><text:s text:c="14"/>self.joueur.pv = self.joueur.pv + 1</text:p>
      <text:p text:style-name="P18"><text:s text:c="12"/>else: print "%s slept too much." % self.joueur.nom; self.joueur.pv = self.joueur.pv - 1</text:p>
      <text:p text:style-name="P18"><text:s text:c="12"/></text:p>
      <text:p text:style-name="P18"><text:s text:c="12"/></text:p>
      <text:p text:style-name="P18"><text:s text:c="4"/>def explore(self):</text:p>
      <text:p text:style-name="P18"><text:s text:c="8"/>if self.joueur.state != 'normal':</text:p>
      <text:p text:style-name="P18"><text:soft-page-break/><text:s text:c="10"/>print "%s is too busy right now!" % self.joueur.nom</text:p>
      <text:p text:style-name="P18"><text:s text:c="10"/>self.joueur.type_action = None</text:p>
      <text:p text:style-name="P18"><text:s text:c="10"/>combat.combat_start(self.joueur,self.enemi)</text:p>
      <text:p text:style-name="P18"><text:s text:c="8"/>else:</text:p>
      <text:p text:style-name="P18"><text:s text:c="10"/>print "%s explores a twisty passage." % self.joueur.nom</text:p>
      <text:p text:style-name="P18"><text:s text:c="10"/>if randint(0, 1):</text:p>
      <text:p text:style-name="P18"><text:s text:c="12"/>self.enemi = [combat.ennemi_test(),combat.ennemi_test(),combat.ennemi_test(),combat.ennemi_test()]</text:p>
      <text:p text:style-name="P18"><text:s text:c="12"/>print "%s encounters %s!" % (self.joueur.nom, self.enemi[0].nom)</text:p>
      <text:p text:style-name="P18"><text:s text:c="12"/>self.joueur.state = 'fight'</text:p>
      <text:p text:style-name="P18"><text:s text:c="10"/>else:</text:p>
      <text:p text:style-name="P18"><text:s text:c="12"/>if randint(0, 1): action.tired(action())</text:p>
      <text:p text:style-name="P18"><text:s text:c="12"/></text:p>
      <text:p text:style-name="P18"><text:s text:c="12"/></text:p>
      <text:p text:style-name="P18"><text:s text:c="4"/>def flee(self):</text:p>
      <text:p text:style-name="P18"><text:s text:c="8"/>if self.joueur.state != 'fight': print "%s runs in circles for a while." % self.joueur.nom; self.action.tired(action())</text:p>
      <text:p text:style-name="P18"><text:s text:c="8"/>else:</text:p>
      <text:p text:style-name="P18"><text:s text:c="10"/>if randint(1, self.joueur.pv + 5) &gt; randint(1, self.enemi[0].pv):</text:p>
      <text:p text:style-name="P18"><text:s text:c="12"/>print "%s flees from %s." % (self.joueur.nom, self.enemi[0].nom)</text:p>
      <text:p text:style-name="P18"><text:s text:c="12"/>self.enemi = None</text:p>
      <text:p text:style-name="P18"><text:s text:c="12"/>self.joueur.state = 'normal'</text:p>
      <text:p text:style-name="P18"><text:s text:c="10"/>else: </text:p>
      <text:p text:style-name="P18"><text:s text:c="14"/>print "%s couldn't escape from %s!" % (self.joueur.nom, self.enemi[0].nom)</text:p>
      <text:p text:style-name="P18"><text:s text:c="14"/>self.joueur.type_action = None</text:p>
      <text:p text:style-name="P18"><text:s text:c="14"/>combat.combat_start(self.joueur,self.enemi)</text:p>
      <text:p text:style-name="P18"><text:s text:c="10"/></text:p>
      <text:p text:style-name="P18"><text:s text:c="10"/></text:p>
      <text:p text:style-name="P18"><text:s text:c="4"/>def attack(self):</text:p>
      <text:p text:style-name="P18"><text:s text:c="8"/>if self.joueur.state != 'fight': print "%s swats the air, without notable results." % self.joueur.nom; self.action.tired(action())</text:p>
      <text:p text:style-name="P18"><text:s text:c="8"/>else:</text:p>
      <text:p text:style-name="P18"><text:s text:c="12"/>self.joueur.action = raw_input("What is your attack ?")</text:p>
      <text:p text:style-name="P18"><text:s text:c="12"/>while 1:</text:p>
      <text:p text:style-name="P18"><text:s text:c="16"/>c=raw_input("What is your cible ?")</text:p>
      <text:p text:style-name="P18"><text:s text:c="16"/>c= int(c)</text:p>
      <text:p text:style-name="P18"><text:s text:c="16"/>if c == 1:</text:p>
      <text:p text:style-name="P18"><text:s text:c="20"/>self.joueur.cible= self.enemi[0]</text:p>
      <text:p text:style-name="P18"><text:s text:c="20"/>break</text:p>
      <text:p text:style-name="P18"><text:s text:c="16"/>if c == 2:</text:p>
      <text:p text:style-name="P18"><text:s text:c="20"/>self.joueur.cible= self.enemi[1]</text:p>
      <text:p text:style-name="P18"><text:s text:c="20"/>break</text:p>
      <text:p text:style-name="P18"><text:s text:c="16"/>if c == 3:</text:p>
      <text:p text:style-name="P18"><text:s text:c="20"/>self.joueur.cible= self.enemi[2]</text:p>
      <text:p text:style-name="P18"><text:s text:c="20"/>break</text:p>
      <text:p text:style-name="P18"><text:s text:c="16"/>if c == 4:</text:p>
      <text:p text:style-name="P18"><text:s text:c="20"/>self.joueur.cible= self.enemi[3]</text:p>
      <text:p text:style-name="P18"><text:s text:c="20"/>break</text:p>
      <text:p text:style-name="P18"><text:s text:c="12"/>self.joueur.type_action = "attaque"</text:p>
      <text:p text:style-name="P18"><text:s text:c="12"/>enemi=self.enemi</text:p>
      <text:p text:style-name="P18"><text:s text:c="12"/>combat.combat_start(self.joueur,enemi)</text:p>
      <text:p text:style-name="P18"><text:s text:c="12"/>if self.enemi[0].pv+self.enemi[1].pv+self.enemi[2].pv+self.enemi[3].pv &lt;=0:</text:p>
      <text:p text:style-name="P18"><text:s text:c="16"/>print "%s kill all the enemy!" % (self.joueur.nom)</text:p>
      <text:p text:style-name="P18"><text:s text:c="16"/>self.enemi = None</text:p>
      <text:p text:style-name="P18"><text:s text:c="16"/>self.joueur.state = 'normal'</text:p>
      <text:p text:style-name="P18"><text:s text:c="12"/>elif self.joueur.cible.pv &lt;= 0:</text:p>
      <text:p text:style-name="P18"><text:s text:c="16"/>print "%s executes %s!" % (self.joueur.nom, self.joueur.cible.nom)</text:p>
      <text:p text:style-name="P18"><text:s text:c="16"/></text:p>
      <text:p text:style-name="P18"><text:s text:c="16"/></text:p>
      <text:p text:style-name="P18">while 1:</text:p>
      <text:p text:style-name="P18"><text:s text:c="4"/>p = raw_input("What is your character's class? ")</text:p>
      <text:p text:style-name="P18"><text:s text:c="4"/></text:p>
      <text:p text:style-name="P18"><text:s text:c="4"/>if p == "Mage":</text:p>
      <text:p text:style-name="P18"><text:s text:c="8"/>action.joueur=combat.Mage()</text:p>
      <text:p text:style-name="P18"><text:s text:c="8"/>break</text:p>
      <text:p text:style-name="P18"><text:soft-page-break/><text:s text:c="4"/>elif p == "Combattant":</text:p>
      <text:p text:style-name="P18"><text:s text:c="8"/>action.joueur=combat.Combattant()</text:p>
      <text:p text:style-name="P18"><text:s text:c="8"/>break</text:p>
      <text:p text:style-name="P18"><text:s text:c="4"/>elif p == "AssassinsMagique":</text:p>
      <text:p text:style-name="P18"><text:s text:c="8"/>action.joueur=combat.AssassinsMagique()</text:p>
      <text:p text:style-name="P18"><text:s text:c="8"/>break</text:p>
      <text:p text:style-name="P18"><text:s text:c="4"/>elif p == "AssassinsPhysique":</text:p>
      <text:p text:style-name="P18"><text:s text:c="8"/>action.joueur=combat.AssassinsPhysique()</text:p>
      <text:p text:style-name="P18"><text:s text:c="8"/>break</text:p>
      <text:p text:style-name="P18"><text:s text:c="4"/>elif p == "Archer":</text:p>
      <text:p text:style-name="P18"><text:s text:c="8"/>action.joueur=combat.Archer()</text:p>
      <text:p text:style-name="P18"><text:s text:c="8"/>break</text:p>
      <text:p text:style-name="P18"><text:s text:c="4"/>elif p == "Soigneur":</text:p>
      <text:p text:style-name="P18"><text:s text:c="8"/>action.joueur=combat.Soigneur()</text:p>
      <text:p text:style-name="P18"><text:s text:c="8"/>break</text:p>
      <text:p text:style-name="P18"/>
      <text:p text:style-name="P18">action_class=action()</text:p>
      <text:p text:style-name="P18">action.joueur.state = 'normal'</text:p>
      <text:p text:style-name="P18"/>
      <text:p text:style-name="P18"/>
      <text:p text:style-name="P18"/>
      <text:p text:style-name="P18">Commands = {</text:p>
      <text:p text:style-name="P18"><text:s text:c="2"/>'quit': action_class.quit_d,</text:p>
      <text:p text:style-name="P18"><text:s text:c="2"/>'help': action_class.help_d,</text:p>
      <text:p text:style-name="P18"><text:s text:c="2"/>'status': action_class.status,</text:p>
      <text:p text:style-name="P18"><text:s text:c="2"/>'rest': action_class.rest,</text:p>
      <text:p text:style-name="P18"><text:s text:c="2"/>'explore': action_class.explore,</text:p>
      <text:p text:style-name="P18"><text:s text:c="2"/>'flee': action_class.flee,</text:p>
      <text:p text:style-name="P18"><text:s text:c="2"/>'attack': action_class.attack,</text:p>
      <text:p text:style-name="P18"><text:s text:c="2"/>}</text:p>
      <text:p text:style-name="P18"/>
      <text:p text:style-name="P18"/>
      <text:p text:style-name="P18"><text:s text:c="4"/></text:p>
      <text:p text:style-name="P18">print "(type help to get a list of actions)\n"</text:p>
      <text:p text:style-name="P18">print "%s enters a dark cave, searching for adventure." % action.joueur.nom</text:p>
      <text:p text:style-name="P18"><text:s/></text:p>
      <text:p text:style-name="P18">while(action.joueur.pv &gt; 0):</text:p>
      <text:p text:style-name="P18"><text:s text:c="2"/>line = raw_input("&gt; ")</text:p>
      <text:p text:style-name="P18"><text:s text:c="2"/>args = line.split()</text:p>
      <text:p text:style-name="P18"><text:s text:c="2"/>if len(args) &gt; 0:</text:p>
      <text:p text:style-name="P18"><text:s text:c="4"/>commandFound = False</text:p>
      <text:p text:style-name="P18"><text:s text:c="4"/>for c in Commands:</text:p>
      <text:p text:style-name="P18"><text:s text:c="6"/>if args[0] == c[:len(args[0])]:</text:p>
      <text:p text:style-name="P18"><text:s text:c="8"/>print c</text:p>
      <text:p text:style-name="P18"><text:s text:c="8"/>Commands[c]()</text:p>
      <text:p text:style-name="P18"><text:s text:c="8"/>commandFound = True</text:p>
      <text:p text:style-name="P18"><text:s text:c="8"/>break</text:p>
      <text:p text:style-name="P18"><text:s text:c="4"/>if not commandFound:</text:p>
      <text:p text:style-name="P18"><text:s text:c="6"/>print "%s doesn't understand the suggestion." % action.joueur.nom</text:p>
      <text:p text:style-name="P28">C<text:span text:style-name="T5">ombat</text:span>/<text:span text:style-name="T6">passif</text:span>.py</text:p>
      <text:p text:style-name="P10"/>
      <text:p text:style-name="P18"># -*- coding: utf-8 -*-</text:p>
      <text:p text:style-name="P18">import combat</text:p>
      <text:p text:style-name="P18"/>
      <text:p text:style-name="P18"><text:s text:c="4"/>#mage</text:p>
      <text:p text:style-name="P18"><text:s text:c="4"/>def AttaquePhysique(self,adversaire):</text:p>
      <text:p text:style-name="P18"><text:s text:c="8"/>if random.randrange(100)&lt;self.prec:</text:p>
      <text:p text:style-name="P18"><text:s text:c="12"/>if random.randrange(100)&gt;self.crit:</text:p>
      <text:p text:style-name="P18"><text:s text:c="16"/>adversaire.pv -= self.atk*(1-adversaire.defen/100)</text:p>
      <text:p text:style-name="P18"><text:s text:c="12"/>else:</text:p>
      <text:p text:style-name="P18"><text:s text:c="16"/>adversaire.pv -= self.atk*(1-adversaire.defen/100)*2</text:p>
      <text:p text:style-name="P18"><text:s text:c="16"/></text:p>
      <text:p text:style-name="P18"><text:s text:c="8"/>if random.randrange(100) &lt; 10:</text:p>
      <text:p text:style-name="P18"><text:s text:c="12"/>return true</text:p>
      <text:p text:style-name="P18"><text:s text:c="8"/>else:</text:p>
      <text:p text:style-name="P18"><text:s text:c="12"/>return false</text:p>
      <text:p text:style-name="P18"><text:s text:c="12"/></text:p>
      <text:p text:style-name="P18"><text:s text:c="4"/>def AttaqueMagique(self,adversaire):</text:p>
      <text:p text:style-name="P18"><text:s text:c="8"/>if random.randrange(100)&lt;self.prec:</text:p>
      <text:p text:style-name="P18"><text:s text:c="12"/>if random.randrange(100)&gt;self.crit:</text:p>
      <text:p text:style-name="P18"><text:s text:c="16"/>adversaire.pv -= self.mag*(1-adversaire.res/100)</text:p>
      <text:p text:style-name="P18"><text:s text:c="12"/>else:</text:p>
      <text:p text:style-name="P18"><text:s text:c="16"/>adversaire.pv -= self.atk*(1-adversaire.defen/100)*2</text:p>
      <text:p text:style-name="P18"><text:s text:c="16"/></text:p>
      <text:p text:style-name="P18"><text:s text:c="8"/>if random.randrange(100) &lt; 10:</text:p>
      <text:p text:style-name="P18"><text:s text:c="12"/>return true</text:p>
      <text:p text:style-name="P18"><text:s text:c="8"/>else:</text:p>
      <text:p text:style-name="P18"><text:s text:c="12"/>return false</text:p>
      <text:p text:style-name="P18">#combat</text:p>
      <text:p text:style-name="P18">def combat(joueur,arme,armure,enemi_1,enemi_2,enemi_3,enemi_4):</text:p>
      <text:p text:style-name="P18"><text:s text:c="4"/></text:p>
      <text:p text:style-name="P18"><text:s text:c="4"/>passif=0</text:p>
      <text:p text:style-name="P18"><text:s text:c="4"/>while joueur.pv &gt; 0 and (enemi_1.pv &gt; 0 and enemi_2 &gt; 0 and enemi_3 &gt; 0 and enemi_4 &gt; 0):</text:p>
      <text:p text:style-name="P18"><text:s text:c="8"/>tour += 1</text:p>
      <text:p text:style-name="P18"><text:s text:c="8"/></text:p>
      <text:p text:style-name="P18"><text:s text:c="8"/>if joueur.nom == "Pierre Antoine":</text:p>
      <text:p text:style-name="P18"><text:s text:c="12"/>if joueur.pv &lt; 500*0.7 and passif == 0:</text:p>
      <text:p text:style-name="P18"><text:s text:c="16"/>joueur.defen == joueur.defen*2</text:p>
      <text:p text:style-name="P18"><text:s text:c="16"/>joueur.res == joueur.res*2</text:p>
      <text:p text:style-name="P18"><text:s text:c="16"/>passif += 1</text:p>
      <text:p text:style-name="P18"><text:s text:c="12"/>else:</text:p>
      <text:p text:style-name="P18"><text:s text:c="16"/>passif = 0</text:p>
      <text:p text:style-name="P18"><text:s text:c="16"/></text:p>
      <text:p text:style-name="P18"><text:s text:c="16"/></text:p>
      <text:p text:style-name="P18"><text:s text:c="8"/>if joueur.vit &gt; enemi.vit:</text:p>
      <text:p text:style-name="P18"><text:s text:c="12"/>joueur.AttaqueMagique(enemi,arme)</text:p>
      <text:p text:style-name="P18"><text:s text:c="12"/>if enemi.pv &gt; 0:</text:p>
      <text:p text:style-name="P18"><text:s text:c="16"/>enemi.AttaquePhysique(joueur,armure)</text:p>
      <text:p text:style-name="P18"><text:s text:c="8"/>else:</text:p>
      <text:p text:style-name="P18"><text:s text:c="12"/>enemi.AttaquePhysique(joueur,arme)</text:p>
      <text:p text:style-name="P18"><text:s text:c="12"/>if joueur.pv &gt; 0:</text:p>
      <text:p text:style-name="P18"><text:s text:c="16"/>joueur.AttaqueMagique(enemi,armure)</text:p>
      <text:p text:style-name="P18"/>
      <text:p text:style-name="P29">Combat/perso.py</text:p>
      <text:p text:style-name="P11"/>
      <text:p text:style-name="P19"># -*- coding: utf-8 -*-</text:p>
      <text:p text:style-name="P19">import random ,pygame,armes,armure</text:p>
      <text:p text:style-name="P19">from pygame.locals import *</text:p>
      <text:p text:style-name="P19"/>
      <text:p text:style-name="P19">class perso:</text:p>
      <text:p text:style-name="P19"><text:s text:c="4"/>def __call__(self):</text:p>
      <text:p text:style-name="P19"><text:s text:c="8"/>print "ceci est une fonction"</text:p>
      <text:p text:style-name="P19"><text:s text:c="4"/></text:p>
      <text:p text:style-name="P19"><text:s text:c="4"/>def __init__(self):</text:p>
      <text:p text:style-name="P19"><text:s text:c="8"/>self.jouable=False</text:p>
      <text:p text:style-name="P19"><text:s text:c="8"/>self.pv_max=0</text:p>
      <text:p text:style-name="P19"><text:s text:c="8"/>self.pv=0 <text:s text:c="6"/>#brut</text:p>
      <text:p text:style-name="P19"><text:s text:c="8"/>self.atk=0 <text:s text:c="5"/>#brut</text:p>
      <text:p text:style-name="P19"><text:s text:c="8"/>self.mag=0 <text:s text:c="5"/>#brut</text:p>
      <text:p text:style-name="P19"><text:s text:c="8"/>self.defen=0 <text:s text:c="3"/>#pourcent</text:p>
      <text:p text:style-name="P19"><text:s text:c="8"/>self.res=0 <text:s text:c="5"/>#pourcent</text:p>
      <text:p text:style-name="P19"><text:s text:c="8"/>self.vit=0 <text:s text:c="5"/>#brut</text:p>
      <text:p text:style-name="P19"><text:s text:c="8"/>self.prec=100 <text:s text:c="2"/>#pourcent</text:p>
      <text:p text:style-name="P19"><text:s text:c="8"/>self.crit=0 <text:s text:c="4"/>#pourcent</text:p>
      <text:p text:style-name="P19"><text:s text:c="8"/></text:p>
      <text:p text:style-name="P19"><text:s text:c="8"/>#variable passif</text:p>
      <text:p text:style-name="P19"><text:s text:c="8"/>self.passif=0</text:p>
      <text:p text:style-name="P19"><text:s text:c="8"/>self.stun=False</text:p>
      <text:p text:style-name="P19"><text:s text:c="8"/>self.effet=False</text:p>
      <text:p text:style-name="P19"><text:s text:c="8"/>self.brulure=0</text:p>
      <text:p text:style-name="P19"><text:s text:c="8"/>self.saignement=0</text:p>
      <text:p text:style-name="P19"><text:s text:c="8"/></text:p>
      <text:p text:style-name="P19"><text:s text:c="8"/>#variable equipement</text:p>
      <text:p text:style-name="P19"><text:s text:c="8"/>self.arme=armes.arme()</text:p>
      <text:p text:style-name="P19"><text:s text:c="8"/>self.armure=armure.armure()</text:p>
      <text:p text:style-name="P19"><text:s text:c="8"/>self.type_action=None</text:p>
      <text:p text:style-name="P19"><text:s text:c="8"/>self.action=None</text:p>
      <text:p text:style-name="P19"><text:s text:c="8"/>self.cible=None</text:p>
      <text:p text:style-name="P19"><text:s text:c="8"/></text:p>
      <text:p text:style-name="P19"><text:s text:c="8"/>#variable potion</text:p>
      <text:p text:style-name="P19"><text:s text:c="8"/>self.armure1=-1</text:p>
      <text:p text:style-name="P19"><text:s text:c="8"/>self.armure1fois=0</text:p>
      <text:p text:style-name="P19"><text:s text:c="8"/>self.armure2=-1</text:p>
      <text:p text:style-name="P19"><text:s text:c="8"/>self.armure2fois=0</text:p>
      <text:p text:style-name="P19"><text:s text:c="8"/>self.armure3=-1</text:p>
      <text:p text:style-name="P19"><text:s text:c="8"/>self.armure3fois=0</text:p>
      <text:p text:style-name="P19"><text:s text:c="8"/>self.force1=-1</text:p>
      <text:p text:style-name="P19"><text:s text:c="8"/>self.force1fois=0</text:p>
      <text:p text:style-name="P19"><text:s text:c="8"/>self.force2=-1</text:p>
      <text:p text:style-name="P19"><text:s text:c="8"/>self.force2fois=0 <text:s text:c="7"/></text:p>
      <text:p text:style-name="P19"><text:s text:c="8"/>self.force3=-1</text:p>
      <text:p text:style-name="P19"><text:s text:c="8"/>self.force3fois=0</text:p>
      <text:p text:style-name="P19"><text:s text:c="8"/>self.critique1=-1</text:p>
      <text:p text:style-name="P19"><text:s text:c="8"/>self.critique1fois=0</text:p>
      <text:p text:style-name="P19"><text:s text:c="8"/>self.critique2=-1</text:p>
      <text:p text:style-name="P19"><text:s text:c="8"/>self.critique2fois=0 <text:s text:c="8"/></text:p>
      <text:p text:style-name="P19"><text:s text:c="8"/>self.critique3=-1</text:p>
      <text:p text:style-name="P19"><text:s text:c="8"/>self.critique3fois=0 </text:p>
      <text:p text:style-name="P19"><text:s text:c="8"/>self.vitesse=-1</text:p>
      <text:p text:style-name="P19"><text:s text:c="8"/>self.vitessefois=0</text:p>
      <text:p text:style-name="P19"><text:s text:c="8"/>self.precision=-1</text:p>
      <text:p text:style-name="P19"><text:s text:c="8"/>self.precisionfois=0</text:p>
      <text:p text:style-name="P19"><text:s text:c="8"/></text:p>
      <text:p text:style-name="P19"><text:s text:c="8"/>#variable inventaire</text:p>
      <text:p text:style-name="P19"><text:s text:c="8"/>self.potionvie1=3</text:p>
      <text:p text:style-name="P19"><text:s text:c="8"/>self.potionvie2=2</text:p>
      <text:p text:style-name="P19"><text:soft-page-break/><text:s text:c="8"/>self.potionvie3=0</text:p>
      <text:p text:style-name="P19"><text:s text:c="8"/>self.potionarmure1=2</text:p>
      <text:p text:style-name="P19"><text:s text:c="8"/>self.potionarmure2=0</text:p>
      <text:p text:style-name="P19"><text:s text:c="8"/>self.potionarmure3=0</text:p>
      <text:p text:style-name="P19"><text:s text:c="8"/>self.potionforce1=1</text:p>
      <text:p text:style-name="P19"><text:s text:c="8"/>self.potionforce2=0</text:p>
      <text:p text:style-name="P19"><text:s text:c="8"/>self.potionforce3=0</text:p>
      <text:p text:style-name="P19"><text:s text:c="8"/>self.potioncritique1=1</text:p>
      <text:p text:style-name="P19"><text:s text:c="8"/>self.potioncritique2=0</text:p>
      <text:p text:style-name="P19"><text:s text:c="8"/>self.potioncritique3=0</text:p>
      <text:p text:style-name="P19"><text:s text:c="8"/>self.potionvitesse=0</text:p>
      <text:p text:style-name="P19"><text:s text:c="8"/>self.potionprecision=0</text:p>
      <text:p text:style-name="P19"><text:s text:c="8"/>self.arme_total=[armes.arme,armes.arme,armes.arme]</text:p>
      <text:p text:style-name="P19"><text:s text:c="8"/>self.armure_total=[armure.armure,armure.armure,armure.armure]</text:p>
      <text:p text:style-name="P19"><text:s text:c="8"/></text:p>
      <text:p text:style-name="P19"><text:s text:c="4"/>def upgrade(self,niveau):</text:p>
      <text:p text:style-name="P19"><text:s text:c="8"/>self.arme = self.arme_total[niveau]()</text:p>
      <text:p text:style-name="P19"><text:s text:c="8"/>self.armure = self.armure_total[niveau]()</text:p>
      <text:p text:style-name="P19"/>
      <text:p text:style-name="P19"><text:s text:c="4"/>def attaque(self):</text:p>
      <text:p text:style-name="P19"><text:s text:c="8"/>'''</text:p>
      <text:p text:style-name="P19"><text:s text:c="12"/>selection du type d'attaque</text:p>
      <text:p text:style-name="P19"><text:s text:c="8"/>'''</text:p>
      <text:p text:style-name="P19"><text:s text:c="8"/>if self.stun == True:</text:p>
      <text:p text:style-name="P19"><text:s text:c="12"/>self.stun = False</text:p>
      <text:p text:style-name="P19"><text:s text:c="8"/>elif self.action == "Physique":</text:p>
      <text:p text:style-name="P19"><text:s text:c="12"/>self.passif_attaque_def()</text:p>
      <text:p text:style-name="P19"><text:s text:c="12"/>self.AttaquePhysique()</text:p>
      <text:p text:style-name="P19"><text:s text:c="8"/>elif self.action == "Magique":</text:p>
      <text:p text:style-name="P19"><text:s text:c="12"/>self.passif_attaque_def()</text:p>
      <text:p text:style-name="P19"><text:s text:c="12"/>self.AttaqueMagique()</text:p>
      <text:p text:style-name="P19"><text:s text:c="8"/></text:p>
      <text:p text:style-name="P19"><text:s text:c="8"/></text:p>
      <text:p text:style-name="P19"><text:s text:c="4"/>def AttaquePhysique(self):</text:p>
      <text:p text:style-name="P19"><text:s text:c="8"/>'''</text:p>
      <text:p text:style-name="P19"><text:s text:c="12"/>execution d'une attaque physique</text:p>
      <text:p text:style-name="P19"><text:s text:c="8"/>'''</text:p>
      <text:p text:style-name="P19"><text:s text:c="8"/>if random.randrange(100)&lt;self.prec:</text:p>
      <text:p text:style-name="P19"><text:s text:c="12"/>self.passif_attaque_def()</text:p>
      <text:p text:style-name="P19"><text:s text:c="12"/>if random.randrange(100)&gt;self.crit:</text:p>
      <text:p text:style-name="P19"><text:s text:c="16"/>if self.cible.defen+self.cible.armure.defen &gt; 90:</text:p>
      <text:p text:style-name="P19"><text:s text:c="20"/>self.cible.pv -= (self.atk+self.arme.atk)*(1-float(90)/100)</text:p>
      <text:p text:style-name="P19"><text:s text:c="16"/>else:</text:p>
      <text:p text:style-name="P19"><text:s text:c="20"/>self.cible.pv -= (self.atk+self.arme.atk)*(1-float(self.cible.defen+self.cible.armure.defen)/100)</text:p>
      <text:p text:style-name="P19"><text:s text:c="12"/>else:</text:p>
      <text:p text:style-name="P19"><text:s text:c="16"/>if self.cible.defen+self.cible.armure.defen &gt; 90:</text:p>
      <text:p text:style-name="P19"><text:s text:c="20"/>self.cible.pv -= (self.atk+self.arme.atk)*(1-float(90)/100)*2</text:p>
      <text:p text:style-name="P19"><text:s text:c="16"/>else:</text:p>
      <text:p text:style-name="P19"><text:s text:c="20"/>self.cible.pv -= (self.atk+self.arme.atk)*(1-float(self.cible.defen+self.cible.armure.defen)/100)*2</text:p>
      <text:p text:style-name="P19"><text:s text:c="8"/>if self.cible.pv &lt; 0:</text:p>
      <text:p text:style-name="P19"><text:s text:c="12"/>self.cible.pv = 0</text:p>
      <text:p text:style-name="P19"><text:s text:c="12"/></text:p>
      <text:p text:style-name="P19"><text:s text:c="12"/></text:p>
      <text:p text:style-name="P19"><text:s text:c="12"/></text:p>
      <text:p text:style-name="P19"><text:s text:c="4"/>def AttaqueMagique(self):</text:p>
      <text:p text:style-name="P19"><text:s text:c="8"/>'''</text:p>
      <text:p text:style-name="P19"><text:s text:c="12"/>execution d'une attaque magique</text:p>
      <text:p text:style-name="P19"><text:s text:c="8"/>'''</text:p>
      <text:p text:style-name="P19"><text:s text:c="8"/>if random.randrange(100)&lt;self.prec:</text:p>
      <text:p text:style-name="P19"><text:s text:c="12"/>self.passif_attaque_def()</text:p>
      <text:p text:style-name="P19"><text:s text:c="12"/>if random.randrange(100)&gt;self.crit:</text:p>
      <text:p text:style-name="P19"><text:s text:c="16"/>if self.cible.res+self.cible.armure.res &gt; 90:</text:p>
      <text:p text:style-name="P19"><text:s text:c="20"/>self.cible.pv -= (self.mag+self.arme.mag)*(1-float(90)/100)</text:p>
      <text:p text:style-name="P19"><text:soft-page-break/><text:s text:c="16"/>else:</text:p>
      <text:p text:style-name="P19"><text:s text:c="20"/>self.cible.pv -= (self.mag+self.arme.mag)*(1-float(self.cible.res+self.cible.armure.res)/100)</text:p>
      <text:p text:style-name="P19"><text:s text:c="16"/></text:p>
      <text:p text:style-name="P19"><text:s text:c="12"/>else:</text:p>
      <text:p text:style-name="P19"><text:s text:c="16"/>if self.cible.res+self.cible.armure.res &gt; 90:</text:p>
      <text:p text:style-name="P19"><text:s text:c="20"/>self.cible.pv -= (self.mag+self.arme.mag)*(1-float(90)/100)*2</text:p>
      <text:p text:style-name="P19"><text:s text:c="16"/>else:</text:p>
      <text:p text:style-name="P19"><text:s text:c="20"/>self.cible.pv -= (self.mag+self.arme.mag)*(1-float(self.cible.res+self.cible.armure.res)/100)*2</text:p>
      <text:p text:style-name="P19"><text:s text:c="8"/>if self.cible.pv &lt; 0:</text:p>
      <text:p text:style-name="P19"><text:s text:c="12"/>self.cible.pv = 0</text:p>
      <text:p text:style-name="P19"/>
      <text:p text:style-name="P19"><text:s text:c="4"/>def passif_attaque_def(self):</text:p>
      <text:p text:style-name="P19"><text:s text:c="8"/>'''</text:p>
      <text:p text:style-name="P19"><text:s text:c="12"/>effet des passifs d'attaque</text:p>
      <text:p text:style-name="P19"><text:s text:c="8"/>'''</text:p>
      <text:p text:style-name="P19"><text:s text:c="8"/>print "test"</text:p>
      <text:p text:style-name="P19"><text:s text:c="8"/>pass</text:p>
      <text:p text:style-name="P19"><text:s text:c="4"/></text:p>
      <text:p text:style-name="P19"><text:s text:c="4"/>def passif_def(self,adv):</text:p>
      <text:p text:style-name="P19"><text:s text:c="8"/>'''</text:p>
      <text:p text:style-name="P19"><text:s text:c="12"/>effet des passifs</text:p>
      <text:p text:style-name="P19"><text:s text:c="8"/>'''</text:p>
      <text:p text:style-name="P19"><text:s text:c="8"/>pass</text:p>
      <text:p text:style-name="P19"><text:s text:c="4"/></text:p>
      <text:p text:style-name="P19"><text:s text:c="4"/>def effet_def(self):</text:p>
      <text:p text:style-name="P19"><text:s text:c="8"/>'''</text:p>
      <text:p text:style-name="P19"><text:s text:c="12"/>impact des altérations d'état</text:p>
      <text:p text:style-name="P19"><text:s text:c="8"/>'''</text:p>
      <text:p text:style-name="P19"><text:s text:c="8"/>if self.effet==True:</text:p>
      <text:p text:style-name="P19"><text:s text:c="12"/>if self.brulure &gt; 0:</text:p>
      <text:p text:style-name="P19"><text:s text:c="16"/>self.pv -= 5</text:p>
      <text:p text:style-name="P19"><text:s text:c="16"/>self.brulure -= 1</text:p>
      <text:p text:style-name="P19"><text:s text:c="12"/>elif self.saignement &gt; 0:</text:p>
      <text:p text:style-name="P19"><text:s text:c="16"/>self.pv -= 10</text:p>
      <text:p text:style-name="P19"><text:s text:c="16"/>self.saignement -= 1</text:p>
      <text:p text:style-name="P19"><text:s text:c="12"/>else:</text:p>
      <text:p text:style-name="P19"><text:s text:c="16"/>self.effet=False</text:p>
      <text:p text:style-name="P19"/>
      <text:p text:style-name="P19"><text:s text:c="4"/>def popo_actif(self):</text:p>
      <text:p text:style-name="P19"><text:s text:c="8"/>potion=self.action</text:p>
      <text:p text:style-name="P19"><text:s text:c="8"/>if potion == "vie1" and self.potionvie1&gt;0 and self.pv != self.pv_max:</text:p>
      <text:p text:style-name="P19"><text:s text:c="12"/>self.pv += 50</text:p>
      <text:p text:style-name="P19"><text:s text:c="12"/>if self.pv &gt; self.pv_max:</text:p>
      <text:p text:style-name="P19"><text:s text:c="16"/>self.pv = self.pv_max</text:p>
      <text:p text:style-name="P19"><text:s text:c="12"/>self.potionvie1-=1</text:p>
      <text:p text:style-name="P19"><text:s text:c="8"/></text:p>
      <text:p text:style-name="P19"><text:s text:c="8"/>if potion == "vie2" and self.potionvie2&gt;0 and self.pv != self.pv_max: </text:p>
      <text:p text:style-name="P19"><text:s text:c="12"/>self.pv += 100</text:p>
      <text:p text:style-name="P19"><text:s text:c="12"/>if self.pv &gt; self.pv_max:</text:p>
      <text:p text:style-name="P19"><text:s text:c="16"/>self.pv = self.pv_max</text:p>
      <text:p text:style-name="P19"><text:s text:c="12"/>self.potionvie2-=1</text:p>
      <text:p text:style-name="P19"><text:s text:c="8"/></text:p>
      <text:p text:style-name="P19"><text:s text:c="8"/>if potion == "vie3" and self.potionvie3&gt;0 and self.pv != self.pv_max:</text:p>
      <text:p text:style-name="P19"><text:s text:c="12"/>self.pv += 250</text:p>
      <text:p text:style-name="P19"><text:s text:c="12"/>if self.pv &gt; self.pv_max:</text:p>
      <text:p text:style-name="P19"><text:s text:c="16"/>self.pv = self.pv_max</text:p>
      <text:p text:style-name="P19"><text:s text:c="12"/>self.potionvie3-=1</text:p>
      <text:p text:style-name="P19"><text:s text:c="8"/></text:p>
      <text:p text:style-name="P19"><text:s text:c="8"/>if potion == "force1" and self.potionforce1&gt;0:</text:p>
      <text:p text:style-name="P19"><text:s text:c="12"/>self.atk += 50</text:p>
      <text:p text:style-name="P19"><text:s text:c="12"/>self.mag += 50</text:p>
      <text:p text:style-name="P19"><text:s text:c="12"/>self.force1 =2</text:p>
      <text:p text:style-name="P19"><text:s text:c="12"/>self.force1fois +=1</text:p>
      <text:p text:style-name="P19"><text:soft-page-break/><text:s text:c="12"/>self.potionforce1-=1</text:p>
      <text:p text:style-name="P19"><text:s text:c="8"/></text:p>
      <text:p text:style-name="P19"><text:s text:c="8"/>if potion == "force2" and self.potionforce2&gt;0: </text:p>
      <text:p text:style-name="P19"><text:s text:c="12"/>self.atk +=100</text:p>
      <text:p text:style-name="P19"><text:s text:c="12"/>self.mag +=100</text:p>
      <text:p text:style-name="P19"><text:s text:c="12"/>self.force1 =2</text:p>
      <text:p text:style-name="P19"><text:s text:c="12"/>self.force2fois +=1</text:p>
      <text:p text:style-name="P19"><text:s text:c="12"/>self.potionforce2-=1</text:p>
      <text:p text:style-name="P19"><text:s text:c="8"/></text:p>
      <text:p text:style-name="P19"><text:s text:c="8"/>if potion == "force3" and self.potionforce3&gt;0: </text:p>
      <text:p text:style-name="P19"><text:s text:c="12"/>self.atk +=150</text:p>
      <text:p text:style-name="P19"><text:s text:c="12"/>self.mag +=150</text:p>
      <text:p text:style-name="P19"><text:s text:c="12"/>self.force3 =1 <text:s/>#"tour"</text:p>
      <text:p text:style-name="P19"><text:s text:c="12"/>self.force3fois +=1</text:p>
      <text:p text:style-name="P19"><text:s text:c="12"/>self.potionforce3-=1</text:p>
      <text:p text:style-name="P19"><text:s text:c="12"/></text:p>
      <text:p text:style-name="P19"><text:s text:c="8"/>if potion == "armure1" and self.potionarmure1&gt;0: </text:p>
      <text:p text:style-name="P19"><text:s text:c="12"/>self.defen +=5</text:p>
      <text:p text:style-name="P19"><text:s text:c="12"/>self.res +=5</text:p>
      <text:p text:style-name="P19"><text:s text:c="12"/>self.armure1 =2 #"tour"</text:p>
      <text:p text:style-name="P19"><text:s text:c="12"/>self.armure1fois +=1</text:p>
      <text:p text:style-name="P19"><text:s text:c="12"/>self.potionarmure1-=1</text:p>
      <text:p text:style-name="P19"><text:s text:c="12"/></text:p>
      <text:p text:style-name="P19"><text:s text:c="8"/>if potion == "armure2" and self.potionarmure2&gt;0: </text:p>
      <text:p text:style-name="P19"><text:s text:c="12"/>self.defen +=10</text:p>
      <text:p text:style-name="P19"><text:s text:c="12"/>self.res +=10</text:p>
      <text:p text:style-name="P19"><text:s text:c="12"/>self.armure2 =2 #"tour"</text:p>
      <text:p text:style-name="P19"><text:s text:c="12"/>self.armure2fois +=1</text:p>
      <text:p text:style-name="P19"><text:s text:c="12"/>self.potionarmure2-=1</text:p>
      <text:p text:style-name="P19"><text:s text:c="12"/></text:p>
      <text:p text:style-name="P19"><text:s text:c="8"/>if potion == "armure3" and self.potionarmure3&gt;0: </text:p>
      <text:p text:style-name="P19"><text:s text:c="12"/>self.defen +=20</text:p>
      <text:p text:style-name="P19"><text:s text:c="12"/>self.res +=20</text:p>
      <text:p text:style-name="P19"><text:s text:c="12"/>self.armure3 =1 #"tour"</text:p>
      <text:p text:style-name="P19"><text:s text:c="12"/>self.armure3fois +=1</text:p>
      <text:p text:style-name="P19"><text:s text:c="12"/>self.potionarmure3-=1</text:p>
      <text:p text:style-name="P19"><text:s text:c="12"/></text:p>
      <text:p text:style-name="P19"><text:s text:c="8"/>if potion == "critique1" and self.potioncritique1&gt;0: </text:p>
      <text:p text:style-name="P19"><text:s text:c="12"/>self.crit += 5</text:p>
      <text:p text:style-name="P19"><text:s text:c="12"/>self.critique1 =4 #"tour"</text:p>
      <text:p text:style-name="P19"><text:s text:c="12"/>self.critique1fois +=1</text:p>
      <text:p text:style-name="P19"><text:s text:c="12"/>self.potioncritique1-=1</text:p>
      <text:p text:style-name="P19"><text:s text:c="12"/></text:p>
      <text:p text:style-name="P19"><text:s text:c="8"/>if potion == "critique2" and self.potioncritique2&gt;0: </text:p>
      <text:p text:style-name="P19"><text:s text:c="12"/>self.crit += 10</text:p>
      <text:p text:style-name="P19"><text:s text:c="12"/>self.critique2 =3#"tour"</text:p>
      <text:p text:style-name="P19"><text:s text:c="12"/>self.critique2fois +=1</text:p>
      <text:p text:style-name="P19"><text:s text:c="12"/>self.potioncritique2-=1</text:p>
      <text:p text:style-name="P19"><text:s text:c="12"/></text:p>
      <text:p text:style-name="P19"><text:s text:c="8"/>if potion == "critique3" and self.potioncritique3&gt;0: </text:p>
      <text:p text:style-name="P19"><text:s text:c="12"/>self.crit += 15</text:p>
      <text:p text:style-name="P19"><text:s text:c="12"/>self.critique3 =2 #"tour"</text:p>
      <text:p text:style-name="P19"><text:s text:c="12"/>self.critique3fois +=1</text:p>
      <text:p text:style-name="P19"><text:s text:c="12"/>self.potioncritique3-=1</text:p>
      <text:p text:style-name="P19"><text:s text:c="8"/></text:p>
      <text:p text:style-name="P19"><text:s text:c="8"/>if potion == "vitesse" and self.potionvitesse&gt;0: </text:p>
      <text:p text:style-name="P19"><text:s text:c="12"/>self.vit += 100</text:p>
      <text:p text:style-name="P19"><text:s text:c="12"/>self.vitesse =1 #"combat"</text:p>
      <text:p text:style-name="P19"><text:s text:c="12"/>self.vitessefois +=1</text:p>
      <text:p text:style-name="P19"><text:s text:c="12"/>self.potionvitesse-=1</text:p>
      <text:p text:style-name="P19"><text:s text:c="12"/></text:p>
      <text:p text:style-name="P19"><text:s text:c="8"/>if potion == "precision" and self.potionprecision&gt;0: </text:p>
      <text:p text:style-name="P19"><text:s text:c="12"/>self.prec += 15</text:p>
      <text:p text:style-name="P19"><text:soft-page-break/><text:s text:c="12"/>self.precision =1 #"combat"</text:p>
      <text:p text:style-name="P19"><text:s text:c="12"/>self.precisionfois +=1</text:p>
      <text:p text:style-name="P19"><text:s text:c="12"/>self.potionprecision-=1</text:p>
      <text:p text:style-name="P19"><text:s text:c="12"/></text:p>
      <text:p text:style-name="P19"><text:s text:c="4"/>def popo_def(self):</text:p>
      <text:p text:style-name="P19"><text:s text:c="8"/></text:p>
      <text:p text:style-name="P19"><text:s text:c="8"/>if self.critique3fois &gt;= 0:</text:p>
      <text:p text:style-name="P19"><text:s text:c="12"/>if self.critique3 == 0:</text:p>
      <text:p text:style-name="P19"><text:s text:c="16"/>self.crit -= 15</text:p>
      <text:p text:style-name="P19"><text:s text:c="16"/>self.critique3fois -= 1</text:p>
      <text:p text:style-name="P19"><text:s text:c="16"/>self.critique3 -=1</text:p>
      <text:p text:style-name="P19"><text:s text:c="12"/>else:</text:p>
      <text:p text:style-name="P19"><text:s text:c="16"/>self.critique3 -=1</text:p>
      <text:p text:style-name="P19"><text:s text:c="4"/></text:p>
      <text:p text:style-name="P19"><text:s text:c="8"/>if self.critique2fois &gt;= 0:</text:p>
      <text:p text:style-name="P19"><text:s text:c="12"/>if self.critique2 == 0:</text:p>
      <text:p text:style-name="P19"><text:s text:c="16"/>self.crit -= 10</text:p>
      <text:p text:style-name="P19"><text:s text:c="16"/>self.critique2fois -= 1</text:p>
      <text:p text:style-name="P19"><text:s text:c="16"/>self.critique2 -=1 </text:p>
      <text:p text:style-name="P19"><text:s text:c="12"/>else:</text:p>
      <text:p text:style-name="P19"><text:s text:c="16"/>self.critique2 -=1 <text:s text:c="3"/></text:p>
      <text:p text:style-name="P19"><text:s text:c="4"/></text:p>
      <text:p text:style-name="P19"><text:s text:c="8"/>if self.critique1fois &gt;= 0:</text:p>
      <text:p text:style-name="P19"><text:s text:c="12"/>if self.critique1 == 0:</text:p>
      <text:p text:style-name="P19"><text:s text:c="16"/>self.crit -= 5</text:p>
      <text:p text:style-name="P19"><text:s text:c="16"/>self.critique1fois -= 1</text:p>
      <text:p text:style-name="P19"><text:s text:c="16"/>self.critique1 -=1 <text:s text:c="4"/></text:p>
      <text:p text:style-name="P19"><text:s text:c="12"/>else:</text:p>
      <text:p text:style-name="P19"><text:s text:c="16"/>self.critique1 -=1 <text:s text:c="4"/></text:p>
      <text:p text:style-name="P19"/>
      <text:p text:style-name="P19"><text:s text:c="8"/>if self.armure1fois &gt;= 0:</text:p>
      <text:p text:style-name="P19"><text:s text:c="12"/>if self.armure1 == 0:</text:p>
      <text:p text:style-name="P19"><text:s text:c="16"/>self.defen -= 5</text:p>
      <text:p text:style-name="P19"><text:s text:c="16"/>self.res -=5</text:p>
      <text:p text:style-name="P19"><text:s text:c="16"/>self.armure1fois -= 1</text:p>
      <text:p text:style-name="P19"><text:s text:c="16"/>self.armure1 -=1 <text:s/></text:p>
      <text:p text:style-name="P19"><text:s text:c="12"/>else:</text:p>
      <text:p text:style-name="P19"><text:s text:c="16"/>self.armure1 -=1 <text:s/></text:p>
      <text:p text:style-name="P19"/>
      <text:p text:style-name="P19"><text:s text:c="8"/>if self.armure2fois &gt;= 0:</text:p>
      <text:p text:style-name="P19"><text:s text:c="12"/>if self.armure2 == 0:</text:p>
      <text:p text:style-name="P19"><text:s text:c="16"/>self.defen -= 10</text:p>
      <text:p text:style-name="P19"><text:s text:c="16"/>self.res -= 10</text:p>
      <text:p text:style-name="P19"><text:s text:c="16"/>self.armure2fois -= 1</text:p>
      <text:p text:style-name="P19"><text:s text:c="16"/>self.armure2 -=1 <text:s text:c="5"/></text:p>
      <text:p text:style-name="P19"><text:s text:c="12"/>else:</text:p>
      <text:p text:style-name="P19"><text:s text:c="16"/>self.armure2 -=1 <text:s text:c="5"/></text:p>
      <text:p text:style-name="P19"/>
      <text:p text:style-name="P19"><text:s text:c="8"/>if self.armure3fois &gt;= 0:</text:p>
      <text:p text:style-name="P19"><text:s text:c="12"/>if self.armure3 == 0:</text:p>
      <text:p text:style-name="P19"><text:s text:c="16"/>self.defen -= 20</text:p>
      <text:p text:style-name="P19"><text:s text:c="16"/>self.res -= 20</text:p>
      <text:p text:style-name="P19"><text:s text:c="16"/>self.armure3fois -= 1</text:p>
      <text:p text:style-name="P19"><text:s text:c="16"/>self.armure3 -=1</text:p>
      <text:p text:style-name="P19"><text:s text:c="12"/>else:</text:p>
      <text:p text:style-name="P19"><text:s text:c="16"/>self.armure3 -=1 <text:s text:c="4"/></text:p>
      <text:p text:style-name="P19"><text:s text:c="4"/></text:p>
      <text:p text:style-name="P19"><text:s text:c="8"/>if self.force3fois &gt;= 0:</text:p>
      <text:p text:style-name="P19"><text:s text:c="12"/>if self.force3 == 0:</text:p>
      <text:p text:style-name="P19"><text:s text:c="16"/>self.atk -= 150</text:p>
      <text:p text:style-name="P19"><text:s text:c="16"/>self.mag -= 150</text:p>
      <text:p text:style-name="P19"><text:s text:c="16"/>self.force3fois -= 1</text:p>
      <text:p text:style-name="P19"><text:s text:c="16"/>self.force3 -=1</text:p>
      <text:p text:style-name="P19"><text:soft-page-break/><text:s text:c="12"/>else:</text:p>
      <text:p text:style-name="P19"><text:s text:c="16"/>self.force3 -=1 <text:s text:c="6"/></text:p>
      <text:p text:style-name="P19"><text:s text:c="5"/></text:p>
      <text:p text:style-name="P19"><text:s text:c="8"/>if self.force2fois &gt;= 0:</text:p>
      <text:p text:style-name="P19"><text:s text:c="12"/>if self.force2 == 0:</text:p>
      <text:p text:style-name="P19"><text:s text:c="16"/>self.atk -= 100</text:p>
      <text:p text:style-name="P19"><text:s text:c="16"/>self.mag -= 100</text:p>
      <text:p text:style-name="P19"><text:s text:c="16"/>self.force2fois -= 1</text:p>
      <text:p text:style-name="P19"><text:s text:c="16"/>self.force2 -=1 <text:s text:c="5"/></text:p>
      <text:p text:style-name="P19"><text:s text:c="12"/>else:</text:p>
      <text:p text:style-name="P19"><text:s text:c="16"/>self.force2 -=1 <text:s text:c="5"/></text:p>
      <text:p text:style-name="P19"><text:s text:c="4"/></text:p>
      <text:p text:style-name="P19"><text:s text:c="8"/>if self.force1fois &gt;= 0:</text:p>
      <text:p text:style-name="P19"><text:s text:c="12"/>if self.force1 == 0:</text:p>
      <text:p text:style-name="P19"><text:s text:c="16"/>self.atk -= 50</text:p>
      <text:p text:style-name="P19"><text:s text:c="16"/>self.mag -= 50</text:p>
      <text:p text:style-name="P19"><text:s text:c="16"/>self.force1fois -= 1</text:p>
      <text:p text:style-name="P19"><text:s text:c="16"/>self.force1 -=1</text:p>
      <text:p text:style-name="P19"><text:s text:c="12"/>else:</text:p>
      <text:p text:style-name="P19"><text:s text:c="16"/>self.force1 -=1</text:p>
      <text:p text:style-name="P19"><text:s text:c="16"/></text:p>
      <text:p text:style-name="P19"><text:s text:c="4"/>def popo_def_2(self):</text:p>
      <text:p text:style-name="P19"><text:s text:c="8"/></text:p>
      <text:p text:style-name="P19"><text:s text:c="8"/>if self.precision == 1:</text:p>
      <text:p text:style-name="P19"><text:s text:c="12"/>self.precision -= 15 * self.precisionfois</text:p>
      <text:p text:style-name="P19"><text:s text:c="12"/>self.precisionfois -= 1</text:p>
      <text:p text:style-name="P19"><text:s text:c="12"/>self.precision -=1</text:p>
      <text:p text:style-name="P19"><text:s text:c="12"/></text:p>
      <text:p text:style-name="P19"><text:s text:c="8"/>if self.vitesse == 1:</text:p>
      <text:p text:style-name="P19"><text:s text:c="12"/>self.vitesse -= 15 * self.vitessefois</text:p>
      <text:p text:style-name="P19"><text:s text:c="12"/>self.vitessefois -= 1</text:p>
      <text:p text:style-name="P19"><text:s text:c="12"/>self.vitesse -=1</text:p>
      <text:p text:style-name="P19"><text:s text:c="12"/></text:p>
      <text:p text:style-name="P19">class AssassinsMagique(perso):</text:p>
      <text:p text:style-name="P19"><text:s text:c="4"/>def __init__(self):</text:p>
      <text:p text:style-name="P19"><text:s text:c="8"/>perso.__init__(self)</text:p>
      <text:p text:style-name="P19"><text:s text:c="8"/>self.nom="Sebastien"</text:p>
      <text:p text:style-name="P19"><text:s text:c="8"/>self.classe="Assassin Magique"</text:p>
      <text:p text:style-name="P19"><text:s text:c="8"/>self.jouable=True</text:p>
      <text:p text:style-name="P19"><text:s text:c="8"/>self.pv_max=250</text:p>
      <text:p text:style-name="P19"><text:s text:c="8"/>self.pv=250</text:p>
      <text:p text:style-name="P19"><text:s text:c="8"/>self.atk=10</text:p>
      <text:p text:style-name="P19"><text:s text:c="8"/>self.mag=100</text:p>
      <text:p text:style-name="P19"><text:s text:c="8"/>self.defen=5</text:p>
      <text:p text:style-name="P19"><text:s text:c="8"/>self.res=5</text:p>
      <text:p text:style-name="P19"><text:s text:c="8"/>self.vit=80</text:p>
      <text:p text:style-name="P19"><text:s text:c="8"/>self.prec=100</text:p>
      <text:p text:style-name="P19"><text:s text:c="8"/>self.crit=10</text:p>
      <text:p text:style-name="P19"><text:s text:c="8"/>self.arme_total=[armes.LamesE,armes.Fouet,armes.Crescent]</text:p>
      <text:p text:style-name="P19"><text:s text:c="8"/>self.armure_total=[armure.Gilet,armure.Veste,armure.Armurean]</text:p>
      <text:p text:style-name="P19"><text:s text:c="8"/>self.image_complet = pygame.image.load("data/Sebastien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8"/></text:p>
      <text:p text:style-name="P19"><text:soft-page-break/><text:s text:c="8"/>def passif_attaque_def(self):</text:p>
      <text:p text:style-name="P19"><text:s text:c="12"/>print 5</text:p>
      <text:p text:style-name="P19"><text:s text:c="12"/>self.pv += 5</text:p>
      <text:p text:style-name="P19"/>
      <text:p text:style-name="P19">class Mage(perso):</text:p>
      <text:p text:style-name="P19"><text:s text:c="4"/></text:p>
      <text:p text:style-name="P19"><text:s text:c="4"/>def __init__(self):</text:p>
      <text:p text:style-name="P19"><text:s text:c="8"/>perso.__init__(self)</text:p>
      <text:p text:style-name="P19"><text:s text:c="8"/>self.nom="Emeric"</text:p>
      <text:p text:style-name="P19"><text:s text:c="8"/>self.classe="Mage"</text:p>
      <text:p text:style-name="P19"><text:s text:c="8"/>self.jouable=True</text:p>
      <text:p text:style-name="P19"><text:s text:c="8"/>self.pv_max=150</text:p>
      <text:p text:style-name="P19"><text:s text:c="8"/>self.pv=150</text:p>
      <text:p text:style-name="P19"><text:s text:c="8"/>self.atk=10</text:p>
      <text:p text:style-name="P19"><text:s text:c="8"/>self.mag=125</text:p>
      <text:p text:style-name="P19"><text:s text:c="8"/>self.defen=5</text:p>
      <text:p text:style-name="P19"><text:s text:c="8"/>self.res=10</text:p>
      <text:p text:style-name="P19"><text:s text:c="8"/>self.vit=80</text:p>
      <text:p text:style-name="P19"><text:s text:c="8"/>self.prec=95</text:p>
      <text:p text:style-name="P19"><text:s text:c="8"/>self.crit=10</text:p>
      <text:p text:style-name="P19"><text:s text:c="8"/>self.arme_total=[armes.Livre,armes.Parchemin,armes.Grimoire]</text:p>
      <text:p text:style-name="P19"><text:s text:c="8"/>self.armure_total=[armure.Robe,armure.TuniqueI,armure.TogeI]</text:p>
      <text:p text:style-name="P19"><text:s text:c="8"/>self.image_complet = pygame.image.load("data/Emeric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8"/></text:p>
      <text:p text:style-name="P19"><text:s text:c="4"/>def passif_attaque_def(self):</text:p>
      <text:p text:style-name="P19"><text:s text:c="8"/>if random.randrange(10)&lt;1:</text:p>
      <text:p text:style-name="P19"><text:s text:c="12"/>self.cible.stun=True</text:p>
      <text:p text:style-name="P19"><text:s text:c="8"/></text:p>
      <text:p text:style-name="P19">class AssassinsPhysique(perso):</text:p>
      <text:p text:style-name="P19"><text:s text:c="5"/>def __init__(self):</text:p>
      <text:p text:style-name="P19"><text:s text:c="8"/>perso.__init__(self)</text:p>
      <text:p text:style-name="P19"><text:s text:c="8"/>self.nom="Nassim"</text:p>
      <text:p text:style-name="P19"><text:s text:c="8"/>self.classe="Assassin Physique"</text:p>
      <text:p text:style-name="P19"><text:s text:c="8"/>self.jouable=True</text:p>
      <text:p text:style-name="P19"><text:s text:c="8"/>self.pv_max=250</text:p>
      <text:p text:style-name="P19"><text:s text:c="8"/>self.pv=250</text:p>
      <text:p text:style-name="P19"><text:s text:c="8"/>self.atk=100</text:p>
      <text:p text:style-name="P19"><text:s text:c="8"/>self.mag=10</text:p>
      <text:p text:style-name="P19"><text:s text:c="8"/>self.defen=5</text:p>
      <text:p text:style-name="P19"><text:s text:c="8"/>self.res=5</text:p>
      <text:p text:style-name="P19"><text:s text:c="8"/>self.vit=80</text:p>
      <text:p text:style-name="P19"><text:s text:c="8"/>self.prec=100</text:p>
      <text:p text:style-name="P19"><text:s text:c="8"/>self.crit=10</text:p>
      <text:p text:style-name="P19"><text:s text:c="8"/>self.arme_total=[armes.Dagues,armes.LamesD,armes.Hachettes]</text:p>
      <text:p text:style-name="P19"><text:s text:c="8"/>self.armure_total=[armure.Tenue,armure.Manteau,armure.Armureco]</text:p>
      <text:p text:style-name="P19"><text:s text:c="8"/>self.image_complet = pygame.image.load("data/Nassim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oft-page-break/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8"/></text:p>
      <text:p text:style-name="P19"><text:s text:c="5"/>def passif_attaque_def(self):</text:p>
      <text:p text:style-name="P19"><text:s text:c="8"/>self.cible.saignement = 1</text:p>
      <text:p text:style-name="P19"><text:s text:c="8"/></text:p>
      <text:p text:style-name="P19">class Combattant(perso):</text:p>
      <text:p text:style-name="P19"><text:s text:c="4"/>def __init__(self):</text:p>
      <text:p text:style-name="P19"><text:s text:c="8"/>perso.__init__(self)</text:p>
      <text:p text:style-name="P19"><text:s text:c="8"/>self.nom="Pierre Antoine"</text:p>
      <text:p text:style-name="P19"><text:s text:c="8"/>self.classe="Combattant"</text:p>
      <text:p text:style-name="P19"><text:s text:c="8"/>self.jouable=True</text:p>
      <text:p text:style-name="P19"><text:s text:c="8"/>self.pv_max=450</text:p>
      <text:p text:style-name="P19"><text:s text:c="8"/>self.pv=450</text:p>
      <text:p text:style-name="P19"><text:s text:c="8"/>self.atk=75</text:p>
      <text:p text:style-name="P19"><text:s text:c="8"/>self.mag=10</text:p>
      <text:p text:style-name="P19"><text:s text:c="8"/>self.defen=10</text:p>
      <text:p text:style-name="P19"><text:s text:c="8"/>self.res=5</text:p>
      <text:p text:style-name="P19"><text:s text:c="8"/>self.vit=50</text:p>
      <text:p text:style-name="P19"><text:s text:c="8"/>self.prec=100</text:p>
      <text:p text:style-name="P19"><text:s text:c="8"/>self.crit=5</text:p>
      <text:p text:style-name="P19"><text:s text:c="8"/>self.arme_total=[armes.Epee,armes.Hache,armes.EpeeRL]</text:p>
      <text:p text:style-name="P19"><text:s text:c="8"/>self.armure_total=[armure.Armurecu,armure.Plastron,armure.Cuirasse]</text:p>
      <text:p text:style-name="P19"><text:s text:c="8"/>self.image_complet = pygame.image.load("data/PA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4"/>def passif_def(self,adv):</text:p>
      <text:p text:style-name="P19"><text:s text:c="8"/>if self.pv &lt; 500*0.7 and self.passif == 0:</text:p>
      <text:p text:style-name="P19"><text:s text:c="12"/>self.defen == self.defen*2</text:p>
      <text:p text:style-name="P19"><text:s text:c="12"/>self.res == self.res*2</text:p>
      <text:p text:style-name="P19"><text:s text:c="12"/>self.passif += 1</text:p>
      <text:p text:style-name="P19"><text:s text:c="8"/>elif self.pv &lt; 500*0.7 and self.passif != 0:</text:p>
      <text:p text:style-name="P19"><text:s text:c="12"/>pass</text:p>
      <text:p text:style-name="P19"><text:s text:c="8"/>else:</text:p>
      <text:p text:style-name="P19"><text:s text:c="12"/>self.defen == self.defen/2</text:p>
      <text:p text:style-name="P19"><text:s text:c="12"/>self.res == self.res/2</text:p>
      <text:p text:style-name="P19"><text:s text:c="12"/>self.passif = 0</text:p>
      <text:p text:style-name="P19"><text:s text:c="8"/></text:p>
      <text:p text:style-name="P19">class Archer(perso):</text:p>
      <text:p text:style-name="P19"><text:s text:c="4"/>def __init__(self):</text:p>
      <text:p text:style-name="P19"><text:s text:c="8"/>perso.__init__(self)</text:p>
      <text:p text:style-name="P19"><text:s text:c="8"/>self.nom="Martin"</text:p>
      <text:p text:style-name="P19"><text:s text:c="8"/>self.classe="Archer"</text:p>
      <text:p text:style-name="P19"><text:s text:c="8"/>self.jouable=True</text:p>
      <text:p text:style-name="P19"><text:s text:c="8"/>self.pv_max=100</text:p>
      <text:p text:style-name="P19"><text:s text:c="8"/>self.pv=100</text:p>
      <text:p text:style-name="P19"><text:s text:c="8"/>self.atk=125</text:p>
      <text:p text:style-name="P19"><text:s text:c="8"/>self.mag=10</text:p>
      <text:p text:style-name="P19"><text:s text:c="8"/>self.defen=5</text:p>
      <text:p text:style-name="P19"><text:s text:c="8"/>self.res=5</text:p>
      <text:p text:style-name="P19"><text:s text:c="8"/>self.vit=100</text:p>
      <text:p text:style-name="P19"><text:soft-page-break/><text:s text:c="8"/>self.prec=90</text:p>
      <text:p text:style-name="P19"><text:s text:c="8"/>self.crit=20</text:p>
      <text:p text:style-name="P19"><text:s text:c="8"/>self.arme_total=[armes.ArcL,armes.Arbalete,armes.ArcA]</text:p>
      <text:p text:style-name="P19"><text:s text:c="8"/>self.armure_total=[armure.Cape,armure.Justaucorps,armure.Cote]</text:p>
      <text:p text:style-name="P19"><text:s text:c="8"/>self.image_complet = pygame.image.load("data/Martin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8"/>self.cible2=None</text:p>
      <text:p text:style-name="P19"><text:s text:c="8"/></text:p>
      <text:p text:style-name="P19"><text:s text:c="4"/>def attaque2(self):</text:p>
      <text:p text:style-name="P19"><text:s text:c="8"/>'''</text:p>
      <text:p text:style-name="P19"><text:s text:c="12"/>selection du type d'attaque</text:p>
      <text:p text:style-name="P19"><text:s text:c="8"/>'''</text:p>
      <text:p text:style-name="P19"><text:s text:c="8"/>if self.stun == True:</text:p>
      <text:p text:style-name="P19"><text:s text:c="12"/>self.stun = False</text:p>
      <text:p text:style-name="P19"><text:s text:c="12"/>pass</text:p>
      <text:p text:style-name="P19"><text:s text:c="8"/>elif self.action == "Physique":</text:p>
      <text:p text:style-name="P19"><text:s text:c="12"/>self.AttaquePhysique2()</text:p>
      <text:p text:style-name="P19"><text:s text:c="8"/>elif self.action == "Magique":</text:p>
      <text:p text:style-name="P19"><text:s text:c="12"/>self.AttaqueMagique2()</text:p>
      <text:p text:style-name="P19"><text:s text:c="8"/></text:p>
      <text:p text:style-name="P19"><text:s text:c="4"/>def AttaquePhysique2(self):</text:p>
      <text:p text:style-name="P19"><text:s text:c="8"/>'''</text:p>
      <text:p text:style-name="P19"><text:s text:c="12"/>execution d'une attaque physique</text:p>
      <text:p text:style-name="P19"><text:s text:c="8"/>'''</text:p>
      <text:p text:style-name="P19"><text:s text:c="8"/>if random.randrange(100)&lt;self.prec:</text:p>
      <text:p text:style-name="P19"><text:s text:c="12"/>if random.randrange(100)&gt;self.crit:</text:p>
      <text:p text:style-name="P19"><text:s text:c="16"/>self.cible2.pv -= (self.atk+self.arme.atk)*(1-float(self.cible2.defen+self.cible2.armure.defen)/100)</text:p>
      <text:p text:style-name="P19"><text:s text:c="12"/>else:</text:p>
      <text:p text:style-name="P19"><text:s text:c="16"/>self.cible2.pv -= (self.atk+self.arme.atk)*(1-float(self.cible2.defen+self.cible2.armure.defen)/100)*2</text:p>
      <text:p text:style-name="P19"><text:s text:c="8"/>if self.cible2.pv &lt; 0:</text:p>
      <text:p text:style-name="P19"><text:s text:c="12"/>self.cible2.pv = 0</text:p>
      <text:p text:style-name="P19"><text:s text:c="14"/></text:p>
      <text:p text:style-name="P19"><text:s text:c="4"/>def AttaqueMagique2(self):</text:p>
      <text:p text:style-name="P19"><text:s text:c="8"/>'''</text:p>
      <text:p text:style-name="P19"><text:s text:c="12"/>execution d'une attaque magique</text:p>
      <text:p text:style-name="P19"><text:s text:c="8"/>'''</text:p>
      <text:p text:style-name="P19"><text:s text:c="8"/>if random.randrange(100)&lt;self.prec:</text:p>
      <text:p text:style-name="P19"><text:s text:c="12"/>if random.randrange(100)&gt;self.crit:</text:p>
      <text:p text:style-name="P19"><text:s text:c="16"/>self.cible2.pv -= (self.mag+self.arme.mag)*(1-float(self.cible2.res+self.cible2.armure.res)/100)</text:p>
      <text:p text:style-name="P19"><text:s text:c="12"/>else:</text:p>
      <text:p text:style-name="P19"><text:s text:c="16"/>self.cible2.pv -= (self.mag+self.arme.mag)*(1-float(self.cible2.res+self.cible2.armure.res)/100)*2</text:p>
      <text:p text:style-name="P19"><text:s text:c="8"/>if self.cible2.pv &lt; 0:</text:p>
      <text:p text:style-name="P19"><text:s text:c="12"/>self.cible2.pv = 0</text:p>
      <text:p text:style-name="P19"><text:s text:c="8"/></text:p>
      <text:p text:style-name="P19"><text:s text:c="4"/>def passif_def(self,adv):</text:p>
      <text:p text:style-name="P19"><text:s text:c="8"/>if len(adv) &gt; 2:</text:p>
      <text:p text:style-name="P19"><text:s text:c="12"/>while 1:</text:p>
      <text:p text:style-name="P19"><text:s text:c="16"/>i=random.randrange(len(adv))</text:p>
      <text:p text:style-name="P19"><text:s text:c="16"/>if adv[i].jouable == False and adv[i] != self.cible:</text:p>
      <text:p text:style-name="P19"><text:s text:c="20"/>self.cible2=adv[i]</text:p>
      <text:p text:style-name="P19"><text:s text:c="20"/>self.attaque2()</text:p>
      <text:p text:style-name="P19"><text:s text:c="20"/>break</text:p>
      <text:p text:style-name="P19"><text:s text:c="16"/></text:p>
      <text:p text:style-name="P19"><text:soft-page-break/>class Soigneur(perso):</text:p>
      <text:p text:style-name="P19"><text:s text:c="4"/>def __init__(self):</text:p>
      <text:p text:style-name="P19"><text:s text:c="8"/>perso.__init__(self)</text:p>
      <text:p text:style-name="P19"><text:s text:c="8"/>self.nom="Clarisse"</text:p>
      <text:p text:style-name="P19"><text:s text:c="8"/>self.classe="Soigneur"</text:p>
      <text:p text:style-name="P19"><text:s text:c="8"/>self.jouable=True</text:p>
      <text:p text:style-name="P19"><text:s text:c="8"/>self.pv_max=175</text:p>
      <text:p text:style-name="P19"><text:s text:c="8"/>self.pv=175</text:p>
      <text:p text:style-name="P19"><text:s text:c="8"/>self.atk=10</text:p>
      <text:p text:style-name="P19"><text:s text:c="8"/>self.mag=75</text:p>
      <text:p text:style-name="P19"><text:s text:c="8"/>self.defen=5</text:p>
      <text:p text:style-name="P19"><text:s text:c="8"/>self.res=5</text:p>
      <text:p text:style-name="P19"><text:s text:c="8"/>self.vit=30</text:p>
      <text:p text:style-name="P19"><text:s text:c="8"/>self.prec=95</text:p>
      <text:p text:style-name="P19"><text:s text:c="8"/>self.crit=0</text:p>
      <text:p text:style-name="P19"><text:s text:c="8"/>self.arme_total=[armes.Baton,armes.Orbe,armes.Sceptre]</text:p>
      <text:p text:style-name="P19"><text:s text:c="8"/>self.image_complet = pygame.image.load("data/Emeric/complet.png").convert_alpha()</text:p>
      <text:p text:style-name="P19"><text:s text:c="8"/>self.img= pygame.image.load("data/perso.png").convert_alpha()</text:p>
      <text:p text:style-name="P19"><text:s text:c="8"/>self.img_combat = pygame.image.load("data/perso.png").convert_alpha()</text:p>
      <text:p text:style-name="P19"><text:s text:c="8"/>self.img_gauche = pygame.image.load("data/perso.png").convert_alpha()</text:p>
      <text:p text:style-name="P19"><text:s text:c="8"/>self.img_droite = pygame.image.load("data/perso.png").convert_alpha()</text:p>
      <text:p text:style-name="P19"><text:s text:c="8"/>self.img_haut = pygame.image.load("data/perso.png").convert_alpha()</text:p>
      <text:p text:style-name="P19"><text:s text:c="8"/>self.img_bas = pygame.image.load("data/perso.png").convert_alpha()</text:p>
      <text:p text:style-name="P19"><text:s text:c="8"/>self.ls_haut = [self.image_complet.subsurface((64*i, 64*8, 64, 64)) for i in range(9)]</text:p>
      <text:p text:style-name="P19"><text:s text:c="8"/>self.ls_gauche = [self.image_complet.subsurface((64*i, 64*9, 64, 64)) for i in range(9)]</text:p>
      <text:p text:style-name="P19"><text:s text:c="8"/>self.ls_bas = [self.image_complet.subsurface((64*i, 64*10, 64, 64)) for i in range(9)]</text:p>
      <text:p text:style-name="P19"><text:s text:c="8"/>self.ls_droite = [self.image_complet.subsurface((64*i, 64*11, 64, 64)) for i in range(9)]</text:p>
      <text:p text:style-name="P19"><text:s text:c="8"/>self.ls_images = [self.ls_gauche, self.ls_droite, self.ls_haut, self.ls_bas]</text:p>
      <text:p text:style-name="P19"><text:s text:c="4"/>def passif_def(self,adv):</text:p>
      <text:p text:style-name="P19"><text:s text:c="8"/>self.pv += 15</text:p>
      <text:p text:style-name="P19"><text:s text:c="8"/>if self.pv&gt;self.pv_max:</text:p>
      <text:p text:style-name="P19"><text:s text:c="12"/>self.pv=self.pv_max</text:p>
      <text:p text:style-name="P19"/>
      <text:p text:style-name="P19">class mobs(perso):</text:p>
      <text:p text:style-name="P19"><text:s text:c="4"/>def __init__(self):</text:p>
      <text:p text:style-name="P19"><text:s text:c="8"/>perso.__init__(self)</text:p>
      <text:p text:style-name="P19"><text:s text:c="8"/>self.nombre=1</text:p>
      <text:p text:style-name="P19"/>
      <text:p text:style-name="P19"><text:s text:c="4"/>def cible_def(self, participant):</text:p>
      <text:p text:style-name="P19"><text:s text:c="8"/>''' <text:s text:c="7"/></text:p>
      <text:p text:style-name="P19"><text:s text:c="12"/>IA basique pour definir le type d'attaque</text:p>
      <text:p text:style-name="P19"><text:s text:c="12"/>des ennemis envers le joueur <text:s text:c="11"/></text:p>
      <text:p text:style-name="P19"><text:s text:c="8"/>'''</text:p>
      <text:p text:style-name="P19"><text:s text:c="8"/>if self.jouable==False:</text:p>
      <text:p text:style-name="P19"><text:s text:c="12"/>if self.atk &gt; self.mag:</text:p>
      <text:p text:style-name="P19"><text:s text:c="16"/>self.action="Physique"</text:p>
      <text:p text:style-name="P19"><text:s text:c="12"/>else:</text:p>
      <text:p text:style-name="P19"><text:s text:c="16"/>self.action="Magique"</text:p>
      <text:p text:style-name="P19"><text:s text:c="12"/>for i in range (len(participant)):</text:p>
      <text:p text:style-name="P19"><text:s text:c="16"/>if participant[i].jouable==True:</text:p>
      <text:p text:style-name="P19"><text:s text:c="20"/>self.cible=participant[i]</text:p>
      <text:p text:style-name="P19"><text:s text:c="8"/></text:p>
      <text:p text:style-name="P19">class Rats(mobs):</text:p>
      <text:p text:style-name="P19"><text:s text:c="4"/>def __init__(self):</text:p>
      <text:p text:style-name="P19"><text:s text:c="8"/>mobs.__init__(self)</text:p>
      <text:p text:style-name="P19"><text:s text:c="8"/>self.nom="Rats"</text:p>
      <text:p text:style-name="P19"><text:s text:c="8"/>self.pv_max=70</text:p>
      <text:p text:style-name="P19"><text:s text:c="8"/>self.pv=70</text:p>
      <text:p text:style-name="P19"><text:s text:c="8"/>self.atk=15</text:p>
      <text:p text:style-name="P19"><text:s text:c="8"/>self.defen=5</text:p>
      <text:p text:style-name="P19"><text:s text:c="8"/>self.res=10</text:p>
      <text:p text:style-name="P19"><text:s text:c="8"/>self.vit=20</text:p>
      <text:p text:style-name="P19"><text:s text:c="8"/>self.nombre=4</text:p>
      <text:p text:style-name="P19"><text:soft-page-break/><text:s text:c="8"/>self.img = pygame.image.load("data/Ennemi/rat_carte.png").convert_alpha()</text:p>
      <text:p text:style-name="P19"><text:s text:c="8"/>self.img_combat = pygame.image.load("data/Ennemi/rat_combat.png").convert_alpha()</text:p>
      <text:p text:style-name="P19"><text:s text:c="8"/></text:p>
      <text:p text:style-name="P19">class Gobelins(mobs):</text:p>
      <text:p text:style-name="P19"><text:s text:c="4"/>def __init__(self):</text:p>
      <text:p text:style-name="P19"><text:s text:c="8"/>mobs.__init__(self)</text:p>
      <text:p text:style-name="P19"><text:s text:c="8"/>self.nom="Gobelins"</text:p>
      <text:p text:style-name="P19"><text:s text:c="8"/>self.pv_max=40</text:p>
      <text:p text:style-name="P19"><text:s text:c="8"/>self.pv=40</text:p>
      <text:p text:style-name="P19"><text:s text:c="8"/>self.atk=0</text:p>
      <text:p text:style-name="P19"><text:s text:c="8"/>self.mag=15</text:p>
      <text:p text:style-name="P19"><text:s text:c="8"/>self.defen=5</text:p>
      <text:p text:style-name="P19"><text:s text:c="8"/>self.res=10</text:p>
      <text:p text:style-name="P19"><text:s text:c="8"/>self.vit=40</text:p>
      <text:p text:style-name="P19"><text:s text:c="8"/>self.nombre=4</text:p>
      <text:p text:style-name="P19"><text:s text:c="8"/>self.img = pygame.image.load("data/Ennemi/goblin_carte.png").convert_alpha()</text:p>
      <text:p text:style-name="P19"><text:s text:c="8"/>self.img_combat = pygame.image.load("data/Ennemi/goblin_combat.png").convert_alpha()</text:p>
      <text:p text:style-name="P19"><text:s text:c="16"/></text:p>
      <text:p text:style-name="P19">class Aigles(mobs):</text:p>
      <text:p text:style-name="P19"><text:s text:c="4"/>def __init__(self):</text:p>
      <text:p text:style-name="P19"><text:s text:c="8"/>mobs.__init__(self)</text:p>
      <text:p text:style-name="P19"><text:s text:c="8"/>self.nom="Aigles"</text:p>
      <text:p text:style-name="P19"><text:s text:c="8"/>self.pv_max=25</text:p>
      <text:p text:style-name="P19"><text:s text:c="8"/>self.pv=25</text:p>
      <text:p text:style-name="P19"><text:s text:c="8"/>self.atk=30</text:p>
      <text:p text:style-name="P19"><text:s text:c="8"/>self.mag=0</text:p>
      <text:p text:style-name="P19"><text:s text:c="8"/>self.defen=10</text:p>
      <text:p text:style-name="P19"><text:s text:c="8"/>self.res=0</text:p>
      <text:p text:style-name="P19"><text:s text:c="8"/>self.vit=120</text:p>
      <text:p text:style-name="P19"><text:s text:c="8"/>self.nombre=2</text:p>
      <text:p text:style-name="P19"><text:s text:c="8"/>self.img = pygame.image.load("data/Ennemi/aigle_carte.png").convert_alpha()</text:p>
      <text:p text:style-name="P19"><text:s text:c="8"/>self.img_combat = pygame.image.load("data/Ennemi/aigle_combat.png").convert_alpha()</text:p>
      <text:p text:style-name="P19"><text:s text:c="8"/></text:p>
      <text:p text:style-name="P19">class Slime(mobs):</text:p>
      <text:p text:style-name="P19"><text:s text:c="4"/>def __init__(self):</text:p>
      <text:p text:style-name="P19"><text:s text:c="8"/>mobs.__init__(self)</text:p>
      <text:p text:style-name="P19"><text:s text:c="8"/>self.nom="Slime"</text:p>
      <text:p text:style-name="P19"><text:s text:c="8"/>self.pv_max=100</text:p>
      <text:p text:style-name="P19"><text:s text:c="8"/>self.pv=100</text:p>
      <text:p text:style-name="P19"><text:s text:c="8"/>self.atk=0</text:p>
      <text:p text:style-name="P19"><text:s text:c="8"/>self.mag=30</text:p>
      <text:p text:style-name="P19"><text:s text:c="8"/>self.defen=10</text:p>
      <text:p text:style-name="P19"><text:s text:c="8"/>self.res=20</text:p>
      <text:p text:style-name="P19"><text:s text:c="8"/>self.vit=40</text:p>
      <text:p text:style-name="P19"><text:s text:c="8"/>self.nombre=1</text:p>
      <text:p text:style-name="P19"><text:s text:c="8"/>self.img = pygame.image.load("data/Ennemi/slime_carte.png").convert_alpha()</text:p>
      <text:p text:style-name="P19"><text:s text:c="8"/>self.img_combat = pygame.image.load("data/Ennemi/slime_combat.png").convert_alpha()</text:p>
      <text:p text:style-name="P19"><text:s text:c="8"/></text:p>
      <text:p text:style-name="P19">class Centaures(mobs):</text:p>
      <text:p text:style-name="P19"><text:s text:c="4"/>def __init__(self):</text:p>
      <text:p text:style-name="P19"><text:s text:c="8"/>mobs.__init__(self)</text:p>
      <text:p text:style-name="P19"><text:s text:c="8"/>self.nom="Centaures"</text:p>
      <text:p text:style-name="P19"><text:s text:c="8"/>self.pv_max=80</text:p>
      <text:p text:style-name="P19"><text:s text:c="8"/>self.pv=80</text:p>
      <text:p text:style-name="P19"><text:s text:c="8"/>self.atk=0</text:p>
      <text:p text:style-name="P19"><text:s text:c="8"/>self.mag=40</text:p>
      <text:p text:style-name="P19"><text:s text:c="8"/>self.defen=10</text:p>
      <text:p text:style-name="P19"><text:s text:c="8"/>self.res=20</text:p>
      <text:p text:style-name="P19"><text:s text:c="8"/>self.vit=70</text:p>
      <text:p text:style-name="P19"><text:s text:c="8"/>self.nombre=3</text:p>
      <text:p text:style-name="P19"><text:s text:c="8"/>self.img = pygame.image.load("data/perso.png").convert_alpha()</text:p>
      <text:p text:style-name="P19"><text:s text:c="8"/>self.img_combat = pygame.image.load("data/perso.png").convert_alpha()</text:p>
      <text:p text:style-name="P19"><text:s text:c="15"/></text:p>
      <text:p text:style-name="P19"><text:soft-page-break/>class Loup_garou(mobs):</text:p>
      <text:p text:style-name="P19"><text:s text:c="4"/>def __init__(self):</text:p>
      <text:p text:style-name="P19"><text:s text:c="8"/>mobs.__init__(self)</text:p>
      <text:p text:style-name="P19"><text:s text:c="8"/>self.nom="Loup Garou"</text:p>
      <text:p text:style-name="P19"><text:s text:c="8"/>self.pv_max=250</text:p>
      <text:p text:style-name="P19"><text:s text:c="8"/>self.pv=250</text:p>
      <text:p text:style-name="P19"><text:s text:c="8"/>self.atk=50</text:p>
      <text:p text:style-name="P19"><text:s text:c="8"/>self.mag=0</text:p>
      <text:p text:style-name="P19"><text:s text:c="8"/>self.defen=20</text:p>
      <text:p text:style-name="P19"><text:s text:c="8"/>self.res=10</text:p>
      <text:p text:style-name="P19"><text:s text:c="8"/>self.vit=70</text:p>
      <text:p text:style-name="P19"><text:s text:c="8"/>self.nombre=1</text:p>
      <text:p text:style-name="P19"><text:s text:c="8"/>self.img = pygame.image.load("data/Ennemi/loupgarou_carte.png").convert_alpha()</text:p>
      <text:p text:style-name="P19"><text:s text:c="8"/>self.img_combat = pygame.image.load("data/Ennemi/loupgarou_combat.png").convert_alpha()</text:p>
      <text:p text:style-name="P19"><text:s text:c="8"/></text:p>
      <text:p text:style-name="P19">class Araingnees(mobs):</text:p>
      <text:p text:style-name="P19"><text:s text:c="4"/>def __init__(self):</text:p>
      <text:p text:style-name="P19"><text:s text:c="8"/>mobs.__init__(self)</text:p>
      <text:p text:style-name="P19"><text:s text:c="8"/>self.nom="Araingnees"</text:p>
      <text:p text:style-name="P19"><text:s text:c="8"/>self.pv_max=20</text:p>
      <text:p text:style-name="P19"><text:s text:c="8"/>self.pv=20</text:p>
      <text:p text:style-name="P19"><text:s text:c="8"/>self.atk=0</text:p>
      <text:p text:style-name="P19"><text:s text:c="8"/>self.mag=30</text:p>
      <text:p text:style-name="P19"><text:s text:c="8"/>self.defen=5</text:p>
      <text:p text:style-name="P19"><text:s text:c="8"/>self.res=5</text:p>
      <text:p text:style-name="P19"><text:s text:c="8"/>self.vit=120</text:p>
      <text:p text:style-name="P19"><text:s text:c="8"/>self.nombre=3</text:p>
      <text:p text:style-name="P19"><text:s text:c="8"/>self.img = pygame.image.load("data/Ennemi/araignee_carte.png").convert_alpha()</text:p>
      <text:p text:style-name="P19"><text:s text:c="8"/>self.img_combat = pygame.image.load("data/Ennemi/araignee_combat.png").convert_alpha()</text:p>
      <text:p text:style-name="P19"/>
      <text:p text:style-name="P19">class Carapateur(mobs):</text:p>
      <text:p text:style-name="P19"><text:s text:c="4"/>def __init__(self):</text:p>
      <text:p text:style-name="P19"><text:s text:c="8"/>mobs.__init__(self)</text:p>
      <text:p text:style-name="P19"><text:s text:c="8"/>self.nom="Carapateur"</text:p>
      <text:p text:style-name="P19"><text:s text:c="8"/>self.pv_max=300</text:p>
      <text:p text:style-name="P19"><text:s text:c="8"/>self.pv=300</text:p>
      <text:p text:style-name="P19"><text:s text:c="8"/>self.atk=0</text:p>
      <text:p text:style-name="P19"><text:s text:c="8"/>self.mag=0</text:p>
      <text:p text:style-name="P19"><text:s text:c="8"/>self.defen=25</text:p>
      <text:p text:style-name="P19"><text:s text:c="8"/>self.res=25</text:p>
      <text:p text:style-name="P19"><text:s text:c="8"/>self.vit=10</text:p>
      <text:p text:style-name="P19"><text:s text:c="8"/>self.nombre=1</text:p>
      <text:p text:style-name="P19"><text:s text:c="8"/>self.img = pygame.image.load("data/Ennemi/carapateur_carte.png").convert_alpha()</text:p>
      <text:p text:style-name="P19"><text:s text:c="8"/>self.img_combat = pygame.image.load("data/Ennemi/carapateur_combat.png").convert_alpha()</text:p>
      <text:p text:style-name="P19"><text:s text:c="8"/></text:p>
      <text:p text:style-name="P19">class Golems(mobs):</text:p>
      <text:p text:style-name="P19"><text:s text:c="4"/>def __init__(self):</text:p>
      <text:p text:style-name="P19"><text:s text:c="8"/>mobs.__init__(self)</text:p>
      <text:p text:style-name="P19"><text:s text:c="8"/>self.nom="Golem"</text:p>
      <text:p text:style-name="P19"><text:s text:c="8"/>self.pv_max=300</text:p>
      <text:p text:style-name="P19"><text:s text:c="8"/>self.pv=300</text:p>
      <text:p text:style-name="P19"><text:s text:c="8"/>self.atk=0</text:p>
      <text:p text:style-name="P19"><text:s text:c="8"/>self.mag=40</text:p>
      <text:p text:style-name="P19"><text:s text:c="8"/>self.defen=15</text:p>
      <text:p text:style-name="P19"><text:s text:c="8"/>self.res=25</text:p>
      <text:p text:style-name="P19"><text:s text:c="8"/>self.vit=20</text:p>
      <text:p text:style-name="P19"><text:s text:c="8"/>self.nombre=2</text:p>
      <text:p text:style-name="P19"><text:s text:c="8"/>self.img = pygame.image.load("data/perso.png").convert_alpha()</text:p>
      <text:p text:style-name="P19"><text:s text:c="8"/>self.img_combat = pygame.image.load("data/perso.png").convert_alpha()</text:p>
      <text:p text:style-name="P19"><text:s text:c="8"/></text:p>
      <text:p text:style-name="P19">class Treant(mobs):</text:p>
      <text:p text:style-name="P19"><text:s text:c="4"/>def __init__(self):</text:p>
      <text:p text:style-name="P19"><text:s text:c="8"/>mobs.__init__(self)</text:p>
      <text:p text:style-name="P19"><text:soft-page-break/><text:s text:c="8"/>self.nom="Treant"</text:p>
      <text:p text:style-name="P19"><text:s text:c="8"/>self.pv_max=500</text:p>
      <text:p text:style-name="P19"><text:s text:c="8"/>self.pv=500</text:p>
      <text:p text:style-name="P19"><text:s text:c="8"/>self.atk=0</text:p>
      <text:p text:style-name="P19"><text:s text:c="8"/>self.mag=45</text:p>
      <text:p text:style-name="P19"><text:s text:c="8"/>self.defen=20</text:p>
      <text:p text:style-name="P19"><text:s text:c="8"/>self.res=25</text:p>
      <text:p text:style-name="P19"><text:s text:c="8"/>self.vit=10</text:p>
      <text:p text:style-name="P19"><text:s text:c="8"/>self.nombre=1</text:p>
      <text:p text:style-name="P19"><text:s text:c="8"/>self.img = pygame.image.load("data/Ennemi/treant_carte.png").convert_alpha()</text:p>
      <text:p text:style-name="P19"><text:s text:c="8"/>self.img_combat = pygame.image.load("data/Ennemi/treant_combat.png").convert_alpha()</text:p>
      <text:p text:style-name="P19"><text:s text:c="5"/></text:p>
      <text:p text:style-name="P19">class Geant(mobs):</text:p>
      <text:p text:style-name="P19"><text:s text:c="4"/>def __init__(self):</text:p>
      <text:p text:style-name="P19"><text:s text:c="8"/>mobs.__init__(self)</text:p>
      <text:p text:style-name="P19"><text:s text:c="8"/>self.nom="Geant"</text:p>
      <text:p text:style-name="P19"><text:s text:c="8"/>self.pv_max=400</text:p>
      <text:p text:style-name="P19"><text:s text:c="8"/>self.pv=400</text:p>
      <text:p text:style-name="P19"><text:s text:c="8"/>self.atk=40</text:p>
      <text:p text:style-name="P19"><text:s text:c="8"/>self.mag=45</text:p>
      <text:p text:style-name="P19"><text:s text:c="8"/>self.defen=25</text:p>
      <text:p text:style-name="P19"><text:s text:c="8"/>self.res=20</text:p>
      <text:p text:style-name="P19"><text:s text:c="8"/>self.vit=10</text:p>
      <text:p text:style-name="P19"><text:s text:c="8"/>self.nombre=1</text:p>
      <text:p text:style-name="P19"><text:s text:c="8"/>self.img = pygame.image.load("data/Ennemi/geant_carte.png").convert_alpha()</text:p>
      <text:p text:style-name="P19"><text:s text:c="8"/>self.img_combat = pygame.image.load("data/Ennemi/geant_combat.png").convert_alpha() <text:s text:c="6"/></text:p>
      <text:p text:style-name="P19"><text:s text:c="8"/></text:p>
      <text:p text:style-name="P19">class Nains(mobs):</text:p>
      <text:p text:style-name="P19"><text:s text:c="4"/>def __init__(self):</text:p>
      <text:p text:style-name="P19"><text:s text:c="8"/>mobs.__init__(self)</text:p>
      <text:p text:style-name="P19"><text:s text:c="8"/>self.nom="Nains"</text:p>
      <text:p text:style-name="P19"><text:s text:c="8"/>self.pv_max=100</text:p>
      <text:p text:style-name="P19"><text:s text:c="8"/>self.pv=100</text:p>
      <text:p text:style-name="P19"><text:s text:c="8"/>self.atk=40</text:p>
      <text:p text:style-name="P19"><text:s text:c="8"/>self.mag=0</text:p>
      <text:p text:style-name="P19"><text:s text:c="8"/>self.defen=20</text:p>
      <text:p text:style-name="P19"><text:s text:c="8"/>self.res=25</text:p>
      <text:p text:style-name="P19"><text:s text:c="8"/>self.vit=40</text:p>
      <text:p text:style-name="P19"><text:s text:c="8"/>self.nombre=3</text:p>
      <text:p text:style-name="P19"><text:s text:c="8"/>self.img = pygame.image.load("data/perso.png").convert_alpha()</text:p>
      <text:p text:style-name="P19"><text:s text:c="8"/>self.img_combat = pygame.image.load("data/perso.png").convert_alpha()</text:p>
      <text:p text:style-name="P19"><text:s text:c="8"/></text:p>
      <text:p text:style-name="P19">class Elfs(mobs):</text:p>
      <text:p text:style-name="P19"><text:s text:c="4"/>def __init__(self):</text:p>
      <text:p text:style-name="P19"><text:s text:c="8"/>mobs.__init__(self)</text:p>
      <text:p text:style-name="P19"><text:s text:c="8"/>self.nom="Elfs"</text:p>
      <text:p text:style-name="P19"><text:s text:c="8"/>self.pv_max=85</text:p>
      <text:p text:style-name="P19"><text:s text:c="8"/>self.pv=85</text:p>
      <text:p text:style-name="P19"><text:s text:c="8"/>self.atk=0</text:p>
      <text:p text:style-name="P19"><text:s text:c="8"/>self.mag=30</text:p>
      <text:p text:style-name="P19"><text:s text:c="8"/>self.defen=15</text:p>
      <text:p text:style-name="P19"><text:s text:c="8"/>self.res=30</text:p>
      <text:p text:style-name="P19"><text:s text:c="8"/>self.vit=90</text:p>
      <text:p text:style-name="P19"><text:s text:c="8"/>self.nombre=2</text:p>
      <text:p text:style-name="P19"><text:s text:c="8"/>self.img = pygame.image.load("data/perso.png").convert_alpha()</text:p>
      <text:p text:style-name="P19"><text:s text:c="8"/>self.img_combat = pygame.image.load("data/perso.png").convert_alpha()</text:p>
      <text:p text:style-name="P19"><text:s text:c="8"/></text:p>
      <text:p text:style-name="P30"><text:span text:style-name="T2">Combat/popoactif.py</text:span></text:p>
      <text:p text:style-name="P23"><text:span text:style-name="T2"/></text:p>
      <text:p text:style-name="P20"><text:span text:style-name="T3"># -*- coding: utf-8 -*-</text:span></text:p>
      <text:p text:style-name="P20"><text:span text:style-name="T3">"""</text:span></text:p>
      <text:p text:style-name="P20"><text:span text:style-name="T3">Created on Fri Mar 24 10:20:28 2017</text:span></text:p>
      <text:p text:style-name="P20"><text:span text:style-name="T3"/></text:p>
      <text:p text:style-name="P20"><text:span text:style-name="T3">@author: pierre.aubinaud</text:span></text:p>
      <text:p text:style-name="P20"><text:span text:style-name="T3">"""</text:span></text:p>
      <text:p text:style-name="P20"><text:span text:style-name="T3"/></text:p>
      <text:p text:style-name="P20"><text:span text:style-name="T3">def popo_actif(self):</text:span></text:p>
      <text:p text:style-name="P20"><text:span text:style-name="T3"><text:s text:c="4"/>potion=self.action</text:span></text:p>
      <text:p text:style-name="P20"><text:span text:style-name="T3"><text:s text:c="4"/>if potion == "vie1":</text:span></text:p>
      <text:p text:style-name="P20"><text:span text:style-name="T3"><text:s text:c="8"/>self.pv += 50</text:span></text:p>
      <text:p text:style-name="P20"><text:span text:style-name="T3"><text:s text:c="8"/>if self.pv &gt; self.pv_max:</text:span></text:p>
      <text:p text:style-name="P20"><text:span text:style-name="T3"><text:s text:c="12"/>self.pv = self.pv_max</text:span></text:p>
      <text:p text:style-name="P20"><text:span text:style-name="T3"><text:s text:c="12"/></text:span></text:p>
      <text:p text:style-name="P20"><text:span text:style-name="T3"><text:s text:c="4"/>if potion == "vie2":</text:span></text:p>
      <text:p text:style-name="P20"><text:span text:style-name="T3"><text:s text:c="8"/>self.pv += 100</text:span></text:p>
      <text:p text:style-name="P20"><text:span text:style-name="T3"><text:s text:c="8"/>if self.pv &gt; self.pv_max:</text:span></text:p>
      <text:p text:style-name="P20"><text:span text:style-name="T3"><text:s text:c="12"/>self.pv = self.pv_max</text:span></text:p>
      <text:p text:style-name="P20"><text:span text:style-name="T3"><text:s text:c="12"/></text:span></text:p>
      <text:p text:style-name="P20"><text:span text:style-name="T3"><text:s text:c="4"/>if potion == "vie3":</text:span></text:p>
      <text:p text:style-name="P20"><text:span text:style-name="T3"><text:s text:c="8"/>self.pv += 250</text:span></text:p>
      <text:p text:style-name="P20"><text:span text:style-name="T3"><text:s text:c="8"/>if self.pv &gt; self.pv_max:</text:span></text:p>
      <text:p text:style-name="P20"><text:span text:style-name="T3"><text:s text:c="12"/>self.pv = self.pv_max</text:span></text:p>
      <text:p text:style-name="P20"><text:span text:style-name="T3"><text:s text:c="12"/></text:span></text:p>
      <text:p text:style-name="P20"><text:span text:style-name="T3"><text:s text:c="4"/>if potion == "force1":</text:span></text:p>
      <text:p text:style-name="P20"><text:span text:style-name="T3"><text:s text:c="8"/>self.atk += 50 </text:span></text:p>
      <text:p text:style-name="P20"><text:span text:style-name="T3"><text:s text:c="4"/>self.mag += 50 <text:s/></text:span></text:p>
      <text:p text:style-name="P20"><text:span text:style-name="T3"><text:s text:c="4"/>self.force1 =2</text:span></text:p>
      <text:p text:style-name="P20"><text:span text:style-name="T3"><text:s text:c="4"/>self.force1fois +=1</text:span></text:p>
      <text:p text:style-name="P20"><text:span text:style-name="T3"><text:s text:c="4"/></text:span></text:p>
      <text:p text:style-name="P20"><text:span text:style-name="T3"><text:s text:c="4"/>if potion == "force2": self.atk +=100</text:span></text:p>
      <text:p text:style-name="P20"><text:span text:style-name="T3"><text:s text:c="4"/>self.mag +=100</text:span></text:p>
      <text:p text:style-name="P20"><text:span text:style-name="T3"><text:s text:c="4"/>self.force1 =2</text:span></text:p>
      <text:p text:style-name="P20"><text:span text:style-name="T3"><text:s text:c="4"/>self.force2fois +=1</text:span></text:p>
      <text:p text:style-name="P20"><text:span text:style-name="T3"><text:s text:c="4"/></text:span></text:p>
      <text:p text:style-name="P20"><text:span text:style-name="T3"><text:s text:c="4"/>if potion == "force3": self.atk +=150</text:span></text:p>
      <text:p text:style-name="P20"><text:span text:style-name="T3"><text:s text:c="4"/>self.mag +=150</text:span></text:p>
      <text:p text:style-name="P20"><text:span text:style-name="T3"><text:s text:c="4"/>self.force3 =1 <text:s/>#"tour"</text:span></text:p>
      <text:p text:style-name="P20"><text:span text:style-name="T3"><text:s text:c="4"/>self.force3fois +=1</text:span></text:p>
      <text:p text:style-name="P20"><text:span text:style-name="T3"><text:s text:c="4"/></text:span></text:p>
      <text:p text:style-name="P20"><text:span text:style-name="T3"><text:s text:c="4"/>if potion == "armure1": self.defend +=5</text:span></text:p>
      <text:p text:style-name="P20"><text:span text:style-name="T3"><text:s text:c="4"/>self.res +=5</text:span></text:p>
      <text:p text:style-name="P20"><text:span text:style-name="T3"><text:s text:c="4"/>self.armure1 =2 #"tour"</text:span></text:p>
      <text:p text:style-name="P20"><text:span text:style-name="T3"><text:s text:c="4"/>self.armure1fois +=1</text:span></text:p>
      <text:p text:style-name="P20"><text:span text:style-name="T3"><text:s text:c="4"/></text:span></text:p>
      <text:p text:style-name="P20"><text:span text:style-name="T3"><text:s text:c="4"/>if potion == "armure2": self.defend +=10</text:span></text:p>
      <text:p text:style-name="P20"><text:span text:style-name="T3"><text:s text:c="4"/>self.res +=10</text:span></text:p>
      <text:p text:style-name="P20"><text:span text:style-name="T3"><text:s text:c="4"/>self.armure2 =2 #"tour"</text:span></text:p>
      <text:p text:style-name="P20"><text:span text:style-name="T3"><text:s text:c="4"/>self.armure2fois +=1</text:span></text:p>
      <text:p text:style-name="P20"><text:span text:style-name="T3"><text:s text:c="4"/></text:span></text:p>
      <text:p text:style-name="P20"><text:span text:style-name="T3"><text:s text:c="4"/>if potion == "armure3": self.defend +=20</text:span></text:p>
      <text:p text:style-name="P20"><text:span text:style-name="T3"><text:s text:c="4"/>self.res +=20</text:span></text:p>
      <text:p text:style-name="P20"><text:span text:style-name="T3"><text:s text:c="4"/>self.armure3 =1 #"tour"</text:span></text:p>
      <text:p text:style-name="P20"><text:span text:style-name="T3"><text:s text:c="4"/>self.armure3fois +=1</text:span></text:p>
      <text:p text:style-name="P20"><text:span text:style-name="T3"><text:s text:c="4"/></text:span></text:p>
      <text:p text:style-name="P20"><text:span text:style-name="T3"><text:s text:c="4"/>if potion == "critique1": self.crit += 5</text:span></text:p>
      <text:p text:style-name="P20"><text:span text:style-name="T3"><text:s text:c="4"/>self.critique1 =4 #"tour"</text:span></text:p>
      <text:p text:style-name="P20"><text:span text:style-name="T3"><text:s text:c="4"/>self.critique1fois +=1</text:span></text:p>
      <text:p text:style-name="P20"><text:span text:style-name="T3"><text:s text:c="4"/></text:span></text:p>
      <text:p text:style-name="P20"><text:span text:style-name="T3"><text:s text:c="4"/>if potion == "critique2": self.crit += 10</text:span></text:p>
      <text:p text:style-name="P20"><text:span text:style-name="T3"><text:s text:c="4"/>self.critique2 =3#"tour"</text:span></text:p>
      <text:p text:style-name="P20"><text:soft-page-break/><text:span text:style-name="T3"><text:s text:c="4"/>self.critique2fois +=1</text:span></text:p>
      <text:p text:style-name="P20"><text:span text:style-name="T3"><text:s text:c="4"/></text:span></text:p>
      <text:p text:style-name="P20"><text:span text:style-name="T3"><text:s text:c="4"/>if potion == "critique3": self.crit += 15</text:span></text:p>
      <text:p text:style-name="P20"><text:span text:style-name="T3"><text:s text:c="4"/>self.critique3 =2 #"tour"</text:span></text:p>
      <text:p text:style-name="P20"><text:span text:style-name="T3"><text:s text:c="4"/>self.critique3fois +=1 <text:s text:c="3"/></text:span></text:p>
      <text:p text:style-name="P20"><text:span text:style-name="T3"><text:s text:c="4"/></text:span></text:p>
      <text:p text:style-name="P20"><text:span text:style-name="T3"><text:s text:c="4"/>if potion == "vitesse": self.vit += 100</text:span></text:p>
      <text:p text:style-name="P20"><text:span text:style-name="T3"><text:s text:c="4"/>self.vitesse =1 #"combat"</text:span></text:p>
      <text:p text:style-name="P20"><text:span text:style-name="T3"><text:s text:c="4"/>self.vitessefois +=1</text:span></text:p>
      <text:p text:style-name="P20"><text:span text:style-name="T3"><text:s text:c="4"/></text:span></text:p>
      <text:p text:style-name="P20"><text:span text:style-name="T3"><text:s text:c="4"/>if potion == "precision": self.prec += 15</text:span></text:p>
      <text:p text:style-name="P20"><text:span text:style-name="T3"><text:s text:c="4"/>self.precision =1 #"combat"</text:span></text:p>
      <text:p text:style-name="P20"><text:span text:style-name="T3"><text:s text:c="4"/>self.precisionfois +=1</text:span></text:p>
      <text:p text:style-name="P20"><text:span text:style-name="T3"><text:s text:c="4"/></text:span></text:p>
      <text:p text:style-name="P20"><text:span text:style-name="T3"><text:s text:c="4"/></text:span></text:p>
      <text:p text:style-name="P20"><text:span text:style-name="T3">def popo_def(self):</text:span></text:p>
      <text:p text:style-name="P20"><text:span text:style-name="T3"><text:s text:c="8"/>if self.precisionfois &gt; 0:</text:span></text:p>
      <text:p text:style-name="P20"><text:span text:style-name="T3"><text:s text:c="12"/>if self.precision == 0:</text:span></text:p>
      <text:p text:style-name="P20"><text:span text:style-name="T3"><text:s text:c="16"/>self.prec -= 10</text:span></text:p>
      <text:p text:style-name="P20"><text:span text:style-name="T3"><text:s text:c="16"/>self.precisionfois -= 1</text:span></text:p>
      <text:p text:style-name="P20"><text:span text:style-name="T3"><text:s text:c="12"/>else:</text:span></text:p>
      <text:p text:style-name="P20"><text:span text:style-name="T3"><text:s text:c="16"/>self.precison -=1</text:span></text:p>
      <text:p text:style-name="P20"><text:span text:style-name="T3"/></text:p>
      <text:p text:style-name="P20"><text:span text:style-name="T3"><text:s text:c="8"/>if self.vitessefois &gt; 0:</text:span></text:p>
      <text:p text:style-name="P20"><text:span text:style-name="T3"><text:s text:c="12"/>if self.vitesse == 0:</text:span></text:p>
      <text:p text:style-name="P20"><text:span text:style-name="T3"><text:s text:c="16"/>self.vit -= 10</text:span></text:p>
      <text:p text:style-name="P20"><text:span text:style-name="T3"><text:s text:c="16"/>self.vitessefois -= 1</text:span></text:p>
      <text:p text:style-name="P20"><text:span text:style-name="T3"><text:s text:c="12"/>else:</text:span></text:p>
      <text:p text:style-name="P20"><text:span text:style-name="T3"><text:s text:c="16"/>self.vitesse -=1</text:span></text:p>
      <text:p text:style-name="P20"><text:span text:style-name="T3"/></text:p>
      <text:p text:style-name="P20"><text:span text:style-name="T3"><text:s text:c="8"/>if self.critique3fois &gt; 0:</text:span></text:p>
      <text:p text:style-name="P20"><text:span text:style-name="T3"><text:s text:c="12"/>if self.critique3 == 0:</text:span></text:p>
      <text:p text:style-name="P20"><text:span text:style-name="T3"><text:s text:c="16"/>self.crit -= 15</text:span></text:p>
      <text:p text:style-name="P20"><text:span text:style-name="T3"><text:s text:c="16"/>self.critique3fois -= 1</text:span></text:p>
      <text:p text:style-name="P20"><text:span text:style-name="T3"><text:s text:c="12"/>else:</text:span></text:p>
      <text:p text:style-name="P20"><text:span text:style-name="T3"><text:s text:c="16"/>self.critique3 -=1</text:span></text:p>
      <text:p text:style-name="P20"><text:span text:style-name="T3"><text:s text:c="4"/></text:span></text:p>
      <text:p text:style-name="P20"><text:span text:style-name="T3"><text:s text:c="8"/>if self.critique2fois &gt; 0:</text:span></text:p>
      <text:p text:style-name="P20"><text:span text:style-name="T3"><text:s text:c="12"/>if self.critique2 == 0:</text:span></text:p>
      <text:p text:style-name="P20"><text:span text:style-name="T3"><text:s text:c="16"/>self.crit -= 10</text:span></text:p>
      <text:p text:style-name="P20"><text:span text:style-name="T3"><text:s text:c="16"/>self.critique2fois -= 1</text:span></text:p>
      <text:p text:style-name="P20"><text:span text:style-name="T3"><text:s text:c="12"/>else:</text:span></text:p>
      <text:p text:style-name="P20"><text:span text:style-name="T3"><text:s text:c="16"/>self.critique2 -=1 <text:s text:c="3"/></text:span></text:p>
      <text:p text:style-name="P20"><text:span text:style-name="T3"><text:s text:c="4"/></text:span></text:p>
      <text:p text:style-name="P20"><text:span text:style-name="T3"><text:s text:c="8"/>if self.critique1fois &gt; 0:</text:span></text:p>
      <text:p text:style-name="P20"><text:span text:style-name="T3"><text:s text:c="12"/>if self.critique1 == 0:</text:span></text:p>
      <text:p text:style-name="P20"><text:span text:style-name="T3"><text:s text:c="16"/>self.crit -= 5</text:span></text:p>
      <text:p text:style-name="P20"><text:span text:style-name="T3"><text:s text:c="16"/>self.critique1fois -= 1</text:span></text:p>
      <text:p text:style-name="P20"><text:span text:style-name="T3"><text:s text:c="12"/>else:</text:span></text:p>
      <text:p text:style-name="P20"><text:span text:style-name="T3"><text:s text:c="16"/>self.critique1 -=1 <text:s text:c="4"/></text:span></text:p>
      <text:p text:style-name="P20"><text:span text:style-name="T3"/></text:p>
      <text:p text:style-name="P20"><text:span text:style-name="T3"><text:s text:c="8"/>if self.armure1fois &gt; 0:</text:span></text:p>
      <text:p text:style-name="P20"><text:span text:style-name="T3"><text:s text:c="12"/>if self.armure1 == 0:</text:span></text:p>
      <text:p text:style-name="P20"><text:span text:style-name="T3"><text:s text:c="16"/>self.defend -= 5</text:span></text:p>
      <text:p text:style-name="P20"><text:span text:style-name="T3"><text:s text:c="16"/>self.res -=5</text:span></text:p>
      <text:p text:style-name="P20"><text:span text:style-name="T3"><text:s text:c="16"/>self.armure1fois -= 1</text:span></text:p>
      <text:p text:style-name="P20"><text:span text:style-name="T3"><text:s text:c="12"/>else:</text:span></text:p>
      <text:p text:style-name="P20"><text:span text:style-name="T3"><text:s text:c="16"/>self.armure1 -=1 <text:s/></text:span></text:p>
      <text:p text:style-name="P20"><text:span text:style-name="T3"/></text:p>
      <text:p text:style-name="P20"><text:span text:style-name="T3"><text:s text:c="8"/>if self.armure2fois &gt; 0:</text:span></text:p>
      <text:p text:style-name="P20"><text:span text:style-name="T3"><text:s text:c="12"/>if self.armure2 == 0:</text:span></text:p>
      <text:p text:style-name="P20"><text:span text:style-name="T3"><text:s text:c="16"/>self.defend -= 5</text:span></text:p>
      <text:p text:style-name="P20"><text:span text:style-name="T3"><text:s text:c="16"/>self.res -=5</text:span></text:p>
      <text:p text:style-name="P20"><text:soft-page-break/><text:span text:style-name="T3"><text:s text:c="16"/>self.armure2fois -= 1</text:span></text:p>
      <text:p text:style-name="P20"><text:span text:style-name="T3"><text:s text:c="12"/>else:</text:span></text:p>
      <text:p text:style-name="P20"><text:span text:style-name="T3"><text:s text:c="16"/>self.armure2 -=1 <text:s text:c="5"/></text:span></text:p>
      <text:p text:style-name="P20"><text:span text:style-name="T3"/></text:p>
      <text:p text:style-name="P20"><text:span text:style-name="T3"><text:s text:c="8"/>if self.armure3fois &gt; 0:</text:span></text:p>
      <text:p text:style-name="P20"><text:span text:style-name="T3"><text:s text:c="12"/>if self.armure3 == 0:</text:span></text:p>
      <text:p text:style-name="P20"><text:span text:style-name="T3"><text:s text:c="16"/>self.defend -= 5</text:span></text:p>
      <text:p text:style-name="P20"><text:span text:style-name="T3"><text:s text:c="16"/>self.res -=5</text:span></text:p>
      <text:p text:style-name="P20"><text:span text:style-name="T3"><text:s text:c="16"/>self.armure3fois -= 1</text:span></text:p>
      <text:p text:style-name="P20"><text:span text:style-name="T3"><text:s text:c="12"/>else:</text:span></text:p>
      <text:p text:style-name="P20"><text:span text:style-name="T3"><text:s text:c="16"/>self.armure3 -=1 <text:s text:c="4"/></text:span></text:p>
      <text:p text:style-name="P20"><text:span text:style-name="T3"><text:s text:c="4"/></text:span></text:p>
      <text:p text:style-name="P20"><text:span text:style-name="T3"><text:s text:c="8"/>if self.force3fois &gt; 0:</text:span></text:p>
      <text:p text:style-name="P20"><text:span text:style-name="T3"><text:s text:c="12"/>if self.force3 == 0:</text:span></text:p>
      <text:p text:style-name="P20"><text:span text:style-name="T3"><text:s text:c="16"/>self.atk -= 150</text:span></text:p>
      <text:p text:style-name="P20"><text:span text:style-name="T3"><text:s text:c="16"/>self.mag -= 150</text:span></text:p>
      <text:p text:style-name="P20"><text:span text:style-name="T3"><text:s text:c="16"/>self.force3fois -= 1</text:span></text:p>
      <text:p text:style-name="P20"><text:span text:style-name="T3"><text:s text:c="12"/>else:</text:span></text:p>
      <text:p text:style-name="P20"><text:span text:style-name="T3"><text:s text:c="16"/>self.force3 -=1 <text:s text:c="6"/></text:span></text:p>
      <text:p text:style-name="P20"><text:span text:style-name="T3"><text:s text:c="5"/></text:span></text:p>
      <text:p text:style-name="P20"><text:span text:style-name="T3"><text:s text:c="8"/>if self.force2fois &gt; 0:</text:span></text:p>
      <text:p text:style-name="P20"><text:span text:style-name="T3"><text:s text:c="12"/>if self.force2 == 0:</text:span></text:p>
      <text:p text:style-name="P20"><text:span text:style-name="T3"><text:s text:c="16"/>self.atk -= 100</text:span></text:p>
      <text:p text:style-name="P20"><text:span text:style-name="T3"><text:s text:c="16"/>self.mag -= 100</text:span></text:p>
      <text:p text:style-name="P20"><text:span text:style-name="T3"><text:s text:c="16"/>self.force2fois -= 1</text:span></text:p>
      <text:p text:style-name="P20"><text:span text:style-name="T3"><text:s text:c="12"/>else:</text:span></text:p>
      <text:p text:style-name="P20"><text:span text:style-name="T3"><text:s text:c="16"/>self.force2 -=1 <text:s text:c="5"/></text:span></text:p>
      <text:p text:style-name="P20"><text:span text:style-name="T3"><text:s text:c="4"/></text:span></text:p>
      <text:p text:style-name="P20"><text:span text:style-name="T3"><text:s text:c="8"/>if self.force1fois &gt; 0:</text:span></text:p>
      <text:p text:style-name="P20"><text:span text:style-name="T3"><text:s text:c="12"/>if self.force1 == 0:</text:span></text:p>
      <text:p text:style-name="P20"><text:span text:style-name="T3"><text:s text:c="16"/>self.atk -= 50</text:span></text:p>
      <text:p text:style-name="P20"><text:span text:style-name="T3"><text:s text:c="16"/>self.mag -= 50</text:span></text:p>
      <text:p text:style-name="P20"><text:span text:style-name="T3"><text:s text:c="16"/>self.force1fois -= 1</text:span></text:p>
      <text:p text:style-name="P20"><text:span text:style-name="T3"><text:s text:c="12"/>else:</text:span></text:p>
      <text:p text:style-name="P20"><text:span text:style-name="T3"><text:s text:c="16"/>self.force1 -=1</text:span></text:p>
      <text:p text:style-name="P31"><text:span text:style-name="T3">Combat/potion classe.py</text:span></text:p>
      <text:p text:style-name="P3"><text:span text:style-name="T3"/></text:p>
      <text:p text:style-name="P21"><text:span text:style-name="T3"># -*- coding: utf-8 -*-</text:span></text:p>
      <text:p text:style-name="P21"><text:span text:style-name="T3"/></text:p>
      <text:p text:style-name="P21"><text:span text:style-name="T3">class potionvie:</text:span></text:p>
      <text:p text:style-name="P21"><text:span text:style-name="T3"><text:s text:c="4"/>def __init__(self):</text:span></text:p>
      <text:p text:style-name="P21"><text:span text:style-name="T3"><text:s text:c="8"/>self.pv=0</text:span></text:p>
      <text:p text:style-name="P21"><text:span text:style-name="T3"><text:s text:c="16"/></text:span></text:p>
      <text:p text:style-name="P21"><text:span text:style-name="T3">class PoVie1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potion de vie"</text:span></text:p>
      <text:p text:style-name="P21"><text:span text:style-name="T3"><text:s text:c="8"/>self.pv=50</text:span></text:p>
      <text:p text:style-name="P21"><text:span text:style-name="T3"><text:s text:c="23"/></text:span></text:p>
      <text:p text:style-name="P21"><text:span text:style-name="T3">class PoVie2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grande potion de vie"</text:span></text:p>
      <text:p text:style-name="P21"><text:span text:style-name="T3"><text:s text:c="8"/>self.pv=100 <text:s text:c="2"/></text:span></text:p>
      <text:p text:style-name="P21"><text:span text:style-name="T3"><text:s text:c="3"/></text:span></text:p>
      <text:p text:style-name="P21"><text:span text:style-name="T3">class PoVie3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Énorme potion de vie"</text:span></text:p>
      <text:p text:style-name="P21"><text:span text:style-name="T3"><text:s text:c="8"/>self.pv=250</text:span></text:p>
      <text:p text:style-name="P21"><text:span text:style-name="T3"><text:s text:c="8"/></text:span></text:p>
      <text:p text:style-name="P21"><text:span text:style-name="T3">class potionforce:</text:span></text:p>
      <text:p text:style-name="P21"><text:span text:style-name="T3"><text:s text:c="4"/>def __init__(self):</text:span></text:p>
      <text:p text:style-name="P21"><text:span text:style-name="T3"><text:s text:c="8"/>self.atk=0</text:span></text:p>
      <text:p text:style-name="P21"><text:span text:style-name="T3"><text:s text:c="8"/>self.mag=0</text:span></text:p>
      <text:p text:style-name="P21"><text:span text:style-name="T3"><text:s text:c="8"/></text:span></text:p>
      <text:p text:style-name="P21"><text:span text:style-name="T3">class PoForce1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potion de force"</text:span></text:p>
      <text:p text:style-name="P21"><text:span text:style-name="T3"><text:s text:c="8"/>self.atk=50</text:span></text:p>
      <text:p text:style-name="P21"><text:span text:style-name="T3"><text:s text:c="8"/>self.mag=50 <text:s text:c="3"/></text:span></text:p>
      <text:p text:style-name="P21"><text:span text:style-name="T3"><text:s text:c="8"/></text:span></text:p>
      <text:p text:style-name="P21"><text:span text:style-name="T3">class PoForce2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grande potion de force"</text:span></text:p>
      <text:p text:style-name="P21"><text:span text:style-name="T3"><text:s text:c="8"/>self.atk=100</text:span></text:p>
      <text:p text:style-name="P21"><text:span text:style-name="T3"><text:s text:c="8"/>self.mag=100 <text:s text:c="6"/></text:span></text:p>
      <text:p text:style-name="P21"><text:span text:style-name="T3"><text:s text:c="8"/></text:span></text:p>
      <text:p text:style-name="P21"><text:span text:style-name="T3">class PoForce3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Énorme potion de force"</text:span></text:p>
      <text:p text:style-name="P21"><text:span text:style-name="T3"><text:s text:c="8"/>self.atk=150</text:span></text:p>
      <text:p text:style-name="P21"><text:span text:style-name="T3"><text:s text:c="8"/>self.mag=150 <text:s text:c="7"/></text:span></text:p>
      <text:p text:style-name="P21"><text:span text:style-name="T3"><text:s text:c="8"/></text:span></text:p>
      <text:p text:style-name="P21"><text:span text:style-name="T3">class potionarmure:</text:span></text:p>
      <text:p text:style-name="P21"><text:span text:style-name="T3"><text:s text:c="4"/>def __init__(self):</text:span></text:p>
      <text:p text:style-name="P21"><text:span text:style-name="T3"><text:s text:c="8"/>self.defend=0</text:span></text:p>
      <text:p text:style-name="P21"><text:span text:style-name="T3"><text:s text:c="8"/>self.res=0</text:span></text:p>
      <text:p text:style-name="P21"><text:span text:style-name="T3"><text:s text:c="8"/></text:span></text:p>
      <text:p text:style-name="P21"><text:span text:style-name="T3">class PoArmure1(potionarmure):</text:span></text:p>
      <text:p text:style-name="P21"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potion d'armure"</text:span></text:p>
      <text:p text:style-name="P21"><text:span text:style-name="T3"><text:s text:c="8"/>self.defend=5</text:span></text:p>
      <text:p text:style-name="P21"><text:span text:style-name="T3"><text:s text:c="8"/>self.res=5 <text:s text:c="6"/></text:span></text:p>
      <text:p text:style-name="P21"><text:soft-page-break/><text:span text:style-name="T3"><text:s text:c="8"/></text:span></text:p>
      <text:p text:style-name="P21"><text:span text:style-name="T3">class PoArmure2(potionarmure):</text:span></text:p>
      <text:p text:style-name="P21"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grande potion d'armure"</text:span></text:p>
      <text:p text:style-name="P21"><text:span text:style-name="T3"><text:s text:c="8"/>self.defend=10</text:span></text:p>
      <text:p text:style-name="P21"><text:span text:style-name="T3"><text:s text:c="8"/>self.res=10 <text:s/></text:span></text:p>
      <text:p text:style-name="P21"><text:span text:style-name="T3"><text:s text:c="8"/></text:span></text:p>
      <text:p text:style-name="P21"><text:span text:style-name="T3">class PoArmure3(potionarmure):</text:span></text:p>
      <text:p text:style-name="P21"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Énorme potion d'armure"</text:span></text:p>
      <text:p text:style-name="P21"><text:span text:style-name="T3"><text:s text:c="8"/>self.defend=20</text:span></text:p>
      <text:p text:style-name="P21"><text:span text:style-name="T3"><text:s text:c="8"/>self.res=20</text:span></text:p>
      <text:p text:style-name="P21"><text:span text:style-name="T3"><text:s text:c="8"/></text:span></text:p>
      <text:p text:style-name="P21"><text:span text:style-name="T3">class potioncritique:</text:span></text:p>
      <text:p text:style-name="P21"><text:span text:style-name="T3"><text:s text:c="4"/>def __init__(self):</text:span></text:p>
      <text:p text:style-name="P21"><text:span text:style-name="T3"><text:s text:c="8"/>self.crit=0</text:span></text:p>
      <text:p text:style-name="P21"><text:span text:style-name="T3"><text:s text:c="8"/></text:span></text:p>
      <text:p text:style-name="P21"><text:span text:style-name="T3">class PoCritique1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potion de critique"</text:span></text:p>
      <text:p text:style-name="P21"><text:span text:style-name="T3"><text:s text:c="8"/>self.crit=5</text:span></text:p>
      <text:p text:style-name="P21"><text:span text:style-name="T3"/></text:p>
      <text:p text:style-name="P21"><text:span text:style-name="T3">class PoCritique2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grande potion de critique"</text:span></text:p>
      <text:p text:style-name="P21"><text:span text:style-name="T3"><text:s text:c="8"/>self.crit=10 <text:s text:c="5"/></text:span></text:p>
      <text:p text:style-name="P21"><text:span text:style-name="T3"/></text:p>
      <text:p text:style-name="P21"><text:span text:style-name="T3">class PoCritique3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Énorme potion de critique"</text:span></text:p>
      <text:p text:style-name="P21"><text:span text:style-name="T3"><text:s text:c="8"/>self.crit=15 <text:s text:c="7"/></text:span></text:p>
      <text:p text:style-name="P21"><text:span text:style-name="T3"/></text:p>
      <text:p text:style-name="P21"><text:span text:style-name="T3">class potionprecision:</text:span></text:p>
      <text:p text:style-name="P21"><text:span text:style-name="T3"><text:s text:c="4"/>def __init__(self):</text:span></text:p>
      <text:p text:style-name="P21"><text:span text:style-name="T3"><text:s text:c="8"/>self.vit=100</text:span></text:p>
      <text:p text:style-name="P21"><text:span text:style-name="T3"><text:s text:c="8"/></text:span></text:p>
      <text:p text:style-name="P21"><text:span text:style-name="T3">class potionvitesse:</text:span></text:p>
      <text:p text:style-name="P21"><text:span text:style-name="T3"><text:s text:c="4"/>def __init__(self):</text:span></text:p>
      <text:p text:style-name="P21"><text:span text:style-name="T3"><text:s text:c="8"/>self.prec=50</text:span></text:p>
      <text:p text:style-name="P32"><text:span text:style-name="T3">Combat/potion.py</text:span></text:p>
      <text:p text:style-name="P4"><text:span text:style-name="T3"/></text:p>
      <text:p text:style-name="P21"><text:span text:style-name="T3"># -*- coding: utf-8 -*-</text:span></text:p>
      <text:p text:style-name="P21"><text:span text:style-name="T3">"""</text:span></text:p>
      <text:p text:style-name="P21"><text:span text:style-name="T3">Created on Fri Mar 17 10:44:33 2017</text:span></text:p>
      <text:p text:style-name="P21"><text:span text:style-name="T3"/></text:p>
      <text:p text:style-name="P21"><text:span text:style-name="T3">@author: pierre.aubinaud</text:span></text:p>
      <text:p text:style-name="P21"><text:span text:style-name="T3">"""</text:span></text:p>
      <text:p text:style-name="P21"><text:span text:style-name="T3"/></text:p>
      <text:p text:style-name="P21"><text:span text:style-name="T3">class potionvie:</text:span></text:p>
      <text:p text:style-name="P21"><text:span text:style-name="T3"><text:s text:c="4"/>def __init__(self):</text:span></text:p>
      <text:p text:style-name="P21"><text:span text:style-name="T3"><text:s text:c="8"/>self.pv=0</text:span></text:p>
      <text:p text:style-name="P21"><text:span text:style-name="T3"><text:s text:c="16"/></text:span></text:p>
      <text:p text:style-name="P21"><text:span text:style-name="T3">class PoVie1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potion de vie"</text:span></text:p>
      <text:p text:style-name="P21"><text:span text:style-name="T3"><text:s text:c="8"/>self.pv=50</text:span></text:p>
      <text:p text:style-name="P21"><text:span text:style-name="T3"><text:s text:c="23"/></text:span></text:p>
      <text:p text:style-name="P21"><text:span text:style-name="T3">class PoVie2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grande potion de vie"</text:span></text:p>
      <text:p text:style-name="P21"><text:span text:style-name="T3"><text:s text:c="8"/>self.pv=100 <text:s text:c="2"/></text:span></text:p>
      <text:p text:style-name="P21"><text:span text:style-name="T3"><text:s text:c="3"/></text:span></text:p>
      <text:p text:style-name="P21"><text:span text:style-name="T3">class PoVie3(potionvi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Énorme potion de vie"</text:span></text:p>
      <text:p text:style-name="P21"><text:span text:style-name="T3"><text:s text:c="8"/>self.pv=250</text:span></text:p>
      <text:p text:style-name="P21"><text:span text:style-name="T3"><text:s text:c="8"/></text:span></text:p>
      <text:p text:style-name="P21"><text:span text:style-name="T3">class potionforce:</text:span></text:p>
      <text:p text:style-name="P21"><text:span text:style-name="T3"><text:s text:c="4"/>def __init__(self):</text:span></text:p>
      <text:p text:style-name="P21"><text:span text:style-name="T3"><text:s text:c="8"/>self.atk=0</text:span></text:p>
      <text:p text:style-name="P21"><text:span text:style-name="T3"><text:s text:c="8"/>self.mag=0</text:span></text:p>
      <text:p text:style-name="P21"><text:span text:style-name="T3"><text:s text:c="8"/></text:span></text:p>
      <text:p text:style-name="P21"><text:span text:style-name="T3">class PoForce1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potion de force"</text:span></text:p>
      <text:p text:style-name="P21"><text:span text:style-name="T3"><text:s text:c="8"/>self.atk=50</text:span></text:p>
      <text:p text:style-name="P21"><text:span text:style-name="T3"><text:s text:c="8"/>self.mag=50 <text:s text:c="3"/></text:span></text:p>
      <text:p text:style-name="P21"><text:span text:style-name="T3"><text:s text:c="8"/></text:span></text:p>
      <text:p text:style-name="P21"><text:span text:style-name="T3">class PoForce2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grande potion de force"</text:span></text:p>
      <text:p text:style-name="P21"><text:span text:style-name="T3"><text:s text:c="8"/>self.atk=100</text:span></text:p>
      <text:p text:style-name="P21"><text:span text:style-name="T3"><text:s text:c="8"/>self.mag=100 <text:s text:c="6"/></text:span></text:p>
      <text:p text:style-name="P21"><text:span text:style-name="T3"><text:s text:c="8"/></text:span></text:p>
      <text:p text:style-name="P21"><text:span text:style-name="T3">class PoForce3(potionforce):</text:span></text:p>
      <text:p text:style-name="P21"><text:span text:style-name="T3"><text:s text:c="4"/>def __init__(self):</text:span></text:p>
      <text:p text:style-name="P21"><text:span text:style-name="T3"><text:s text:c="8"/>potionvie.__init__(self)</text:span></text:p>
      <text:p text:style-name="P21"><text:span text:style-name="T3"><text:s text:c="8"/>self.nom="Énorme potion de force"</text:span></text:p>
      <text:p text:style-name="P21"><text:span text:style-name="T3"><text:s text:c="8"/>self.atk=150</text:span></text:p>
      <text:p text:style-name="P21"><text:span text:style-name="T3"><text:s text:c="8"/>self.mag=150 <text:s text:c="7"/></text:span></text:p>
      <text:p text:style-name="P21"><text:span text:style-name="T3"><text:s text:c="8"/></text:span></text:p>
      <text:p text:style-name="P21"><text:span text:style-name="T3">class potionarmure:</text:span></text:p>
      <text:p text:style-name="P21"><text:span text:style-name="T3"><text:s text:c="4"/>def __init__(self):</text:span></text:p>
      <text:p text:style-name="P21"><text:span text:style-name="T3"><text:s text:c="8"/>self.defend=0</text:span></text:p>
      <text:p text:style-name="P21"><text:span text:style-name="T3"><text:s text:c="8"/>self.res=0</text:span></text:p>
      <text:p text:style-name="P21"><text:span text:style-name="T3"><text:s text:c="8"/></text:span></text:p>
      <text:p text:style-name="P21"><text:span text:style-name="T3">class PoArmure1(potionarmure):</text:span></text:p>
      <text:p text:style-name="P21"><text:soft-page-break/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potion d'armure"</text:span></text:p>
      <text:p text:style-name="P21"><text:span text:style-name="T3"><text:s text:c="8"/>self.defend=5</text:span></text:p>
      <text:p text:style-name="P21"><text:span text:style-name="T3"><text:s text:c="8"/>self.res=5 <text:s text:c="6"/></text:span></text:p>
      <text:p text:style-name="P21"><text:span text:style-name="T3"><text:s text:c="8"/></text:span></text:p>
      <text:p text:style-name="P21"><text:span text:style-name="T3">class PoArmure2(potionarmure):</text:span></text:p>
      <text:p text:style-name="P21"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grande potion d'armure"</text:span></text:p>
      <text:p text:style-name="P21"><text:span text:style-name="T3"><text:s text:c="8"/>self.defend=10</text:span></text:p>
      <text:p text:style-name="P21"><text:span text:style-name="T3"><text:s text:c="8"/>self.res=10 <text:s/></text:span></text:p>
      <text:p text:style-name="P21"><text:span text:style-name="T3"><text:s text:c="8"/></text:span></text:p>
      <text:p text:style-name="P21"><text:span text:style-name="T3">class PoArmure3(potionarmure):</text:span></text:p>
      <text:p text:style-name="P21"><text:span text:style-name="T3"><text:s text:c="4"/>def __init__(self):</text:span></text:p>
      <text:p text:style-name="P21"><text:span text:style-name="T3"><text:s text:c="8"/>potionarmure.__init__(self)</text:span></text:p>
      <text:p text:style-name="P21"><text:span text:style-name="T3"><text:s text:c="8"/>self.nom="Énorme potion d'armure"</text:span></text:p>
      <text:p text:style-name="P21"><text:span text:style-name="T3"><text:s text:c="8"/>self.defend=20</text:span></text:p>
      <text:p text:style-name="P21"><text:span text:style-name="T3"><text:s text:c="8"/>self.res=20</text:span></text:p>
      <text:p text:style-name="P21"><text:span text:style-name="T3"><text:s text:c="8"/></text:span></text:p>
      <text:p text:style-name="P21"><text:span text:style-name="T3">class potioncritique:</text:span></text:p>
      <text:p text:style-name="P21"><text:span text:style-name="T3"><text:s text:c="4"/>def __init__(self):</text:span></text:p>
      <text:p text:style-name="P21"><text:span text:style-name="T3"><text:s text:c="8"/>self.crit=0</text:span></text:p>
      <text:p text:style-name="P21"><text:span text:style-name="T3"><text:s text:c="8"/></text:span></text:p>
      <text:p text:style-name="P21"><text:span text:style-name="T3">class PoCritique1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potion de critique"</text:span></text:p>
      <text:p text:style-name="P21"><text:span text:style-name="T3"><text:s text:c="8"/>self.crit=5</text:span></text:p>
      <text:p text:style-name="P21"><text:span text:style-name="T3"/></text:p>
      <text:p text:style-name="P21"><text:span text:style-name="T3">class PoCritique2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grande potion de critique"</text:span></text:p>
      <text:p text:style-name="P21"><text:span text:style-name="T3"><text:s text:c="8"/>self.crit=10 <text:s text:c="5"/></text:span></text:p>
      <text:p text:style-name="P21"><text:span text:style-name="T3"/></text:p>
      <text:p text:style-name="P21"><text:span text:style-name="T3">class PoCritique3(potioncritique):</text:span></text:p>
      <text:p text:style-name="P21"><text:span text:style-name="T3"><text:s text:c="4"/>def __init__(self):</text:span></text:p>
      <text:p text:style-name="P21"><text:span text:style-name="T3"><text:s text:c="8"/>potioncritique.__init__(self)</text:span></text:p>
      <text:p text:style-name="P21"><text:span text:style-name="T3"><text:s text:c="8"/>self.nom="Énorme potion de critique"</text:span></text:p>
      <text:p text:style-name="P21"><text:span text:style-name="T3"><text:s text:c="8"/>self.crit=15 <text:s text:c="7"/></text:span></text:p>
      <text:p text:style-name="P21"><text:span text:style-name="T3"/></text:p>
      <text:p text:style-name="P21"><text:span text:style-name="T3">class potionprecision:</text:span></text:p>
      <text:p text:style-name="P21"><text:span text:style-name="T3"><text:s text:c="4"/>def __init__(self):</text:span></text:p>
      <text:p text:style-name="P21"><text:span text:style-name="T3"><text:s text:c="8"/>self.vit=100</text:span></text:p>
      <text:p text:style-name="P21"><text:span text:style-name="T3"><text:s text:c="8"/></text:span></text:p>
      <text:p text:style-name="P21"><text:span text:style-name="T3">class potionvitesse:</text:span></text:p>
      <text:p text:style-name="P21"><text:span text:style-name="T3"><text:s text:c="4"/>def __init__(self):</text:span></text:p>
      <text:p text:style-name="P21"><text:span text:style-name="T3"><text:s text:c="8"/>self.prec=50 <text:s text:c="2"/></text:span></text:p>
      <text:p text:style-name="P32"><text:span text:style-name="T3">Combat/sanstitre1.py</text:span></text:p>
      <text:p text:style-name="P4"><text:span text:style-name="T3"/></text:p>
      <text:p text:style-name="P21"><text:span text:style-name="T3"># -*- coding: utf-8 -*-</text:span></text:p>
      <text:p text:style-name="P21"><text:span text:style-name="T3">"""</text:span></text:p>
      <text:p text:style-name="P21"><text:span text:style-name="T3">Created on Fri Mar 17 11:55:22 2017</text:span></text:p>
      <text:p text:style-name="P21"><text:span text:style-name="T3"/></text:p>
      <text:p text:style-name="P21"><text:span text:style-name="T3">@author: pierre.aubinaud</text:span></text:p>
      <text:p text:style-name="P21"><text:span text:style-name="T3">"""</text:span></text:p>
      <text:p text:style-name="P21"><text:span text:style-name="T3"/></text:p>
      <text:p text:style-name="P21"><text:span text:style-name="T3">from random import randint</text:span></text:p>
      <text:p text:style-name="P21"><text:span text:style-name="T3"><text:s/></text:span></text:p>
      <text:p text:style-name="P21"><text:span text:style-name="T3">class Character:</text:span></text:p>
      <text:p text:style-name="P21"><text:span text:style-name="T3"><text:s text:c="2"/>def __init__(self):</text:span></text:p>
      <text:p text:style-name="P21"><text:span text:style-name="T3"><text:s text:c="4"/>self.name = ""</text:span></text:p>
      <text:p text:style-name="P21"><text:span text:style-name="T3"><text:s text:c="4"/>self.health = 1</text:span></text:p>
      <text:p text:style-name="P21"><text:span text:style-name="T3"><text:s text:c="4"/>self.health_max = 1</text:span></text:p>
      <text:p text:style-name="P21"><text:span text:style-name="T3"><text:s text:c="2"/>def do_damage(self, enemy):</text:span></text:p>
      <text:p text:style-name="P21"><text:span text:style-name="T3"><text:s text:c="4"/>damage = min(</text:span></text:p>
      <text:p text:style-name="P21"><text:span text:style-name="T3"><text:s text:c="8"/>max(randint(0, self.health) - randint(0, enemy.health), 0),</text:span></text:p>
      <text:p text:style-name="P21"><text:span text:style-name="T3"><text:s text:c="8"/>enemy.health)</text:span></text:p>
      <text:p text:style-name="P21"><text:span text:style-name="T3"><text:s text:c="4"/>enemy.health = enemy.health - damage</text:span></text:p>
      <text:p text:style-name="P21"><text:span text:style-name="T3"><text:s text:c="4"/>if damage == 0: print "%s evades %s's attack." % (enemy.name, self.name)</text:span></text:p>
      <text:p text:style-name="P21"><text:span text:style-name="T3"><text:s text:c="4"/>else: print "%s hurts %s!" % (self.name, enemy.name)</text:span></text:p>
      <text:p text:style-name="P21"><text:span text:style-name="T3"><text:s text:c="4"/>return enemy.health &lt;= 0</text:span></text:p>
      <text:p text:style-name="P21"><text:span text:style-name="T3"><text:s/></text:span></text:p>
      <text:p text:style-name="P21"><text:span text:style-name="T3">class Enemy(Character):</text:span></text:p>
      <text:p text:style-name="P21"><text:span text:style-name="T3"><text:s text:c="2"/>def __init__(self, player):</text:span></text:p>
      <text:p text:style-name="P21"><text:span text:style-name="T3"><text:s text:c="4"/>Character.__init__(self)</text:span></text:p>
      <text:p text:style-name="P21"><text:span text:style-name="T3"><text:s text:c="4"/>self.name = 'a goblin'</text:span></text:p>
      <text:p text:style-name="P21"><text:span text:style-name="T3"><text:s text:c="4"/>self.health = randint(1, player.health)</text:span></text:p>
      <text:p text:style-name="P21"><text:span text:style-name="T3"><text:s/></text:span></text:p>
      <text:p text:style-name="P21"><text:span text:style-name="T3">class Player(Character):</text:span></text:p>
      <text:p text:style-name="P21"><text:span text:style-name="T3"><text:s text:c="4"/></text:span></text:p>
      <text:p text:style-name="P21"><text:span text:style-name="T3"><text:s text:c="2"/>def __init__(self):</text:span></text:p>
      <text:p text:style-name="P21"><text:span text:style-name="T3"><text:s text:c="4"/>Character.__init__(self)</text:span></text:p>
      <text:p text:style-name="P21"><text:span text:style-name="T3"><text:s text:c="4"/>self.state = 'normal'</text:span></text:p>
      <text:p text:style-name="P21"><text:span text:style-name="T3"><text:s text:c="4"/>self.health = 10</text:span></text:p>
      <text:p text:style-name="P21"><text:span text:style-name="T3"><text:s text:c="4"/>self.health_max = 10</text:span></text:p>
      <text:p text:style-name="P21"><text:span text:style-name="T3"><text:s text:c="4"/></text:span></text:p>
      <text:p text:style-name="P21"><text:span text:style-name="T3"><text:s text:c="4"/></text:span></text:p>
      <text:p text:style-name="P21"><text:span text:style-name="T3"><text:s text:c="2"/>def quit(self):</text:span></text:p>
      <text:p text:style-name="P21"><text:span text:style-name="T3"><text:s text:c="4"/>print "%s can't find the way back home, and dies of starvation.\nR.I.P." % self.name</text:span></text:p>
      <text:p text:style-name="P21"><text:span text:style-name="T3"><text:s text:c="4"/>self.health = 0</text:span></text:p>
      <text:p text:style-name="P21"><text:span text:style-name="T3"><text:s text:c="4"/></text:span></text:p>
      <text:p text:style-name="P21"><text:span text:style-name="T3"><text:s text:c="4"/></text:span></text:p>
      <text:p text:style-name="P21"><text:span text:style-name="T3"><text:s text:c="2"/>def help(self): print Commands.keys()</text:span></text:p>
      <text:p text:style-name="P21"><text:span text:style-name="T3"><text:s text:c="2"/></text:span></text:p>
      <text:p text:style-name="P21"><text:span text:style-name="T3"><text:s text:c="2"/></text:span></text:p>
      <text:p text:style-name="P21"><text:span text:style-name="T3"><text:s text:c="2"/>def status(self): print "%s's health: %d/%d" % (self.name, self.health, self.health_max)</text:span></text:p>
      <text:p text:style-name="P21"><text:span text:style-name="T3"><text:s text:c="2"/></text:span></text:p>
      <text:p text:style-name="P21"><text:span text:style-name="T3"><text:s text:c="2"/></text:span></text:p>
      <text:p text:style-name="P21"><text:span text:style-name="T3"><text:s text:c="2"/>def tired(self):</text:span></text:p>
      <text:p text:style-name="P21"><text:span text:style-name="T3"><text:s text:c="4"/>print "%s feels tired." % self.name</text:span></text:p>
      <text:p text:style-name="P21"><text:span text:style-name="T3"><text:s text:c="4"/>self.health = max(1, self.health - 1)</text:span></text:p>
      <text:p text:style-name="P21"><text:span text:style-name="T3"><text:s text:c="4"/></text:span></text:p>
      <text:p text:style-name="P21"><text:span text:style-name="T3"><text:s text:c="4"/></text:span></text:p>
      <text:p text:style-name="P21"><text:span text:style-name="T3"><text:s text:c="2"/>def rest(self):</text:span></text:p>
      <text:p text:style-name="P21"><text:span text:style-name="T3"><text:s text:c="4"/>if self.state != 'normal': print "%s can't rest now!" % self.name; self.enemy_attacks()</text:span></text:p>
      <text:p text:style-name="P21"><text:span text:style-name="T3"><text:s text:c="4"/>else:</text:span></text:p>
      <text:p text:style-name="P21"><text:span text:style-name="T3"><text:s text:c="6"/>print "%s rests." % self.name</text:span></text:p>
      <text:p text:style-name="P21"><text:span text:style-name="T3"><text:s text:c="6"/>if randint(0, 1):</text:span></text:p>
      <text:p text:style-name="P21"><text:span text:style-name="T3"><text:s text:c="8"/>self.enemy = Enemy(self)</text:span></text:p>
      <text:p text:style-name="P21"><text:span text:style-name="T3"><text:s text:c="8"/>print "%s is rudely awakened by %s!" % (self.name, self.enemy.name)</text:span></text:p>
      <text:p text:style-name="P21"><text:soft-page-break/><text:span text:style-name="T3"><text:s text:c="8"/>self.state = 'fight'</text:span></text:p>
      <text:p text:style-name="P21"><text:span text:style-name="T3"><text:s text:c="8"/>self.enemy_attacks()</text:span></text:p>
      <text:p text:style-name="P21"><text:span text:style-name="T3"><text:s text:c="6"/>else:</text:span></text:p>
      <text:p text:style-name="P21"><text:span text:style-name="T3"><text:s text:c="8"/>if self.health &lt; self.health_max:</text:span></text:p>
      <text:p text:style-name="P21"><text:span text:style-name="T3"><text:s text:c="10"/>self.health = self.health + 1</text:span></text:p>
      <text:p text:style-name="P21"><text:span text:style-name="T3"><text:s text:c="8"/>else: print "%s slept too much." % self.name; self.health = self.health - 1</text:span></text:p>
      <text:p text:style-name="P21"><text:span text:style-name="T3"><text:s text:c="8"/></text:span></text:p>
      <text:p text:style-name="P21"><text:span text:style-name="T3"><text:s text:c="8"/></text:span></text:p>
      <text:p text:style-name="P21"><text:span text:style-name="T3"><text:s text:c="2"/>def explore(self):</text:span></text:p>
      <text:p text:style-name="P21"><text:span text:style-name="T3"><text:s text:c="4"/>if self.state != 'normal':</text:span></text:p>
      <text:p text:style-name="P21"><text:span text:style-name="T3"><text:s text:c="6"/>print "%s is too busy right now!" % self.name</text:span></text:p>
      <text:p text:style-name="P21"><text:span text:style-name="T3"><text:s text:c="6"/>self.enemy_attacks()</text:span></text:p>
      <text:p text:style-name="P21"><text:span text:style-name="T3"><text:s text:c="4"/>else:</text:span></text:p>
      <text:p text:style-name="P21"><text:span text:style-name="T3"><text:s text:c="6"/>print "%s explores a twisty passage." % self.name</text:span></text:p>
      <text:p text:style-name="P21"><text:span text:style-name="T3"><text:s text:c="6"/>if randint(0, 1):</text:span></text:p>
      <text:p text:style-name="P21"><text:span text:style-name="T3"><text:s text:c="8"/>self.enemy = Enemy(self)</text:span></text:p>
      <text:p text:style-name="P21"><text:span text:style-name="T3"><text:s text:c="8"/>print "%s encounters %s!" % (self.name, self.enemy.name)</text:span></text:p>
      <text:p text:style-name="P21"><text:span text:style-name="T3"><text:s text:c="8"/>self.state = 'fight'</text:span></text:p>
      <text:p text:style-name="P21"><text:span text:style-name="T3"><text:s text:c="6"/>else:</text:span></text:p>
      <text:p text:style-name="P21"><text:span text:style-name="T3"><text:s text:c="8"/>if randint(0, 1): self.tired()</text:span></text:p>
      <text:p text:style-name="P21"><text:span text:style-name="T3"><text:s text:c="8"/></text:span></text:p>
      <text:p text:style-name="P21"><text:span text:style-name="T3"><text:s text:c="8"/></text:span></text:p>
      <text:p text:style-name="P21"><text:span text:style-name="T3"><text:s text:c="2"/>def flee(self):</text:span></text:p>
      <text:p text:style-name="P21"><text:span text:style-name="T3"><text:s text:c="4"/>if self.state != 'fight': print "%s runs in circles for a while." % self.name; self.tired()</text:span></text:p>
      <text:p text:style-name="P21"><text:span text:style-name="T3"><text:s text:c="4"/>else:</text:span></text:p>
      <text:p text:style-name="P21"><text:span text:style-name="T3"><text:s text:c="6"/>if randint(1, self.health + 5) &gt; randint(1, self.enemy.health):</text:span></text:p>
      <text:p text:style-name="P21"><text:span text:style-name="T3"><text:s text:c="8"/>print "%s flees from %s." % (self.name, self.enemy.name)</text:span></text:p>
      <text:p text:style-name="P21"><text:span text:style-name="T3"><text:s text:c="8"/>self.enemy = None</text:span></text:p>
      <text:p text:style-name="P21"><text:span text:style-name="T3"><text:s text:c="8"/>self.state = 'normal'</text:span></text:p>
      <text:p text:style-name="P21"><text:span text:style-name="T3"><text:s text:c="6"/>else: print "%s couldn't escape from %s!" % (self.name, self.enemy.name); self.enemy_attacks()</text:span></text:p>
      <text:p text:style-name="P21"><text:span text:style-name="T3"><text:s text:c="6"/></text:span></text:p>
      <text:p text:style-name="P21"><text:span text:style-name="T3"><text:s text:c="6"/></text:span></text:p>
      <text:p text:style-name="P21"><text:span text:style-name="T3"><text:s text:c="2"/>def attack(self):</text:span></text:p>
      <text:p text:style-name="P21"><text:span text:style-name="T3"><text:s text:c="4"/>if self.state != 'fight': print "%s swats the air, without notable results." % self.name; self.tired()</text:span></text:p>
      <text:p text:style-name="P21"><text:span text:style-name="T3"><text:s text:c="4"/>else:</text:span></text:p>
      <text:p text:style-name="P21"><text:span text:style-name="T3"><text:s text:c="6"/>if self.do_damage(self.enemy):</text:span></text:p>
      <text:p text:style-name="P21"><text:span text:style-name="T3"><text:s text:c="8"/>print "%s executes %s!" % (self.name, self.enemy.name)</text:span></text:p>
      <text:p text:style-name="P21"><text:span text:style-name="T3"><text:s text:c="8"/>self.enemy = None</text:span></text:p>
      <text:p text:style-name="P21"><text:span text:style-name="T3"><text:s text:c="8"/>self.state = 'normal'</text:span></text:p>
      <text:p text:style-name="P21"><text:span text:style-name="T3"><text:s text:c="8"/>if randint(0, self.health) &lt; 10:</text:span></text:p>
      <text:p text:style-name="P21"><text:span text:style-name="T3"><text:s text:c="10"/>self.health = self.health + 1</text:span></text:p>
      <text:p text:style-name="P21"><text:span text:style-name="T3"><text:s text:c="10"/>self.health_max = self.health_max + 1</text:span></text:p>
      <text:p text:style-name="P21"><text:span text:style-name="T3"><text:s text:c="10"/>print "%s feels stronger!" % self.name</text:span></text:p>
      <text:p text:style-name="P21"><text:span text:style-name="T3"><text:s text:c="6"/>else: self.enemy_attacks()</text:span></text:p>
      <text:p text:style-name="P21"><text:span text:style-name="T3"><text:s text:c="6"/></text:span></text:p>
      <text:p text:style-name="P21"><text:span text:style-name="T3"><text:s text:c="6"/></text:span></text:p>
      <text:p text:style-name="P21"><text:span text:style-name="T3"><text:s text:c="2"/>def enemy_attacks(self):</text:span></text:p>
      <text:p text:style-name="P21"><text:span text:style-name="T3"><text:s text:c="4"/>if self.enemy.do_damage(self): print "%s was slaughtered by %s!!!\nR.I.P." %(self.name, self.enemy.name)</text:span></text:p>
      <text:p text:style-name="P21"><text:span text:style-name="T3"><text:s/></text:span></text:p>
      <text:p text:style-name="P21"><text:span text:style-name="T3">Commands = {</text:span></text:p>
      <text:p text:style-name="P21"><text:span text:style-name="T3"><text:s text:c="2"/>'quit': Player.quit,</text:span></text:p>
      <text:p text:style-name="P21"><text:span text:style-name="T3"><text:s text:c="2"/>'help': Player.help,</text:span></text:p>
      <text:p text:style-name="P21"><text:span text:style-name="T3"><text:s text:c="2"/>'status': Player.status,</text:span></text:p>
      <text:p text:style-name="P21"><text:span text:style-name="T3"><text:s text:c="2"/>'rest': Player.rest,</text:span></text:p>
      <text:p text:style-name="P21"><text:span text:style-name="T3"><text:s text:c="2"/>'explore': Player.explore,</text:span></text:p>
      <text:p text:style-name="P21"><text:span text:style-name="T3"><text:s text:c="2"/>'flee': Player.flee,</text:span></text:p>
      <text:p text:style-name="P21"><text:span text:style-name="T3"><text:s text:c="2"/>'attack': Player.attack,</text:span></text:p>
      <text:p text:style-name="P21"><text:span text:style-name="T3"><text:s text:c="2"/>}</text:span></text:p>
      <text:p text:style-name="P21"><text:span text:style-name="T3"><text:s/></text:span></text:p>
      <text:p text:style-name="P21"><text:span text:style-name="T3">p = Player()</text:span></text:p>
      <text:p text:style-name="P21"><text:span text:style-name="T3">p.name = raw_input("What is your character's name? ")</text:span></text:p>
      <text:p text:style-name="P21"><text:span text:style-name="T3">print "(type help to get a list of actions)\n"</text:span></text:p>
      <text:p text:style-name="P21"><text:span text:style-name="T3">print "%s enters a dark cave, searching for adventure." % p.name</text:span></text:p>
      <text:p text:style-name="P21"><text:soft-page-break/><text:span text:style-name="T3"><text:s/></text:span></text:p>
      <text:p text:style-name="P21"><text:span text:style-name="T3">while(p.health &gt; 0):</text:span></text:p>
      <text:p text:style-name="P21"><text:span text:style-name="T3"><text:s text:c="2"/>line = raw_input("&gt; ")</text:span></text:p>
      <text:p text:style-name="P21"><text:span text:style-name="T3"><text:s text:c="2"/>args = line.split()</text:span></text:p>
      <text:p text:style-name="P21"><text:span text:style-name="T3"><text:s text:c="2"/>if len(args) &gt; 0:</text:span></text:p>
      <text:p text:style-name="P21"><text:span text:style-name="T3"><text:s text:c="4"/>commandFound = False</text:span></text:p>
      <text:p text:style-name="P21"><text:span text:style-name="T3"><text:s text:c="4"/>for c in Commands:</text:span></text:p>
      <text:p text:style-name="P21"><text:span text:style-name="T3"><text:s text:c="6"/>if args[0] == c[:len(args[0])]:</text:span></text:p>
      <text:p text:style-name="P21"><text:span text:style-name="T3"><text:s text:c="8"/>print c</text:span></text:p>
      <text:p text:style-name="P21"><text:span text:style-name="T3"><text:s text:c="8"/>Commands[c](p)</text:span></text:p>
      <text:p text:style-name="P21"><text:span text:style-name="T3"><text:s text:c="8"/>commandFound = True</text:span></text:p>
      <text:p text:style-name="P21"><text:span text:style-name="T3"><text:s text:c="8"/>break</text:span></text:p>
      <text:p text:style-name="P21"><text:span text:style-name="T3"><text:s text:c="4"/>if not commandFound:</text:span></text:p>
      <text:p text:style-name="P21"><text:span text:style-name="T3"><text:s text:c="6"/>print "%s doesn't understand the suggestion." % p.name</text:span></text:p>
      <text:p text:style-name="P32"><text:span text:style-name="T3">Combat/test.py</text:span></text:p>
      <text:p text:style-name="P4"><text:span text:style-name="T3"/></text:p>
      <text:p text:style-name="P21"><text:span text:style-name="T3"># -*- coding: utf-8 -*-</text:span></text:p>
      <text:p text:style-name="P21"><text:span text:style-name="T3">import combat</text:span></text:p>
      <text:p text:style-name="P21"><text:span text:style-name="T3">'''</text:span></text:p>
      <text:p text:style-name="P21"><text:span text:style-name="T3">print "class joueur"</text:span></text:p>
      <text:p text:style-name="P21"><text:span text:style-name="T3">class_joueur=raw_input()</text:span></text:p>
      <text:p text:style-name="P21"><text:span text:style-name="T3">print "class enemi"</text:span></text:p>
      <text:p text:style-name="P21"><text:span text:style-name="T3">class_enemi=raw_input()</text:span></text:p>
      <text:p text:style-name="P21"><text:span text:style-name="T3"/></text:p>
      <text:p text:style-name="P21"><text:span text:style-name="T3">if class_joueur == "Mage":</text:span></text:p>
      <text:p text:style-name="P21"><text:span text:style-name="T3"><text:s text:c="4"/>joueur=combat.Mage()</text:span></text:p>
      <text:p text:style-name="P21"><text:span text:style-name="T3">if class_joueur == "Combattant":</text:span></text:p>
      <text:p text:style-name="P21"><text:span text:style-name="T3"><text:s text:c="4"/>joueur=combat.Combattant()</text:span></text:p>
      <text:p text:style-name="P21"><text:span text:style-name="T3">if class_joueur == "AssassinsMagique":</text:span></text:p>
      <text:p text:style-name="P21"><text:span text:style-name="T3"><text:s text:c="4"/>joueur=combat.AssassinsMagique()</text:span></text:p>
      <text:p text:style-name="P21"><text:span text:style-name="T3">if class_joueur == "AssassinsPhysique":</text:span></text:p>
      <text:p text:style-name="P21"><text:span text:style-name="T3"><text:s text:c="4"/>joueur=combat.AssassinsPhysique()</text:span></text:p>
      <text:p text:style-name="P21"><text:span text:style-name="T3">if class_joueur == "Archer":</text:span></text:p>
      <text:p text:style-name="P21"><text:span text:style-name="T3"><text:s text:c="4"/>joueur=combat.Archer()</text:span></text:p>
      <text:p text:style-name="P21"><text:span text:style-name="T3">if class_joueur == "Soigneur":</text:span></text:p>
      <text:p text:style-name="P21"><text:span text:style-name="T3"><text:s text:c="4"/>joueur=combat.Soigneur()</text:span></text:p>
      <text:p text:style-name="P21"><text:span text:style-name="T3"/></text:p>
      <text:p text:style-name="P21"><text:span text:style-name="T3">if class_enemi == "Mage":</text:span></text:p>
      <text:p text:style-name="P21"><text:span text:style-name="T3"><text:s text:c="3"/>enemi=combat.Mage()</text:span></text:p>
      <text:p text:style-name="P21"><text:span text:style-name="T3">if class_enemi == "Combattant":</text:span></text:p>
      <text:p text:style-name="P21"><text:span text:style-name="T3"><text:s text:c="4"/>enemi=combat.Combattant()</text:span></text:p>
      <text:p text:style-name="P21"><text:span text:style-name="T3">if class_enemi == "AssassinsMagique":</text:span></text:p>
      <text:p text:style-name="P21"><text:span text:style-name="T3"><text:s text:c="4"/>enemi=combat.AssassinsMagique()</text:span></text:p>
      <text:p text:style-name="P21"><text:span text:style-name="T3">if class_enemi == "AssassinsPhysique":</text:span></text:p>
      <text:p text:style-name="P21"><text:span text:style-name="T3"><text:s text:c="4"/>enemi=combat.AssassinsPhysique()</text:span></text:p>
      <text:p text:style-name="P21"><text:span text:style-name="T3">if class_enemi == "Archer":</text:span></text:p>
      <text:p text:style-name="P21"><text:span text:style-name="T3"><text:s text:c="4"/>enemi=combat.Archer()</text:span></text:p>
      <text:p text:style-name="P21"><text:span text:style-name="T3">if class_enemi == "Soigneur":</text:span></text:p>
      <text:p text:style-name="P21"><text:span text:style-name="T3"><text:s text:c="4"/>enemi=combat.Soigneur()</text:span></text:p>
      <text:p text:style-name="P21"><text:span text:style-name="T3">'''</text:span></text:p>
      <text:p text:style-name="P21"><text:span text:style-name="T3">'''</text:span></text:p>
      <text:p text:style-name="P21"><text:span text:style-name="T3">joueur=combat.AssassinsMagique()</text:span></text:p>
      <text:p text:style-name="P21"><text:span text:style-name="T3">enemi=combat.AssassinsPhysique()</text:span></text:p>
      <text:p text:style-name="P21"><text:span text:style-name="T3"/></text:p>
      <text:p text:style-name="P21"><text:span text:style-name="T3">tour=0</text:span></text:p>
      <text:p text:style-name="P21"><text:span text:style-name="T3"/></text:p>
      <text:p text:style-name="P21"><text:span text:style-name="T3"/></text:p>
      <text:p text:style-name="P21"><text:span text:style-name="T3">while joueur.pv &gt; 0 and enemi.pv &gt; 0:</text:span></text:p>
      <text:p text:style-name="P21"><text:span text:style-name="T3"><text:s text:c="4"/>tour += 1</text:span></text:p>
      <text:p text:style-name="P21"><text:span text:style-name="T3"><text:s text:c="4"/></text:span></text:p>
      <text:p text:style-name="P21"><text:span text:style-name="T3"><text:s text:c="4"/>if joueur.vit &gt; enemi.vit:</text:span></text:p>
      <text:p text:style-name="P21"><text:span text:style-name="T3"><text:s text:c="8"/>joueur.AttaqueMagique(enemi)</text:span></text:p>
      <text:p text:style-name="P21"><text:span text:style-name="T3"><text:s text:c="8"/>if enemi.pv &gt; 0:</text:span></text:p>
      <text:p text:style-name="P21"><text:span text:style-name="T3"><text:s text:c="12"/>enemi.AttaquePhysique(joueur)</text:span></text:p>
      <text:p text:style-name="P21"><text:span text:style-name="T3"><text:s text:c="4"/>else:</text:span></text:p>
      <text:p text:style-name="P21"><text:span text:style-name="T3"><text:s text:c="8"/>enemi.AttaquePhysique(joueur)</text:span></text:p>
      <text:p text:style-name="P21"><text:span text:style-name="T3"><text:s text:c="8"/>if joueur.pv &gt; 0:</text:span></text:p>
      <text:p text:style-name="P21"><text:span text:style-name="T3"><text:s text:c="12"/>joueur.AttaqueMagique(enemi)</text:span></text:p>
      <text:p text:style-name="P21"><text:span text:style-name="T3"><text:s text:c="4"/></text:span></text:p>
      <text:p text:style-name="P21"><text:span text:style-name="T3"><text:s text:c="4"/>print ("tour "+str(tour))</text:span></text:p>
      <text:p text:style-name="P21"><text:span text:style-name="T3"><text:s text:c="4"/></text:span></text:p>
      <text:p text:style-name="P21"><text:span text:style-name="T3">if joueur.pv &lt;= 0 and enemi.pv &gt;= 0:</text:span></text:p>
      <text:p text:style-name="P21"><text:span text:style-name="T3"><text:s text:c="4"/></text:span></text:p>
      <text:p text:style-name="P21"><text:span text:style-name="T3"><text:s text:c="4"/>print "perdu"</text:span></text:p>
      <text:p text:style-name="P21"><text:span text:style-name="T3"><text:s text:c="4"/>print joueur.pv</text:span></text:p>
      <text:p text:style-name="P21"><text:span text:style-name="T3"><text:s text:c="4"/>print enemi.pv</text:span></text:p>
      <text:p text:style-name="P21"><text:span text:style-name="T3"><text:s text:c="4"/></text:span></text:p>
      <text:p text:style-name="P21"><text:soft-page-break/><text:span text:style-name="T3">elif enemi.pv &lt;= 0 and joueur.pv &gt;= 0:</text:span></text:p>
      <text:p text:style-name="P21"><text:span text:style-name="T3"><text:s text:c="4"/></text:span></text:p>
      <text:p text:style-name="P21"><text:span text:style-name="T3"><text:s text:c="4"/>print "gagner"</text:span></text:p>
      <text:p text:style-name="P21"><text:span text:style-name="T3"><text:s text:c="4"/>print joueur.pv</text:span></text:p>
      <text:p text:style-name="P21"><text:span text:style-name="T3"><text:s text:c="4"/>print enemi.pv</text:span></text:p>
      <text:p text:style-name="P21"><text:span text:style-name="T3"><text:s text:c="4"/></text:span></text:p>
      <text:p text:style-name="P21"><text:span text:style-name="T3">else:</text:span></text:p>
      <text:p text:style-name="P21"><text:span text:style-name="T3"><text:s text:c="4"/></text:span></text:p>
      <text:p text:style-name="P21"><text:span text:style-name="T3"><text:s text:c="4"/>print "egalite"</text:span></text:p>
      <text:p text:style-name="P21"><text:span text:style-name="T3"><text:s text:c="4"/>print joueur.pv</text:span></text:p>
      <text:p text:style-name="P21"><text:span text:style-name="T3"><text:s text:c="4"/>print enemi.pv</text:span></text:p>
      <text:p text:style-name="P21"><text:span text:style-name="T3">'''</text:span></text:p>
      <text:p text:style-name="P21"><text:span text:style-name="T3"/></text:p>
      <text:p text:style-name="P21"><text:span text:style-name="T3">joueur=combat.AssassinsMagique()</text:span></text:p>
      <text:p text:style-name="P21"><text:span text:style-name="T3">enemi_1=combat.ennemi_test()</text:span></text:p>
      <text:p text:style-name="P21"><text:span text:style-name="T3">enemi_2=combat.ennemi_test()</text:span></text:p>
      <text:p text:style-name="P21"><text:span text:style-name="T3">enemi_3=combat.ennemi_test()</text:span></text:p>
      <text:p text:style-name="P21"><text:span text:style-name="T3">enemi_4=combat.ennemi_test()</text:span></text:p>
      <text:p text:style-name="P21"><text:span text:style-name="T3">armure=combat.TogeA()</text:span></text:p>
      <text:p text:style-name="P21"><text:span text:style-name="T3">arme=combat.Livre()</text:span></text:p>
      <text:p text:style-name="P21"><text:span text:style-name="T3">enemi=[enemi_1,enemi_2,enemi_3,enemi_4]</text:span></text:p>
      <text:p text:style-name="P21"><text:span text:style-name="T3">combat.combat_phase(joueur,arme,armure,enemi_1,"Magique",enemi)</text:span></text:p>
      <text:p text:style-name="P21"><text:span text:style-name="T3">print joueur.pv,enemi_1.pv,enemi_2.pv,enemi_3.pv,enemi_4.pv</text:span></text:p>
      <text:p text:style-name="P21"><text:span text:style-name="T3">enemi=[enemi_1,enemi_2,enemi_3,enemi_4]</text:span></text:p>
      <text:p text:style-name="P21"><text:span text:style-name="T3">combat.combat_phase(joueur,arme,armure,enemi_2,"Magique",enemi)</text:span></text:p>
      <text:p text:style-name="P21"><text:span text:style-name="T3">print joueur.pv,enemi_1.pv,enemi_2.pv,enemi_3.pv,enemi_4.pv</text:span></text:p>
      <text:p text:style-name="P21"><text:span text:style-name="T3">enemi=[enemi_1,enemi_2,enemi_3,enemi_4]</text:span></text:p>
      <text:p text:style-name="P21"><text:span text:style-name="T3">combat.combat_phase(joueur,arme,armure,enemi_3,"Magique",enemi)</text:span></text:p>
      <text:p text:style-name="P21"><text:span text:style-name="T3">print joueur.pv,enemi_1.pv,enemi_2.pv,enemi_3.pv,enemi_4.pv</text:span></text:p>
      <text:p text:style-name="P21"><text:span text:style-name="T3">enemi=[enemi_1,enemi_2,enemi_3,enemi_4]</text:span></text:p>
      <text:p text:style-name="P21"><text:span text:style-name="T3">combat.combat_phase(joueur,arme,armure,enemi_4,"Magique",enemi)</text:span></text:p>
      <text:p text:style-name="P21"><text:span text:style-name="T3">print joueur.pv,enemi_1.pv,enemi_2.pv,enemi_3.pv,enemi_4.pv</text:span></text:p>
      <text:p text:style-name="P21"><text:span text:style-name="T3">enemi=[enemi_1,enemi_2,enemi_3,enemi_4]</text:span></text:p>
      <text:p text:style-name="P32"><text:span text:style-name="T3">Combat/testaffichage.py</text:span></text:p>
      <text:p text:style-name="P4"><text:span text:style-name="T3"/></text:p>
      <text:p text:style-name="P21"><text:span text:style-name="T3"># -*- coding: utf-8 -*-</text:span></text:p>
      <text:p text:style-name="P21"><text:span text:style-name="T3">"""</text:span></text:p>
      <text:p text:style-name="P21"><text:span text:style-name="T3">Created on Mon May 01 20:26:04 2017</text:span></text:p>
      <text:p text:style-name="P21"><text:span text:style-name="T3"/></text:p>
      <text:p text:style-name="P21"><text:span text:style-name="T3">@author: nassim</text:span></text:p>
      <text:p text:style-name="P21"><text:span text:style-name="T3">"""</text:span></text:p>
      <text:p text:style-name="P21"><text:span text:style-name="T3">import pygame</text:span></text:p>
      <text:p text:style-name="P21"><text:span text:style-name="T3">import combat</text:span></text:p>
      <text:p text:style-name="P21"><text:span text:style-name="T3"/></text:p>
      <text:p text:style-name="P21"><text:span text:style-name="T3">pygame.init()</text:span></text:p>
      <text:p text:style-name="P21"><text:span text:style-name="T3">fenetre=pygame.display.set_mode((640,640))</text:span></text:p>
      <text:p text:style-name="P21"><text:span text:style-name="T3">pygame.display.set_caption('Programme Pygame de base')</text:span></text:p>
      <text:p text:style-name="P21"><text:span text:style-name="T3"/></text:p>
      <text:p text:style-name="P21"><text:span text:style-name="T3">joueur = combat.Mage</text:span></text:p>
      <text:p text:style-name="P21"><text:span text:style-name="T3">ennemi = Elfs</text:span></text:p>
      <text:p text:style-name="P21"><text:span text:style-name="T3"/></text:p>
      <text:p text:style-name="P21"><text:span text:style-name="T3">combat.affiche_combat(fenetre,joueur,ennemi)</text:span></text:p>
      <text:p text:style-name="P21"><text:span text:style-name="T3">pygame.display.flip()</text:span></text:p>
      <text:p text:style-name="P33"><text:span text:style-name="T3">creation_carte/dernier_niveau_auto.py</text:span></text:p>
      <text:p text:style-name="P5"><text:span text:style-name="T3"/></text:p>
      <text:p text:style-name="P22"><text:span text:style-name="T3"># -*- coding: utf-8 -*-</text:span></text:p>
      <text:p text:style-name="P22"><text:span text:style-name="T3">import random</text:span></text:p>
      <text:p text:style-name="P22"><text:span text:style-name="T3">import pickle</text:span></text:p>
      <text:p text:style-name="P22"><text:span text:style-name="T3"/></text:p>
      <text:p text:style-name="P22"><text:span text:style-name="T3"/></text:p>
      <text:p text:style-name="P22"><text:span text:style-name="T3">nb_cell = [48, 48]</text:span></text:p>
      <text:p text:style-name="P22"><text:span text:style-name="T3"/></text:p>
      <text:p text:style-name="P22"><text:span text:style-name="T3">def creer_labyrinthe():</text:span></text:p>
      <text:p text:style-name="P22"><text:span text:style-name="T3"><text:s text:c="4"/></text:span></text:p>
      <text:p text:style-name="P22"><text:span text:style-name="T3"><text:s text:c="4"/>mat = creer_matrice(nb_cell[0], nb_cell[1])</text:span></text:p>
      <text:p text:style-name="P22"><text:span text:style-name="T3"><text:s text:c="4"/>x = random.randrange(nb_cell[0])</text:span></text:p>
      <text:p text:style-name="P22"><text:span text:style-name="T3"><text:s text:c="4"/>y = random.randrange(nb_cell[1])</text:span></text:p>
      <text:p text:style-name="P22"><text:span text:style-name="T3"><text:s text:c="4"/></text:span></text:p>
      <text:p text:style-name="P22"><text:span text:style-name="T3"><text:s text:c="4"/>mat[x][y] = 1</text:span></text:p>
      <text:p text:style-name="P22"><text:span text:style-name="T3"><text:s text:c="4"/>ls_possible = [(x, y)]</text:span></text:p>
      <text:p text:style-name="P22"><text:span text:style-name="T3"><text:s text:c="8"/></text:span></text:p>
      <text:p text:style-name="P22"><text:span text:style-name="T3"><text:s text:c="4"/>while ls_possible != []:</text:span></text:p>
      <text:p text:style-name="P22"><text:span text:style-name="T3"><text:s text:c="8"/>effacer_coords(x, y, ls_possible)</text:span></text:p>
      <text:p text:style-name="P22"><text:span text:style-name="T3"><text:s text:c="8"/>trouver_nv(x, y, mat, ls_possible)</text:span></text:p>
      <text:p text:style-name="P22"><text:span text:style-name="T3"><text:s text:c="8"/></text:span></text:p>
      <text:p text:style-name="P22"><text:span text:style-name="T3"><text:s text:c="8"/>if ls_possible != []:</text:span></text:p>
      <text:p text:style-name="P22"><text:span text:style-name="T3"><text:s text:c="12"/>(x, y) = random.choice(ls_possible)</text:span></text:p>
      <text:p text:style-name="P22"><text:span text:style-name="T3"><text:s text:c="12"/>mat[x][y] = 1</text:span></text:p>
      <text:p text:style-name="P22"><text:span text:style-name="T3"><text:s text:c="4"/>return mat</text:span></text:p>
      <text:p text:style-name="P22"><text:span text:style-name="T3"><text:s text:c="4"/></text:span></text:p>
      <text:p text:style-name="P22"><text:span text:style-name="T3">def creer_matrice(x, y):</text:span></text:p>
      <text:p text:style-name="P22"><text:span text:style-name="T3"><text:s text:c="4"/>mat = []</text:span></text:p>
      <text:p text:style-name="P22"><text:span text:style-name="T3"><text:s text:c="4"/>for i in range(x):</text:span></text:p>
      <text:p text:style-name="P22"><text:span text:style-name="T3"><text:s text:c="8"/>mat.append([])</text:span></text:p>
      <text:p text:style-name="P22"><text:span text:style-name="T3"><text:s text:c="8"/>for j in range(y):</text:span></text:p>
      <text:p text:style-name="P22"><text:span text:style-name="T3"><text:s text:c="12"/>mat[i].append(0)</text:span></text:p>
      <text:p text:style-name="P22"><text:span text:style-name="T3"><text:s text:c="4"/>return mat</text:span></text:p>
      <text:p text:style-name="P22"><text:span text:style-name="T3"><text:s text:c="4"/></text:span></text:p>
      <text:p text:style-name="P22"><text:span text:style-name="T3">def nb_voisin(x, y, mat):</text:span></text:p>
      <text:p text:style-name="P22"><text:span text:style-name="T3"><text:s text:c="4"/></text:span></text:p>
      <text:p text:style-name="P22"><text:span text:style-name="T3"><text:s text:c="4"/>nb_voisin = 0</text:span></text:p>
      <text:p text:style-name="P22"><text:span text:style-name="T3"><text:s text:c="4"/>voisins = ((0, 1), (1, 0), (0, -1), (-1, 0))</text:span></text:p>
      <text:p text:style-name="P22"><text:span text:style-name="T3"><text:s text:c="4"/>for a in voisins:</text:span></text:p>
      <text:p text:style-name="P22"><text:span text:style-name="T3"><text:s text:c="8"/>if x+a[0]&gt;=0 and x+a[0]&lt;nb_cell[0] and y+a[1]&gt;=0 and y+a[1]&lt;nb_cell[1]:</text:span></text:p>
      <text:p text:style-name="P22"><text:span text:style-name="T3"><text:s text:c="12"/>nb_voisin += mat[x+a[0]][y+a[1]]</text:span></text:p>
      <text:p text:style-name="P22"><text:span text:style-name="T3"><text:s text:c="4"/></text:span></text:p>
      <text:p text:style-name="P22"><text:span text:style-name="T3"><text:s text:c="4"/>return nb_voisin</text:span></text:p>
      <text:p text:style-name="P22"><text:span text:style-name="T3"><text:s text:c="4"/></text:span></text:p>
      <text:p text:style-name="P22"><text:span text:style-name="T3"><text:s text:c="8"/></text:span></text:p>
      <text:p text:style-name="P22"><text:span text:style-name="T3">def trouver_nv(x, y, mat, ls):</text:span></text:p>
      <text:p text:style-name="P22"><text:span text:style-name="T3"><text:s text:c="4"/>voisins = ((0, 1), (1, 0), (0, -1), (-1, 0))</text:span></text:p>
      <text:p text:style-name="P22"><text:span text:style-name="T3"><text:s text:c="4"/>for a in voisins:</text:span></text:p>
      <text:p text:style-name="P22"><text:span text:style-name="T3"><text:s text:c="8"/>if x+a[0]&gt;=0 and x+a[0]&lt;nb_cell[0] and y+a[1]&gt;=0 and y+a[1]&lt;nb_cell[1]:</text:span></text:p>
      <text:p text:style-name="P22"><text:span text:style-name="T3"><text:s text:c="12"/>if nb_voisin(x+a[0], y+a[1], mat) == 1 and mat[x+a[0]][y+a[1]] == 0:</text:span></text:p>
      <text:p text:style-name="P22"><text:span text:style-name="T3"><text:s text:c="16"/>ls.append((x+a[0], y+a[1]))</text:span></text:p>
      <text:p text:style-name="P22"><text:span text:style-name="T3"><text:s text:c="4"/>return ls</text:span></text:p>
      <text:p text:style-name="P22"><text:span text:style-name="T3"/></text:p>
      <text:p text:style-name="P22"><text:span text:style-name="T3">def effacer_coords(x, y, ls):</text:span></text:p>
      <text:p text:style-name="P22"><text:span text:style-name="T3"><text:s text:c="4"/>voisins = ((0, 1), (1, 0), (0, -1), (-1, 0), (0, 0))</text:span></text:p>
      <text:p text:style-name="P22"><text:span text:style-name="T3"><text:s text:c="4"/>for a in voisins:</text:span></text:p>
      <text:p text:style-name="P22"><text:span text:style-name="T3"><text:s text:c="8"/>if (x+a[0], y+a[1]) in ls:</text:span></text:p>
      <text:p text:style-name="P22"><text:span text:style-name="T3"><text:s text:c="12"/>ls.remove((x+a[0], y+a[1]))</text:span></text:p>
      <text:p text:style-name="P22"><text:span text:style-name="T3"/></text:p>
      <text:p text:style-name="P22"><text:span text:style-name="T3">def creer_mat_case(lab):</text:span></text:p>
      <text:p text:style-name="P22"><text:span text:style-name="T3"><text:s text:c="4"/>matrice = []</text:span></text:p>
      <text:p text:style-name="P22"><text:span text:style-name="T3"><text:s text:c="4"/>for x in range(50):</text:span></text:p>
      <text:p text:style-name="P22"><text:soft-page-break/><text:span text:style-name="T3"><text:s text:c="8"/>matrice.append([])</text:span></text:p>
      <text:p text:style-name="P22"><text:span text:style-name="T3"><text:s text:c="8"/>for y in range(50):</text:span></text:p>
      <text:p text:style-name="P22"><text:span text:style-name="T3"><text:s text:c="12"/>matrice[x].append("mur")</text:span></text:p>
      <text:p text:style-name="P22"><text:span text:style-name="T3"><text:s text:c="4"/>for x in range(24):</text:span></text:p>
      <text:p text:style-name="P22"><text:span text:style-name="T3"><text:s text:c="8"/>for y in range(24):</text:span></text:p>
      <text:p text:style-name="P22"><text:span text:style-name="T3"><text:s text:c="12"/>if lab[x][y] == 1:</text:span></text:p>
      <text:p text:style-name="P22"><text:span text:style-name="T3"><text:s text:c="16"/>matrice[(x*2)+1][(y*2)+1] = "herbe"</text:span></text:p>
      <text:p text:style-name="P22"><text:span text:style-name="T3"><text:s text:c="4"/></text:span></text:p>
      <text:p text:style-name="P22"><text:span text:style-name="T3"><text:s text:c="4"/>for x in range(1, 47, 2):</text:span></text:p>
      <text:p text:style-name="P22"><text:span text:style-name="T3"><text:s text:c="8"/>for y in range(1, 47, 2):</text:span></text:p>
      <text:p text:style-name="P22"><text:span text:style-name="T3"><text:s text:c="12"/>if matrice[x][y] == "herbe" and matrice[x+2][y] == "herbe":</text:span></text:p>
      <text:p text:style-name="P22"><text:span text:style-name="T3"><text:s text:c="16"/>matrice[x+1][y] = "herbe"</text:span></text:p>
      <text:p text:style-name="P22"><text:span text:style-name="T3"><text:s text:c="16"/></text:span></text:p>
      <text:p text:style-name="P22"><text:span text:style-name="T3"><text:s text:c="12"/>if matrice[x][y] == "herbe" and matrice[x][y+2] == "herbe":</text:span></text:p>
      <text:p text:style-name="P22"><text:span text:style-name="T3"><text:s text:c="16"/>matrice[x][y+1] = "herbe"</text:span></text:p>
      <text:p text:style-name="P22"><text:span text:style-name="T3"><text:s text:c="4"/>return matrice</text:span></text:p>
      <text:p text:style-name="P22"><text:span text:style-name="T3"><text:s text:c="4"/></text:span></text:p>
      <text:p text:style-name="P22"><text:span text:style-name="T3">def c_matrice2(N): <text:s text:c="3"/></text:span></text:p>
      <text:p text:style-name="P22"><text:span text:style-name="T3"><text:s text:c="4"/>l = []</text:span></text:p>
      <text:p text:style-name="P22"><text:span text:style-name="T3"><text:s text:c="4"/>for x in range(N):</text:span></text:p>
      <text:p text:style-name="P22"><text:span text:style-name="T3"><text:s text:c="8"/>l.append([])</text:span></text:p>
      <text:p text:style-name="P22"><text:span text:style-name="T3"><text:s text:c="8"/>for y in range(N):</text:span></text:p>
      <text:p text:style-name="P22"><text:span text:style-name="T3"><text:s text:c="12"/>l[x].append("")</text:span></text:p>
      <text:p text:style-name="P22"><text:span text:style-name="T3"><text:s text:c="4"/>return l</text:span></text:p>
      <text:p text:style-name="P22"><text:span text:style-name="T3"/></text:p>
      <text:p text:style-name="P22"><text:span text:style-name="T3">def creer_fichier():</text:span></text:p>
      <text:p text:style-name="P22"><text:span text:style-name="T3"><text:s text:c="4"/>with open("carte.mp", "wb") as fichier:</text:span></text:p>
      <text:p text:style-name="P22"><text:span text:style-name="T3"><text:s text:c="8"/>pick = pickle.Pickler(fichier)</text:span></text:p>
      <text:p text:style-name="P22"><text:span text:style-name="T3"><text:s text:c="8"/>pick.dump([mat, c_matrice2(50)])</text:span></text:p>
      <text:p text:style-name="P22"><text:span text:style-name="T3"/></text:p>
      <text:p text:style-name="P22"><text:span text:style-name="T3">lab = creer_labyrinthe()</text:span></text:p>
      <text:p text:style-name="P22"><text:span text:style-name="T3">mat = creer_mat_case(lab)</text:span></text:p>
      <text:p text:style-name="P22"><text:span text:style-name="T3">print mat</text:span></text:p>
      <text:p text:style-name="P22"><text:span text:style-name="T3">creer_fichier()</text:span></text:p>
      <text:p text:style-name="P33"><text:span text:style-name="T3">Editeur_Map/Editeur de map.py</text:span></text:p>
      <text:p text:style-name="P5"><text:span text:style-name="T3"/></text:p>
      <text:p text:style-name="P22"><text:span text:style-name="T3"># -*- coding: utf-8 -*-</text:span></text:p>
      <text:p text:style-name="P22"><text:span text:style-name="T3"/></text:p>
      <text:p text:style-name="P22"><text:span text:style-name="T3">from Tkinter import *</text:span></text:p>
      <text:p text:style-name="P22"><text:span text:style-name="T3">import pickle</text:span></text:p>
      <text:p text:style-name="P22"><text:span text:style-name="T3">import tkFileDialog</text:span></text:p>
      <text:p text:style-name="P22"><text:span text:style-name="T3"/></text:p>
      <text:p text:style-name="P22"><text:span text:style-name="T3">nombre_case = 50</text:span></text:p>
      <text:p text:style-name="P22"><text:span text:style-name="T3">l_case=10</text:span></text:p>
      <text:p text:style-name="P22"><text:span text:style-name="T3">largeur = nombre_case*l_case</text:span></text:p>
      <text:p text:style-name="P22"><text:span text:style-name="T3">hauteur = nombre_case*l_case</text:span></text:p>
      <text:p text:style-name="P22"><text:span text:style-name="T3"/></text:p>
      <text:p text:style-name="P22"><text:span text:style-name="T3">type_case = "herbe"</text:span></text:p>
      <text:p text:style-name="P22"><text:span text:style-name="T3">vitesse = 0</text:span></text:p>
      <text:p text:style-name="P22"><text:span text:style-name="T3">bouton_1 = False</text:span></text:p>
      <text:p text:style-name="P22"><text:span text:style-name="T3"/></text:p>
      <text:p text:style-name="P22"><text:span text:style-name="T3">pos_debut = (0, 0)</text:span></text:p>
      <text:p text:style-name="P22"><text:span text:style-name="T3">pos_fin = (0, 0)</text:span></text:p>
      <text:p text:style-name="P22"><text:span text:style-name="T3"/></text:p>
      <text:p text:style-name="P22"><text:span text:style-name="T3"># niv 1</text:span></text:p>
      <text:p text:style-name="P22"><text:span text:style-name="T3">#dict_case = {"herbe":"green", "mur":"grey"}</text:span></text:p>
      <text:p text:style-name="P22"><text:span text:style-name="T3">#dict_obj = {"coffre":"brown", "arbre" :"green", "ennemi":"red","porte":"black", "porte":"grey", "porte_boss":"yellow", "boss1":"maroon", <text:s/>"boss":"maroon", "coffre_boss":"brown"}</text:span></text:p>
      <text:p text:style-name="P22"><text:span text:style-name="T3"/></text:p>
      <text:p text:style-name="P22"><text:span text:style-name="T3">#niv 2</text:span></text:p>
      <text:p text:style-name="P22"><text:span text:style-name="T3">#dict_case = {"herbe":"green", "murs":"blue", "sols":"grey", "trous":"black"}</text:span></text:p>
      <text:p text:style-name="P22"><text:span text:style-name="T3">#dict_obj = {"coffre":"brown", "Stalagmites" :"cyan", "ennemi":"red", "boss":"maroon", "coffre_boss":"brown", "porte_boss":"yellow"}</text:span></text:p>
      <text:p text:style-name="P22"><text:span text:style-name="T3"/></text:p>
      <text:p text:style-name="P22"><text:span text:style-name="T3"># niv 3</text:span></text:p>
      <text:p text:style-name="P22"><text:span text:style-name="T3">dict_case = {"herbe":"green", "mur":"blue", "sols":"grey", "trous":"black"}</text:span></text:p>
      <text:p text:style-name="P22"><text:span text:style-name="T3">dict_obj = {"coffre":"brown", "Stalagmites" :"cyan", "ennemi":"red","porte":"white", "boss":"maroon"}</text:span></text:p>
      <text:p text:style-name="P22"><text:span text:style-name="T3"/></text:p>
      <text:p text:style-name="P22"><text:span text:style-name="T3">def petit(a, b):</text:span></text:p>
      <text:p text:style-name="P22"><text:span text:style-name="T3"><text:s text:c="4"/>if a&lt;b:</text:span></text:p>
      <text:p text:style-name="P22"><text:span text:style-name="T3"><text:s text:c="8"/>return a</text:span></text:p>
      <text:p text:style-name="P22"><text:span text:style-name="T3"><text:s text:c="4"/>else:</text:span></text:p>
      <text:p text:style-name="P22"><text:span text:style-name="T3"><text:s text:c="8"/>return b</text:span></text:p>
      <text:p text:style-name="P22"><text:span text:style-name="T3"><text:s text:c="6"/></text:span></text:p>
      <text:p text:style-name="P22"><text:span text:style-name="T3">def grand(a, b):</text:span></text:p>
      <text:p text:style-name="P22"><text:span text:style-name="T3"><text:s text:c="4"/>if a&gt;b:</text:span></text:p>
      <text:p text:style-name="P22"><text:span text:style-name="T3"><text:s text:c="8"/>return a</text:span></text:p>
      <text:p text:style-name="P22"><text:span text:style-name="T3"><text:s text:c="4"/>else:</text:span></text:p>
      <text:p text:style-name="P22"><text:span text:style-name="T3"><text:s text:c="8"/>return b</text:span></text:p>
      <text:p text:style-name="P22"><text:span text:style-name="T3"/></text:p>
      <text:p text:style-name="P22"><text:span text:style-name="T3"/></text:p>
      <text:p text:style-name="P22"><text:span text:style-name="T3">def ouvrir_fichier():</text:span></text:p>
      <text:p text:style-name="P22"><text:span text:style-name="T3"><text:s text:c="8"/>global m</text:span></text:p>
      <text:p text:style-name="P22"><text:span text:style-name="T3"><text:s text:c="8"/>global l</text:span></text:p>
      <text:p text:style-name="P22"><text:span text:style-name="T3"><text:s text:c="8"/>fichier = tkFileDialog.askopenfilename(title = "ouvrir le fichier", filetypes = [("fichier map", "*.mp")])</text:span></text:p>
      <text:p text:style-name="P22"><text:span text:style-name="T3"><text:s text:c="8"/>double_mat = [] <text:s text:c="7"/></text:span></text:p>
      <text:p text:style-name="P22"><text:span text:style-name="T3"><text:s text:c="8"/>with open(fichier, "r") as f:</text:span></text:p>
      <text:p text:style-name="P22"><text:span text:style-name="T3"><text:s text:c="12"/>mon_pickler = pickle.Unpickler(f)</text:span></text:p>
      <text:p text:style-name="P22"><text:span text:style-name="T3"><text:s text:c="12"/>double_mat = mon_pickler.load()</text:span></text:p>
      <text:p text:style-name="P22"><text:span text:style-name="T3"><text:s text:c="8"/>print double_mat</text:span></text:p>
      <text:p text:style-name="P22"><text:span text:style-name="T3"><text:s text:c="8"/>m = double_mat[0]</text:span></text:p>
      <text:p text:style-name="P22"><text:span text:style-name="T3"><text:s text:c="8"/>l = double_mat[1]</text:span></text:p>
      <text:p text:style-name="P22"><text:span text:style-name="T3"><text:s text:c="8"/></text:span></text:p>
      <text:p text:style-name="P22"><text:span text:style-name="T3">def effobj():</text:span></text:p>
      <text:p text:style-name="P22"><text:span text:style-name="T3"><text:s text:c="4"/>global type_case</text:span></text:p>
      <text:p text:style-name="P22"><text:span text:style-name="T3"><text:s text:c="4"/>type_case = "effobj"</text:span></text:p>
      <text:p text:style-name="P22"><text:span text:style-name="T3"><text:s text:c="4"/></text:span></text:p>
      <text:p text:style-name="P22"><text:soft-page-break/><text:span text:style-name="T3"/></text:p>
      <text:p text:style-name="P22"><text:span text:style-name="T3">def lignes():</text:span></text:p>
      <text:p text:style-name="P22"><text:span text:style-name="T3"><text:s text:c="4"/>for i in range(0,nombre_case*l_case,l_case):</text:span></text:p>
      <text:p text:style-name="P22"><text:span text:style-name="T3"><text:s text:c="8"/># les +2 sont à cause de Tkinter qui rajoute 2</text:span></text:p>
      <text:p text:style-name="P22"><text:span text:style-name="T3"><text:s text:c="8"/>c.create_line(i+2, 0, i+2,nombre_case*l_case+2 , fill = "red")</text:span></text:p>
      <text:p text:style-name="P22"><text:span text:style-name="T3"><text:s text:c="8"/>c.create_line(0, i+2, nombre_case*l_case+2, i+2, fill = "red")</text:span></text:p>
      <text:p text:style-name="P22"><text:span text:style-name="T3"/></text:p>
      <text:p text:style-name="P22"><text:span text:style-name="T3">def creer_fichier():</text:span></text:p>
      <text:p text:style-name="P22"><text:span text:style-name="T3"><text:s text:c="4"/>with open("carte.mp", "wb") as fichier:</text:span></text:p>
      <text:p text:style-name="P22"><text:span text:style-name="T3"><text:s text:c="8"/>pick = pickle.Pickler(fichier)</text:span></text:p>
      <text:p text:style-name="P22"><text:span text:style-name="T3"><text:s text:c="8"/>pick.dump([m, l])</text:span></text:p>
      <text:p text:style-name="P22"><text:span text:style-name="T3"/></text:p>
      <text:p text:style-name="P22"><text:span text:style-name="T3">def c_matrice(N):</text:span></text:p>
      <text:p text:style-name="P22"><text:span text:style-name="T3"><text:s text:c="4"/>m = []</text:span></text:p>
      <text:p text:style-name="P22"><text:span text:style-name="T3"><text:s text:c="4"/>for i in range(N):</text:span></text:p>
      <text:p text:style-name="P22"><text:span text:style-name="T3"><text:s text:c="8"/>m.append([])</text:span></text:p>
      <text:p text:style-name="P22"><text:span text:style-name="T3"><text:s text:c="8"/>for j in range(N):</text:span></text:p>
      <text:p text:style-name="P22"><text:span text:style-name="T3"><text:s text:c="12"/>m[i].append(type_case)</text:span></text:p>
      <text:p text:style-name="P22"><text:span text:style-name="T3"><text:s text:c="12"/></text:span></text:p>
      <text:p text:style-name="P22"><text:span text:style-name="T3"><text:s text:c="4"/>return m</text:span></text:p>
      <text:p text:style-name="P22"><text:span text:style-name="T3"><text:s text:c="4"/></text:span></text:p>
      <text:p text:style-name="P22"><text:span text:style-name="T3">def afficher_matrice(m):</text:span></text:p>
      <text:p text:style-name="P22"><text:span text:style-name="T3"><text:s text:c="4"/>for i in range(nombre_case):</text:span></text:p>
      <text:p text:style-name="P22"><text:span text:style-name="T3"><text:s text:c="8"/>for j in range(nombre_case):</text:span></text:p>
      <text:p text:style-name="P22"><text:span text:style-name="T3"><text:s text:c="12"/>case(i, j, dict_case[m[i][j]]) <text:s text:c="11"/></text:span></text:p>
      <text:p text:style-name="P22"><text:span text:style-name="T3"><text:s text:c="12"/></text:span></text:p>
      <text:p text:style-name="P22"><text:span text:style-name="T3"/></text:p>
      <text:p text:style-name="P22"><text:span text:style-name="T3">def case(i, j, color):</text:span></text:p>
      <text:p text:style-name="P22"><text:span text:style-name="T3"><text:s text:c="4"/>c.create_rectangle(i*l_case , j*l_case, (i*l_case)+l_case, (j*l_case)+l_case,fill = color) <text:s text:c="3"/></text:span></text:p>
      <text:p text:style-name="P22"><text:span text:style-name="T3"/></text:p>
      <text:p text:style-name="P22"><text:span text:style-name="T3">def c_matrice2(N): <text:s text:c="3"/></text:span></text:p>
      <text:p text:style-name="P22"><text:span text:style-name="T3"><text:s text:c="4"/>l = []</text:span></text:p>
      <text:p text:style-name="P22"><text:span text:style-name="T3"><text:s text:c="4"/>for x in range(N):</text:span></text:p>
      <text:p text:style-name="P22"><text:span text:style-name="T3"><text:s text:c="8"/>l.append([])</text:span></text:p>
      <text:p text:style-name="P22"><text:span text:style-name="T3"><text:s text:c="8"/>for y in range(N):</text:span></text:p>
      <text:p text:style-name="P22"><text:span text:style-name="T3"><text:s text:c="12"/>l[x].append("")</text:span></text:p>
      <text:p text:style-name="P22"><text:span text:style-name="T3"><text:s text:c="4"/>return l</text:span></text:p>
      <text:p text:style-name="P22"><text:span text:style-name="T3"/></text:p>
      <text:p text:style-name="P22"><text:span text:style-name="T3">def afficher_matrice2(l):</text:span></text:p>
      <text:p text:style-name="P22"><text:span text:style-name="T3"><text:s text:c="4"/>for i in range(nombre_case):</text:span></text:p>
      <text:p text:style-name="P22"><text:span text:style-name="T3"><text:s text:c="8"/>for j in range(nombre_case):</text:span></text:p>
      <text:p text:style-name="P22"><text:span text:style-name="T3"><text:s text:c="12"/>ob = l[i][j]</text:span></text:p>
      <text:p text:style-name="P22"><text:span text:style-name="T3"><text:s text:c="12"/>if ob!="": <text:s text:c="11"/></text:span></text:p>
      <text:p text:style-name="P22"><text:span text:style-name="T3"><text:s text:c="16"/>objet(i, j, dict_obj[ob])</text:span></text:p>
      <text:p text:style-name="P22"><text:span text:style-name="T3"/></text:p>
      <text:p text:style-name="P22"><text:span text:style-name="T3">def click(event):</text:span></text:p>
      <text:p text:style-name="P22"><text:span text:style-name="T3"><text:s text:c="4"/>global pos_debut</text:span></text:p>
      <text:p text:style-name="P22"><text:span text:style-name="T3"><text:s text:c="4"/>global pos_fin</text:span></text:p>
      <text:p text:style-name="P22"><text:span text:style-name="T3"><text:s text:c="4"/>pos_debut = (event.x/l_case, event.y/l_case)</text:span></text:p>
      <text:p text:style-name="P22"><text:span text:style-name="T3"/></text:p>
      <text:p text:style-name="P22"><text:span text:style-name="T3"/></text:p>
      <text:p text:style-name="P22"><text:span text:style-name="T3">def relache_1(event): <text:s text:c="2"/></text:span></text:p>
      <text:p text:style-name="P22"><text:span text:style-name="T3"><text:s text:c="4"/>global bouton_1</text:span></text:p>
      <text:p text:style-name="P22"><text:span text:style-name="T3"><text:s text:c="4"/>global m</text:span></text:p>
      <text:p text:style-name="P22"><text:span text:style-name="T3"><text:s text:c="4"/>global pos_fin</text:span></text:p>
      <text:p text:style-name="P22"><text:span text:style-name="T3"><text:s text:c="4"/>pos_fin = (event.x/l_case, event.y/l_case)</text:span></text:p>
      <text:p text:style-name="P22"><text:span text:style-name="T3"><text:s text:c="2"/></text:span></text:p>
      <text:p text:style-name="P22"><text:span text:style-name="T3"><text:s text:c="3"/></text:span></text:p>
      <text:p text:style-name="P22"><text:span text:style-name="T3"><text:s text:c="4"/>for x in range(petit(pos_debut[0], pos_fin[0]), grand(pos_debut[0], pos_fin[0])+1):</text:span></text:p>
      <text:p text:style-name="P22"><text:span text:style-name="T3"><text:s text:c="8"/>for y in range(petit(pos_debut[1], pos_fin[1]), grand(pos_debut[1], pos_fin[1])+1): <text:s text:c="15"/></text:span></text:p>
      <text:p text:style-name="P22"><text:span text:style-name="T3"><text:s text:c="12"/>if type_case in dict_case.keys():</text:span></text:p>
      <text:p text:style-name="P22"><text:span text:style-name="T3"><text:s text:c="16"/>m[x][y]=type_case</text:span></text:p>
      <text:p text:style-name="P22"><text:span text:style-name="T3"><text:s text:c="12"/>elif type_case in dict_obj.keys():</text:span></text:p>
      <text:p text:style-name="P22"><text:soft-page-break/><text:span text:style-name="T3"><text:s text:c="16"/>l[x][y] = type_case</text:span></text:p>
      <text:p text:style-name="P22"><text:span text:style-name="T3"><text:s text:c="12"/>elif type_case == "effobj":</text:span></text:p>
      <text:p text:style-name="P22"><text:span text:style-name="T3"><text:s text:c="16"/>l[x][y] = ""</text:span></text:p>
      <text:p text:style-name="P22"><text:span text:style-name="T3"/></text:p>
      <text:p text:style-name="P22"><text:span text:style-name="T3">def objet(x, y, color):</text:span></text:p>
      <text:p text:style-name="P22"><text:span text:style-name="T3"><text:s text:c="4"/>c.create_rectangle(x*l_case+3, y*l_case+3, (x*l_case)+l_case-3, (y*l_case)+l_case-3,fill = color) </text:span></text:p>
      <text:p text:style-name="P22"><text:span text:style-name="T3"/></text:p>
      <text:p text:style-name="P22"><text:span text:style-name="T3">def ch_lb(event):</text:span></text:p>
      <text:p text:style-name="P22"><text:span text:style-name="T3"><text:s text:c="4"/>global type_case</text:span></text:p>
      <text:p text:style-name="P22"><text:span text:style-name="T3"><text:s text:c="4"/>global listbox</text:span></text:p>
      <text:p text:style-name="P22"><text:span text:style-name="T3"><text:s text:c="4"/>try:</text:span></text:p>
      <text:p text:style-name="P22"><text:span text:style-name="T3"><text:s text:c="8"/>i = listbox.get(listbox.curselection())</text:span></text:p>
      <text:p text:style-name="P22"><text:span text:style-name="T3"><text:s text:c="8"/>print i</text:span></text:p>
      <text:p text:style-name="P22"><text:span text:style-name="T3"><text:s text:c="8"/>type_case = i</text:span></text:p>
      <text:p text:style-name="P22"><text:span text:style-name="T3"><text:s text:c="4"/>except:</text:span></text:p>
      <text:p text:style-name="P22"><text:span text:style-name="T3"><text:s text:c="8"/>print "probleme"</text:span></text:p>
      <text:p text:style-name="P22"><text:span text:style-name="T3"><text:s text:c="8"/></text:span></text:p>
      <text:p text:style-name="P22"><text:span text:style-name="T3">fenetre = Tk()</text:span></text:p>
      <text:p text:style-name="P22"><text:span text:style-name="T3"/></text:p>
      <text:p text:style-name="P22"><text:span text:style-name="T3">c = Canvas(fenetre, width= largeur, height= hauteur, bg= "black", borderwidth = -2)</text:span></text:p>
      <text:p text:style-name="P22"><text:span text:style-name="T3"/></text:p>
      <text:p text:style-name="P22"><text:span text:style-name="T3">c.bind("&lt;Button-1&gt;", click)</text:span></text:p>
      <text:p text:style-name="P22"><text:span text:style-name="T3">c.bind("&lt;ButtonRelease-1&gt;", relache_1)</text:span></text:p>
      <text:p text:style-name="P22"><text:span text:style-name="T3"/></text:p>
      <text:p text:style-name="P22"><text:span text:style-name="T3">listbox = Listbox(fenetre)</text:span></text:p>
      <text:p text:style-name="P22"><text:span text:style-name="T3">for a in dict_case.keys():</text:span></text:p>
      <text:p text:style-name="P22"><text:span text:style-name="T3"><text:s text:c="4"/>listbox.insert(END, a)</text:span></text:p>
      <text:p text:style-name="P22"><text:span text:style-name="T3"><text:s text:c="4"/></text:span></text:p>
      <text:p text:style-name="P22"><text:span text:style-name="T3">for a in dict_obj.keys():</text:span></text:p>
      <text:p text:style-name="P22"><text:span text:style-name="T3"><text:s text:c="4"/>listbox.insert(END, a)</text:span></text:p>
      <text:p text:style-name="P22"><text:span text:style-name="T3"/></text:p>
      <text:p text:style-name="P22"><text:span text:style-name="T3">listbox.pack(side = LEFT)</text:span></text:p>
      <text:p text:style-name="P22"><text:span text:style-name="T3"/></text:p>
      <text:p text:style-name="P22"><text:span text:style-name="T3">listbox.bind('&lt;Button-1&gt;', ch_lb)</text:span></text:p>
      <text:p text:style-name="P22"><text:span text:style-name="T3"/></text:p>
      <text:p text:style-name="P22"><text:span text:style-name="T3">RQ = Button(fenetre, text="quitter", command=fenetre.quit)</text:span></text:p>
      <text:p text:style-name="P22"><text:span text:style-name="T3">RQ.pack()</text:span></text:p>
      <text:p text:style-name="P22"><text:span text:style-name="T3">SAVE = Button(fenetre, text="sauvgarde_carte", command=creer_fichier)</text:span></text:p>
      <text:p text:style-name="P22"><text:span text:style-name="T3">SAVE.pack()</text:span></text:p>
      <text:p text:style-name="P22"><text:span text:style-name="T3">EFF = Button(fenetre, text="effacer objet", command=effobj)</text:span></text:p>
      <text:p text:style-name="P22"><text:span text:style-name="T3">EFF.pack() <text:s text:c="2"/></text:span></text:p>
      <text:p text:style-name="P22"><text:span text:style-name="T3">LOAD = Button(fenetre, text="charger_carte", command=ouvrir_fichier)</text:span></text:p>
      <text:p text:style-name="P22"><text:span text:style-name="T3">LOAD.pack() <text:s text:c="3"/></text:span></text:p>
      <text:p text:style-name="P22"><text:span text:style-name="T3"/></text:p>
      <text:p text:style-name="P22"><text:span text:style-name="T3"/></text:p>
      <text:p text:style-name="P22"><text:span text:style-name="T3">m = c_matrice(nombre_case)</text:span></text:p>
      <text:p text:style-name="P22"><text:span text:style-name="T3">l= c_matrice2(nombre_case)</text:span></text:p>
      <text:p text:style-name="P22"><text:span text:style-name="T3"/></text:p>
      <text:p text:style-name="P22"><text:span text:style-name="T3">lignes()</text:span></text:p>
      <text:p text:style-name="P22"><text:span text:style-name="T3"/></text:p>
      <text:p text:style-name="P22"><text:span text:style-name="T3">c.pack()</text:span></text:p>
      <text:p text:style-name="P22"><text:span text:style-name="T3"/></text:p>
      <text:p text:style-name="P22"><text:span text:style-name="T3">c.update()</text:span></text:p>
      <text:p text:style-name="P22"><text:span text:style-name="T3"/></text:p>
      <text:p text:style-name="P22"><text:span text:style-name="T3">fenetre.title('Editeur - Jeu PACSMEN')</text:span></text:p>
      <text:p text:style-name="P22"><text:span text:style-name="T3">while True:</text:span></text:p>
      <text:p text:style-name="P22"><text:span text:style-name="T3"><text:s text:c="4"/>c.after(vitesse)</text:span></text:p>
      <text:p text:style-name="P22"><text:span text:style-name="T3"><text:s text:c="4"/>afficher_matrice(m)</text:span></text:p>
      <text:p text:style-name="P22"><text:span text:style-name="T3"><text:s text:c="4"/>afficher_matrice2(l)</text:span></text:p>
      <text:p text:style-name="P22"><text:span text:style-name="T3"><text:s text:c="4"/>c.update()</text:span></text:p>
      <text:p text:style-name="P22"><text:span text:style-name="T3"><text:s text:c="4"/>c.delete(ALL)</text:span></text:p>
      <text:p text:style-name="P33"><text:span text:style-name="T3">Editeur_Map/Editeur de map.py</text:span></text:p>
      <text:p text:style-name="P5"><text:span text:style-name="T3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32:20.321000000</meta:creation-date>
    <dc:date>2017-05-15T12:25:10.414000000</dc:date>
    <meta:editing-duration>PT4M9S</meta:editing-duration>
    <meta:editing-cycles>1</meta:editing-cycles>
    <meta:document-statistic meta:table-count="0" meta:image-count="0" meta:object-count="0" meta:page-count="77" meta:paragraph-count="3988" meta:word-count="10105" meta:character-count="142661" meta:non-whitespace-character-count="100144"/>
    <meta:generator>LibreOffice/5.1.6.2$Windows_X86_64 LibreOffice_project/07ac168c60a517dba0f0d7bc7540f5afa45f0909</meta:generator>
  </office:meta>
</office:document-meta>
</file>